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temperature</text:p>
          </table:table-cell>
          <table:table-cell office:value-type="string" calcext:value-type="string">
            <text:p>floor1</text:p>
          </table:table-cell>
          <table:table-cell office:value-type="string" calcext:value-type="string">
            <text:p>floor2</text:p>
          </table:table-cell>
          <table:table-cell table:number-columns-repeated="2" office:value-type="string" calcext:value-type="string">
            <text:p>floor3</text:p>
          </table:table-cell>
          <table:table-cell office:value-type="string" calcext:value-type="string">
            <text:p>areaEvaluated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57" calcext:value-type="float">
            <text:p>57</text:p>
          </table:table-cell>
          <table:table-cell table:formula="of:=RANDBETWEEN(50;110)" office:value-type="float" office:value="109" calcext:value-type="float">
            <text:p>109</text:p>
          </table:table-cell>
          <table:table-cell table:formula="of:=RANDBETWEEN(50;110)" office:value-type="float" office:value="67" calcext:value-type="float">
            <text:p>67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150;340)" office:value-type="float" office:value="219" calcext:value-type="float">
            <text:p>219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68" calcext:value-type="float">
            <text:p>68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150;340)" office:value-type="float" office:value="299" calcext:value-type="float">
            <text:p>299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84" calcext:value-type="float">
            <text:p>84</text:p>
          </table:table-cell>
          <table:table-cell table:formula="of:=RANDBETWEEN(50;110)" office:value-type="float" office:value="62" calcext:value-type="float">
            <text:p>62</text:p>
          </table:table-cell>
          <table:table-cell table:formula="of:=RANDBETWEEN(50;110)" office:value-type="float" office:value="57" calcext:value-type="float">
            <text:p>57</text:p>
          </table:table-cell>
          <table:table-cell table:formula="of:=RANDBETWEEN(50;110)" office:value-type="float" office:value="55" calcext:value-type="float">
            <text:p>55</text:p>
          </table:table-cell>
          <table:table-cell table:formula="of:=RANDBETWEEN(150;340)" office:value-type="float" office:value="260" calcext:value-type="float">
            <text:p>260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50;110)" office:value-type="float" office:value="110" calcext:value-type="float">
            <text:p>110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150;340)" office:value-type="float" office:value="167" calcext:value-type="float">
            <text:p>167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60" calcext:value-type="float">
            <text:p>60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50;110)" office:value-type="float" office:value="75" calcext:value-type="float">
            <text:p>75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150;340)" office:value-type="float" office:value="223" calcext:value-type="float">
            <text:p>223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50;110)" office:value-type="float" office:value="78" calcext:value-type="float">
            <text:p>78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150;340)" office:value-type="float" office:value="316" calcext:value-type="float">
            <text:p>316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50;110)" office:value-type="float" office:value="108" calcext:value-type="float">
            <text:p>108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50;110)" office:value-type="float" office:value="100" calcext:value-type="float">
            <text:p>100</text:p>
          </table:table-cell>
          <table:table-cell table:formula="of:=RANDBETWEEN(150;340)" office:value-type="float" office:value="290" calcext:value-type="float">
            <text:p>290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50;110)" office:value-type="float" office:value="110" calcext:value-type="float">
            <text:p>110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150;340)" office:value-type="float" office:value="279" calcext:value-type="float">
            <text:p>279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50;110)" office:value-type="float" office:value="100" calcext:value-type="float">
            <text:p>100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50;110)" office:value-type="float" office:value="110" calcext:value-type="float">
            <text:p>110</text:p>
          </table:table-cell>
          <table:table-cell table:formula="of:=RANDBETWEEN(150;340)" office:value-type="float" office:value="303" calcext:value-type="float">
            <text:p>303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50;110)" office:value-type="float" office:value="94" calcext:value-type="float">
            <text:p>94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150;340)" office:value-type="float" office:value="243" calcext:value-type="float">
            <text:p>243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50;110)" office:value-type="float" office:value="97" calcext:value-type="float">
            <text:p>97</text:p>
          </table:table-cell>
          <table:table-cell table:formula="of:=RANDBETWEEN(50;110)" office:value-type="float" office:value="70" calcext:value-type="float">
            <text:p>70</text:p>
          </table:table-cell>
          <table:table-cell table:formula="of:=RANDBETWEEN(150;340)" office:value-type="float" office:value="338" calcext:value-type="float">
            <text:p>338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50;110)" office:value-type="float" office:value="57" calcext:value-type="float">
            <text:p>57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150;340)" office:value-type="float" office:value="288" calcext:value-type="float">
            <text:p>288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96" calcext:value-type="float">
            <text:p>96</text:p>
          </table:table-cell>
          <table:table-cell table:formula="of:=RANDBETWEEN(50;110)" office:value-type="float" office:value="109" calcext:value-type="float">
            <text:p>109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50;110)" office:value-type="float" office:value="71" calcext:value-type="float">
            <text:p>71</text:p>
          </table:table-cell>
          <table:table-cell table:formula="of:=RANDBETWEEN(150;340)" office:value-type="float" office:value="233" calcext:value-type="float">
            <text:p>233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81" calcext:value-type="float">
            <text:p>81</text:p>
          </table:table-cell>
          <table:table-cell table:formula="of:=RANDBETWEEN(50;110)" office:value-type="float" office:value="97" calcext:value-type="float">
            <text:p>97</text:p>
          </table:table-cell>
          <table:table-cell table:formula="of:=RANDBETWEEN(50;110)" office:value-type="float" office:value="91" calcext:value-type="float">
            <text:p>91</text:p>
          </table:table-cell>
          <table:table-cell table:formula="of:=RANDBETWEEN(50;110)" office:value-type="float" office:value="75" calcext:value-type="float">
            <text:p>75</text:p>
          </table:table-cell>
          <table:table-cell table:formula="of:=RANDBETWEEN(150;340)" office:value-type="float" office:value="200" calcext:value-type="float">
            <text:p>200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64" calcext:value-type="float">
            <text:p>64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50;110)" office:value-type="float" office:value="108" calcext:value-type="float">
            <text:p>108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150;340)" office:value-type="float" office:value="283" calcext:value-type="float">
            <text:p>283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84" calcext:value-type="float">
            <text:p>84</text:p>
          </table:table-cell>
          <table:table-cell table:formula="of:=RANDBETWEEN(50;110)" office:value-type="float" office:value="71" calcext:value-type="float">
            <text:p>71</text:p>
          </table:table-cell>
          <table:table-cell table:formula="of:=RANDBETWEEN(50;110)" office:value-type="float" office:value="78" calcext:value-type="float">
            <text:p>78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150;340)" office:value-type="float" office:value="259" calcext:value-type="float">
            <text:p>259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105" calcext:value-type="float">
            <text:p>105</text:p>
          </table:table-cell>
          <table:table-cell table:formula="of:=RANDBETWEEN(50;110)" office:value-type="float" office:value="70" calcext:value-type="float">
            <text:p>70</text:p>
          </table:table-cell>
          <table:table-cell table:formula="of:=RANDBETWEEN(50;110)" office:value-type="float" office:value="100" calcext:value-type="float">
            <text:p>100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150;340)" office:value-type="float" office:value="256" calcext:value-type="float">
            <text:p>256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98" calcext:value-type="float">
            <text:p>98</text:p>
          </table:table-cell>
          <table:table-cell table:formula="of:=RANDBETWEEN(50;110)" office:value-type="float" office:value="97" calcext:value-type="float">
            <text:p>97</text:p>
          </table:table-cell>
          <table:table-cell table:formula="of:=RANDBETWEEN(50;110)" office:value-type="float" office:value="108" calcext:value-type="float">
            <text:p>108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150;340)" office:value-type="float" office:value="284" calcext:value-type="float">
            <text:p>284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94" calcext:value-type="float">
            <text:p>94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50;110)" office:value-type="float" office:value="54" calcext:value-type="float">
            <text:p>54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150;340)" office:value-type="float" office:value="291" calcext:value-type="float">
            <text:p>291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50;110)" office:value-type="float" office:value="57" calcext:value-type="float">
            <text:p>57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150;340)" office:value-type="float" office:value="177" calcext:value-type="float">
            <text:p>177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106" calcext:value-type="float">
            <text:p>106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50;110)" office:value-type="float" office:value="89" calcext:value-type="float">
            <text:p>89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150;340)" office:value-type="float" office:value="334" calcext:value-type="float">
            <text:p>334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100" calcext:value-type="float">
            <text:p>100</text:p>
          </table:table-cell>
          <table:table-cell table:formula="of:=RANDBETWEEN(50;110)" office:value-type="float" office:value="70" calcext:value-type="float">
            <text:p>70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150;340)" office:value-type="float" office:value="153" calcext:value-type="float">
            <text:p>153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96" calcext:value-type="float">
            <text:p>96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50;110)" office:value-type="float" office:value="78" calcext:value-type="float">
            <text:p>78</text:p>
          </table:table-cell>
          <table:table-cell table:formula="of:=RANDBETWEEN(150;340)" office:value-type="float" office:value="194" calcext:value-type="float">
            <text:p>194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50;110)" office:value-type="float" office:value="53" calcext:value-type="float">
            <text:p>53</text:p>
          </table:table-cell>
          <table:table-cell table:formula="of:=RANDBETWEEN(50;110)" office:value-type="float" office:value="71" calcext:value-type="float">
            <text:p>71</text:p>
          </table:table-cell>
          <table:table-cell table:formula="of:=RANDBETWEEN(50;110)" office:value-type="float" office:value="85" calcext:value-type="float">
            <text:p>85</text:p>
          </table:table-cell>
          <table:table-cell table:formula="of:=RANDBETWEEN(150;340)" office:value-type="float" office:value="159" calcext:value-type="float">
            <text:p>159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78" calcext:value-type="float">
            <text:p>78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50;110)" office:value-type="float" office:value="56" calcext:value-type="float">
            <text:p>56</text:p>
          </table:table-cell>
          <table:table-cell table:formula="of:=RANDBETWEEN(150;340)" office:value-type="float" office:value="230" calcext:value-type="float">
            <text:p>230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50;110)" office:value-type="float" office:value="87" calcext:value-type="float">
            <text:p>87</text:p>
          </table:table-cell>
          <table:table-cell table:formula="of:=RANDBETWEEN(50;110)" office:value-type="float" office:value="57" calcext:value-type="float">
            <text:p>57</text:p>
          </table:table-cell>
          <table:table-cell table:formula="of:=RANDBETWEEN(50;110)" office:value-type="float" office:value="53" calcext:value-type="float">
            <text:p>53</text:p>
          </table:table-cell>
          <table:table-cell table:formula="of:=RANDBETWEEN(150;340)" office:value-type="float" office:value="298" calcext:value-type="float">
            <text:p>298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50;110)" office:value-type="float" office:value="56" calcext:value-type="float">
            <text:p>56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50;110)" office:value-type="float" office:value="78" calcext:value-type="float">
            <text:p>78</text:p>
          </table:table-cell>
          <table:table-cell table:formula="of:=RANDBETWEEN(150;340)" office:value-type="float" office:value="266" calcext:value-type="float">
            <text:p>266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50;110)" office:value-type="float" office:value="84" calcext:value-type="float">
            <text:p>84</text:p>
          </table:table-cell>
          <table:table-cell table:formula="of:=RANDBETWEEN(50;110)" office:value-type="float" office:value="91" calcext:value-type="float">
            <text:p>91</text:p>
          </table:table-cell>
          <table:table-cell table:formula="of:=RANDBETWEEN(50;110)" office:value-type="float" office:value="63" calcext:value-type="float">
            <text:p>63</text:p>
          </table:table-cell>
          <table:table-cell table:formula="of:=RANDBETWEEN(150;340)" office:value-type="float" office:value="169" calcext:value-type="float">
            <text:p>169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89" calcext:value-type="float">
            <text:p>89</text:p>
          </table:table-cell>
          <table:table-cell table:formula="of:=RANDBETWEEN(50;110)" office:value-type="float" office:value="52" calcext:value-type="float">
            <text:p>52</text:p>
          </table:table-cell>
          <table:table-cell table:formula="of:=RANDBETWEEN(50;110)" office:value-type="float" office:value="96" calcext:value-type="float">
            <text:p>96</text:p>
          </table:table-cell>
          <table:table-cell table:formula="of:=RANDBETWEEN(50;110)" office:value-type="float" office:value="97" calcext:value-type="float">
            <text:p>97</text:p>
          </table:table-cell>
          <table:table-cell table:formula="of:=RANDBETWEEN(150;340)" office:value-type="float" office:value="289" calcext:value-type="float">
            <text:p>289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50;110)" office:value-type="float" office:value="89" calcext:value-type="float">
            <text:p>89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50;110)" office:value-type="float" office:value="54" calcext:value-type="float">
            <text:p>54</text:p>
          </table:table-cell>
          <table:table-cell table:formula="of:=RANDBETWEEN(150;340)" office:value-type="float" office:value="184" calcext:value-type="float">
            <text:p>184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110" calcext:value-type="float">
            <text:p>110</text:p>
          </table:table-cell>
          <table:table-cell table:formula="of:=RANDBETWEEN(50;110)" office:value-type="float" office:value="96" calcext:value-type="float">
            <text:p>96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150;340)" office:value-type="float" office:value="215" calcext:value-type="float">
            <text:p>215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50;110)" office:value-type="float" office:value="85" calcext:value-type="float">
            <text:p>85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50;110)" office:value-type="float" office:value="100" calcext:value-type="float">
            <text:p>100</text:p>
          </table:table-cell>
          <table:table-cell table:formula="of:=RANDBETWEEN(150;340)" office:value-type="float" office:value="252" calcext:value-type="float">
            <text:p>252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50;110)" office:value-type="float" office:value="94" calcext:value-type="float">
            <text:p>94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50;110)" office:value-type="float" office:value="105" calcext:value-type="float">
            <text:p>105</text:p>
          </table:table-cell>
          <table:table-cell table:formula="of:=RANDBETWEEN(150;340)" office:value-type="float" office:value="223" calcext:value-type="float">
            <text:p>223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53" calcext:value-type="float">
            <text:p>53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50;110)" office:value-type="float" office:value="81" calcext:value-type="float">
            <text:p>81</text:p>
          </table:table-cell>
          <table:table-cell table:formula="of:=RANDBETWEEN(50;110)" office:value-type="float" office:value="63" calcext:value-type="float">
            <text:p>63</text:p>
          </table:table-cell>
          <table:table-cell table:formula="of:=RANDBETWEEN(150;340)" office:value-type="float" office:value="323" calcext:value-type="float">
            <text:p>323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50;110)" office:value-type="float" office:value="67" calcext:value-type="float">
            <text:p>67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150;340)" office:value-type="float" office:value="261" calcext:value-type="float">
            <text:p>261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89" calcext:value-type="float">
            <text:p>89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50;110)" office:value-type="float" office:value="52" calcext:value-type="float">
            <text:p>52</text:p>
          </table:table-cell>
          <table:table-cell table:formula="of:=RANDBETWEEN(50;110)" office:value-type="float" office:value="70" calcext:value-type="float">
            <text:p>70</text:p>
          </table:table-cell>
          <table:table-cell table:formula="of:=RANDBETWEEN(150;340)" office:value-type="float" office:value="277" calcext:value-type="float">
            <text:p>277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70" calcext:value-type="float">
            <text:p>70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50;110)" office:value-type="float" office:value="98" calcext:value-type="float">
            <text:p>98</text:p>
          </table:table-cell>
          <table:table-cell table:formula="of:=RANDBETWEEN(50;110)" office:value-type="float" office:value="105" calcext:value-type="float">
            <text:p>105</text:p>
          </table:table-cell>
          <table:table-cell table:formula="of:=RANDBETWEEN(150;340)" office:value-type="float" office:value="158" calcext:value-type="float">
            <text:p>158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50;110)" office:value-type="float" office:value="91" calcext:value-type="float">
            <text:p>91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150;340)" office:value-type="float" office:value="157" calcext:value-type="float">
            <text:p>157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64" calcext:value-type="float">
            <text:p>64</text:p>
          </table:table-cell>
          <table:table-cell table:formula="of:=RANDBETWEEN(50;110)" office:value-type="float" office:value="109" calcext:value-type="float">
            <text:p>109</text:p>
          </table:table-cell>
          <table:table-cell table:formula="of:=RANDBETWEEN(50;110)" office:value-type="float" office:value="108" calcext:value-type="float">
            <text:p>108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150;340)" office:value-type="float" office:value="290" calcext:value-type="float">
            <text:p>290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89" calcext:value-type="float">
            <text:p>89</text:p>
          </table:table-cell>
          <table:table-cell table:formula="of:=RANDBETWEEN(50;110)" office:value-type="float" office:value="59" calcext:value-type="float">
            <text:p>59</text:p>
          </table:table-cell>
          <table:table-cell table:formula="of:=RANDBETWEEN(50;110)" office:value-type="float" office:value="53" calcext:value-type="float">
            <text:p>53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150;340)" office:value-type="float" office:value="197" calcext:value-type="float">
            <text:p>197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71" calcext:value-type="float">
            <text:p>71</text:p>
          </table:table-cell>
          <table:table-cell table:formula="of:=RANDBETWEEN(50;110)" office:value-type="float" office:value="92" calcext:value-type="float">
            <text:p>92</text:p>
          </table:table-cell>
          <table:table-cell table:formula="of:=RANDBETWEEN(50;110)" office:value-type="float" office:value="57" calcext:value-type="float">
            <text:p>57</text:p>
          </table:table-cell>
          <table:table-cell table:formula="of:=RANDBETWEEN(50;110)" office:value-type="float" office:value="71" calcext:value-type="float">
            <text:p>71</text:p>
          </table:table-cell>
          <table:table-cell table:formula="of:=RANDBETWEEN(150;340)" office:value-type="float" office:value="260" calcext:value-type="float">
            <text:p>260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60" calcext:value-type="float">
            <text:p>60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50;110)" office:value-type="float" office:value="55" calcext:value-type="float">
            <text:p>55</text:p>
          </table:table-cell>
          <table:table-cell table:formula="of:=RANDBETWEEN(50;110)" office:value-type="float" office:value="98" calcext:value-type="float">
            <text:p>98</text:p>
          </table:table-cell>
          <table:table-cell table:formula="of:=RANDBETWEEN(150;340)" office:value-type="float" office:value="275" calcext:value-type="float">
            <text:p>275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60" calcext:value-type="float">
            <text:p>60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50;110)" office:value-type="float" office:value="52" calcext:value-type="float">
            <text:p>52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150;340)" office:value-type="float" office:value="233" calcext:value-type="float">
            <text:p>233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105" calcext:value-type="float">
            <text:p>105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50;110)" office:value-type="float" office:value="84" calcext:value-type="float">
            <text:p>84</text:p>
          </table:table-cell>
          <table:table-cell table:formula="of:=RANDBETWEEN(50;110)" office:value-type="float" office:value="55" calcext:value-type="float">
            <text:p>55</text:p>
          </table:table-cell>
          <table:table-cell table:formula="of:=RANDBETWEEN(150;340)" office:value-type="float" office:value="216" calcext:value-type="float">
            <text:p>216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87" calcext:value-type="float">
            <text:p>87</text:p>
          </table:table-cell>
          <table:table-cell table:formula="of:=RANDBETWEEN(50;110)" office:value-type="float" office:value="71" calcext:value-type="float">
            <text:p>71</text:p>
          </table:table-cell>
          <table:table-cell table:formula="of:=RANDBETWEEN(50;110)" office:value-type="float" office:value="97" calcext:value-type="float">
            <text:p>97</text:p>
          </table:table-cell>
          <table:table-cell table:formula="of:=RANDBETWEEN(50;110)" office:value-type="float" office:value="53" calcext:value-type="float">
            <text:p>53</text:p>
          </table:table-cell>
          <table:table-cell table:formula="of:=RANDBETWEEN(150;340)" office:value-type="float" office:value="279" calcext:value-type="float">
            <text:p>279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50;110)" office:value-type="float" office:value="97" calcext:value-type="float">
            <text:p>97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50;110)" office:value-type="float" office:value="62" calcext:value-type="float">
            <text:p>62</text:p>
          </table:table-cell>
          <table:table-cell table:formula="of:=RANDBETWEEN(150;340)" office:value-type="float" office:value="276" calcext:value-type="float">
            <text:p>276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109" calcext:value-type="float">
            <text:p>109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50;110)" office:value-type="float" office:value="89" calcext:value-type="float">
            <text:p>89</text:p>
          </table:table-cell>
          <table:table-cell table:formula="of:=RANDBETWEEN(50;110)" office:value-type="float" office:value="81" calcext:value-type="float">
            <text:p>81</text:p>
          </table:table-cell>
          <table:table-cell table:formula="of:=RANDBETWEEN(150;340)" office:value-type="float" office:value="158" calcext:value-type="float">
            <text:p>158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53" calcext:value-type="float">
            <text:p>53</text:p>
          </table:table-cell>
          <table:table-cell table:formula="of:=RANDBETWEEN(50;110)" office:value-type="float" office:value="86" calcext:value-type="float">
            <text:p>86</text:p>
          </table:table-cell>
          <table:table-cell table:formula="of:=RANDBETWEEN(50;110)" office:value-type="float" office:value="67" calcext:value-type="float">
            <text:p>67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150;340)" office:value-type="float" office:value="167" calcext:value-type="float">
            <text:p>167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63" calcext:value-type="float">
            <text:p>63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50;110)" office:value-type="float" office:value="59" calcext:value-type="float">
            <text:p>59</text:p>
          </table:table-cell>
          <table:table-cell table:formula="of:=RANDBETWEEN(150;340)" office:value-type="float" office:value="151" calcext:value-type="float">
            <text:p>151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50;110)" office:value-type="float" office:value="75" calcext:value-type="float">
            <text:p>75</text:p>
          </table:table-cell>
          <table:table-cell table:formula="of:=RANDBETWEEN(50;110)" office:value-type="float" office:value="108" calcext:value-type="float">
            <text:p>108</text:p>
          </table:table-cell>
          <table:table-cell table:formula="of:=RANDBETWEEN(50;110)" office:value-type="float" office:value="92" calcext:value-type="float">
            <text:p>92</text:p>
          </table:table-cell>
          <table:table-cell table:formula="of:=RANDBETWEEN(150;340)" office:value-type="float" office:value="286" calcext:value-type="float">
            <text:p>286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87" calcext:value-type="float">
            <text:p>87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50;110)" office:value-type="float" office:value="55" calcext:value-type="float">
            <text:p>55</text:p>
          </table:table-cell>
          <table:table-cell table:formula="of:=RANDBETWEEN(50;110)" office:value-type="float" office:value="85" calcext:value-type="float">
            <text:p>85</text:p>
          </table:table-cell>
          <table:table-cell table:formula="of:=RANDBETWEEN(150;340)" office:value-type="float" office:value="151" calcext:value-type="float">
            <text:p>151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60" calcext:value-type="float">
            <text:p>60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50;110)" office:value-type="float" office:value="57" calcext:value-type="float">
            <text:p>57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150;340)" office:value-type="float" office:value="160" calcext:value-type="float">
            <text:p>160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50;110)" office:value-type="float" office:value="70" calcext:value-type="float">
            <text:p>70</text:p>
          </table:table-cell>
          <table:table-cell table:formula="of:=RANDBETWEEN(50;110)" office:value-type="float" office:value="63" calcext:value-type="float">
            <text:p>63</text:p>
          </table:table-cell>
          <table:table-cell table:formula="of:=RANDBETWEEN(50;110)" office:value-type="float" office:value="81" calcext:value-type="float">
            <text:p>81</text:p>
          </table:table-cell>
          <table:table-cell table:formula="of:=RANDBETWEEN(150;340)" office:value-type="float" office:value="177" calcext:value-type="float">
            <text:p>177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91" calcext:value-type="float">
            <text:p>91</text:p>
          </table:table-cell>
          <table:table-cell table:formula="of:=RANDBETWEEN(50;110)" office:value-type="float" office:value="64" calcext:value-type="float">
            <text:p>64</text:p>
          </table:table-cell>
          <table:table-cell table:formula="of:=RANDBETWEEN(50;110)" office:value-type="float" office:value="54" calcext:value-type="float">
            <text:p>54</text:p>
          </table:table-cell>
          <table:table-cell table:formula="of:=RANDBETWEEN(50;110)" office:value-type="float" office:value="105" calcext:value-type="float">
            <text:p>105</text:p>
          </table:table-cell>
          <table:table-cell table:formula="of:=RANDBETWEEN(150;340)" office:value-type="float" office:value="293" calcext:value-type="float">
            <text:p>293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91" calcext:value-type="float">
            <text:p>91</text:p>
          </table:table-cell>
          <table:table-cell table:formula="of:=RANDBETWEEN(50;110)" office:value-type="float" office:value="84" calcext:value-type="float">
            <text:p>84</text:p>
          </table:table-cell>
          <table:table-cell table:formula="of:=RANDBETWEEN(50;110)" office:value-type="float" office:value="55" calcext:value-type="float">
            <text:p>55</text:p>
          </table:table-cell>
          <table:table-cell table:formula="of:=RANDBETWEEN(50;110)" office:value-type="float" office:value="106" calcext:value-type="float">
            <text:p>106</text:p>
          </table:table-cell>
          <table:table-cell table:formula="of:=RANDBETWEEN(150;340)" office:value-type="float" office:value="273" calcext:value-type="float">
            <text:p>273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50;110)" office:value-type="float" office:value="81" calcext:value-type="float">
            <text:p>81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50;110)" office:value-type="float" office:value="97" calcext:value-type="float">
            <text:p>97</text:p>
          </table:table-cell>
          <table:table-cell table:formula="of:=RANDBETWEEN(150;340)" office:value-type="float" office:value="222" calcext:value-type="float">
            <text:p>222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55" calcext:value-type="float">
            <text:p>55</text:p>
          </table:table-cell>
          <table:table-cell table:formula="of:=RANDBETWEEN(50;110)" office:value-type="float" office:value="78" calcext:value-type="float">
            <text:p>78</text:p>
          </table:table-cell>
          <table:table-cell table:formula="of:=RANDBETWEEN(50;110)" office:value-type="float" office:value="78" calcext:value-type="float">
            <text:p>78</text:p>
          </table:table-cell>
          <table:table-cell table:formula="of:=RANDBETWEEN(50;110)" office:value-type="float" office:value="92" calcext:value-type="float">
            <text:p>92</text:p>
          </table:table-cell>
          <table:table-cell table:formula="of:=RANDBETWEEN(150;340)" office:value-type="float" office:value="280" calcext:value-type="float">
            <text:p>280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75" calcext:value-type="float">
            <text:p>75</text:p>
          </table:table-cell>
          <table:table-cell table:formula="of:=RANDBETWEEN(50;110)" office:value-type="float" office:value="100" calcext:value-type="float">
            <text:p>100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50;110)" office:value-type="float" office:value="64" calcext:value-type="float">
            <text:p>64</text:p>
          </table:table-cell>
          <table:table-cell table:formula="of:=RANDBETWEEN(150;340)" office:value-type="float" office:value="318" calcext:value-type="float">
            <text:p>318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70" calcext:value-type="float">
            <text:p>70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50;110)" office:value-type="float" office:value="55" calcext:value-type="float">
            <text:p>55</text:p>
          </table:table-cell>
          <table:table-cell table:formula="of:=RANDBETWEEN(50;110)" office:value-type="float" office:value="59" calcext:value-type="float">
            <text:p>59</text:p>
          </table:table-cell>
          <table:table-cell table:formula="of:=RANDBETWEEN(150;340)" office:value-type="float" office:value="167" calcext:value-type="float">
            <text:p>167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50;110)" office:value-type="float" office:value="94" calcext:value-type="float">
            <text:p>94</text:p>
          </table:table-cell>
          <table:table-cell table:formula="of:=RANDBETWEEN(50;110)" office:value-type="float" office:value="70" calcext:value-type="float">
            <text:p>70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150;340)" office:value-type="float" office:value="202" calcext:value-type="float">
            <text:p>202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94" calcext:value-type="float">
            <text:p>94</text:p>
          </table:table-cell>
          <table:table-cell table:formula="of:=RANDBETWEEN(50;110)" office:value-type="float" office:value="68" calcext:value-type="float">
            <text:p>68</text:p>
          </table:table-cell>
          <table:table-cell table:formula="of:=RANDBETWEEN(50;110)" office:value-type="float" office:value="56" calcext:value-type="float">
            <text:p>56</text:p>
          </table:table-cell>
          <table:table-cell table:formula="of:=RANDBETWEEN(50;110)" office:value-type="float" office:value="85" calcext:value-type="float">
            <text:p>85</text:p>
          </table:table-cell>
          <table:table-cell table:formula="of:=RANDBETWEEN(150;340)" office:value-type="float" office:value="234" calcext:value-type="float">
            <text:p>234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105" calcext:value-type="float">
            <text:p>105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50;110)" office:value-type="float" office:value="85" calcext:value-type="float">
            <text:p>85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150;340)" office:value-type="float" office:value="219" calcext:value-type="float">
            <text:p>219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108" calcext:value-type="float">
            <text:p>108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50;110)" office:value-type="float" office:value="91" calcext:value-type="float">
            <text:p>91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150;340)" office:value-type="float" office:value="263" calcext:value-type="float">
            <text:p>263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150;340)" office:value-type="float" office:value="172" calcext:value-type="float">
            <text:p>172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81" calcext:value-type="float">
            <text:p>81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150;340)" office:value-type="float" office:value="313" calcext:value-type="float">
            <text:p>313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50;110)" office:value-type="float" office:value="89" calcext:value-type="float">
            <text:p>89</text:p>
          </table:table-cell>
          <table:table-cell table:formula="of:=RANDBETWEEN(150;340)" office:value-type="float" office:value="241" calcext:value-type="float">
            <text:p>241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91" calcext:value-type="float">
            <text:p>91</text:p>
          </table:table-cell>
          <table:table-cell table:formula="of:=RANDBETWEEN(50;110)" office:value-type="float" office:value="81" calcext:value-type="float">
            <text:p>81</text:p>
          </table:table-cell>
          <table:table-cell table:formula="of:=RANDBETWEEN(50;110)" office:value-type="float" office:value="53" calcext:value-type="float">
            <text:p>53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150;340)" office:value-type="float" office:value="301" calcext:value-type="float">
            <text:p>301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50;110)" office:value-type="float" office:value="85" calcext:value-type="float">
            <text:p>85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150;340)" office:value-type="float" office:value="281" calcext:value-type="float">
            <text:p>281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50;110)" office:value-type="float" office:value="78" calcext:value-type="float">
            <text:p>78</text:p>
          </table:table-cell>
          <table:table-cell table:formula="of:=RANDBETWEEN(150;340)" office:value-type="float" office:value="310" calcext:value-type="float">
            <text:p>310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50;110)" office:value-type="float" office:value="92" calcext:value-type="float">
            <text:p>92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150;340)" office:value-type="float" office:value="334" calcext:value-type="float">
            <text:p>334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53" calcext:value-type="float">
            <text:p>53</text:p>
          </table:table-cell>
          <table:table-cell table:formula="of:=RANDBETWEEN(50;110)" office:value-type="float" office:value="78" calcext:value-type="float">
            <text:p>78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50;110)" office:value-type="float" office:value="100" calcext:value-type="float">
            <text:p>100</text:p>
          </table:table-cell>
          <table:table-cell table:formula="of:=RANDBETWEEN(150;340)" office:value-type="float" office:value="264" calcext:value-type="float">
            <text:p>264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50;110)" office:value-type="float" office:value="96" calcext:value-type="float">
            <text:p>96</text:p>
          </table:table-cell>
          <table:table-cell table:formula="of:=RANDBETWEEN(50;110)" office:value-type="float" office:value="92" calcext:value-type="float">
            <text:p>92</text:p>
          </table:table-cell>
          <table:table-cell table:formula="of:=RANDBETWEEN(50;110)" office:value-type="float" office:value="57" calcext:value-type="float">
            <text:p>57</text:p>
          </table:table-cell>
          <table:table-cell table:formula="of:=RANDBETWEEN(150;340)" office:value-type="float" office:value="284" calcext:value-type="float">
            <text:p>284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50;110)" office:value-type="float" office:value="97" calcext:value-type="float">
            <text:p>97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50;110)" office:value-type="float" office:value="81" calcext:value-type="float">
            <text:p>81</text:p>
          </table:table-cell>
          <table:table-cell table:formula="of:=RANDBETWEEN(150;340)" office:value-type="float" office:value="185" calcext:value-type="float">
            <text:p>185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50;110)" office:value-type="float" office:value="87" calcext:value-type="float">
            <text:p>87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150;340)" office:value-type="float" office:value="166" calcext:value-type="float">
            <text:p>166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150;340)" office:value-type="float" office:value="290" calcext:value-type="float">
            <text:p>290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55" calcext:value-type="float">
            <text:p>55</text:p>
          </table:table-cell>
          <table:table-cell table:formula="of:=RANDBETWEEN(50;110)" office:value-type="float" office:value="94" calcext:value-type="float">
            <text:p>94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50;110)" office:value-type="float" office:value="59" calcext:value-type="float">
            <text:p>59</text:p>
          </table:table-cell>
          <table:table-cell table:formula="of:=RANDBETWEEN(150;340)" office:value-type="float" office:value="161" calcext:value-type="float">
            <text:p>161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62" calcext:value-type="float">
            <text:p>62</text:p>
          </table:table-cell>
          <table:table-cell table:formula="of:=RANDBETWEEN(50;110)" office:value-type="float" office:value="110" calcext:value-type="float">
            <text:p>110</text:p>
          </table:table-cell>
          <table:table-cell table:formula="of:=RANDBETWEEN(50;110)" office:value-type="float" office:value="67" calcext:value-type="float">
            <text:p>67</text:p>
          </table:table-cell>
          <table:table-cell table:formula="of:=RANDBETWEEN(50;110)" office:value-type="float" office:value="98" calcext:value-type="float">
            <text:p>98</text:p>
          </table:table-cell>
          <table:table-cell table:formula="of:=RANDBETWEEN(150;340)" office:value-type="float" office:value="219" calcext:value-type="float">
            <text:p>219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63" calcext:value-type="float">
            <text:p>63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50;110)" office:value-type="float" office:value="96" calcext:value-type="float">
            <text:p>96</text:p>
          </table:table-cell>
          <table:table-cell table:formula="of:=RANDBETWEEN(50;110)" office:value-type="float" office:value="56" calcext:value-type="float">
            <text:p>56</text:p>
          </table:table-cell>
          <table:table-cell table:formula="of:=RANDBETWEEN(150;340)" office:value-type="float" office:value="151" calcext:value-type="float">
            <text:p>151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50;110)" office:value-type="float" office:value="98" calcext:value-type="float">
            <text:p>98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150;340)" office:value-type="float" office:value="331" calcext:value-type="float">
            <text:p>331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50;110)" office:value-type="float" office:value="110" calcext:value-type="float">
            <text:p>110</text:p>
          </table:table-cell>
          <table:table-cell table:formula="of:=RANDBETWEEN(150;340)" office:value-type="float" office:value="164" calcext:value-type="float">
            <text:p>164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70" calcext:value-type="float">
            <text:p>70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50;110)" office:value-type="float" office:value="94" calcext:value-type="float">
            <text:p>94</text:p>
          </table:table-cell>
          <table:table-cell table:formula="of:=RANDBETWEEN(50;110)" office:value-type="float" office:value="64" calcext:value-type="float">
            <text:p>64</text:p>
          </table:table-cell>
          <table:table-cell table:formula="of:=RANDBETWEEN(150;340)" office:value-type="float" office:value="233" calcext:value-type="float">
            <text:p>233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54" calcext:value-type="float">
            <text:p>54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50;110)" office:value-type="float" office:value="87" calcext:value-type="float">
            <text:p>87</text:p>
          </table:table-cell>
          <table:table-cell table:formula="of:=RANDBETWEEN(150;340)" office:value-type="float" office:value="253" calcext:value-type="float">
            <text:p>253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96" calcext:value-type="float">
            <text:p>96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50;110)" office:value-type="float" office:value="89" calcext:value-type="float">
            <text:p>89</text:p>
          </table:table-cell>
          <table:table-cell table:formula="of:=RANDBETWEEN(50;110)" office:value-type="float" office:value="89" calcext:value-type="float">
            <text:p>89</text:p>
          </table:table-cell>
          <table:table-cell table:formula="of:=RANDBETWEEN(150;340)" office:value-type="float" office:value="254" calcext:value-type="float">
            <text:p>254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92" calcext:value-type="float">
            <text:p>92</text:p>
          </table:table-cell>
          <table:table-cell table:formula="of:=RANDBETWEEN(50;110)" office:value-type="float" office:value="106" calcext:value-type="float">
            <text:p>106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150;340)" office:value-type="float" office:value="203" calcext:value-type="float">
            <text:p>203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56" calcext:value-type="float">
            <text:p>56</text:p>
          </table:table-cell>
          <table:table-cell table:formula="of:=RANDBETWEEN(50;110)" office:value-type="float" office:value="92" calcext:value-type="float">
            <text:p>92</text:p>
          </table:table-cell>
          <table:table-cell table:formula="of:=RANDBETWEEN(50;110)" office:value-type="float" office:value="68" calcext:value-type="float">
            <text:p>68</text:p>
          </table:table-cell>
          <table:table-cell table:formula="of:=RANDBETWEEN(50;110)" office:value-type="float" office:value="90" calcext:value-type="float">
            <text:p>90</text:p>
          </table:table-cell>
          <table:table-cell table:formula="of:=RANDBETWEEN(150;340)" office:value-type="float" office:value="231" calcext:value-type="float">
            <text:p>231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50;110)" office:value-type="float" office:value="92" calcext:value-type="float">
            <text:p>92</text:p>
          </table:table-cell>
          <table:table-cell table:formula="of:=RANDBETWEEN(50;110)" office:value-type="float" office:value="98" calcext:value-type="float">
            <text:p>98</text:p>
          </table:table-cell>
          <table:table-cell table:formula="of:=RANDBETWEEN(50;110)" office:value-type="float" office:value="60" calcext:value-type="float">
            <text:p>60</text:p>
          </table:table-cell>
          <table:table-cell table:formula="of:=RANDBETWEEN(150;340)" office:value-type="float" office:value="314" calcext:value-type="float">
            <text:p>314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68" calcext:value-type="float">
            <text:p>68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50;110)" office:value-type="float" office:value="64" calcext:value-type="float">
            <text:p>64</text:p>
          </table:table-cell>
          <table:table-cell table:formula="of:=RANDBETWEEN(50;110)" office:value-type="float" office:value="78" calcext:value-type="float">
            <text:p>78</text:p>
          </table:table-cell>
          <table:table-cell table:formula="of:=RANDBETWEEN(150;340)" office:value-type="float" office:value="287" calcext:value-type="float">
            <text:p>287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100" calcext:value-type="float">
            <text:p>100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50;110)" office:value-type="float" office:value="85" calcext:value-type="float">
            <text:p>85</text:p>
          </table:table-cell>
          <table:table-cell table:formula="of:=RANDBETWEEN(150;340)" office:value-type="float" office:value="191" calcext:value-type="float">
            <text:p>191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94" calcext:value-type="float">
            <text:p>94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50;110)" office:value-type="float" office:value="97" calcext:value-type="float">
            <text:p>97</text:p>
          </table:table-cell>
          <table:table-cell table:formula="of:=RANDBETWEEN(50;110)" office:value-type="float" office:value="94" calcext:value-type="float">
            <text:p>94</text:p>
          </table:table-cell>
          <table:table-cell table:formula="of:=RANDBETWEEN(150;340)" office:value-type="float" office:value="243" calcext:value-type="float">
            <text:p>243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100" calcext:value-type="float">
            <text:p>100</text:p>
          </table:table-cell>
          <table:table-cell table:formula="of:=RANDBETWEEN(50;110)" office:value-type="float" office:value="52" calcext:value-type="float">
            <text:p>52</text:p>
          </table:table-cell>
          <table:table-cell table:formula="of:=RANDBETWEEN(50;110)" office:value-type="float" office:value="87" calcext:value-type="float">
            <text:p>87</text:p>
          </table:table-cell>
          <table:table-cell table:formula="of:=RANDBETWEEN(50;110)" office:value-type="float" office:value="92" calcext:value-type="float">
            <text:p>92</text:p>
          </table:table-cell>
          <table:table-cell table:formula="of:=RANDBETWEEN(150;340)" office:value-type="float" office:value="322" calcext:value-type="float">
            <text:p>322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50;110)" office:value-type="float" office:value="92" calcext:value-type="float">
            <text:p>92</text:p>
          </table:table-cell>
          <table:table-cell table:formula="of:=RANDBETWEEN(50;110)" office:value-type="float" office:value="55" calcext:value-type="float">
            <text:p>55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150;340)" office:value-type="float" office:value="246" calcext:value-type="float">
            <text:p>246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50;110)" office:value-type="float" office:value="110" calcext:value-type="float">
            <text:p>110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50;110)" office:value-type="float" office:value="78" calcext:value-type="float">
            <text:p>78</text:p>
          </table:table-cell>
          <table:table-cell table:formula="of:=RANDBETWEEN(150;340)" office:value-type="float" office:value="269" calcext:value-type="float">
            <text:p>269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75" calcext:value-type="float">
            <text:p>75</text:p>
          </table:table-cell>
          <table:table-cell table:formula="of:=RANDBETWEEN(50;110)" office:value-type="float" office:value="106" calcext:value-type="float">
            <text:p>106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150;340)" office:value-type="float" office:value="231" calcext:value-type="float">
            <text:p>231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50;110)" office:value-type="float" office:value="108" calcext:value-type="float">
            <text:p>108</text:p>
          </table:table-cell>
          <table:table-cell table:formula="of:=RANDBETWEEN(50;110)" office:value-type="float" office:value="109" calcext:value-type="float">
            <text:p>109</text:p>
          </table:table-cell>
          <table:table-cell table:formula="of:=RANDBETWEEN(50;110)" office:value-type="float" office:value="84" calcext:value-type="float">
            <text:p>84</text:p>
          </table:table-cell>
          <table:table-cell table:formula="of:=RANDBETWEEN(150;340)" office:value-type="float" office:value="154" calcext:value-type="float">
            <text:p>154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50;110)" office:value-type="float" office:value="59" calcext:value-type="float">
            <text:p>59</text:p>
          </table:table-cell>
          <table:table-cell table:formula="of:=RANDBETWEEN(50;110)" office:value-type="float" office:value="81" calcext:value-type="float">
            <text:p>81</text:p>
          </table:table-cell>
          <table:table-cell table:formula="of:=RANDBETWEEN(50;110)" office:value-type="float" office:value="91" calcext:value-type="float">
            <text:p>91</text:p>
          </table:table-cell>
          <table:table-cell table:formula="of:=RANDBETWEEN(150;340)" office:value-type="float" office:value="167" calcext:value-type="float">
            <text:p>167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75" calcext:value-type="float">
            <text:p>75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50;110)" office:value-type="float" office:value="78" calcext:value-type="float">
            <text:p>78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150;340)" office:value-type="float" office:value="302" calcext:value-type="float">
            <text:p>302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91" calcext:value-type="float">
            <text:p>91</text:p>
          </table:table-cell>
          <table:table-cell table:formula="of:=RANDBETWEEN(50;110)" office:value-type="float" office:value="97" calcext:value-type="float">
            <text:p>97</text:p>
          </table:table-cell>
          <table:table-cell table:formula="of:=RANDBETWEEN(50;110)" office:value-type="float" office:value="87" calcext:value-type="float">
            <text:p>87</text:p>
          </table:table-cell>
          <table:table-cell table:formula="of:=RANDBETWEEN(50;110)" office:value-type="float" office:value="54" calcext:value-type="float">
            <text:p>54</text:p>
          </table:table-cell>
          <table:table-cell table:formula="of:=RANDBETWEEN(150;340)" office:value-type="float" office:value="201" calcext:value-type="float">
            <text:p>201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50;110)" office:value-type="float" office:value="87" calcext:value-type="float">
            <text:p>87</text:p>
          </table:table-cell>
          <table:table-cell table:formula="of:=RANDBETWEEN(50;110)" office:value-type="float" office:value="67" calcext:value-type="float">
            <text:p>67</text:p>
          </table:table-cell>
          <table:table-cell table:formula="of:=RANDBETWEEN(50;110)" office:value-type="float" office:value="57" calcext:value-type="float">
            <text:p>57</text:p>
          </table:table-cell>
          <table:table-cell table:formula="of:=RANDBETWEEN(150;340)" office:value-type="float" office:value="244" calcext:value-type="float">
            <text:p>244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50;110)" office:value-type="float" office:value="59" calcext:value-type="float">
            <text:p>59</text:p>
          </table:table-cell>
          <table:table-cell table:formula="of:=RANDBETWEEN(50;110)" office:value-type="float" office:value="89" calcext:value-type="float">
            <text:p>89</text:p>
          </table:table-cell>
          <table:table-cell table:formula="of:=RANDBETWEEN(50;110)" office:value-type="float" office:value="84" calcext:value-type="float">
            <text:p>84</text:p>
          </table:table-cell>
          <table:table-cell table:formula="of:=RANDBETWEEN(150;340)" office:value-type="float" office:value="175" calcext:value-type="float">
            <text:p>175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50;110)" office:value-type="float" office:value="67" calcext:value-type="float">
            <text:p>67</text:p>
          </table:table-cell>
          <table:table-cell table:formula="of:=RANDBETWEEN(50;110)" office:value-type="float" office:value="81" calcext:value-type="float">
            <text:p>81</text:p>
          </table:table-cell>
          <table:table-cell table:formula="of:=RANDBETWEEN(150;340)" office:value-type="float" office:value="261" calcext:value-type="float">
            <text:p>261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50;110)" office:value-type="float" office:value="53" calcext:value-type="float">
            <text:p>53</text:p>
          </table:table-cell>
          <table:table-cell table:formula="of:=RANDBETWEEN(50;110)" office:value-type="float" office:value="97" calcext:value-type="float">
            <text:p>97</text:p>
          </table:table-cell>
          <table:table-cell table:formula="of:=RANDBETWEEN(50;110)" office:value-type="float" office:value="90" calcext:value-type="float">
            <text:p>90</text:p>
          </table:table-cell>
          <table:table-cell table:formula="of:=RANDBETWEEN(150;340)" office:value-type="float" office:value="265" calcext:value-type="float">
            <text:p>265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92" calcext:value-type="float">
            <text:p>92</text:p>
          </table:table-cell>
          <table:table-cell table:formula="of:=RANDBETWEEN(50;110)" office:value-type="float" office:value="54" calcext:value-type="float">
            <text:p>54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150;340)" office:value-type="float" office:value="302" calcext:value-type="float">
            <text:p>302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50;110)" office:value-type="float" office:value="60" calcext:value-type="float">
            <text:p>60</text:p>
          </table:table-cell>
          <table:table-cell table:formula="of:=RANDBETWEEN(50;110)" office:value-type="float" office:value="96" calcext:value-type="float">
            <text:p>96</text:p>
          </table:table-cell>
          <table:table-cell table:formula="of:=RANDBETWEEN(50;110)" office:value-type="float" office:value="81" calcext:value-type="float">
            <text:p>81</text:p>
          </table:table-cell>
          <table:table-cell table:formula="of:=RANDBETWEEN(150;340)" office:value-type="float" office:value="185" calcext:value-type="float">
            <text:p>185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50;110)" office:value-type="float" office:value="56" calcext:value-type="float">
            <text:p>56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150;340)" office:value-type="float" office:value="248" calcext:value-type="float">
            <text:p>248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50;110)" office:value-type="float" office:value="55" calcext:value-type="float">
            <text:p>55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50;110)" office:value-type="float" office:value="100" calcext:value-type="float">
            <text:p>100</text:p>
          </table:table-cell>
          <table:table-cell table:formula="of:=RANDBETWEEN(150;340)" office:value-type="float" office:value="230" calcext:value-type="float">
            <text:p>230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50;110)" office:value-type="float" office:value="100" calcext:value-type="float">
            <text:p>100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50;110)" office:value-type="float" office:value="110" calcext:value-type="float">
            <text:p>110</text:p>
          </table:table-cell>
          <table:table-cell table:formula="of:=RANDBETWEEN(150;340)" office:value-type="float" office:value="234" calcext:value-type="float">
            <text:p>234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92" calcext:value-type="float">
            <text:p>92</text:p>
          </table:table-cell>
          <table:table-cell table:formula="of:=RANDBETWEEN(50;110)" office:value-type="float" office:value="91" calcext:value-type="float">
            <text:p>91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150;340)" office:value-type="float" office:value="161" calcext:value-type="float">
            <text:p>161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108" calcext:value-type="float">
            <text:p>108</text:p>
          </table:table-cell>
          <table:table-cell table:formula="of:=RANDBETWEEN(50;110)" office:value-type="float" office:value="91" calcext:value-type="float">
            <text:p>91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50;110)" office:value-type="float" office:value="59" calcext:value-type="float">
            <text:p>59</text:p>
          </table:table-cell>
          <table:table-cell table:formula="of:=RANDBETWEEN(150;340)" office:value-type="float" office:value="167" calcext:value-type="float">
            <text:p>167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75" calcext:value-type="float">
            <text:p>75</text:p>
          </table:table-cell>
          <table:table-cell table:formula="of:=RANDBETWEEN(50;110)" office:value-type="float" office:value="94" calcext:value-type="float">
            <text:p>94</text:p>
          </table:table-cell>
          <table:table-cell table:formula="of:=RANDBETWEEN(50;110)" office:value-type="float" office:value="68" calcext:value-type="float">
            <text:p>68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150;340)" office:value-type="float" office:value="208" calcext:value-type="float">
            <text:p>208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100" calcext:value-type="float">
            <text:p>100</text:p>
          </table:table-cell>
          <table:table-cell table:formula="of:=RANDBETWEEN(50;110)" office:value-type="float" office:value="62" calcext:value-type="float">
            <text:p>62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50;110)" office:value-type="float" office:value="81" calcext:value-type="float">
            <text:p>81</text:p>
          </table:table-cell>
          <table:table-cell table:formula="of:=RANDBETWEEN(150;340)" office:value-type="float" office:value="171" calcext:value-type="float">
            <text:p>171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85" calcext:value-type="float">
            <text:p>85</text:p>
          </table:table-cell>
          <table:table-cell table:formula="of:=RANDBETWEEN(50;110)" office:value-type="float" office:value="94" calcext:value-type="float">
            <text:p>94</text:p>
          </table:table-cell>
          <table:table-cell table:formula="of:=RANDBETWEEN(50;110)" office:value-type="float" office:value="57" calcext:value-type="float">
            <text:p>57</text:p>
          </table:table-cell>
          <table:table-cell table:formula="of:=RANDBETWEEN(50;110)" office:value-type="float" office:value="90" calcext:value-type="float">
            <text:p>90</text:p>
          </table:table-cell>
          <table:table-cell table:formula="of:=RANDBETWEEN(150;340)" office:value-type="float" office:value="267" calcext:value-type="float">
            <text:p>267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70" calcext:value-type="float">
            <text:p>70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150;340)" office:value-type="float" office:value="289" calcext:value-type="float">
            <text:p>289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50;110)" office:value-type="float" office:value="60" calcext:value-type="float">
            <text:p>60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150;340)" office:value-type="float" office:value="220" calcext:value-type="float">
            <text:p>220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50;110)" office:value-type="float" office:value="56" calcext:value-type="float">
            <text:p>56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150;340)" office:value-type="float" office:value="219" calcext:value-type="float">
            <text:p>219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67" calcext:value-type="float">
            <text:p>67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50;110)" office:value-type="float" office:value="87" calcext:value-type="float">
            <text:p>87</text:p>
          </table:table-cell>
          <table:table-cell table:formula="of:=RANDBETWEEN(50;110)" office:value-type="float" office:value="54" calcext:value-type="float">
            <text:p>54</text:p>
          </table:table-cell>
          <table:table-cell table:formula="of:=RANDBETWEEN(150;340)" office:value-type="float" office:value="327" calcext:value-type="float">
            <text:p>327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71" calcext:value-type="float">
            <text:p>71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150;340)" office:value-type="float" office:value="177" calcext:value-type="float">
            <text:p>177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50;110)" office:value-type="float" office:value="108" calcext:value-type="float">
            <text:p>108</text:p>
          </table:table-cell>
          <table:table-cell table:formula="of:=RANDBETWEEN(50;110)" office:value-type="float" office:value="62" calcext:value-type="float">
            <text:p>62</text:p>
          </table:table-cell>
          <table:table-cell table:formula="of:=RANDBETWEEN(50;110)" office:value-type="float" office:value="64" calcext:value-type="float">
            <text:p>64</text:p>
          </table:table-cell>
          <table:table-cell table:formula="of:=RANDBETWEEN(150;340)" office:value-type="float" office:value="169" calcext:value-type="float">
            <text:p>169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55" calcext:value-type="float">
            <text:p>55</text:p>
          </table:table-cell>
          <table:table-cell table:formula="of:=RANDBETWEEN(50;110)" office:value-type="float" office:value="52" calcext:value-type="float">
            <text:p>52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150;340)" office:value-type="float" office:value="226" calcext:value-type="float">
            <text:p>226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78" calcext:value-type="float">
            <text:p>78</text:p>
          </table:table-cell>
          <table:table-cell table:formula="of:=RANDBETWEEN(50;110)" office:value-type="float" office:value="78" calcext:value-type="float">
            <text:p>78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150;340)" office:value-type="float" office:value="221" calcext:value-type="float">
            <text:p>221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81" calcext:value-type="float">
            <text:p>81</text:p>
          </table:table-cell>
          <table:table-cell table:formula="of:=RANDBETWEEN(50;110)" office:value-type="float" office:value="81" calcext:value-type="float">
            <text:p>81</text:p>
          </table:table-cell>
          <table:table-cell table:formula="of:=RANDBETWEEN(50;110)" office:value-type="float" office:value="67" calcext:value-type="float">
            <text:p>67</text:p>
          </table:table-cell>
          <table:table-cell table:formula="of:=RANDBETWEEN(50;110)" office:value-type="float" office:value="75" calcext:value-type="float">
            <text:p>75</text:p>
          </table:table-cell>
          <table:table-cell table:formula="of:=RANDBETWEEN(150;340)" office:value-type="float" office:value="326" calcext:value-type="float">
            <text:p>326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96" calcext:value-type="float">
            <text:p>96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150;340)" office:value-type="float" office:value="310" calcext:value-type="float">
            <text:p>310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50;110)" office:value-type="float" office:value="70" calcext:value-type="float">
            <text:p>70</text:p>
          </table:table-cell>
          <table:table-cell table:formula="of:=RANDBETWEEN(150;340)" office:value-type="float" office:value="253" calcext:value-type="float">
            <text:p>253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50;110)" office:value-type="float" office:value="98" calcext:value-type="float">
            <text:p>98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50;110)" office:value-type="float" office:value="55" calcext:value-type="float">
            <text:p>55</text:p>
          </table:table-cell>
          <table:table-cell table:formula="of:=RANDBETWEEN(150;340)" office:value-type="float" office:value="156" calcext:value-type="float">
            <text:p>156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50;110)" office:value-type="float" office:value="89" calcext:value-type="float">
            <text:p>89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150;340)" office:value-type="float" office:value="274" calcext:value-type="float">
            <text:p>274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50;110)" office:value-type="float" office:value="70" calcext:value-type="float">
            <text:p>70</text:p>
          </table:table-cell>
          <table:table-cell table:formula="of:=RANDBETWEEN(150;340)" office:value-type="float" office:value="212" calcext:value-type="float">
            <text:p>212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50;110)" office:value-type="float" office:value="60" calcext:value-type="float">
            <text:p>60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150;340)" office:value-type="float" office:value="287" calcext:value-type="float">
            <text:p>287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50;110)" office:value-type="float" office:value="62" calcext:value-type="float">
            <text:p>62</text:p>
          </table:table-cell>
          <table:table-cell table:formula="of:=RANDBETWEEN(50;110)" office:value-type="float" office:value="56" calcext:value-type="float">
            <text:p>56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150;340)" office:value-type="float" office:value="287" calcext:value-type="float">
            <text:p>287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62" calcext:value-type="float">
            <text:p>62</text:p>
          </table:table-cell>
          <table:table-cell table:formula="of:=RANDBETWEEN(50;110)" office:value-type="float" office:value="52" calcext:value-type="float">
            <text:p>52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150;340)" office:value-type="float" office:value="307" calcext:value-type="float">
            <text:p>307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94" calcext:value-type="float">
            <text:p>94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50;110)" office:value-type="float" office:value="97" calcext:value-type="float">
            <text:p>97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150;340)" office:value-type="float" office:value="234" calcext:value-type="float">
            <text:p>234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50;110)" office:value-type="float" office:value="87" calcext:value-type="float">
            <text:p>87</text:p>
          </table:table-cell>
          <table:table-cell table:formula="of:=RANDBETWEEN(150;340)" office:value-type="float" office:value="159" calcext:value-type="float">
            <text:p>159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91" calcext:value-type="float">
            <text:p>91</text:p>
          </table:table-cell>
          <table:table-cell table:formula="of:=RANDBETWEEN(50;110)" office:value-type="float" office:value="89" calcext:value-type="float">
            <text:p>89</text:p>
          </table:table-cell>
          <table:table-cell table:formula="of:=RANDBETWEEN(50;110)" office:value-type="float" office:value="63" calcext:value-type="float">
            <text:p>63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150;340)" office:value-type="float" office:value="322" calcext:value-type="float">
            <text:p>322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50;110)" office:value-type="float" office:value="78" calcext:value-type="float">
            <text:p>78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50;110)" office:value-type="float" office:value="62" calcext:value-type="float">
            <text:p>62</text:p>
          </table:table-cell>
          <table:table-cell table:formula="of:=RANDBETWEEN(150;340)" office:value-type="float" office:value="295" calcext:value-type="float">
            <text:p>295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54" calcext:value-type="float">
            <text:p>54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150;340)" office:value-type="float" office:value="165" calcext:value-type="float">
            <text:p>165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67" calcext:value-type="float">
            <text:p>67</text:p>
          </table:table-cell>
          <table:table-cell table:formula="of:=RANDBETWEEN(50;110)" office:value-type="float" office:value="110" calcext:value-type="float">
            <text:p>110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150;340)" office:value-type="float" office:value="317" calcext:value-type="float">
            <text:p>317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86" calcext:value-type="float">
            <text:p>86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150;340)" office:value-type="float" office:value="288" calcext:value-type="float">
            <text:p>288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100" calcext:value-type="float">
            <text:p>100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50;110)" office:value-type="float" office:value="59" calcext:value-type="float">
            <text:p>59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150;340)" office:value-type="float" office:value="305" calcext:value-type="float">
            <text:p>305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100" calcext:value-type="float">
            <text:p>100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150;340)" office:value-type="float" office:value="202" calcext:value-type="float">
            <text:p>202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50;110)" office:value-type="float" office:value="94" calcext:value-type="float">
            <text:p>94</text:p>
          </table:table-cell>
          <table:table-cell table:formula="of:=RANDBETWEEN(150;340)" office:value-type="float" office:value="319" calcext:value-type="float">
            <text:p>319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89" calcext:value-type="float">
            <text:p>89</text:p>
          </table:table-cell>
          <table:table-cell table:formula="of:=RANDBETWEEN(50;110)" office:value-type="float" office:value="78" calcext:value-type="float">
            <text:p>78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150;340)" office:value-type="float" office:value="252" calcext:value-type="float">
            <text:p>252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150;340)" office:value-type="float" office:value="250" calcext:value-type="float">
            <text:p>250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50;110)" office:value-type="float" office:value="98" calcext:value-type="float">
            <text:p>98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150;340)" office:value-type="float" office:value="191" calcext:value-type="float">
            <text:p>191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150;340)" office:value-type="float" office:value="321" calcext:value-type="float">
            <text:p>321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84" calcext:value-type="float">
            <text:p>84</text:p>
          </table:table-cell>
          <table:table-cell table:formula="of:=RANDBETWEEN(50;110)" office:value-type="float" office:value="63" calcext:value-type="float">
            <text:p>63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50;110)" office:value-type="float" office:value="85" calcext:value-type="float">
            <text:p>85</text:p>
          </table:table-cell>
          <table:table-cell table:formula="of:=RANDBETWEEN(150;340)" office:value-type="float" office:value="197" calcext:value-type="float">
            <text:p>197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109" calcext:value-type="float">
            <text:p>109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50;110)" office:value-type="float" office:value="92" calcext:value-type="float">
            <text:p>92</text:p>
          </table:table-cell>
          <table:table-cell table:formula="of:=RANDBETWEEN(50;110)" office:value-type="float" office:value="70" calcext:value-type="float">
            <text:p>70</text:p>
          </table:table-cell>
          <table:table-cell table:formula="of:=RANDBETWEEN(150;340)" office:value-type="float" office:value="280" calcext:value-type="float">
            <text:p>280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50;110)" office:value-type="float" office:value="71" calcext:value-type="float">
            <text:p>71</text:p>
          </table:table-cell>
          <table:table-cell table:formula="of:=RANDBETWEEN(50;110)" office:value-type="float" office:value="105" calcext:value-type="float">
            <text:p>105</text:p>
          </table:table-cell>
          <table:table-cell table:formula="of:=RANDBETWEEN(50;110)" office:value-type="float" office:value="100" calcext:value-type="float">
            <text:p>100</text:p>
          </table:table-cell>
          <table:table-cell table:formula="of:=RANDBETWEEN(150;340)" office:value-type="float" office:value="286" calcext:value-type="float">
            <text:p>286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50;110)" office:value-type="float" office:value="110" calcext:value-type="float">
            <text:p>110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150;340)" office:value-type="float" office:value="164" calcext:value-type="float">
            <text:p>164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109" calcext:value-type="float">
            <text:p>109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50;110)" office:value-type="float" office:value="98" calcext:value-type="float">
            <text:p>98</text:p>
          </table:table-cell>
          <table:table-cell table:formula="of:=RANDBETWEEN(50;110)" office:value-type="float" office:value="96" calcext:value-type="float">
            <text:p>96</text:p>
          </table:table-cell>
          <table:table-cell table:formula="of:=RANDBETWEEN(150;340)" office:value-type="float" office:value="331" calcext:value-type="float">
            <text:p>331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50;110)" office:value-type="float" office:value="100" calcext:value-type="float">
            <text:p>100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50;110)" office:value-type="float" office:value="63" calcext:value-type="float">
            <text:p>63</text:p>
          </table:table-cell>
          <table:table-cell table:formula="of:=RANDBETWEEN(150;340)" office:value-type="float" office:value="182" calcext:value-type="float">
            <text:p>182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50;110)" office:value-type="float" office:value="90" calcext:value-type="float">
            <text:p>90</text:p>
          </table:table-cell>
          <table:table-cell table:formula="of:=RANDBETWEEN(150;340)" office:value-type="float" office:value="154" calcext:value-type="float">
            <text:p>154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50;110)" office:value-type="float" office:value="59" calcext:value-type="float">
            <text:p>59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150;340)" office:value-type="float" office:value="285" calcext:value-type="float">
            <text:p>285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89" calcext:value-type="float">
            <text:p>89</text:p>
          </table:table-cell>
          <table:table-cell table:formula="of:=RANDBETWEEN(50;110)" office:value-type="float" office:value="75" calcext:value-type="float">
            <text:p>75</text:p>
          </table:table-cell>
          <table:table-cell table:formula="of:=RANDBETWEEN(50;110)" office:value-type="float" office:value="64" calcext:value-type="float">
            <text:p>64</text:p>
          </table:table-cell>
          <table:table-cell table:formula="of:=RANDBETWEEN(50;110)" office:value-type="float" office:value="81" calcext:value-type="float">
            <text:p>81</text:p>
          </table:table-cell>
          <table:table-cell table:formula="of:=RANDBETWEEN(150;340)" office:value-type="float" office:value="243" calcext:value-type="float">
            <text:p>243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50;110)" office:value-type="float" office:value="67" calcext:value-type="float">
            <text:p>67</text:p>
          </table:table-cell>
          <table:table-cell table:formula="of:=RANDBETWEEN(50;110)" office:value-type="float" office:value="52" calcext:value-type="float">
            <text:p>52</text:p>
          </table:table-cell>
          <table:table-cell table:formula="of:=RANDBETWEEN(50;110)" office:value-type="float" office:value="84" calcext:value-type="float">
            <text:p>84</text:p>
          </table:table-cell>
          <table:table-cell table:formula="of:=RANDBETWEEN(150;340)" office:value-type="float" office:value="230" calcext:value-type="float">
            <text:p>230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67" calcext:value-type="float">
            <text:p>67</text:p>
          </table:table-cell>
          <table:table-cell table:formula="of:=RANDBETWEEN(50;110)" office:value-type="float" office:value="87" calcext:value-type="float">
            <text:p>87</text:p>
          </table:table-cell>
          <table:table-cell table:formula="of:=RANDBETWEEN(50;110)" office:value-type="float" office:value="63" calcext:value-type="float">
            <text:p>63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150;340)" office:value-type="float" office:value="329" calcext:value-type="float">
            <text:p>329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50;110)" office:value-type="float" office:value="78" calcext:value-type="float">
            <text:p>78</text:p>
          </table:table-cell>
          <table:table-cell table:formula="of:=RANDBETWEEN(50;110)" office:value-type="float" office:value="53" calcext:value-type="float">
            <text:p>53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150;340)" office:value-type="float" office:value="205" calcext:value-type="float">
            <text:p>205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54" calcext:value-type="float">
            <text:p>54</text:p>
          </table:table-cell>
          <table:table-cell table:formula="of:=RANDBETWEEN(50;110)" office:value-type="float" office:value="56" calcext:value-type="float">
            <text:p>56</text:p>
          </table:table-cell>
          <table:table-cell table:formula="of:=RANDBETWEEN(50;110)" office:value-type="float" office:value="106" calcext:value-type="float">
            <text:p>106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150;340)" office:value-type="float" office:value="210" calcext:value-type="float">
            <text:p>210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57" calcext:value-type="float">
            <text:p>57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50;110)" office:value-type="float" office:value="75" calcext:value-type="float">
            <text:p>75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150;340)" office:value-type="float" office:value="153" calcext:value-type="float">
            <text:p>153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50;110)" office:value-type="float" office:value="105" calcext:value-type="float">
            <text:p>105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50;110)" office:value-type="float" office:value="86" calcext:value-type="float">
            <text:p>86</text:p>
          </table:table-cell>
          <table:table-cell table:formula="of:=RANDBETWEEN(150;340)" office:value-type="float" office:value="210" calcext:value-type="float">
            <text:p>210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50;110)" office:value-type="float" office:value="87" calcext:value-type="float">
            <text:p>87</text:p>
          </table:table-cell>
          <table:table-cell table:formula="of:=RANDBETWEEN(50;110)" office:value-type="float" office:value="105" calcext:value-type="float">
            <text:p>105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150;340)" office:value-type="float" office:value="248" calcext:value-type="float">
            <text:p>248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50;110)" office:value-type="float" office:value="63" calcext:value-type="float">
            <text:p>63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150;340)" office:value-type="float" office:value="240" calcext:value-type="float">
            <text:p>240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150;340)" office:value-type="float" office:value="195" calcext:value-type="float">
            <text:p>195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150;340)" office:value-type="float" office:value="252" calcext:value-type="float">
            <text:p>252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56" calcext:value-type="float">
            <text:p>56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50;110)" office:value-type="float" office:value="81" calcext:value-type="float">
            <text:p>81</text:p>
          </table:table-cell>
          <table:table-cell table:formula="of:=RANDBETWEEN(150;340)" office:value-type="float" office:value="220" calcext:value-type="float">
            <text:p>220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100" calcext:value-type="float">
            <text:p>100</text:p>
          </table:table-cell>
          <table:table-cell table:formula="of:=RANDBETWEEN(50;110)" office:value-type="float" office:value="62" calcext:value-type="float">
            <text:p>62</text:p>
          </table:table-cell>
          <table:table-cell table:formula="of:=RANDBETWEEN(50;110)" office:value-type="float" office:value="90" calcext:value-type="float">
            <text:p>90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150;340)" office:value-type="float" office:value="185" calcext:value-type="float">
            <text:p>185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150;340)" office:value-type="float" office:value="326" calcext:value-type="float">
            <text:p>326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60" calcext:value-type="float">
            <text:p>60</text:p>
          </table:table-cell>
          <table:table-cell table:formula="of:=RANDBETWEEN(50;110)" office:value-type="float" office:value="91" calcext:value-type="float">
            <text:p>91</text:p>
          </table:table-cell>
          <table:table-cell table:formula="of:=RANDBETWEEN(50;110)" office:value-type="float" office:value="96" calcext:value-type="float">
            <text:p>96</text:p>
          </table:table-cell>
          <table:table-cell table:formula="of:=RANDBETWEEN(50;110)" office:value-type="float" office:value="90" calcext:value-type="float">
            <text:p>90</text:p>
          </table:table-cell>
          <table:table-cell table:formula="of:=RANDBETWEEN(150;340)" office:value-type="float" office:value="235" calcext:value-type="float">
            <text:p>235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50;110)" office:value-type="float" office:value="78" calcext:value-type="float">
            <text:p>78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150;340)" office:value-type="float" office:value="176" calcext:value-type="float">
            <text:p>176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98" calcext:value-type="float">
            <text:p>98</text:p>
          </table:table-cell>
          <table:table-cell table:formula="of:=RANDBETWEEN(50;110)" office:value-type="float" office:value="64" calcext:value-type="float">
            <text:p>64</text:p>
          </table:table-cell>
          <table:table-cell table:formula="of:=RANDBETWEEN(50;110)" office:value-type="float" office:value="70" calcext:value-type="float">
            <text:p>70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150;340)" office:value-type="float" office:value="162" calcext:value-type="float">
            <text:p>162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86" calcext:value-type="float">
            <text:p>86</text:p>
          </table:table-cell>
          <table:table-cell table:formula="of:=RANDBETWEEN(50;110)" office:value-type="float" office:value="100" calcext:value-type="float">
            <text:p>100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50;110)" office:value-type="float" office:value="108" calcext:value-type="float">
            <text:p>108</text:p>
          </table:table-cell>
          <table:table-cell table:formula="of:=RANDBETWEEN(150;340)" office:value-type="float" office:value="256" calcext:value-type="float">
            <text:p>256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94" calcext:value-type="float">
            <text:p>94</text:p>
          </table:table-cell>
          <table:table-cell table:formula="of:=RANDBETWEEN(50;110)" office:value-type="float" office:value="91" calcext:value-type="float">
            <text:p>91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150;340)" office:value-type="float" office:value="196" calcext:value-type="float">
            <text:p>196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50;110)" office:value-type="float" office:value="54" calcext:value-type="float">
            <text:p>54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150;340)" office:value-type="float" office:value="290" calcext:value-type="float">
            <text:p>290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50;110)" office:value-type="float" office:value="100" calcext:value-type="float">
            <text:p>100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150;340)" office:value-type="float" office:value="208" calcext:value-type="float">
            <text:p>208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50;110)" office:value-type="float" office:value="54" calcext:value-type="float">
            <text:p>54</text:p>
          </table:table-cell>
          <table:table-cell table:formula="of:=RANDBETWEEN(50;110)" office:value-type="float" office:value="70" calcext:value-type="float">
            <text:p>70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150;340)" office:value-type="float" office:value="163" calcext:value-type="float">
            <text:p>163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50;110)" office:value-type="float" office:value="97" calcext:value-type="float">
            <text:p>97</text:p>
          </table:table-cell>
          <table:table-cell table:formula="of:=RANDBETWEEN(50;110)" office:value-type="float" office:value="63" calcext:value-type="float">
            <text:p>63</text:p>
          </table:table-cell>
          <table:table-cell table:formula="of:=RANDBETWEEN(50;110)" office:value-type="float" office:value="64" calcext:value-type="float">
            <text:p>64</text:p>
          </table:table-cell>
          <table:table-cell table:formula="of:=RANDBETWEEN(150;340)" office:value-type="float" office:value="284" calcext:value-type="float">
            <text:p>284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68" calcext:value-type="float">
            <text:p>68</text:p>
          </table:table-cell>
          <table:table-cell table:formula="of:=RANDBETWEEN(50;110)" office:value-type="float" office:value="81" calcext:value-type="float">
            <text:p>81</text:p>
          </table:table-cell>
          <table:table-cell table:formula="of:=RANDBETWEEN(50;110)" office:value-type="float" office:value="56" calcext:value-type="float">
            <text:p>56</text:p>
          </table:table-cell>
          <table:table-cell table:formula="of:=RANDBETWEEN(50;110)" office:value-type="float" office:value="81" calcext:value-type="float">
            <text:p>81</text:p>
          </table:table-cell>
          <table:table-cell table:formula="of:=RANDBETWEEN(150;340)" office:value-type="float" office:value="184" calcext:value-type="float">
            <text:p>184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50;110)" office:value-type="float" office:value="84" calcext:value-type="float">
            <text:p>84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150;340)" office:value-type="float" office:value="220" calcext:value-type="float">
            <text:p>220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50;110)" office:value-type="float" office:value="84" calcext:value-type="float">
            <text:p>84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50;110)" office:value-type="float" office:value="86" calcext:value-type="float">
            <text:p>86</text:p>
          </table:table-cell>
          <table:table-cell table:formula="of:=RANDBETWEEN(150;340)" office:value-type="float" office:value="278" calcext:value-type="float">
            <text:p>278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50;110)" office:value-type="float" office:value="63" calcext:value-type="float">
            <text:p>63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50;110)" office:value-type="float" office:value="85" calcext:value-type="float">
            <text:p>85</text:p>
          </table:table-cell>
          <table:table-cell table:formula="of:=RANDBETWEEN(150;340)" office:value-type="float" office:value="231" calcext:value-type="float">
            <text:p>231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89" calcext:value-type="float">
            <text:p>89</text:p>
          </table:table-cell>
          <table:table-cell table:formula="of:=RANDBETWEEN(50;110)" office:value-type="float" office:value="67" calcext:value-type="float">
            <text:p>67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150;340)" office:value-type="float" office:value="329" calcext:value-type="float">
            <text:p>329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106" calcext:value-type="float">
            <text:p>106</text:p>
          </table:table-cell>
          <table:table-cell table:formula="of:=RANDBETWEEN(50;110)" office:value-type="float" office:value="53" calcext:value-type="float">
            <text:p>53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50;110)" office:value-type="float" office:value="71" calcext:value-type="float">
            <text:p>71</text:p>
          </table:table-cell>
          <table:table-cell table:formula="of:=RANDBETWEEN(150;340)" office:value-type="float" office:value="212" calcext:value-type="float">
            <text:p>212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96" calcext:value-type="float">
            <text:p>96</text:p>
          </table:table-cell>
          <table:table-cell table:formula="of:=RANDBETWEEN(50;110)" office:value-type="float" office:value="70" calcext:value-type="float">
            <text:p>70</text:p>
          </table:table-cell>
          <table:table-cell table:formula="of:=RANDBETWEEN(50;110)" office:value-type="float" office:value="56" calcext:value-type="float">
            <text:p>56</text:p>
          </table:table-cell>
          <table:table-cell table:formula="of:=RANDBETWEEN(50;110)" office:value-type="float" office:value="54" calcext:value-type="float">
            <text:p>54</text:p>
          </table:table-cell>
          <table:table-cell table:formula="of:=RANDBETWEEN(150;340)" office:value-type="float" office:value="310" calcext:value-type="float">
            <text:p>310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63" calcext:value-type="float">
            <text:p>63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50;110)" office:value-type="float" office:value="57" calcext:value-type="float">
            <text:p>57</text:p>
          </table:table-cell>
          <table:table-cell table:formula="of:=RANDBETWEEN(50;110)" office:value-type="float" office:value="110" calcext:value-type="float">
            <text:p>110</text:p>
          </table:table-cell>
          <table:table-cell table:formula="of:=RANDBETWEEN(150;340)" office:value-type="float" office:value="268" calcext:value-type="float">
            <text:p>268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97" calcext:value-type="float">
            <text:p>97</text:p>
          </table:table-cell>
          <table:table-cell table:formula="of:=RANDBETWEEN(50;110)" office:value-type="float" office:value="96" calcext:value-type="float">
            <text:p>96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150;340)" office:value-type="float" office:value="190" calcext:value-type="float">
            <text:p>190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50;110)" office:value-type="float" office:value="85" calcext:value-type="float">
            <text:p>85</text:p>
          </table:table-cell>
          <table:table-cell table:formula="of:=RANDBETWEEN(50;110)" office:value-type="float" office:value="60" calcext:value-type="float">
            <text:p>60</text:p>
          </table:table-cell>
          <table:table-cell table:formula="of:=RANDBETWEEN(150;340)" office:value-type="float" office:value="310" calcext:value-type="float">
            <text:p>310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85" calcext:value-type="float">
            <text:p>85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50;110)" office:value-type="float" office:value="70" calcext:value-type="float">
            <text:p>70</text:p>
          </table:table-cell>
          <table:table-cell table:formula="of:=RANDBETWEEN(150;340)" office:value-type="float" office:value="331" calcext:value-type="float">
            <text:p>331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50;110)" office:value-type="float" office:value="75" calcext:value-type="float">
            <text:p>75</text:p>
          </table:table-cell>
          <table:table-cell table:formula="of:=RANDBETWEEN(50;110)" office:value-type="float" office:value="53" calcext:value-type="float">
            <text:p>53</text:p>
          </table:table-cell>
          <table:table-cell table:formula="of:=RANDBETWEEN(150;340)" office:value-type="float" office:value="199" calcext:value-type="float">
            <text:p>199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94" calcext:value-type="float">
            <text:p>94</text:p>
          </table:table-cell>
          <table:table-cell table:formula="of:=RANDBETWEEN(50;110)" office:value-type="float" office:value="53" calcext:value-type="float">
            <text:p>53</text:p>
          </table:table-cell>
          <table:table-cell table:formula="of:=RANDBETWEEN(50;110)" office:value-type="float" office:value="67" calcext:value-type="float">
            <text:p>67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150;340)" office:value-type="float" office:value="244" calcext:value-type="float">
            <text:p>244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50;110)" office:value-type="float" office:value="87" calcext:value-type="float">
            <text:p>87</text:p>
          </table:table-cell>
          <table:table-cell table:formula="of:=RANDBETWEEN(150;340)" office:value-type="float" office:value="180" calcext:value-type="float">
            <text:p>180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52" calcext:value-type="float">
            <text:p>52</text:p>
          </table:table-cell>
          <table:table-cell table:formula="of:=RANDBETWEEN(50;110)" office:value-type="float" office:value="110" calcext:value-type="float">
            <text:p>110</text:p>
          </table:table-cell>
          <table:table-cell table:formula="of:=RANDBETWEEN(50;110)" office:value-type="float" office:value="100" calcext:value-type="float">
            <text:p>100</text:p>
          </table:table-cell>
          <table:table-cell table:formula="of:=RANDBETWEEN(50;110)" office:value-type="float" office:value="57" calcext:value-type="float">
            <text:p>57</text:p>
          </table:table-cell>
          <table:table-cell table:formula="of:=RANDBETWEEN(150;340)" office:value-type="float" office:value="293" calcext:value-type="float">
            <text:p>293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54" calcext:value-type="float">
            <text:p>54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50;110)" office:value-type="float" office:value="90" calcext:value-type="float">
            <text:p>90</text:p>
          </table:table-cell>
          <table:table-cell table:formula="of:=RANDBETWEEN(50;110)" office:value-type="float" office:value="71" calcext:value-type="float">
            <text:p>71</text:p>
          </table:table-cell>
          <table:table-cell table:formula="of:=RANDBETWEEN(150;340)" office:value-type="float" office:value="292" calcext:value-type="float">
            <text:p>292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50;110)" office:value-type="float" office:value="78" calcext:value-type="float">
            <text:p>78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150;340)" office:value-type="float" office:value="315" calcext:value-type="float">
            <text:p>315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81" calcext:value-type="float">
            <text:p>81</text:p>
          </table:table-cell>
          <table:table-cell table:formula="of:=RANDBETWEEN(50;110)" office:value-type="float" office:value="90" calcext:value-type="float">
            <text:p>90</text:p>
          </table:table-cell>
          <table:table-cell table:formula="of:=RANDBETWEEN(50;110)" office:value-type="float" office:value="62" calcext:value-type="float">
            <text:p>62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150;340)" office:value-type="float" office:value="319" calcext:value-type="float">
            <text:p>319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50;110)" office:value-type="float" office:value="59" calcext:value-type="float">
            <text:p>59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50;110)" office:value-type="float" office:value="54" calcext:value-type="float">
            <text:p>54</text:p>
          </table:table-cell>
          <table:table-cell table:formula="of:=RANDBETWEEN(150;340)" office:value-type="float" office:value="306" calcext:value-type="float">
            <text:p>306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63" calcext:value-type="float">
            <text:p>63</text:p>
          </table:table-cell>
          <table:table-cell table:formula="of:=RANDBETWEEN(50;110)" office:value-type="float" office:value="78" calcext:value-type="float">
            <text:p>78</text:p>
          </table:table-cell>
          <table:table-cell table:formula="of:=RANDBETWEEN(50;110)" office:value-type="float" office:value="67" calcext:value-type="float">
            <text:p>67</text:p>
          </table:table-cell>
          <table:table-cell table:formula="of:=RANDBETWEEN(50;110)" office:value-type="float" office:value="100" calcext:value-type="float">
            <text:p>100</text:p>
          </table:table-cell>
          <table:table-cell table:formula="of:=RANDBETWEEN(150;340)" office:value-type="float" office:value="271" calcext:value-type="float">
            <text:p>271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50;110)" office:value-type="float" office:value="94" calcext:value-type="float">
            <text:p>94</text:p>
          </table:table-cell>
          <table:table-cell table:formula="of:=RANDBETWEEN(50;110)" office:value-type="float" office:value="94" calcext:value-type="float">
            <text:p>94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150;340)" office:value-type="float" office:value="225" calcext:value-type="float">
            <text:p>225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75" calcext:value-type="float">
            <text:p>75</text:p>
          </table:table-cell>
          <table:table-cell table:formula="of:=RANDBETWEEN(50;110)" office:value-type="float" office:value="92" calcext:value-type="float">
            <text:p>92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50;110)" office:value-type="float" office:value="90" calcext:value-type="float">
            <text:p>90</text:p>
          </table:table-cell>
          <table:table-cell table:formula="of:=RANDBETWEEN(150;340)" office:value-type="float" office:value="328" calcext:value-type="float">
            <text:p>328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50;110)" office:value-type="float" office:value="106" calcext:value-type="float">
            <text:p>106</text:p>
          </table:table-cell>
          <table:table-cell table:formula="of:=RANDBETWEEN(50;110)" office:value-type="float" office:value="56" calcext:value-type="float">
            <text:p>56</text:p>
          </table:table-cell>
          <table:table-cell table:formula="of:=RANDBETWEEN(50;110)" office:value-type="float" office:value="94" calcext:value-type="float">
            <text:p>94</text:p>
          </table:table-cell>
          <table:table-cell table:formula="of:=RANDBETWEEN(150;340)" office:value-type="float" office:value="270" calcext:value-type="float">
            <text:p>270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50;110)" office:value-type="float" office:value="100" calcext:value-type="float">
            <text:p>100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50;110)" office:value-type="float" office:value="57" calcext:value-type="float">
            <text:p>57</text:p>
          </table:table-cell>
          <table:table-cell table:formula="of:=RANDBETWEEN(150;340)" office:value-type="float" office:value="220" calcext:value-type="float">
            <text:p>220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110" calcext:value-type="float">
            <text:p>110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50;110)" office:value-type="float" office:value="60" calcext:value-type="float">
            <text:p>60</text:p>
          </table:table-cell>
          <table:table-cell table:formula="of:=RANDBETWEEN(50;110)" office:value-type="float" office:value="68" calcext:value-type="float">
            <text:p>68</text:p>
          </table:table-cell>
          <table:table-cell table:formula="of:=RANDBETWEEN(150;340)" office:value-type="float" office:value="332" calcext:value-type="float">
            <text:p>332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62" calcext:value-type="float">
            <text:p>62</text:p>
          </table:table-cell>
          <table:table-cell table:formula="of:=RANDBETWEEN(50;110)" office:value-type="float" office:value="81" calcext:value-type="float">
            <text:p>81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150;340)" office:value-type="float" office:value="279" calcext:value-type="float">
            <text:p>279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50;110)" office:value-type="float" office:value="55" calcext:value-type="float">
            <text:p>55</text:p>
          </table:table-cell>
          <table:table-cell table:formula="of:=RANDBETWEEN(50;110)" office:value-type="float" office:value="100" calcext:value-type="float">
            <text:p>100</text:p>
          </table:table-cell>
          <table:table-cell table:formula="of:=RANDBETWEEN(50;110)" office:value-type="float" office:value="60" calcext:value-type="float">
            <text:p>60</text:p>
          </table:table-cell>
          <table:table-cell table:formula="of:=RANDBETWEEN(150;340)" office:value-type="float" office:value="174" calcext:value-type="float">
            <text:p>174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64" calcext:value-type="float">
            <text:p>64</text:p>
          </table:table-cell>
          <table:table-cell table:formula="of:=RANDBETWEEN(50;110)" office:value-type="float" office:value="84" calcext:value-type="float">
            <text:p>84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50;110)" office:value-type="float" office:value="106" calcext:value-type="float">
            <text:p>106</text:p>
          </table:table-cell>
          <table:table-cell table:formula="of:=RANDBETWEEN(150;340)" office:value-type="float" office:value="158" calcext:value-type="float">
            <text:p>158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68" calcext:value-type="float">
            <text:p>68</text:p>
          </table:table-cell>
          <table:table-cell table:formula="of:=RANDBETWEEN(50;110)" office:value-type="float" office:value="100" calcext:value-type="float">
            <text:p>100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50;110)" office:value-type="float" office:value="75" calcext:value-type="float">
            <text:p>75</text:p>
          </table:table-cell>
          <table:table-cell table:formula="of:=RANDBETWEEN(150;340)" office:value-type="float" office:value="238" calcext:value-type="float">
            <text:p>238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59" calcext:value-type="float">
            <text:p>59</text:p>
          </table:table-cell>
          <table:table-cell table:formula="of:=RANDBETWEEN(50;110)" office:value-type="float" office:value="57" calcext:value-type="float">
            <text:p>57</text:p>
          </table:table-cell>
          <table:table-cell table:formula="of:=RANDBETWEEN(50;110)" office:value-type="float" office:value="70" calcext:value-type="float">
            <text:p>70</text:p>
          </table:table-cell>
          <table:table-cell table:formula="of:=RANDBETWEEN(50;110)" office:value-type="float" office:value="81" calcext:value-type="float">
            <text:p>81</text:p>
          </table:table-cell>
          <table:table-cell table:formula="of:=RANDBETWEEN(150;340)" office:value-type="float" office:value="173" calcext:value-type="float">
            <text:p>173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50;110)" office:value-type="float" office:value="87" calcext:value-type="float">
            <text:p>87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150;340)" office:value-type="float" office:value="288" calcext:value-type="float">
            <text:p>288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50;110)" office:value-type="float" office:value="62" calcext:value-type="float">
            <text:p>62</text:p>
          </table:table-cell>
          <table:table-cell table:formula="of:=RANDBETWEEN(50;110)" office:value-type="float" office:value="85" calcext:value-type="float">
            <text:p>85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150;340)" office:value-type="float" office:value="188" calcext:value-type="float">
            <text:p>188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87" calcext:value-type="float">
            <text:p>87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50;110)" office:value-type="float" office:value="85" calcext:value-type="float">
            <text:p>85</text:p>
          </table:table-cell>
          <table:table-cell table:formula="of:=RANDBETWEEN(150;340)" office:value-type="float" office:value="214" calcext:value-type="float">
            <text:p>214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150;340)" office:value-type="float" office:value="317" calcext:value-type="float">
            <text:p>317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50;110)" office:value-type="float" office:value="96" calcext:value-type="float">
            <text:p>96</text:p>
          </table:table-cell>
          <table:table-cell table:formula="of:=RANDBETWEEN(150;340)" office:value-type="float" office:value="284" calcext:value-type="float">
            <text:p>284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150;340)" office:value-type="float" office:value="156" calcext:value-type="float">
            <text:p>156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56" calcext:value-type="float">
            <text:p>56</text:p>
          </table:table-cell>
          <table:table-cell table:formula="of:=RANDBETWEEN(50;110)" office:value-type="float" office:value="55" calcext:value-type="float">
            <text:p>55</text:p>
          </table:table-cell>
          <table:table-cell table:formula="of:=RANDBETWEEN(50;110)" office:value-type="float" office:value="78" calcext:value-type="float">
            <text:p>78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150;340)" office:value-type="float" office:value="294" calcext:value-type="float">
            <text:p>294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50;110)" office:value-type="float" office:value="62" calcext:value-type="float">
            <text:p>62</text:p>
          </table:table-cell>
          <table:table-cell table:formula="of:=RANDBETWEEN(150;340)" office:value-type="float" office:value="271" calcext:value-type="float">
            <text:p>271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86" calcext:value-type="float">
            <text:p>86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50;110)" office:value-type="float" office:value="60" calcext:value-type="float">
            <text:p>60</text:p>
          </table:table-cell>
          <table:table-cell table:formula="of:=RANDBETWEEN(150;340)" office:value-type="float" office:value="282" calcext:value-type="float">
            <text:p>282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50;110)" office:value-type="float" office:value="92" calcext:value-type="float">
            <text:p>92</text:p>
          </table:table-cell>
          <table:table-cell table:formula="of:=RANDBETWEEN(50;110)" office:value-type="float" office:value="98" calcext:value-type="float">
            <text:p>98</text:p>
          </table:table-cell>
          <table:table-cell table:formula="of:=RANDBETWEEN(150;340)" office:value-type="float" office:value="274" calcext:value-type="float">
            <text:p>274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108" calcext:value-type="float">
            <text:p>108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50;110)" office:value-type="float" office:value="57" calcext:value-type="float">
            <text:p>57</text:p>
          </table:table-cell>
          <table:table-cell table:formula="of:=RANDBETWEEN(150;340)" office:value-type="float" office:value="234" calcext:value-type="float">
            <text:p>234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54" calcext:value-type="float">
            <text:p>54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150;340)" office:value-type="float" office:value="157" calcext:value-type="float">
            <text:p>157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50;110)" office:value-type="float" office:value="110" calcext:value-type="float">
            <text:p>110</text:p>
          </table:table-cell>
          <table:table-cell table:formula="of:=RANDBETWEEN(150;340)" office:value-type="float" office:value="170" calcext:value-type="float">
            <text:p>170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62" calcext:value-type="float">
            <text:p>62</text:p>
          </table:table-cell>
          <table:table-cell table:formula="of:=RANDBETWEEN(50;110)" office:value-type="float" office:value="57" calcext:value-type="float">
            <text:p>57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50;110)" office:value-type="float" office:value="57" calcext:value-type="float">
            <text:p>57</text:p>
          </table:table-cell>
          <table:table-cell table:formula="of:=RANDBETWEEN(150;340)" office:value-type="float" office:value="334" calcext:value-type="float">
            <text:p>334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50;110)" office:value-type="float" office:value="53" calcext:value-type="float">
            <text:p>53</text:p>
          </table:table-cell>
          <table:table-cell table:formula="of:=RANDBETWEEN(50;110)" office:value-type="float" office:value="89" calcext:value-type="float">
            <text:p>89</text:p>
          </table:table-cell>
          <table:table-cell table:formula="of:=RANDBETWEEN(50;110)" office:value-type="float" office:value="89" calcext:value-type="float">
            <text:p>89</text:p>
          </table:table-cell>
          <table:table-cell table:formula="of:=RANDBETWEEN(150;340)" office:value-type="float" office:value="289" calcext:value-type="float">
            <text:p>289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57" calcext:value-type="float">
            <text:p>57</text:p>
          </table:table-cell>
          <table:table-cell table:formula="of:=RANDBETWEEN(50;110)" office:value-type="float" office:value="97" calcext:value-type="float">
            <text:p>97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150;340)" office:value-type="float" office:value="309" calcext:value-type="float">
            <text:p>309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96" calcext:value-type="float">
            <text:p>96</text:p>
          </table:table-cell>
          <table:table-cell table:formula="of:=RANDBETWEEN(50;110)" office:value-type="float" office:value="55" calcext:value-type="float">
            <text:p>55</text:p>
          </table:table-cell>
          <table:table-cell table:formula="of:=RANDBETWEEN(50;110)" office:value-type="float" office:value="62" calcext:value-type="float">
            <text:p>62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150;340)" office:value-type="float" office:value="220" calcext:value-type="float">
            <text:p>220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50;110)" office:value-type="float" office:value="60" calcext:value-type="float">
            <text:p>60</text:p>
          </table:table-cell>
          <table:table-cell table:formula="of:=RANDBETWEEN(50;110)" office:value-type="float" office:value="81" calcext:value-type="float">
            <text:p>81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150;340)" office:value-type="float" office:value="248" calcext:value-type="float">
            <text:p>248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50;110)" office:value-type="float" office:value="64" calcext:value-type="float">
            <text:p>64</text:p>
          </table:table-cell>
          <table:table-cell table:formula="of:=RANDBETWEEN(150;340)" office:value-type="float" office:value="333" calcext:value-type="float">
            <text:p>333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50;110)" office:value-type="float" office:value="52" calcext:value-type="float">
            <text:p>52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150;340)" office:value-type="float" office:value="289" calcext:value-type="float">
            <text:p>289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89" calcext:value-type="float">
            <text:p>89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150;340)" office:value-type="float" office:value="272" calcext:value-type="float">
            <text:p>272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98" calcext:value-type="float">
            <text:p>98</text:p>
          </table:table-cell>
          <table:table-cell table:formula="of:=RANDBETWEEN(50;110)" office:value-type="float" office:value="71" calcext:value-type="float">
            <text:p>71</text:p>
          </table:table-cell>
          <table:table-cell table:formula="of:=RANDBETWEEN(50;110)" office:value-type="float" office:value="89" calcext:value-type="float">
            <text:p>89</text:p>
          </table:table-cell>
          <table:table-cell table:formula="of:=RANDBETWEEN(50;110)" office:value-type="float" office:value="92" calcext:value-type="float">
            <text:p>92</text:p>
          </table:table-cell>
          <table:table-cell table:formula="of:=RANDBETWEEN(150;340)" office:value-type="float" office:value="186" calcext:value-type="float">
            <text:p>186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63" calcext:value-type="float">
            <text:p>63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150;340)" office:value-type="float" office:value="274" calcext:value-type="float">
            <text:p>274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55" calcext:value-type="float">
            <text:p>55</text:p>
          </table:table-cell>
          <table:table-cell table:formula="of:=RANDBETWEEN(50;110)" office:value-type="float" office:value="106" calcext:value-type="float">
            <text:p>106</text:p>
          </table:table-cell>
          <table:table-cell table:formula="of:=RANDBETWEEN(50;110)" office:value-type="float" office:value="96" calcext:value-type="float">
            <text:p>96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150;340)" office:value-type="float" office:value="218" calcext:value-type="float">
            <text:p>218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50;110)" office:value-type="float" office:value="68" calcext:value-type="float">
            <text:p>68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150;340)" office:value-type="float" office:value="227" calcext:value-type="float">
            <text:p>227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68" calcext:value-type="float">
            <text:p>68</text:p>
          </table:table-cell>
          <table:table-cell table:formula="of:=RANDBETWEEN(50;110)" office:value-type="float" office:value="52" calcext:value-type="float">
            <text:p>52</text:p>
          </table:table-cell>
          <table:table-cell table:formula="of:=RANDBETWEEN(50;110)" office:value-type="float" office:value="84" calcext:value-type="float">
            <text:p>84</text:p>
          </table:table-cell>
          <table:table-cell table:formula="of:=RANDBETWEEN(50;110)" office:value-type="float" office:value="75" calcext:value-type="float">
            <text:p>75</text:p>
          </table:table-cell>
          <table:table-cell table:formula="of:=RANDBETWEEN(150;340)" office:value-type="float" office:value="165" calcext:value-type="float">
            <text:p>165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67" calcext:value-type="float">
            <text:p>67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50;110)" office:value-type="float" office:value="56" calcext:value-type="float">
            <text:p>56</text:p>
          </table:table-cell>
          <table:table-cell table:formula="of:=RANDBETWEEN(50;110)" office:value-type="float" office:value="96" calcext:value-type="float">
            <text:p>96</text:p>
          </table:table-cell>
          <table:table-cell table:formula="of:=RANDBETWEEN(150;340)" office:value-type="float" office:value="197" calcext:value-type="float">
            <text:p>197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100" calcext:value-type="float">
            <text:p>100</text:p>
          </table:table-cell>
          <table:table-cell table:formula="of:=RANDBETWEEN(50;110)" office:value-type="float" office:value="84" calcext:value-type="float">
            <text:p>84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50;110)" office:value-type="float" office:value="67" calcext:value-type="float">
            <text:p>67</text:p>
          </table:table-cell>
          <table:table-cell table:formula="of:=RANDBETWEEN(150;340)" office:value-type="float" office:value="331" calcext:value-type="float">
            <text:p>331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50;110)" office:value-type="float" office:value="86" calcext:value-type="float">
            <text:p>86</text:p>
          </table:table-cell>
          <table:table-cell table:formula="of:=RANDBETWEEN(50;110)" office:value-type="float" office:value="100" calcext:value-type="float">
            <text:p>100</text:p>
          </table:table-cell>
          <table:table-cell table:formula="of:=RANDBETWEEN(50;110)" office:value-type="float" office:value="63" calcext:value-type="float">
            <text:p>63</text:p>
          </table:table-cell>
          <table:table-cell table:formula="of:=RANDBETWEEN(150;340)" office:value-type="float" office:value="227" calcext:value-type="float">
            <text:p>227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92" calcext:value-type="float">
            <text:p>92</text:p>
          </table:table-cell>
          <table:table-cell table:formula="of:=RANDBETWEEN(50;110)" office:value-type="float" office:value="98" calcext:value-type="float">
            <text:p>98</text:p>
          </table:table-cell>
          <table:table-cell table:formula="of:=RANDBETWEEN(50;110)" office:value-type="float" office:value="84" calcext:value-type="float">
            <text:p>84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150;340)" office:value-type="float" office:value="156" calcext:value-type="float">
            <text:p>156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92" calcext:value-type="float">
            <text:p>92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150;340)" office:value-type="float" office:value="167" calcext:value-type="float">
            <text:p>167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97" calcext:value-type="float">
            <text:p>97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50;110)" office:value-type="float" office:value="64" calcext:value-type="float">
            <text:p>64</text:p>
          </table:table-cell>
          <table:table-cell table:formula="of:=RANDBETWEEN(50;110)" office:value-type="float" office:value="57" calcext:value-type="float">
            <text:p>57</text:p>
          </table:table-cell>
          <table:table-cell table:formula="of:=RANDBETWEEN(150;340)" office:value-type="float" office:value="266" calcext:value-type="float">
            <text:p>266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50;110)" office:value-type="float" office:value="108" calcext:value-type="float">
            <text:p>108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150;340)" office:value-type="float" office:value="155" calcext:value-type="float">
            <text:p>155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90" calcext:value-type="float">
            <text:p>90</text:p>
          </table:table-cell>
          <table:table-cell table:formula="of:=RANDBETWEEN(50;110)" office:value-type="float" office:value="59" calcext:value-type="float">
            <text:p>59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50;110)" office:value-type="float" office:value="92" calcext:value-type="float">
            <text:p>92</text:p>
          </table:table-cell>
          <table:table-cell table:formula="of:=RANDBETWEEN(150;340)" office:value-type="float" office:value="297" calcext:value-type="float">
            <text:p>297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50;110)" office:value-type="float" office:value="78" calcext:value-type="float">
            <text:p>78</text:p>
          </table:table-cell>
          <table:table-cell table:formula="of:=RANDBETWEEN(150;340)" office:value-type="float" office:value="317" calcext:value-type="float">
            <text:p>317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78" calcext:value-type="float">
            <text:p>78</text:p>
          </table:table-cell>
          <table:table-cell table:formula="of:=RANDBETWEEN(50;110)" office:value-type="float" office:value="62" calcext:value-type="float">
            <text:p>62</text:p>
          </table:table-cell>
          <table:table-cell table:formula="of:=RANDBETWEEN(50;110)" office:value-type="float" office:value="110" calcext:value-type="float">
            <text:p>110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150;340)" office:value-type="float" office:value="213" calcext:value-type="float">
            <text:p>213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60" calcext:value-type="float">
            <text:p>60</text:p>
          </table:table-cell>
          <table:table-cell table:formula="of:=RANDBETWEEN(50;110)" office:value-type="float" office:value="55" calcext:value-type="float">
            <text:p>55</text:p>
          </table:table-cell>
          <table:table-cell table:formula="of:=RANDBETWEEN(50;110)" office:value-type="float" office:value="56" calcext:value-type="float">
            <text:p>56</text:p>
          </table:table-cell>
          <table:table-cell table:formula="of:=RANDBETWEEN(50;110)" office:value-type="float" office:value="67" calcext:value-type="float">
            <text:p>67</text:p>
          </table:table-cell>
          <table:table-cell table:formula="of:=RANDBETWEEN(150;340)" office:value-type="float" office:value="154" calcext:value-type="float">
            <text:p>154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50;110)" office:value-type="float" office:value="91" calcext:value-type="float">
            <text:p>91</text:p>
          </table:table-cell>
          <table:table-cell table:formula="of:=RANDBETWEEN(50;110)" office:value-type="float" office:value="91" calcext:value-type="float">
            <text:p>91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150;340)" office:value-type="float" office:value="249" calcext:value-type="float">
            <text:p>249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75" calcext:value-type="float">
            <text:p>75</text:p>
          </table:table-cell>
          <table:table-cell table:formula="of:=RANDBETWEEN(50;110)" office:value-type="float" office:value="71" calcext:value-type="float">
            <text:p>71</text:p>
          </table:table-cell>
          <table:table-cell table:formula="of:=RANDBETWEEN(50;110)" office:value-type="float" office:value="67" calcext:value-type="float">
            <text:p>67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150;340)" office:value-type="float" office:value="150" calcext:value-type="float">
            <text:p>150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50;110)" office:value-type="float" office:value="60" calcext:value-type="float">
            <text:p>60</text:p>
          </table:table-cell>
          <table:table-cell table:formula="of:=RANDBETWEEN(50;110)" office:value-type="float" office:value="64" calcext:value-type="float">
            <text:p>64</text:p>
          </table:table-cell>
          <table:table-cell table:formula="of:=RANDBETWEEN(150;340)" office:value-type="float" office:value="156" calcext:value-type="float">
            <text:p>156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85" calcext:value-type="float">
            <text:p>85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50;110)" office:value-type="float" office:value="90" calcext:value-type="float">
            <text:p>90</text:p>
          </table:table-cell>
          <table:table-cell table:formula="of:=RANDBETWEEN(150;340)" office:value-type="float" office:value="312" calcext:value-type="float">
            <text:p>312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67" calcext:value-type="float">
            <text:p>67</text:p>
          </table:table-cell>
          <table:table-cell table:formula="of:=RANDBETWEEN(50;110)" office:value-type="float" office:value="109" calcext:value-type="float">
            <text:p>109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50;110)" office:value-type="float" office:value="91" calcext:value-type="float">
            <text:p>91</text:p>
          </table:table-cell>
          <table:table-cell table:formula="of:=RANDBETWEEN(150;340)" office:value-type="float" office:value="320" calcext:value-type="float">
            <text:p>320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50;110)" office:value-type="float" office:value="97" calcext:value-type="float">
            <text:p>97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50;110)" office:value-type="float" office:value="81" calcext:value-type="float">
            <text:p>81</text:p>
          </table:table-cell>
          <table:table-cell table:formula="of:=RANDBETWEEN(150;340)" office:value-type="float" office:value="213" calcext:value-type="float">
            <text:p>213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106" calcext:value-type="float">
            <text:p>106</text:p>
          </table:table-cell>
          <table:table-cell table:formula="of:=RANDBETWEEN(50;110)" office:value-type="float" office:value="55" calcext:value-type="float">
            <text:p>55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150;340)" office:value-type="float" office:value="216" calcext:value-type="float">
            <text:p>216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98" calcext:value-type="float">
            <text:p>98</text:p>
          </table:table-cell>
          <table:table-cell table:formula="of:=RANDBETWEEN(50;110)" office:value-type="float" office:value="64" calcext:value-type="float">
            <text:p>64</text:p>
          </table:table-cell>
          <table:table-cell table:formula="of:=RANDBETWEEN(50;110)" office:value-type="float" office:value="94" calcext:value-type="float">
            <text:p>94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150;340)" office:value-type="float" office:value="208" calcext:value-type="float">
            <text:p>208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60" calcext:value-type="float">
            <text:p>60</text:p>
          </table:table-cell>
          <table:table-cell table:formula="of:=RANDBETWEEN(50;110)" office:value-type="float" office:value="67" calcext:value-type="float">
            <text:p>67</text:p>
          </table:table-cell>
          <table:table-cell table:formula="of:=RANDBETWEEN(50;110)" office:value-type="float" office:value="87" calcext:value-type="float">
            <text:p>87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150;340)" office:value-type="float" office:value="240" calcext:value-type="float">
            <text:p>240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70" calcext:value-type="float">
            <text:p>70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50;110)" office:value-type="float" office:value="86" calcext:value-type="float">
            <text:p>86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150;340)" office:value-type="float" office:value="258" calcext:value-type="float">
            <text:p>258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50;110)" office:value-type="float" office:value="86" calcext:value-type="float">
            <text:p>86</text:p>
          </table:table-cell>
          <table:table-cell table:formula="of:=RANDBETWEEN(150;340)" office:value-type="float" office:value="273" calcext:value-type="float">
            <text:p>273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50;110)" office:value-type="float" office:value="84" calcext:value-type="float">
            <text:p>84</text:p>
          </table:table-cell>
          <table:table-cell table:formula="of:=RANDBETWEEN(50;110)" office:value-type="float" office:value="52" calcext:value-type="float">
            <text:p>52</text:p>
          </table:table-cell>
          <table:table-cell table:formula="of:=RANDBETWEEN(50;110)" office:value-type="float" office:value="90" calcext:value-type="float">
            <text:p>90</text:p>
          </table:table-cell>
          <table:table-cell table:formula="of:=RANDBETWEEN(150;340)" office:value-type="float" office:value="181" calcext:value-type="float">
            <text:p>181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87" calcext:value-type="float">
            <text:p>87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50;110)" office:value-type="float" office:value="85" calcext:value-type="float">
            <text:p>85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150;340)" office:value-type="float" office:value="241" calcext:value-type="float">
            <text:p>241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63" calcext:value-type="float">
            <text:p>63</text:p>
          </table:table-cell>
          <table:table-cell table:formula="of:=RANDBETWEEN(50;110)" office:value-type="float" office:value="100" calcext:value-type="float">
            <text:p>100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50;110)" office:value-type="float" office:value="63" calcext:value-type="float">
            <text:p>63</text:p>
          </table:table-cell>
          <table:table-cell table:formula="of:=RANDBETWEEN(150;340)" office:value-type="float" office:value="208" calcext:value-type="float">
            <text:p>208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97" calcext:value-type="float">
            <text:p>97</text:p>
          </table:table-cell>
          <table:table-cell table:formula="of:=RANDBETWEEN(50;110)" office:value-type="float" office:value="98" calcext:value-type="float">
            <text:p>98</text:p>
          </table:table-cell>
          <table:table-cell table:formula="of:=RANDBETWEEN(50;110)" office:value-type="float" office:value="97" calcext:value-type="float">
            <text:p>97</text:p>
          </table:table-cell>
          <table:table-cell table:formula="of:=RANDBETWEEN(50;110)" office:value-type="float" office:value="106" calcext:value-type="float">
            <text:p>106</text:p>
          </table:table-cell>
          <table:table-cell table:formula="of:=RANDBETWEEN(150;340)" office:value-type="float" office:value="315" calcext:value-type="float">
            <text:p>315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50;110)" office:value-type="float" office:value="86" calcext:value-type="float">
            <text:p>86</text:p>
          </table:table-cell>
          <table:table-cell table:formula="of:=RANDBETWEEN(150;340)" office:value-type="float" office:value="255" calcext:value-type="float">
            <text:p>255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50;110)" office:value-type="float" office:value="91" calcext:value-type="float">
            <text:p>91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50;110)" office:value-type="float" office:value="109" calcext:value-type="float">
            <text:p>109</text:p>
          </table:table-cell>
          <table:table-cell table:formula="of:=RANDBETWEEN(150;340)" office:value-type="float" office:value="319" calcext:value-type="float">
            <text:p>319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63" calcext:value-type="float">
            <text:p>63</text:p>
          </table:table-cell>
          <table:table-cell table:formula="of:=RANDBETWEEN(50;110)" office:value-type="float" office:value="94" calcext:value-type="float">
            <text:p>94</text:p>
          </table:table-cell>
          <table:table-cell table:formula="of:=RANDBETWEEN(50;110)" office:value-type="float" office:value="70" calcext:value-type="float">
            <text:p>70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150;340)" office:value-type="float" office:value="185" calcext:value-type="float">
            <text:p>185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89" calcext:value-type="float">
            <text:p>89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50;110)" office:value-type="float" office:value="89" calcext:value-type="float">
            <text:p>89</text:p>
          </table:table-cell>
          <table:table-cell table:formula="of:=RANDBETWEEN(50;110)" office:value-type="float" office:value="60" calcext:value-type="float">
            <text:p>60</text:p>
          </table:table-cell>
          <table:table-cell table:formula="of:=RANDBETWEEN(150;340)" office:value-type="float" office:value="311" calcext:value-type="float">
            <text:p>311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50;110)" office:value-type="float" office:value="89" calcext:value-type="float">
            <text:p>89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150;340)" office:value-type="float" office:value="279" calcext:value-type="float">
            <text:p>279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50;110)" office:value-type="float" office:value="52" calcext:value-type="float">
            <text:p>52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150;340)" office:value-type="float" office:value="161" calcext:value-type="float">
            <text:p>161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50;110)" office:value-type="float" office:value="108" calcext:value-type="float">
            <text:p>108</text:p>
          </table:table-cell>
          <table:table-cell table:formula="of:=RANDBETWEEN(50;110)" office:value-type="float" office:value="100" calcext:value-type="float">
            <text:p>100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150;340)" office:value-type="float" office:value="217" calcext:value-type="float">
            <text:p>217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150;340)" office:value-type="float" office:value="325" calcext:value-type="float">
            <text:p>325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50;110)" office:value-type="float" office:value="75" calcext:value-type="float">
            <text:p>75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150;340)" office:value-type="float" office:value="251" calcext:value-type="float">
            <text:p>251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50;110)" office:value-type="float" office:value="81" calcext:value-type="float">
            <text:p>81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150;340)" office:value-type="float" office:value="326" calcext:value-type="float">
            <text:p>326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92" calcext:value-type="float">
            <text:p>92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50;110)" office:value-type="float" office:value="64" calcext:value-type="float">
            <text:p>64</text:p>
          </table:table-cell>
          <table:table-cell table:formula="of:=RANDBETWEEN(50;110)" office:value-type="float" office:value="100" calcext:value-type="float">
            <text:p>100</text:p>
          </table:table-cell>
          <table:table-cell table:formula="of:=RANDBETWEEN(150;340)" office:value-type="float" office:value="173" calcext:value-type="float">
            <text:p>173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50;110)" office:value-type="float" office:value="59" calcext:value-type="float">
            <text:p>59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150;340)" office:value-type="float" office:value="161" calcext:value-type="float">
            <text:p>161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50;110)" office:value-type="float" office:value="60" calcext:value-type="float">
            <text:p>60</text:p>
          </table:table-cell>
          <table:table-cell table:formula="of:=RANDBETWEEN(50;110)" office:value-type="float" office:value="94" calcext:value-type="float">
            <text:p>94</text:p>
          </table:table-cell>
          <table:table-cell table:formula="of:=RANDBETWEEN(150;340)" office:value-type="float" office:value="251" calcext:value-type="float">
            <text:p>251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50;110)" office:value-type="float" office:value="94" calcext:value-type="float">
            <text:p>94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150;340)" office:value-type="float" office:value="269" calcext:value-type="float">
            <text:p>269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50;110)" office:value-type="float" office:value="109" calcext:value-type="float">
            <text:p>109</text:p>
          </table:table-cell>
          <table:table-cell table:formula="of:=RANDBETWEEN(50;110)" office:value-type="float" office:value="108" calcext:value-type="float">
            <text:p>108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150;340)" office:value-type="float" office:value="310" calcext:value-type="float">
            <text:p>310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50;110)" office:value-type="float" office:value="75" calcext:value-type="float">
            <text:p>75</text:p>
          </table:table-cell>
          <table:table-cell table:formula="of:=RANDBETWEEN(150;340)" office:value-type="float" office:value="178" calcext:value-type="float">
            <text:p>178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150;340)" office:value-type="float" office:value="184" calcext:value-type="float">
            <text:p>184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50;110)" office:value-type="float" office:value="85" calcext:value-type="float">
            <text:p>85</text:p>
          </table:table-cell>
          <table:table-cell table:formula="of:=RANDBETWEEN(50;110)" office:value-type="float" office:value="53" calcext:value-type="float">
            <text:p>53</text:p>
          </table:table-cell>
          <table:table-cell table:formula="of:=RANDBETWEEN(50;110)" office:value-type="float" office:value="97" calcext:value-type="float">
            <text:p>97</text:p>
          </table:table-cell>
          <table:table-cell table:formula="of:=RANDBETWEEN(150;340)" office:value-type="float" office:value="277" calcext:value-type="float">
            <text:p>277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54" calcext:value-type="float">
            <text:p>54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50;110)" office:value-type="float" office:value="105" calcext:value-type="float">
            <text:p>105</text:p>
          </table:table-cell>
          <table:table-cell table:formula="of:=RANDBETWEEN(50;110)" office:value-type="float" office:value="109" calcext:value-type="float">
            <text:p>109</text:p>
          </table:table-cell>
          <table:table-cell table:formula="of:=RANDBETWEEN(150;340)" office:value-type="float" office:value="299" calcext:value-type="float">
            <text:p>299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94" calcext:value-type="float">
            <text:p>94</text:p>
          </table:table-cell>
          <table:table-cell table:formula="of:=RANDBETWEEN(50;110)" office:value-type="float" office:value="87" calcext:value-type="float">
            <text:p>87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50;110)" office:value-type="float" office:value="70" calcext:value-type="float">
            <text:p>70</text:p>
          </table:table-cell>
          <table:table-cell table:formula="of:=RANDBETWEEN(150;340)" office:value-type="float" office:value="319" calcext:value-type="float">
            <text:p>319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62" calcext:value-type="float">
            <text:p>62</text:p>
          </table:table-cell>
          <table:table-cell table:formula="of:=RANDBETWEEN(50;110)" office:value-type="float" office:value="60" calcext:value-type="float">
            <text:p>60</text:p>
          </table:table-cell>
          <table:table-cell table:formula="of:=RANDBETWEEN(50;110)" office:value-type="float" office:value="81" calcext:value-type="float">
            <text:p>81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150;340)" office:value-type="float" office:value="288" calcext:value-type="float">
            <text:p>288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59" calcext:value-type="float">
            <text:p>59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50;110)" office:value-type="float" office:value="87" calcext:value-type="float">
            <text:p>87</text:p>
          </table:table-cell>
          <table:table-cell table:formula="of:=RANDBETWEEN(50;110)" office:value-type="float" office:value="75" calcext:value-type="float">
            <text:p>75</text:p>
          </table:table-cell>
          <table:table-cell table:formula="of:=RANDBETWEEN(150;340)" office:value-type="float" office:value="268" calcext:value-type="float">
            <text:p>268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150;340)" office:value-type="float" office:value="275" calcext:value-type="float">
            <text:p>275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52" calcext:value-type="float">
            <text:p>52</text:p>
          </table:table-cell>
          <table:table-cell table:formula="of:=RANDBETWEEN(50;110)" office:value-type="float" office:value="96" calcext:value-type="float">
            <text:p>96</text:p>
          </table:table-cell>
          <table:table-cell table:formula="of:=RANDBETWEEN(50;110)" office:value-type="float" office:value="106" calcext:value-type="float">
            <text:p>106</text:p>
          </table:table-cell>
          <table:table-cell table:formula="of:=RANDBETWEEN(50;110)" office:value-type="float" office:value="71" calcext:value-type="float">
            <text:p>71</text:p>
          </table:table-cell>
          <table:table-cell table:formula="of:=RANDBETWEEN(150;340)" office:value-type="float" office:value="320" calcext:value-type="float">
            <text:p>320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150;340)" office:value-type="float" office:value="214" calcext:value-type="float">
            <text:p>214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150;340)" office:value-type="float" office:value="255" calcext:value-type="float">
            <text:p>255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50;110)" office:value-type="float" office:value="60" calcext:value-type="float">
            <text:p>60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150;340)" office:value-type="float" office:value="156" calcext:value-type="float">
            <text:p>156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50;110)" office:value-type="float" office:value="71" calcext:value-type="float">
            <text:p>71</text:p>
          </table:table-cell>
          <table:table-cell table:formula="of:=RANDBETWEEN(50;110)" office:value-type="float" office:value="70" calcext:value-type="float">
            <text:p>70</text:p>
          </table:table-cell>
          <table:table-cell table:formula="of:=RANDBETWEEN(50;110)" office:value-type="float" office:value="68" calcext:value-type="float">
            <text:p>68</text:p>
          </table:table-cell>
          <table:table-cell table:formula="of:=RANDBETWEEN(150;340)" office:value-type="float" office:value="333" calcext:value-type="float">
            <text:p>333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52" calcext:value-type="float">
            <text:p>52</text:p>
          </table:table-cell>
          <table:table-cell table:formula="of:=RANDBETWEEN(50;110)" office:value-type="float" office:value="56" calcext:value-type="float">
            <text:p>56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50;110)" office:value-type="float" office:value="64" calcext:value-type="float">
            <text:p>64</text:p>
          </table:table-cell>
          <table:table-cell table:formula="of:=RANDBETWEEN(150;340)" office:value-type="float" office:value="186" calcext:value-type="float">
            <text:p>186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70" calcext:value-type="float">
            <text:p>70</text:p>
          </table:table-cell>
          <table:table-cell table:formula="of:=RANDBETWEEN(50;110)" office:value-type="float" office:value="70" calcext:value-type="float">
            <text:p>70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150;340)" office:value-type="float" office:value="242" calcext:value-type="float">
            <text:p>242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150;340)" office:value-type="float" office:value="153" calcext:value-type="float">
            <text:p>153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50;110)" office:value-type="float" office:value="62" calcext:value-type="float">
            <text:p>62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150;340)" office:value-type="float" office:value="292" calcext:value-type="float">
            <text:p>292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50;110)" office:value-type="float" office:value="90" calcext:value-type="float">
            <text:p>90</text:p>
          </table:table-cell>
          <table:table-cell table:formula="of:=RANDBETWEEN(50;110)" office:value-type="float" office:value="70" calcext:value-type="float">
            <text:p>70</text:p>
          </table:table-cell>
          <table:table-cell table:formula="of:=RANDBETWEEN(50;110)" office:value-type="float" office:value="97" calcext:value-type="float">
            <text:p>97</text:p>
          </table:table-cell>
          <table:table-cell table:formula="of:=RANDBETWEEN(150;340)" office:value-type="float" office:value="291" calcext:value-type="float">
            <text:p>291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50;110)" office:value-type="float" office:value="100" calcext:value-type="float">
            <text:p>100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50;110)" office:value-type="float" office:value="63" calcext:value-type="float">
            <text:p>63</text:p>
          </table:table-cell>
          <table:table-cell table:formula="of:=RANDBETWEEN(150;340)" office:value-type="float" office:value="240" calcext:value-type="float">
            <text:p>240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50;110)" office:value-type="float" office:value="100" calcext:value-type="float">
            <text:p>100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150;340)" office:value-type="float" office:value="158" calcext:value-type="float">
            <text:p>158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50;110)" office:value-type="float" office:value="71" calcext:value-type="float">
            <text:p>71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50;110)" office:value-type="float" office:value="94" calcext:value-type="float">
            <text:p>94</text:p>
          </table:table-cell>
          <table:table-cell table:formula="of:=RANDBETWEEN(150;340)" office:value-type="float" office:value="208" calcext:value-type="float">
            <text:p>208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150;340)" office:value-type="float" office:value="180" calcext:value-type="float">
            <text:p>180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50;110)" office:value-type="float" office:value="87" calcext:value-type="float">
            <text:p>87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150;340)" office:value-type="float" office:value="224" calcext:value-type="float">
            <text:p>224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89" calcext:value-type="float">
            <text:p>89</text:p>
          </table:table-cell>
          <table:table-cell table:formula="of:=RANDBETWEEN(50;110)" office:value-type="float" office:value="71" calcext:value-type="float">
            <text:p>71</text:p>
          </table:table-cell>
          <table:table-cell table:formula="of:=RANDBETWEEN(50;110)" office:value-type="float" office:value="90" calcext:value-type="float">
            <text:p>90</text:p>
          </table:table-cell>
          <table:table-cell table:formula="of:=RANDBETWEEN(50;110)" office:value-type="float" office:value="100" calcext:value-type="float">
            <text:p>100</text:p>
          </table:table-cell>
          <table:table-cell table:formula="of:=RANDBETWEEN(150;340)" office:value-type="float" office:value="210" calcext:value-type="float">
            <text:p>210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108" calcext:value-type="float">
            <text:p>108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150;340)" office:value-type="float" office:value="250" calcext:value-type="float">
            <text:p>250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50;110)" office:value-type="float" office:value="59" calcext:value-type="float">
            <text:p>59</text:p>
          </table:table-cell>
          <table:table-cell table:formula="of:=RANDBETWEEN(50;110)" office:value-type="float" office:value="90" calcext:value-type="float">
            <text:p>90</text:p>
          </table:table-cell>
          <table:table-cell table:formula="of:=RANDBETWEEN(50;110)" office:value-type="float" office:value="105" calcext:value-type="float">
            <text:p>105</text:p>
          </table:table-cell>
          <table:table-cell table:formula="of:=RANDBETWEEN(150;340)" office:value-type="float" office:value="248" calcext:value-type="float">
            <text:p>248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68" calcext:value-type="float">
            <text:p>68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50;110)" office:value-type="float" office:value="89" calcext:value-type="float">
            <text:p>89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150;340)" office:value-type="float" office:value="221" calcext:value-type="float">
            <text:p>221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68" calcext:value-type="float">
            <text:p>68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50;110)" office:value-type="float" office:value="67" calcext:value-type="float">
            <text:p>67</text:p>
          </table:table-cell>
          <table:table-cell table:formula="of:=RANDBETWEEN(150;340)" office:value-type="float" office:value="268" calcext:value-type="float">
            <text:p>268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70" calcext:value-type="float">
            <text:p>70</text:p>
          </table:table-cell>
          <table:table-cell table:formula="of:=RANDBETWEEN(50;110)" office:value-type="float" office:value="75" calcext:value-type="float">
            <text:p>75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150;340)" office:value-type="float" office:value="250" calcext:value-type="float">
            <text:p>250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96" calcext:value-type="float">
            <text:p>96</text:p>
          </table:table-cell>
          <table:table-cell table:formula="of:=RANDBETWEEN(50;110)" office:value-type="float" office:value="105" calcext:value-type="float">
            <text:p>105</text:p>
          </table:table-cell>
          <table:table-cell table:formula="of:=RANDBETWEEN(50;110)" office:value-type="float" office:value="92" calcext:value-type="float">
            <text:p>92</text:p>
          </table:table-cell>
          <table:table-cell table:formula="of:=RANDBETWEEN(50;110)" office:value-type="float" office:value="106" calcext:value-type="float">
            <text:p>106</text:p>
          </table:table-cell>
          <table:table-cell table:formula="of:=RANDBETWEEN(150;340)" office:value-type="float" office:value="260" calcext:value-type="float">
            <text:p>260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50;110)" office:value-type="float" office:value="54" calcext:value-type="float">
            <text:p>54</text:p>
          </table:table-cell>
          <table:table-cell table:formula="of:=RANDBETWEEN(50;110)" office:value-type="float" office:value="55" calcext:value-type="float">
            <text:p>55</text:p>
          </table:table-cell>
          <table:table-cell table:formula="of:=RANDBETWEEN(50;110)" office:value-type="float" office:value="85" calcext:value-type="float">
            <text:p>85</text:p>
          </table:table-cell>
          <table:table-cell table:formula="of:=RANDBETWEEN(150;340)" office:value-type="float" office:value="200" calcext:value-type="float">
            <text:p>200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59" calcext:value-type="float">
            <text:p>59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50;110)" office:value-type="float" office:value="85" calcext:value-type="float">
            <text:p>85</text:p>
          </table:table-cell>
          <table:table-cell table:formula="of:=RANDBETWEEN(50;110)" office:value-type="float" office:value="59" calcext:value-type="float">
            <text:p>59</text:p>
          </table:table-cell>
          <table:table-cell table:formula="of:=RANDBETWEEN(150;340)" office:value-type="float" office:value="288" calcext:value-type="float">
            <text:p>288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71" calcext:value-type="float">
            <text:p>71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50;110)" office:value-type="float" office:value="87" calcext:value-type="float">
            <text:p>87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150;340)" office:value-type="float" office:value="224" calcext:value-type="float">
            <text:p>224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50;110)" office:value-type="float" office:value="70" calcext:value-type="float">
            <text:p>70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150;340)" office:value-type="float" office:value="340" calcext:value-type="float">
            <text:p>340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50;110)" office:value-type="float" office:value="53" calcext:value-type="float">
            <text:p>53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150;340)" office:value-type="float" office:value="259" calcext:value-type="float">
            <text:p>259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97" calcext:value-type="float">
            <text:p>97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50;110)" office:value-type="float" office:value="96" calcext:value-type="float">
            <text:p>96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150;340)" office:value-type="float" office:value="238" calcext:value-type="float">
            <text:p>238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94" calcext:value-type="float">
            <text:p>94</text:p>
          </table:table-cell>
          <table:table-cell table:formula="of:=RANDBETWEEN(50;110)" office:value-type="float" office:value="98" calcext:value-type="float">
            <text:p>98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50;110)" office:value-type="float" office:value="56" calcext:value-type="float">
            <text:p>56</text:p>
          </table:table-cell>
          <table:table-cell table:formula="of:=RANDBETWEEN(150;340)" office:value-type="float" office:value="237" calcext:value-type="float">
            <text:p>237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81" calcext:value-type="float">
            <text:p>81</text:p>
          </table:table-cell>
          <table:table-cell table:formula="of:=RANDBETWEEN(50;110)" office:value-type="float" office:value="53" calcext:value-type="float">
            <text:p>53</text:p>
          </table:table-cell>
          <table:table-cell table:formula="of:=RANDBETWEEN(50;110)" office:value-type="float" office:value="84" calcext:value-type="float">
            <text:p>84</text:p>
          </table:table-cell>
          <table:table-cell table:formula="of:=RANDBETWEEN(50;110)" office:value-type="float" office:value="106" calcext:value-type="float">
            <text:p>106</text:p>
          </table:table-cell>
          <table:table-cell table:formula="of:=RANDBETWEEN(150;340)" office:value-type="float" office:value="240" calcext:value-type="float">
            <text:p>240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105" calcext:value-type="float">
            <text:p>105</text:p>
          </table:table-cell>
          <table:table-cell table:formula="of:=RANDBETWEEN(50;110)" office:value-type="float" office:value="57" calcext:value-type="float">
            <text:p>57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50;110)" office:value-type="float" office:value="94" calcext:value-type="float">
            <text:p>94</text:p>
          </table:table-cell>
          <table:table-cell table:formula="of:=RANDBETWEEN(150;340)" office:value-type="float" office:value="269" calcext:value-type="float">
            <text:p>269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57" calcext:value-type="float">
            <text:p>57</text:p>
          </table:table-cell>
          <table:table-cell table:formula="of:=RANDBETWEEN(50;110)" office:value-type="float" office:value="52" calcext:value-type="float">
            <text:p>52</text:p>
          </table:table-cell>
          <table:table-cell table:formula="of:=RANDBETWEEN(50;110)" office:value-type="float" office:value="106" calcext:value-type="float">
            <text:p>106</text:p>
          </table:table-cell>
          <table:table-cell table:formula="of:=RANDBETWEEN(50;110)" office:value-type="float" office:value="54" calcext:value-type="float">
            <text:p>54</text:p>
          </table:table-cell>
          <table:table-cell table:formula="of:=RANDBETWEEN(150;340)" office:value-type="float" office:value="265" calcext:value-type="float">
            <text:p>265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50;110)" office:value-type="float" office:value="89" calcext:value-type="float">
            <text:p>89</text:p>
          </table:table-cell>
          <table:table-cell table:formula="of:=RANDBETWEEN(50;110)" office:value-type="float" office:value="56" calcext:value-type="float">
            <text:p>56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150;340)" office:value-type="float" office:value="334" calcext:value-type="float">
            <text:p>334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106" calcext:value-type="float">
            <text:p>106</text:p>
          </table:table-cell>
          <table:table-cell table:formula="of:=RANDBETWEEN(50;110)" office:value-type="float" office:value="59" calcext:value-type="float">
            <text:p>59</text:p>
          </table:table-cell>
          <table:table-cell table:formula="of:=RANDBETWEEN(50;110)" office:value-type="float" office:value="84" calcext:value-type="float">
            <text:p>84</text:p>
          </table:table-cell>
          <table:table-cell table:formula="of:=RANDBETWEEN(50;110)" office:value-type="float" office:value="84" calcext:value-type="float">
            <text:p>84</text:p>
          </table:table-cell>
          <table:table-cell table:formula="of:=RANDBETWEEN(150;340)" office:value-type="float" office:value="275" calcext:value-type="float">
            <text:p>275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50;110)" office:value-type="float" office:value="100" calcext:value-type="float">
            <text:p>100</text:p>
          </table:table-cell>
          <table:table-cell table:formula="of:=RANDBETWEEN(50;110)" office:value-type="float" office:value="105" calcext:value-type="float">
            <text:p>105</text:p>
          </table:table-cell>
          <table:table-cell table:formula="of:=RANDBETWEEN(50;110)" office:value-type="float" office:value="97" calcext:value-type="float">
            <text:p>97</text:p>
          </table:table-cell>
          <table:table-cell table:formula="of:=RANDBETWEEN(150;340)" office:value-type="float" office:value="187" calcext:value-type="float">
            <text:p>187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50;110)" office:value-type="float" office:value="92" calcext:value-type="float">
            <text:p>92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50;110)" office:value-type="float" office:value="89" calcext:value-type="float">
            <text:p>89</text:p>
          </table:table-cell>
          <table:table-cell table:formula="of:=RANDBETWEEN(150;340)" office:value-type="float" office:value="332" calcext:value-type="float">
            <text:p>332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50;110)" office:value-type="float" office:value="106" calcext:value-type="float">
            <text:p>106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50;110)" office:value-type="float" office:value="96" calcext:value-type="float">
            <text:p>96</text:p>
          </table:table-cell>
          <table:table-cell table:formula="of:=RANDBETWEEN(150;340)" office:value-type="float" office:value="171" calcext:value-type="float">
            <text:p>171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50;110)" office:value-type="float" office:value="109" calcext:value-type="float">
            <text:p>109</text:p>
          </table:table-cell>
          <table:table-cell table:formula="of:=RANDBETWEEN(50;110)" office:value-type="float" office:value="55" calcext:value-type="float">
            <text:p>55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150;340)" office:value-type="float" office:value="226" calcext:value-type="float">
            <text:p>226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50;110)" office:value-type="float" office:value="87" calcext:value-type="float">
            <text:p>87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50;110)" office:value-type="float" office:value="105" calcext:value-type="float">
            <text:p>105</text:p>
          </table:table-cell>
          <table:table-cell table:formula="of:=RANDBETWEEN(150;340)" office:value-type="float" office:value="311" calcext:value-type="float">
            <text:p>311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50;110)" office:value-type="float" office:value="90" calcext:value-type="float">
            <text:p>90</text:p>
          </table:table-cell>
          <table:table-cell table:formula="of:=RANDBETWEEN(150;340)" office:value-type="float" office:value="249" calcext:value-type="float">
            <text:p>249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50;110)" office:value-type="float" office:value="55" calcext:value-type="float">
            <text:p>55</text:p>
          </table:table-cell>
          <table:table-cell table:formula="of:=RANDBETWEEN(50;110)" office:value-type="float" office:value="109" calcext:value-type="float">
            <text:p>109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150;340)" office:value-type="float" office:value="237" calcext:value-type="float">
            <text:p>237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91" calcext:value-type="float">
            <text:p>91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50;110)" office:value-type="float" office:value="70" calcext:value-type="float">
            <text:p>70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150;340)" office:value-type="float" office:value="308" calcext:value-type="float">
            <text:p>308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75" calcext:value-type="float">
            <text:p>75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150;340)" office:value-type="float" office:value="307" calcext:value-type="float">
            <text:p>307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50;110)" office:value-type="float" office:value="54" calcext:value-type="float">
            <text:p>54</text:p>
          </table:table-cell>
          <table:table-cell table:formula="of:=RANDBETWEEN(50;110)" office:value-type="float" office:value="86" calcext:value-type="float">
            <text:p>86</text:p>
          </table:table-cell>
          <table:table-cell table:formula="of:=RANDBETWEEN(150;340)" office:value-type="float" office:value="261" calcext:value-type="float">
            <text:p>261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50;110)" office:value-type="float" office:value="100" calcext:value-type="float">
            <text:p>100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50;110)" office:value-type="float" office:value="105" calcext:value-type="float">
            <text:p>105</text:p>
          </table:table-cell>
          <table:table-cell table:formula="of:=RANDBETWEEN(150;340)" office:value-type="float" office:value="203" calcext:value-type="float">
            <text:p>203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90" calcext:value-type="float">
            <text:p>90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50;110)" office:value-type="float" office:value="52" calcext:value-type="float">
            <text:p>52</text:p>
          </table:table-cell>
          <table:table-cell table:formula="of:=RANDBETWEEN(150;340)" office:value-type="float" office:value="326" calcext:value-type="float">
            <text:p>326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86" calcext:value-type="float">
            <text:p>86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50;110)" office:value-type="float" office:value="53" calcext:value-type="float">
            <text:p>53</text:p>
          </table:table-cell>
          <table:table-cell table:formula="of:=RANDBETWEEN(50;110)" office:value-type="float" office:value="92" calcext:value-type="float">
            <text:p>92</text:p>
          </table:table-cell>
          <table:table-cell table:formula="of:=RANDBETWEEN(150;340)" office:value-type="float" office:value="205" calcext:value-type="float">
            <text:p>205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57" calcext:value-type="float">
            <text:p>57</text:p>
          </table:table-cell>
          <table:table-cell table:formula="of:=RANDBETWEEN(50;110)" office:value-type="float" office:value="62" calcext:value-type="float">
            <text:p>62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50;110)" office:value-type="float" office:value="97" calcext:value-type="float">
            <text:p>97</text:p>
          </table:table-cell>
          <table:table-cell table:formula="of:=RANDBETWEEN(150;340)" office:value-type="float" office:value="304" calcext:value-type="float">
            <text:p>304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50;110)" office:value-type="float" office:value="75" calcext:value-type="float">
            <text:p>75</text:p>
          </table:table-cell>
          <table:table-cell table:formula="of:=RANDBETWEEN(50;110)" office:value-type="float" office:value="67" calcext:value-type="float">
            <text:p>67</text:p>
          </table:table-cell>
          <table:table-cell table:formula="of:=RANDBETWEEN(150;340)" office:value-type="float" office:value="322" calcext:value-type="float">
            <text:p>322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50;110)" office:value-type="float" office:value="55" calcext:value-type="float">
            <text:p>55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150;340)" office:value-type="float" office:value="175" calcext:value-type="float">
            <text:p>175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50;110)" office:value-type="float" office:value="57" calcext:value-type="float">
            <text:p>57</text:p>
          </table:table-cell>
          <table:table-cell table:formula="of:=RANDBETWEEN(150;340)" office:value-type="float" office:value="311" calcext:value-type="float">
            <text:p>311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50;110)" office:value-type="float" office:value="90" calcext:value-type="float">
            <text:p>90</text:p>
          </table:table-cell>
          <table:table-cell table:formula="of:=RANDBETWEEN(150;340)" office:value-type="float" office:value="234" calcext:value-type="float">
            <text:p>234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63" calcext:value-type="float">
            <text:p>63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50;110)" office:value-type="float" office:value="94" calcext:value-type="float">
            <text:p>94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150;340)" office:value-type="float" office:value="246" calcext:value-type="float">
            <text:p>246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50;110)" office:value-type="float" office:value="105" calcext:value-type="float">
            <text:p>105</text:p>
          </table:table-cell>
          <table:table-cell table:formula="of:=RANDBETWEEN(50;110)" office:value-type="float" office:value="78" calcext:value-type="float">
            <text:p>78</text:p>
          </table:table-cell>
          <table:table-cell table:formula="of:=RANDBETWEEN(50;110)" office:value-type="float" office:value="53" calcext:value-type="float">
            <text:p>53</text:p>
          </table:table-cell>
          <table:table-cell table:formula="of:=RANDBETWEEN(150;340)" office:value-type="float" office:value="200" calcext:value-type="float">
            <text:p>200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50;110)" office:value-type="float" office:value="108" calcext:value-type="float">
            <text:p>108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150;340)" office:value-type="float" office:value="241" calcext:value-type="float">
            <text:p>241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53" calcext:value-type="float">
            <text:p>53</text:p>
          </table:table-cell>
          <table:table-cell table:formula="of:=RANDBETWEEN(50;110)" office:value-type="float" office:value="78" calcext:value-type="float">
            <text:p>78</text:p>
          </table:table-cell>
          <table:table-cell table:formula="of:=RANDBETWEEN(50;110)" office:value-type="float" office:value="78" calcext:value-type="float">
            <text:p>78</text:p>
          </table:table-cell>
          <table:table-cell table:formula="of:=RANDBETWEEN(50;110)" office:value-type="float" office:value="91" calcext:value-type="float">
            <text:p>91</text:p>
          </table:table-cell>
          <table:table-cell table:formula="of:=RANDBETWEEN(150;340)" office:value-type="float" office:value="229" calcext:value-type="float">
            <text:p>229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92" calcext:value-type="float">
            <text:p>92</text:p>
          </table:table-cell>
          <table:table-cell table:formula="of:=RANDBETWEEN(50;110)" office:value-type="float" office:value="85" calcext:value-type="float">
            <text:p>85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150;340)" office:value-type="float" office:value="176" calcext:value-type="float">
            <text:p>176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50;110)" office:value-type="float" office:value="96" calcext:value-type="float">
            <text:p>96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50;110)" office:value-type="float" office:value="110" calcext:value-type="float">
            <text:p>110</text:p>
          </table:table-cell>
          <table:table-cell table:formula="of:=RANDBETWEEN(150;340)" office:value-type="float" office:value="172" calcext:value-type="float">
            <text:p>172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50;110)" office:value-type="float" office:value="85" calcext:value-type="float">
            <text:p>85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150;340)" office:value-type="float" office:value="168" calcext:value-type="float">
            <text:p>168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86" calcext:value-type="float">
            <text:p>86</text:p>
          </table:table-cell>
          <table:table-cell table:formula="of:=RANDBETWEEN(50;110)" office:value-type="float" office:value="91" calcext:value-type="float">
            <text:p>91</text:p>
          </table:table-cell>
          <table:table-cell table:formula="of:=RANDBETWEEN(50;110)" office:value-type="float" office:value="57" calcext:value-type="float">
            <text:p>57</text:p>
          </table:table-cell>
          <table:table-cell table:formula="of:=RANDBETWEEN(50;110)" office:value-type="float" office:value="81" calcext:value-type="float">
            <text:p>81</text:p>
          </table:table-cell>
          <table:table-cell table:formula="of:=RANDBETWEEN(150;340)" office:value-type="float" office:value="190" calcext:value-type="float">
            <text:p>190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50;110)" office:value-type="float" office:value="96" calcext:value-type="float">
            <text:p>96</text:p>
          </table:table-cell>
          <table:table-cell table:formula="of:=RANDBETWEEN(50;110)" office:value-type="float" office:value="109" calcext:value-type="float">
            <text:p>109</text:p>
          </table:table-cell>
          <table:table-cell table:formula="of:=RANDBETWEEN(150;340)" office:value-type="float" office:value="154" calcext:value-type="float">
            <text:p>154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50;110)" office:value-type="float" office:value="94" calcext:value-type="float">
            <text:p>94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50;110)" office:value-type="float" office:value="54" calcext:value-type="float">
            <text:p>54</text:p>
          </table:table-cell>
          <table:table-cell table:formula="of:=RANDBETWEEN(150;340)" office:value-type="float" office:value="326" calcext:value-type="float">
            <text:p>326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97" calcext:value-type="float">
            <text:p>97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150;340)" office:value-type="float" office:value="208" calcext:value-type="float">
            <text:p>208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50;110)" office:value-type="float" office:value="64" calcext:value-type="float">
            <text:p>64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150;340)" office:value-type="float" office:value="318" calcext:value-type="float">
            <text:p>318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50;110)" office:value-type="float" office:value="97" calcext:value-type="float">
            <text:p>97</text:p>
          </table:table-cell>
          <table:table-cell table:formula="of:=RANDBETWEEN(50;110)" office:value-type="float" office:value="97" calcext:value-type="float">
            <text:p>97</text:p>
          </table:table-cell>
          <table:table-cell table:formula="of:=RANDBETWEEN(150;340)" office:value-type="float" office:value="155" calcext:value-type="float">
            <text:p>155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50;110)" office:value-type="float" office:value="56" calcext:value-type="float">
            <text:p>56</text:p>
          </table:table-cell>
          <table:table-cell table:formula="of:=RANDBETWEEN(50;110)" office:value-type="float" office:value="86" calcext:value-type="float">
            <text:p>86</text:p>
          </table:table-cell>
          <table:table-cell table:formula="of:=RANDBETWEEN(50;110)" office:value-type="float" office:value="105" calcext:value-type="float">
            <text:p>105</text:p>
          </table:table-cell>
          <table:table-cell table:formula="of:=RANDBETWEEN(150;340)" office:value-type="float" office:value="206" calcext:value-type="float">
            <text:p>206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85" calcext:value-type="float">
            <text:p>85</text:p>
          </table:table-cell>
          <table:table-cell table:formula="of:=RANDBETWEEN(50;110)" office:value-type="float" office:value="87" calcext:value-type="float">
            <text:p>87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50;110)" office:value-type="float" office:value="97" calcext:value-type="float">
            <text:p>97</text:p>
          </table:table-cell>
          <table:table-cell table:formula="of:=RANDBETWEEN(150;340)" office:value-type="float" office:value="335" calcext:value-type="float">
            <text:p>335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90" calcext:value-type="float">
            <text:p>90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50;110)" office:value-type="float" office:value="68" calcext:value-type="float">
            <text:p>68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150;340)" office:value-type="float" office:value="163" calcext:value-type="float">
            <text:p>163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50;110)" office:value-type="float" office:value="54" calcext:value-type="float">
            <text:p>54</text:p>
          </table:table-cell>
          <table:table-cell table:formula="of:=RANDBETWEEN(50;110)" office:value-type="float" office:value="85" calcext:value-type="float">
            <text:p>85</text:p>
          </table:table-cell>
          <table:table-cell table:formula="of:=RANDBETWEEN(150;340)" office:value-type="float" office:value="238" calcext:value-type="float">
            <text:p>238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50;110)" office:value-type="float" office:value="70" calcext:value-type="float">
            <text:p>70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50;110)" office:value-type="float" office:value="67" calcext:value-type="float">
            <text:p>67</text:p>
          </table:table-cell>
          <table:table-cell table:formula="of:=RANDBETWEEN(150;340)" office:value-type="float" office:value="307" calcext:value-type="float">
            <text:p>307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50;110)" office:value-type="float" office:value="91" calcext:value-type="float">
            <text:p>91</text:p>
          </table:table-cell>
          <table:table-cell table:formula="of:=RANDBETWEEN(150;340)" office:value-type="float" office:value="256" calcext:value-type="float">
            <text:p>256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50;110)" office:value-type="float" office:value="75" calcext:value-type="float">
            <text:p>75</text:p>
          </table:table-cell>
          <table:table-cell table:formula="of:=RANDBETWEEN(50;110)" office:value-type="float" office:value="86" calcext:value-type="float">
            <text:p>86</text:p>
          </table:table-cell>
          <table:table-cell table:formula="of:=RANDBETWEEN(50;110)" office:value-type="float" office:value="62" calcext:value-type="float">
            <text:p>62</text:p>
          </table:table-cell>
          <table:table-cell table:formula="of:=RANDBETWEEN(150;340)" office:value-type="float" office:value="170" calcext:value-type="float">
            <text:p>170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50;110)" office:value-type="float" office:value="110" calcext:value-type="float">
            <text:p>110</text:p>
          </table:table-cell>
          <table:table-cell table:formula="of:=RANDBETWEEN(50;110)" office:value-type="float" office:value="109" calcext:value-type="float">
            <text:p>109</text:p>
          </table:table-cell>
          <table:table-cell table:formula="of:=RANDBETWEEN(150;340)" office:value-type="float" office:value="234" calcext:value-type="float">
            <text:p>234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150;340)" office:value-type="float" office:value="170" calcext:value-type="float">
            <text:p>170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50;110)" office:value-type="float" office:value="92" calcext:value-type="float">
            <text:p>92</text:p>
          </table:table-cell>
          <table:table-cell table:formula="of:=RANDBETWEEN(50;110)" office:value-type="float" office:value="110" calcext:value-type="float">
            <text:p>110</text:p>
          </table:table-cell>
          <table:table-cell table:formula="of:=RANDBETWEEN(50;110)" office:value-type="float" office:value="62" calcext:value-type="float">
            <text:p>62</text:p>
          </table:table-cell>
          <table:table-cell table:formula="of:=RANDBETWEEN(150;340)" office:value-type="float" office:value="173" calcext:value-type="float">
            <text:p>173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97" calcext:value-type="float">
            <text:p>97</text:p>
          </table:table-cell>
          <table:table-cell table:formula="of:=RANDBETWEEN(50;110)" office:value-type="float" office:value="106" calcext:value-type="float">
            <text:p>106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50;110)" office:value-type="float" office:value="56" calcext:value-type="float">
            <text:p>56</text:p>
          </table:table-cell>
          <table:table-cell table:formula="of:=RANDBETWEEN(150;340)" office:value-type="float" office:value="173" calcext:value-type="float">
            <text:p>173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50;110)" office:value-type="float" office:value="70" calcext:value-type="float">
            <text:p>70</text:p>
          </table:table-cell>
          <table:table-cell table:formula="of:=RANDBETWEEN(50;110)" office:value-type="float" office:value="96" calcext:value-type="float">
            <text:p>96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150;340)" office:value-type="float" office:value="150" calcext:value-type="float">
            <text:p>150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63" calcext:value-type="float">
            <text:p>63</text:p>
          </table:table-cell>
          <table:table-cell table:formula="of:=RANDBETWEEN(50;110)" office:value-type="float" office:value="54" calcext:value-type="float">
            <text:p>54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50;110)" office:value-type="float" office:value="59" calcext:value-type="float">
            <text:p>59</text:p>
          </table:table-cell>
          <table:table-cell table:formula="of:=RANDBETWEEN(150;340)" office:value-type="float" office:value="205" calcext:value-type="float">
            <text:p>205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86" calcext:value-type="float">
            <text:p>86</text:p>
          </table:table-cell>
          <table:table-cell table:formula="of:=RANDBETWEEN(50;110)" office:value-type="float" office:value="55" calcext:value-type="float">
            <text:p>55</text:p>
          </table:table-cell>
          <table:table-cell table:formula="of:=RANDBETWEEN(50;110)" office:value-type="float" office:value="54" calcext:value-type="float">
            <text:p>54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150;340)" office:value-type="float" office:value="242" calcext:value-type="float">
            <text:p>242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68" calcext:value-type="float">
            <text:p>68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50;110)" office:value-type="float" office:value="64" calcext:value-type="float">
            <text:p>64</text:p>
          </table:table-cell>
          <table:table-cell table:formula="of:=RANDBETWEEN(150;340)" office:value-type="float" office:value="269" calcext:value-type="float">
            <text:p>269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50;110)" office:value-type="float" office:value="106" calcext:value-type="float">
            <text:p>106</text:p>
          </table:table-cell>
          <table:table-cell table:formula="of:=RANDBETWEEN(50;110)" office:value-type="float" office:value="110" calcext:value-type="float">
            <text:p>110</text:p>
          </table:table-cell>
          <table:table-cell table:formula="of:=RANDBETWEEN(150;340)" office:value-type="float" office:value="297" calcext:value-type="float">
            <text:p>297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50;110)" office:value-type="float" office:value="57" calcext:value-type="float">
            <text:p>57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150;340)" office:value-type="float" office:value="193" calcext:value-type="float">
            <text:p>193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105" calcext:value-type="float">
            <text:p>105</text:p>
          </table:table-cell>
          <table:table-cell table:formula="of:=RANDBETWEEN(50;110)" office:value-type="float" office:value="60" calcext:value-type="float">
            <text:p>60</text:p>
          </table:table-cell>
          <table:table-cell table:formula="of:=RANDBETWEEN(50;110)" office:value-type="float" office:value="106" calcext:value-type="float">
            <text:p>106</text:p>
          </table:table-cell>
          <table:table-cell table:formula="of:=RANDBETWEEN(50;110)" office:value-type="float" office:value="86" calcext:value-type="float">
            <text:p>86</text:p>
          </table:table-cell>
          <table:table-cell table:formula="of:=RANDBETWEEN(150;340)" office:value-type="float" office:value="254" calcext:value-type="float">
            <text:p>254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63" calcext:value-type="float">
            <text:p>63</text:p>
          </table:table-cell>
          <table:table-cell table:formula="of:=RANDBETWEEN(50;110)" office:value-type="float" office:value="98" calcext:value-type="float">
            <text:p>98</text:p>
          </table:table-cell>
          <table:table-cell table:formula="of:=RANDBETWEEN(50;110)" office:value-type="float" office:value="85" calcext:value-type="float">
            <text:p>85</text:p>
          </table:table-cell>
          <table:table-cell table:formula="of:=RANDBETWEEN(50;110)" office:value-type="float" office:value="53" calcext:value-type="float">
            <text:p>53</text:p>
          </table:table-cell>
          <table:table-cell table:formula="of:=RANDBETWEEN(150;340)" office:value-type="float" office:value="328" calcext:value-type="float">
            <text:p>328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108" calcext:value-type="float">
            <text:p>108</text:p>
          </table:table-cell>
          <table:table-cell table:formula="of:=RANDBETWEEN(50;110)" office:value-type="float" office:value="84" calcext:value-type="float">
            <text:p>84</text:p>
          </table:table-cell>
          <table:table-cell table:formula="of:=RANDBETWEEN(50;110)" office:value-type="float" office:value="84" calcext:value-type="float">
            <text:p>84</text:p>
          </table:table-cell>
          <table:table-cell table:formula="of:=RANDBETWEEN(50;110)" office:value-type="float" office:value="52" calcext:value-type="float">
            <text:p>52</text:p>
          </table:table-cell>
          <table:table-cell table:formula="of:=RANDBETWEEN(150;340)" office:value-type="float" office:value="339" calcext:value-type="float">
            <text:p>339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97" calcext:value-type="float">
            <text:p>97</text:p>
          </table:table-cell>
          <table:table-cell table:formula="of:=RANDBETWEEN(50;110)" office:value-type="float" office:value="97" calcext:value-type="float">
            <text:p>97</text:p>
          </table:table-cell>
          <table:table-cell table:formula="of:=RANDBETWEEN(50;110)" office:value-type="float" office:value="56" calcext:value-type="float">
            <text:p>56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150;340)" office:value-type="float" office:value="339" calcext:value-type="float">
            <text:p>339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50;110)" office:value-type="float" office:value="91" calcext:value-type="float">
            <text:p>91</text:p>
          </table:table-cell>
          <table:table-cell table:formula="of:=RANDBETWEEN(50;110)" office:value-type="float" office:value="106" calcext:value-type="float">
            <text:p>106</text:p>
          </table:table-cell>
          <table:table-cell table:formula="of:=RANDBETWEEN(50;110)" office:value-type="float" office:value="64" calcext:value-type="float">
            <text:p>64</text:p>
          </table:table-cell>
          <table:table-cell table:formula="of:=RANDBETWEEN(150;340)" office:value-type="float" office:value="294" calcext:value-type="float">
            <text:p>294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67" calcext:value-type="float">
            <text:p>67</text:p>
          </table:table-cell>
          <table:table-cell table:formula="of:=RANDBETWEEN(50;110)" office:value-type="float" office:value="60" calcext:value-type="float">
            <text:p>60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50;110)" office:value-type="float" office:value="52" calcext:value-type="float">
            <text:p>52</text:p>
          </table:table-cell>
          <table:table-cell table:formula="of:=RANDBETWEEN(150;340)" office:value-type="float" office:value="198" calcext:value-type="float">
            <text:p>198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50;110)" office:value-type="float" office:value="62" calcext:value-type="float">
            <text:p>62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150;340)" office:value-type="float" office:value="178" calcext:value-type="float">
            <text:p>178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92" calcext:value-type="float">
            <text:p>92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50;110)" office:value-type="float" office:value="62" calcext:value-type="float">
            <text:p>62</text:p>
          </table:table-cell>
          <table:table-cell table:formula="of:=RANDBETWEEN(50;110)" office:value-type="float" office:value="57" calcext:value-type="float">
            <text:p>57</text:p>
          </table:table-cell>
          <table:table-cell table:formula="of:=RANDBETWEEN(150;340)" office:value-type="float" office:value="271" calcext:value-type="float">
            <text:p>271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50;110)" office:value-type="float" office:value="84" calcext:value-type="float">
            <text:p>84</text:p>
          </table:table-cell>
          <table:table-cell table:formula="of:=RANDBETWEEN(50;110)" office:value-type="float" office:value="54" calcext:value-type="float">
            <text:p>54</text:p>
          </table:table-cell>
          <table:table-cell table:formula="of:=RANDBETWEEN(50;110)" office:value-type="float" office:value="81" calcext:value-type="float">
            <text:p>81</text:p>
          </table:table-cell>
          <table:table-cell table:formula="of:=RANDBETWEEN(150;340)" office:value-type="float" office:value="216" calcext:value-type="float">
            <text:p>216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55" calcext:value-type="float">
            <text:p>55</text:p>
          </table:table-cell>
          <table:table-cell table:formula="of:=RANDBETWEEN(50;110)" office:value-type="float" office:value="86" calcext:value-type="float">
            <text:p>86</text:p>
          </table:table-cell>
          <table:table-cell table:formula="of:=RANDBETWEEN(50;110)" office:value-type="float" office:value="64" calcext:value-type="float">
            <text:p>64</text:p>
          </table:table-cell>
          <table:table-cell table:formula="of:=RANDBETWEEN(50;110)" office:value-type="float" office:value="106" calcext:value-type="float">
            <text:p>106</text:p>
          </table:table-cell>
          <table:table-cell table:formula="of:=RANDBETWEEN(150;340)" office:value-type="float" office:value="241" calcext:value-type="float">
            <text:p>241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62" calcext:value-type="float">
            <text:p>62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50;110)" office:value-type="float" office:value="108" calcext:value-type="float">
            <text:p>108</text:p>
          </table:table-cell>
          <table:table-cell table:formula="of:=RANDBETWEEN(150;340)" office:value-type="float" office:value="241" calcext:value-type="float">
            <text:p>241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50;110)" office:value-type="float" office:value="57" calcext:value-type="float">
            <text:p>57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150;340)" office:value-type="float" office:value="308" calcext:value-type="float">
            <text:p>308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108" calcext:value-type="float">
            <text:p>108</text:p>
          </table:table-cell>
          <table:table-cell table:formula="of:=RANDBETWEEN(50;110)" office:value-type="float" office:value="110" calcext:value-type="float">
            <text:p>110</text:p>
          </table:table-cell>
          <table:table-cell table:formula="of:=RANDBETWEEN(50;110)" office:value-type="float" office:value="92" calcext:value-type="float">
            <text:p>92</text:p>
          </table:table-cell>
          <table:table-cell table:formula="of:=RANDBETWEEN(50;110)" office:value-type="float" office:value="59" calcext:value-type="float">
            <text:p>59</text:p>
          </table:table-cell>
          <table:table-cell table:formula="of:=RANDBETWEEN(150;340)" office:value-type="float" office:value="220" calcext:value-type="float">
            <text:p>220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97" calcext:value-type="float">
            <text:p>97</text:p>
          </table:table-cell>
          <table:table-cell table:formula="of:=RANDBETWEEN(50;110)" office:value-type="float" office:value="64" calcext:value-type="float">
            <text:p>64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50;110)" office:value-type="float" office:value="81" calcext:value-type="float">
            <text:p>81</text:p>
          </table:table-cell>
          <table:table-cell table:formula="of:=RANDBETWEEN(150;340)" office:value-type="float" office:value="231" calcext:value-type="float">
            <text:p>231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57" calcext:value-type="float">
            <text:p>57</text:p>
          </table:table-cell>
          <table:table-cell table:formula="of:=RANDBETWEEN(50;110)" office:value-type="float" office:value="110" calcext:value-type="float">
            <text:p>110</text:p>
          </table:table-cell>
          <table:table-cell table:formula="of:=RANDBETWEEN(50;110)" office:value-type="float" office:value="56" calcext:value-type="float">
            <text:p>56</text:p>
          </table:table-cell>
          <table:table-cell table:formula="of:=RANDBETWEEN(50;110)" office:value-type="float" office:value="56" calcext:value-type="float">
            <text:p>56</text:p>
          </table:table-cell>
          <table:table-cell table:formula="of:=RANDBETWEEN(150;340)" office:value-type="float" office:value="224" calcext:value-type="float">
            <text:p>224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56" calcext:value-type="float">
            <text:p>56</text:p>
          </table:table-cell>
          <table:table-cell table:formula="of:=RANDBETWEEN(50;110)" office:value-type="float" office:value="54" calcext:value-type="float">
            <text:p>54</text:p>
          </table:table-cell>
          <table:table-cell table:formula="of:=RANDBETWEEN(50;110)" office:value-type="float" office:value="106" calcext:value-type="float">
            <text:p>106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150;340)" office:value-type="float" office:value="171" calcext:value-type="float">
            <text:p>171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52" calcext:value-type="float">
            <text:p>52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150;340)" office:value-type="float" office:value="245" calcext:value-type="float">
            <text:p>245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50;110)" office:value-type="float" office:value="85" calcext:value-type="float">
            <text:p>85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150;340)" office:value-type="float" office:value="277" calcext:value-type="float">
            <text:p>277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96" calcext:value-type="float">
            <text:p>96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150;340)" office:value-type="float" office:value="157" calcext:value-type="float">
            <text:p>157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50;110)" office:value-type="float" office:value="54" calcext:value-type="float">
            <text:p>54</text:p>
          </table:table-cell>
          <table:table-cell table:formula="of:=RANDBETWEEN(50;110)" office:value-type="float" office:value="87" calcext:value-type="float">
            <text:p>87</text:p>
          </table:table-cell>
          <table:table-cell table:formula="of:=RANDBETWEEN(150;340)" office:value-type="float" office:value="158" calcext:value-type="float">
            <text:p>158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50;110)" office:value-type="float" office:value="110" calcext:value-type="float">
            <text:p>110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150;340)" office:value-type="float" office:value="196" calcext:value-type="float">
            <text:p>196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150;340)" office:value-type="float" office:value="280" calcext:value-type="float">
            <text:p>280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56" calcext:value-type="float">
            <text:p>56</text:p>
          </table:table-cell>
          <table:table-cell table:formula="of:=RANDBETWEEN(50;110)" office:value-type="float" office:value="91" calcext:value-type="float">
            <text:p>91</text:p>
          </table:table-cell>
          <table:table-cell table:formula="of:=RANDBETWEEN(50;110)" office:value-type="float" office:value="81" calcext:value-type="float">
            <text:p>81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150;340)" office:value-type="float" office:value="212" calcext:value-type="float">
            <text:p>212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81" calcext:value-type="float">
            <text:p>81</text:p>
          </table:table-cell>
          <table:table-cell table:formula="of:=RANDBETWEEN(50;110)" office:value-type="float" office:value="64" calcext:value-type="float">
            <text:p>64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150;340)" office:value-type="float" office:value="214" calcext:value-type="float">
            <text:p>214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110" calcext:value-type="float">
            <text:p>110</text:p>
          </table:table-cell>
          <table:table-cell table:formula="of:=RANDBETWEEN(50;110)" office:value-type="float" office:value="63" calcext:value-type="float">
            <text:p>63</text:p>
          </table:table-cell>
          <table:table-cell table:formula="of:=RANDBETWEEN(50;110)" office:value-type="float" office:value="96" calcext:value-type="float">
            <text:p>96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150;340)" office:value-type="float" office:value="248" calcext:value-type="float">
            <text:p>248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54" calcext:value-type="float">
            <text:p>54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50;110)" office:value-type="float" office:value="84" calcext:value-type="float">
            <text:p>84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150;340)" office:value-type="float" office:value="180" calcext:value-type="float">
            <text:p>180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87" calcext:value-type="float">
            <text:p>87</text:p>
          </table:table-cell>
          <table:table-cell table:formula="of:=RANDBETWEEN(50;110)" office:value-type="float" office:value="92" calcext:value-type="float">
            <text:p>92</text:p>
          </table:table-cell>
          <table:table-cell table:formula="of:=RANDBETWEEN(50;110)" office:value-type="float" office:value="97" calcext:value-type="float">
            <text:p>97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150;340)" office:value-type="float" office:value="205" calcext:value-type="float">
            <text:p>205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90" calcext:value-type="float">
            <text:p>90</text:p>
          </table:table-cell>
          <table:table-cell table:formula="of:=RANDBETWEEN(50;110)" office:value-type="float" office:value="52" calcext:value-type="float">
            <text:p>52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150;340)" office:value-type="float" office:value="322" calcext:value-type="float">
            <text:p>322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50;110)" office:value-type="float" office:value="85" calcext:value-type="float">
            <text:p>85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150;340)" office:value-type="float" office:value="153" calcext:value-type="float">
            <text:p>153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50;110)" office:value-type="float" office:value="90" calcext:value-type="float">
            <text:p>90</text:p>
          </table:table-cell>
          <table:table-cell table:formula="of:=RANDBETWEEN(50;110)" office:value-type="float" office:value="92" calcext:value-type="float">
            <text:p>92</text:p>
          </table:table-cell>
          <table:table-cell table:formula="of:=RANDBETWEEN(150;340)" office:value-type="float" office:value="294" calcext:value-type="float">
            <text:p>294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50;110)" office:value-type="float" office:value="98" calcext:value-type="float">
            <text:p>98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150;340)" office:value-type="float" office:value="307" calcext:value-type="float">
            <text:p>307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50;110)" office:value-type="float" office:value="54" calcext:value-type="float">
            <text:p>54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150;340)" office:value-type="float" office:value="277" calcext:value-type="float">
            <text:p>277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81" calcext:value-type="float">
            <text:p>81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50;110)" office:value-type="float" office:value="87" calcext:value-type="float">
            <text:p>87</text:p>
          </table:table-cell>
          <table:table-cell table:formula="of:=RANDBETWEEN(150;340)" office:value-type="float" office:value="177" calcext:value-type="float">
            <text:p>177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97" calcext:value-type="float">
            <text:p>97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50;110)" office:value-type="float" office:value="53" calcext:value-type="float">
            <text:p>53</text:p>
          </table:table-cell>
          <table:table-cell table:formula="of:=RANDBETWEEN(150;340)" office:value-type="float" office:value="173" calcext:value-type="float">
            <text:p>173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50;110)" office:value-type="float" office:value="70" calcext:value-type="float">
            <text:p>70</text:p>
          </table:table-cell>
          <table:table-cell table:formula="of:=RANDBETWEEN(150;340)" office:value-type="float" office:value="214" calcext:value-type="float">
            <text:p>214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60" calcext:value-type="float">
            <text:p>60</text:p>
          </table:table-cell>
          <table:table-cell table:formula="of:=RANDBETWEEN(50;110)" office:value-type="float" office:value="63" calcext:value-type="float">
            <text:p>63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150;340)" office:value-type="float" office:value="276" calcext:value-type="float">
            <text:p>276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50;110)" office:value-type="float" office:value="71" calcext:value-type="float">
            <text:p>71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150;340)" office:value-type="float" office:value="296" calcext:value-type="float">
            <text:p>296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50;110)" office:value-type="float" office:value="92" calcext:value-type="float">
            <text:p>92</text:p>
          </table:table-cell>
          <table:table-cell table:formula="of:=RANDBETWEEN(50;110)" office:value-type="float" office:value="109" calcext:value-type="float">
            <text:p>109</text:p>
          </table:table-cell>
          <table:table-cell table:formula="of:=RANDBETWEEN(150;340)" office:value-type="float" office:value="306" calcext:value-type="float">
            <text:p>306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108" calcext:value-type="float">
            <text:p>108</text:p>
          </table:table-cell>
          <table:table-cell table:formula="of:=RANDBETWEEN(50;110)" office:value-type="float" office:value="75" calcext:value-type="float">
            <text:p>75</text:p>
          </table:table-cell>
          <table:table-cell table:formula="of:=RANDBETWEEN(50;110)" office:value-type="float" office:value="106" calcext:value-type="float">
            <text:p>106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150;340)" office:value-type="float" office:value="237" calcext:value-type="float">
            <text:p>237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57" calcext:value-type="float">
            <text:p>57</text:p>
          </table:table-cell>
          <table:table-cell table:formula="of:=RANDBETWEEN(50;110)" office:value-type="float" office:value="59" calcext:value-type="float">
            <text:p>59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150;340)" office:value-type="float" office:value="212" calcext:value-type="float">
            <text:p>212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50;110)" office:value-type="float" office:value="108" calcext:value-type="float">
            <text:p>108</text:p>
          </table:table-cell>
          <table:table-cell table:formula="of:=RANDBETWEEN(50;110)" office:value-type="float" office:value="100" calcext:value-type="float">
            <text:p>100</text:p>
          </table:table-cell>
          <table:table-cell table:formula="of:=RANDBETWEEN(50;110)" office:value-type="float" office:value="64" calcext:value-type="float">
            <text:p>64</text:p>
          </table:table-cell>
          <table:table-cell table:formula="of:=RANDBETWEEN(150;340)" office:value-type="float" office:value="306" calcext:value-type="float">
            <text:p>306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50;110)" office:value-type="float" office:value="92" calcext:value-type="float">
            <text:p>92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150;340)" office:value-type="float" office:value="205" calcext:value-type="float">
            <text:p>205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50;110)" office:value-type="float" office:value="109" calcext:value-type="float">
            <text:p>109</text:p>
          </table:table-cell>
          <table:table-cell table:formula="of:=RANDBETWEEN(50;110)" office:value-type="float" office:value="110" calcext:value-type="float">
            <text:p>110</text:p>
          </table:table-cell>
          <table:table-cell table:formula="of:=RANDBETWEEN(150;340)" office:value-type="float" office:value="194" calcext:value-type="float">
            <text:p>194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92" calcext:value-type="float">
            <text:p>92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50;110)" office:value-type="float" office:value="56" calcext:value-type="float">
            <text:p>56</text:p>
          </table:table-cell>
          <table:table-cell table:formula="of:=RANDBETWEEN(50;110)" office:value-type="float" office:value="52" calcext:value-type="float">
            <text:p>52</text:p>
          </table:table-cell>
          <table:table-cell table:formula="of:=RANDBETWEEN(150;340)" office:value-type="float" office:value="241" calcext:value-type="float">
            <text:p>241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87" calcext:value-type="float">
            <text:p>87</text:p>
          </table:table-cell>
          <table:table-cell table:formula="of:=RANDBETWEEN(50;110)" office:value-type="float" office:value="55" calcext:value-type="float">
            <text:p>55</text:p>
          </table:table-cell>
          <table:table-cell table:formula="of:=RANDBETWEEN(50;110)" office:value-type="float" office:value="100" calcext:value-type="float">
            <text:p>100</text:p>
          </table:table-cell>
          <table:table-cell table:formula="of:=RANDBETWEEN(50;110)" office:value-type="float" office:value="94" calcext:value-type="float">
            <text:p>94</text:p>
          </table:table-cell>
          <table:table-cell table:formula="of:=RANDBETWEEN(150;340)" office:value-type="float" office:value="265" calcext:value-type="float">
            <text:p>265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50;110)" office:value-type="float" office:value="56" calcext:value-type="float">
            <text:p>56</text:p>
          </table:table-cell>
          <table:table-cell table:formula="of:=RANDBETWEEN(50;110)" office:value-type="float" office:value="94" calcext:value-type="float">
            <text:p>94</text:p>
          </table:table-cell>
          <table:table-cell table:formula="of:=RANDBETWEEN(150;340)" office:value-type="float" office:value="230" calcext:value-type="float">
            <text:p>230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97" calcext:value-type="float">
            <text:p>97</text:p>
          </table:table-cell>
          <table:table-cell table:formula="of:=RANDBETWEEN(50;110)" office:value-type="float" office:value="92" calcext:value-type="float">
            <text:p>92</text:p>
          </table:table-cell>
          <table:table-cell table:formula="of:=RANDBETWEEN(50;110)" office:value-type="float" office:value="108" calcext:value-type="float">
            <text:p>108</text:p>
          </table:table-cell>
          <table:table-cell table:formula="of:=RANDBETWEEN(50;110)" office:value-type="float" office:value="98" calcext:value-type="float">
            <text:p>98</text:p>
          </table:table-cell>
          <table:table-cell table:formula="of:=RANDBETWEEN(150;340)" office:value-type="float" office:value="279" calcext:value-type="float">
            <text:p>279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94" calcext:value-type="float">
            <text:p>94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50;110)" office:value-type="float" office:value="109" calcext:value-type="float">
            <text:p>109</text:p>
          </table:table-cell>
          <table:table-cell table:formula="of:=RANDBETWEEN(50;110)" office:value-type="float" office:value="63" calcext:value-type="float">
            <text:p>63</text:p>
          </table:table-cell>
          <table:table-cell table:formula="of:=RANDBETWEEN(150;340)" office:value-type="float" office:value="261" calcext:value-type="float">
            <text:p>261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78" calcext:value-type="float">
            <text:p>78</text:p>
          </table:table-cell>
          <table:table-cell table:formula="of:=RANDBETWEEN(50;110)" office:value-type="float" office:value="94" calcext:value-type="float">
            <text:p>94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150;340)" office:value-type="float" office:value="167" calcext:value-type="float">
            <text:p>167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71" calcext:value-type="float">
            <text:p>71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50;110)" office:value-type="float" office:value="81" calcext:value-type="float">
            <text:p>81</text:p>
          </table:table-cell>
          <table:table-cell table:formula="of:=RANDBETWEEN(50;110)" office:value-type="float" office:value="97" calcext:value-type="float">
            <text:p>97</text:p>
          </table:table-cell>
          <table:table-cell table:formula="of:=RANDBETWEEN(150;340)" office:value-type="float" office:value="186" calcext:value-type="float">
            <text:p>186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50;110)" office:value-type="float" office:value="92" calcext:value-type="float">
            <text:p>92</text:p>
          </table:table-cell>
          <table:table-cell table:formula="of:=RANDBETWEEN(50;110)" office:value-type="float" office:value="63" calcext:value-type="float">
            <text:p>63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150;340)" office:value-type="float" office:value="266" calcext:value-type="float">
            <text:p>266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108" calcext:value-type="float">
            <text:p>108</text:p>
          </table:table-cell>
          <table:table-cell table:formula="of:=RANDBETWEEN(50;110)" office:value-type="float" office:value="90" calcext:value-type="float">
            <text:p>90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50;110)" office:value-type="float" office:value="110" calcext:value-type="float">
            <text:p>110</text:p>
          </table:table-cell>
          <table:table-cell table:formula="of:=RANDBETWEEN(150;340)" office:value-type="float" office:value="317" calcext:value-type="float">
            <text:p>317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57" calcext:value-type="float">
            <text:p>57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50;110)" office:value-type="float" office:value="75" calcext:value-type="float">
            <text:p>75</text:p>
          </table:table-cell>
          <table:table-cell table:formula="of:=RANDBETWEEN(150;340)" office:value-type="float" office:value="238" calcext:value-type="float">
            <text:p>238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50;110)" office:value-type="float" office:value="52" calcext:value-type="float">
            <text:p>52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150;340)" office:value-type="float" office:value="258" calcext:value-type="float">
            <text:p>258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94" calcext:value-type="float">
            <text:p>94</text:p>
          </table:table-cell>
          <table:table-cell table:formula="of:=RANDBETWEEN(50;110)" office:value-type="float" office:value="81" calcext:value-type="float">
            <text:p>81</text:p>
          </table:table-cell>
          <table:table-cell table:formula="of:=RANDBETWEEN(50;110)" office:value-type="float" office:value="110" calcext:value-type="float">
            <text:p>110</text:p>
          </table:table-cell>
          <table:table-cell table:formula="of:=RANDBETWEEN(50;110)" office:value-type="float" office:value="57" calcext:value-type="float">
            <text:p>57</text:p>
          </table:table-cell>
          <table:table-cell table:formula="of:=RANDBETWEEN(150;340)" office:value-type="float" office:value="267" calcext:value-type="float">
            <text:p>267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50;110)" office:value-type="float" office:value="97" calcext:value-type="float">
            <text:p>97</text:p>
          </table:table-cell>
          <table:table-cell table:formula="of:=RANDBETWEEN(150;340)" office:value-type="float" office:value="330" calcext:value-type="float">
            <text:p>330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57" calcext:value-type="float">
            <text:p>57</text:p>
          </table:table-cell>
          <table:table-cell table:formula="of:=RANDBETWEEN(50;110)" office:value-type="float" office:value="54" calcext:value-type="float">
            <text:p>54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150;340)" office:value-type="float" office:value="324" calcext:value-type="float">
            <text:p>324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50;110)" office:value-type="float" office:value="78" calcext:value-type="float">
            <text:p>78</text:p>
          </table:table-cell>
          <table:table-cell table:formula="of:=RANDBETWEEN(50;110)" office:value-type="float" office:value="64" calcext:value-type="float">
            <text:p>64</text:p>
          </table:table-cell>
          <table:table-cell table:formula="of:=RANDBETWEEN(50;110)" office:value-type="float" office:value="56" calcext:value-type="float">
            <text:p>56</text:p>
          </table:table-cell>
          <table:table-cell table:formula="of:=RANDBETWEEN(150;340)" office:value-type="float" office:value="252" calcext:value-type="float">
            <text:p>252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78" calcext:value-type="float">
            <text:p>78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50;110)" office:value-type="float" office:value="57" calcext:value-type="float">
            <text:p>57</text:p>
          </table:table-cell>
          <table:table-cell table:formula="of:=RANDBETWEEN(50;110)" office:value-type="float" office:value="63" calcext:value-type="float">
            <text:p>63</text:p>
          </table:table-cell>
          <table:table-cell table:formula="of:=RANDBETWEEN(150;340)" office:value-type="float" office:value="238" calcext:value-type="float">
            <text:p>238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50;110)" office:value-type="float" office:value="53" calcext:value-type="float">
            <text:p>53</text:p>
          </table:table-cell>
          <table:table-cell table:formula="of:=RANDBETWEEN(150;340)" office:value-type="float" office:value="312" calcext:value-type="float">
            <text:p>312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67" calcext:value-type="float">
            <text:p>67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50;110)" office:value-type="float" office:value="60" calcext:value-type="float">
            <text:p>60</text:p>
          </table:table-cell>
          <table:table-cell table:formula="of:=RANDBETWEEN(150;340)" office:value-type="float" office:value="222" calcext:value-type="float">
            <text:p>222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50;110)" office:value-type="float" office:value="84" calcext:value-type="float">
            <text:p>84</text:p>
          </table:table-cell>
          <table:table-cell table:formula="of:=RANDBETWEEN(50;110)" office:value-type="float" office:value="57" calcext:value-type="float">
            <text:p>57</text:p>
          </table:table-cell>
          <table:table-cell table:formula="of:=RANDBETWEEN(150;340)" office:value-type="float" office:value="223" calcext:value-type="float">
            <text:p>223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60" calcext:value-type="float">
            <text:p>60</text:p>
          </table:table-cell>
          <table:table-cell table:formula="of:=RANDBETWEEN(50;110)" office:value-type="float" office:value="84" calcext:value-type="float">
            <text:p>84</text:p>
          </table:table-cell>
          <table:table-cell table:formula="of:=RANDBETWEEN(50;110)" office:value-type="float" office:value="56" calcext:value-type="float">
            <text:p>56</text:p>
          </table:table-cell>
          <table:table-cell table:formula="of:=RANDBETWEEN(50;110)" office:value-type="float" office:value="100" calcext:value-type="float">
            <text:p>100</text:p>
          </table:table-cell>
          <table:table-cell table:formula="of:=RANDBETWEEN(150;340)" office:value-type="float" office:value="259" calcext:value-type="float">
            <text:p>259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62" calcext:value-type="float">
            <text:p>62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150;340)" office:value-type="float" office:value="163" calcext:value-type="float">
            <text:p>163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87" calcext:value-type="float">
            <text:p>87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50;110)" office:value-type="float" office:value="86" calcext:value-type="float">
            <text:p>86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150;340)" office:value-type="float" office:value="287" calcext:value-type="float">
            <text:p>287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53" calcext:value-type="float">
            <text:p>53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50;110)" office:value-type="float" office:value="105" calcext:value-type="float">
            <text:p>105</text:p>
          </table:table-cell>
          <table:table-cell table:formula="of:=RANDBETWEEN(150;340)" office:value-type="float" office:value="242" calcext:value-type="float">
            <text:p>242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50;110)" office:value-type="float" office:value="70" calcext:value-type="float">
            <text:p>70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150;340)" office:value-type="float" office:value="222" calcext:value-type="float">
            <text:p>222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67" calcext:value-type="float">
            <text:p>67</text:p>
          </table:table-cell>
          <table:table-cell table:formula="of:=RANDBETWEEN(50;110)" office:value-type="float" office:value="110" calcext:value-type="float">
            <text:p>110</text:p>
          </table:table-cell>
          <table:table-cell table:formula="of:=RANDBETWEEN(50;110)" office:value-type="float" office:value="75" calcext:value-type="float">
            <text:p>75</text:p>
          </table:table-cell>
          <table:table-cell table:formula="of:=RANDBETWEEN(50;110)" office:value-type="float" office:value="96" calcext:value-type="float">
            <text:p>96</text:p>
          </table:table-cell>
          <table:table-cell table:formula="of:=RANDBETWEEN(150;340)" office:value-type="float" office:value="320" calcext:value-type="float">
            <text:p>320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78" calcext:value-type="float">
            <text:p>78</text:p>
          </table:table-cell>
          <table:table-cell table:formula="of:=RANDBETWEEN(50;110)" office:value-type="float" office:value="85" calcext:value-type="float">
            <text:p>85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150;340)" office:value-type="float" office:value="202" calcext:value-type="float">
            <text:p>202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50;110)" office:value-type="float" office:value="57" calcext:value-type="float">
            <text:p>57</text:p>
          </table:table-cell>
          <table:table-cell table:formula="of:=RANDBETWEEN(50;110)" office:value-type="float" office:value="109" calcext:value-type="float">
            <text:p>109</text:p>
          </table:table-cell>
          <table:table-cell table:formula="of:=RANDBETWEEN(150;340)" office:value-type="float" office:value="333" calcext:value-type="float">
            <text:p>333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53" calcext:value-type="float">
            <text:p>53</text:p>
          </table:table-cell>
          <table:table-cell table:formula="of:=RANDBETWEEN(50;110)" office:value-type="float" office:value="81" calcext:value-type="float">
            <text:p>81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150;340)" office:value-type="float" office:value="338" calcext:value-type="float">
            <text:p>338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57" calcext:value-type="float">
            <text:p>57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150;340)" office:value-type="float" office:value="251" calcext:value-type="float">
            <text:p>251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50;110)" office:value-type="float" office:value="108" calcext:value-type="float">
            <text:p>108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150;340)" office:value-type="float" office:value="339" calcext:value-type="float">
            <text:p>339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85" calcext:value-type="float">
            <text:p>85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50;110)" office:value-type="float" office:value="70" calcext:value-type="float">
            <text:p>70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150;340)" office:value-type="float" office:value="160" calcext:value-type="float">
            <text:p>160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86" calcext:value-type="float">
            <text:p>86</text:p>
          </table:table-cell>
          <table:table-cell table:formula="of:=RANDBETWEEN(50;110)" office:value-type="float" office:value="60" calcext:value-type="float">
            <text:p>60</text:p>
          </table:table-cell>
          <table:table-cell table:formula="of:=RANDBETWEEN(50;110)" office:value-type="float" office:value="81" calcext:value-type="float">
            <text:p>81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150;340)" office:value-type="float" office:value="282" calcext:value-type="float">
            <text:p>282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150;340)" office:value-type="float" office:value="270" calcext:value-type="float">
            <text:p>270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87" calcext:value-type="float">
            <text:p>87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50;110)" office:value-type="float" office:value="90" calcext:value-type="float">
            <text:p>90</text:p>
          </table:table-cell>
          <table:table-cell table:formula="of:=RANDBETWEEN(150;340)" office:value-type="float" office:value="180" calcext:value-type="float">
            <text:p>180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56" calcext:value-type="float">
            <text:p>56</text:p>
          </table:table-cell>
          <table:table-cell table:formula="of:=RANDBETWEEN(50;110)" office:value-type="float" office:value="87" calcext:value-type="float">
            <text:p>87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150;340)" office:value-type="float" office:value="278" calcext:value-type="float">
            <text:p>278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50;110)" office:value-type="float" office:value="109" calcext:value-type="float">
            <text:p>109</text:p>
          </table:table-cell>
          <table:table-cell table:formula="of:=RANDBETWEEN(50;110)" office:value-type="float" office:value="89" calcext:value-type="float">
            <text:p>89</text:p>
          </table:table-cell>
          <table:table-cell table:formula="of:=RANDBETWEEN(150;340)" office:value-type="float" office:value="178" calcext:value-type="float">
            <text:p>178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67" calcext:value-type="float">
            <text:p>67</text:p>
          </table:table-cell>
          <table:table-cell table:formula="of:=RANDBETWEEN(50;110)" office:value-type="float" office:value="60" calcext:value-type="float">
            <text:p>60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50;110)" office:value-type="float" office:value="97" calcext:value-type="float">
            <text:p>97</text:p>
          </table:table-cell>
          <table:table-cell table:formula="of:=RANDBETWEEN(150;340)" office:value-type="float" office:value="280" calcext:value-type="float">
            <text:p>280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50;110)" office:value-type="float" office:value="55" calcext:value-type="float">
            <text:p>55</text:p>
          </table:table-cell>
          <table:table-cell table:formula="of:=RANDBETWEEN(50;110)" office:value-type="float" office:value="105" calcext:value-type="float">
            <text:p>105</text:p>
          </table:table-cell>
          <table:table-cell table:formula="of:=RANDBETWEEN(50;110)" office:value-type="float" office:value="105" calcext:value-type="float">
            <text:p>105</text:p>
          </table:table-cell>
          <table:table-cell table:formula="of:=RANDBETWEEN(150;340)" office:value-type="float" office:value="160" calcext:value-type="float">
            <text:p>160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59" calcext:value-type="float">
            <text:p>59</text:p>
          </table:table-cell>
          <table:table-cell table:formula="of:=RANDBETWEEN(50;110)" office:value-type="float" office:value="52" calcext:value-type="float">
            <text:p>52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150;340)" office:value-type="float" office:value="261" calcext:value-type="float">
            <text:p>261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62" calcext:value-type="float">
            <text:p>62</text:p>
          </table:table-cell>
          <table:table-cell table:formula="of:=RANDBETWEEN(50;110)" office:value-type="float" office:value="53" calcext:value-type="float">
            <text:p>53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150;340)" office:value-type="float" office:value="262" calcext:value-type="float">
            <text:p>262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50;110)" office:value-type="float" office:value="62" calcext:value-type="float">
            <text:p>62</text:p>
          </table:table-cell>
          <table:table-cell table:formula="of:=RANDBETWEEN(50;110)" office:value-type="float" office:value="87" calcext:value-type="float">
            <text:p>87</text:p>
          </table:table-cell>
          <table:table-cell table:formula="of:=RANDBETWEEN(50;110)" office:value-type="float" office:value="67" calcext:value-type="float">
            <text:p>67</text:p>
          </table:table-cell>
          <table:table-cell table:formula="of:=RANDBETWEEN(150;340)" office:value-type="float" office:value="303" calcext:value-type="float">
            <text:p>303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50;110)" office:value-type="float" office:value="63" calcext:value-type="float">
            <text:p>63</text:p>
          </table:table-cell>
          <table:table-cell table:formula="of:=RANDBETWEEN(50;110)" office:value-type="float" office:value="84" calcext:value-type="float">
            <text:p>84</text:p>
          </table:table-cell>
          <table:table-cell table:formula="of:=RANDBETWEEN(50;110)" office:value-type="float" office:value="55" calcext:value-type="float">
            <text:p>55</text:p>
          </table:table-cell>
          <table:table-cell table:formula="of:=RANDBETWEEN(150;340)" office:value-type="float" office:value="338" calcext:value-type="float">
            <text:p>338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71" calcext:value-type="float">
            <text:p>71</text:p>
          </table:table-cell>
          <table:table-cell table:formula="of:=RANDBETWEEN(50;110)" office:value-type="float" office:value="70" calcext:value-type="float">
            <text:p>70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150;340)" office:value-type="float" office:value="185" calcext:value-type="float">
            <text:p>185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50;110)" office:value-type="float" office:value="75" calcext:value-type="float">
            <text:p>75</text:p>
          </table:table-cell>
          <table:table-cell table:formula="of:=RANDBETWEEN(50;110)" office:value-type="float" office:value="68" calcext:value-type="float">
            <text:p>68</text:p>
          </table:table-cell>
          <table:table-cell table:formula="of:=RANDBETWEEN(50;110)" office:value-type="float" office:value="68" calcext:value-type="float">
            <text:p>68</text:p>
          </table:table-cell>
          <table:table-cell table:formula="of:=RANDBETWEEN(150;340)" office:value-type="float" office:value="221" calcext:value-type="float">
            <text:p>221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50;110)" office:value-type="float" office:value="87" calcext:value-type="float">
            <text:p>87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150;340)" office:value-type="float" office:value="288" calcext:value-type="float">
            <text:p>288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78" calcext:value-type="float">
            <text:p>78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150;340)" office:value-type="float" office:value="335" calcext:value-type="float">
            <text:p>335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50;110)" office:value-type="float" office:value="59" calcext:value-type="float">
            <text:p>59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150;340)" office:value-type="float" office:value="175" calcext:value-type="float">
            <text:p>175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50;110)" office:value-type="float" office:value="78" calcext:value-type="float">
            <text:p>78</text:p>
          </table:table-cell>
          <table:table-cell table:formula="of:=RANDBETWEEN(50;110)" office:value-type="float" office:value="70" calcext:value-type="float">
            <text:p>70</text:p>
          </table:table-cell>
          <table:table-cell table:formula="of:=RANDBETWEEN(50;110)" office:value-type="float" office:value="89" calcext:value-type="float">
            <text:p>89</text:p>
          </table:table-cell>
          <table:table-cell table:formula="of:=RANDBETWEEN(150;340)" office:value-type="float" office:value="175" calcext:value-type="float">
            <text:p>175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110" calcext:value-type="float">
            <text:p>110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50;110)" office:value-type="float" office:value="105" calcext:value-type="float">
            <text:p>105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150;340)" office:value-type="float" office:value="286" calcext:value-type="float">
            <text:p>286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87" calcext:value-type="float">
            <text:p>87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50;110)" office:value-type="float" office:value="100" calcext:value-type="float">
            <text:p>100</text:p>
          </table:table-cell>
          <table:table-cell table:formula="of:=RANDBETWEEN(50;110)" office:value-type="float" office:value="89" calcext:value-type="float">
            <text:p>89</text:p>
          </table:table-cell>
          <table:table-cell table:formula="of:=RANDBETWEEN(150;340)" office:value-type="float" office:value="209" calcext:value-type="float">
            <text:p>209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110" calcext:value-type="float">
            <text:p>110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150;340)" office:value-type="float" office:value="160" calcext:value-type="float">
            <text:p>160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50;110)" office:value-type="float" office:value="64" calcext:value-type="float">
            <text:p>64</text:p>
          </table:table-cell>
          <table:table-cell table:formula="of:=RANDBETWEEN(50;110)" office:value-type="float" office:value="94" calcext:value-type="float">
            <text:p>94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150;340)" office:value-type="float" office:value="262" calcext:value-type="float">
            <text:p>262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50;110)" office:value-type="float" office:value="56" calcext:value-type="float">
            <text:p>56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50;110)" office:value-type="float" office:value="63" calcext:value-type="float">
            <text:p>63</text:p>
          </table:table-cell>
          <table:table-cell table:formula="of:=RANDBETWEEN(150;340)" office:value-type="float" office:value="199" calcext:value-type="float">
            <text:p>199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63" calcext:value-type="float">
            <text:p>63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50;110)" office:value-type="float" office:value="78" calcext:value-type="float">
            <text:p>78</text:p>
          </table:table-cell>
          <table:table-cell table:formula="of:=RANDBETWEEN(50;110)" office:value-type="float" office:value="62" calcext:value-type="float">
            <text:p>62</text:p>
          </table:table-cell>
          <table:table-cell table:formula="of:=RANDBETWEEN(150;340)" office:value-type="float" office:value="175" calcext:value-type="float">
            <text:p>175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92" calcext:value-type="float">
            <text:p>92</text:p>
          </table:table-cell>
          <table:table-cell table:formula="of:=RANDBETWEEN(50;110)" office:value-type="float" office:value="59" calcext:value-type="float">
            <text:p>59</text:p>
          </table:table-cell>
          <table:table-cell table:formula="of:=RANDBETWEEN(50;110)" office:value-type="float" office:value="84" calcext:value-type="float">
            <text:p>84</text:p>
          </table:table-cell>
          <table:table-cell table:formula="of:=RANDBETWEEN(50;110)" office:value-type="float" office:value="71" calcext:value-type="float">
            <text:p>71</text:p>
          </table:table-cell>
          <table:table-cell table:formula="of:=RANDBETWEEN(150;340)" office:value-type="float" office:value="194" calcext:value-type="float">
            <text:p>194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54" calcext:value-type="float">
            <text:p>54</text:p>
          </table:table-cell>
          <table:table-cell table:formula="of:=RANDBETWEEN(50;110)" office:value-type="float" office:value="86" calcext:value-type="float">
            <text:p>86</text:p>
          </table:table-cell>
          <table:table-cell table:formula="of:=RANDBETWEEN(50;110)" office:value-type="float" office:value="62" calcext:value-type="float">
            <text:p>62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150;340)" office:value-type="float" office:value="336" calcext:value-type="float">
            <text:p>336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50;110)" office:value-type="float" office:value="75" calcext:value-type="float">
            <text:p>75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150;340)" office:value-type="float" office:value="263" calcext:value-type="float">
            <text:p>263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97" calcext:value-type="float">
            <text:p>97</text:p>
          </table:table-cell>
          <table:table-cell table:formula="of:=RANDBETWEEN(50;110)" office:value-type="float" office:value="92" calcext:value-type="float">
            <text:p>92</text:p>
          </table:table-cell>
          <table:table-cell table:formula="of:=RANDBETWEEN(50;110)" office:value-type="float" office:value="70" calcext:value-type="float">
            <text:p>70</text:p>
          </table:table-cell>
          <table:table-cell table:formula="of:=RANDBETWEEN(50;110)" office:value-type="float" office:value="59" calcext:value-type="float">
            <text:p>59</text:p>
          </table:table-cell>
          <table:table-cell table:formula="of:=RANDBETWEEN(150;340)" office:value-type="float" office:value="243" calcext:value-type="float">
            <text:p>243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50;110)" office:value-type="float" office:value="70" calcext:value-type="float">
            <text:p>70</text:p>
          </table:table-cell>
          <table:table-cell table:formula="of:=RANDBETWEEN(50;110)" office:value-type="float" office:value="57" calcext:value-type="float">
            <text:p>57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150;340)" office:value-type="float" office:value="276" calcext:value-type="float">
            <text:p>276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63" calcext:value-type="float">
            <text:p>63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50;110)" office:value-type="float" office:value="87" calcext:value-type="float">
            <text:p>87</text:p>
          </table:table-cell>
          <table:table-cell table:formula="of:=RANDBETWEEN(150;340)" office:value-type="float" office:value="192" calcext:value-type="float">
            <text:p>192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50;110)" office:value-type="float" office:value="110" calcext:value-type="float">
            <text:p>110</text:p>
          </table:table-cell>
          <table:table-cell table:formula="of:=RANDBETWEEN(150;340)" office:value-type="float" office:value="331" calcext:value-type="float">
            <text:p>331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50;110)" office:value-type="float" office:value="67" calcext:value-type="float">
            <text:p>67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150;340)" office:value-type="float" office:value="333" calcext:value-type="float">
            <text:p>333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62" calcext:value-type="float">
            <text:p>62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50;110)" office:value-type="float" office:value="110" calcext:value-type="float">
            <text:p>110</text:p>
          </table:table-cell>
          <table:table-cell table:formula="of:=RANDBETWEEN(50;110)" office:value-type="float" office:value="85" calcext:value-type="float">
            <text:p>85</text:p>
          </table:table-cell>
          <table:table-cell table:formula="of:=RANDBETWEEN(150;340)" office:value-type="float" office:value="277" calcext:value-type="float">
            <text:p>277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85" calcext:value-type="float">
            <text:p>85</text:p>
          </table:table-cell>
          <table:table-cell table:formula="of:=RANDBETWEEN(50;110)" office:value-type="float" office:value="81" calcext:value-type="float">
            <text:p>81</text:p>
          </table:table-cell>
          <table:table-cell table:formula="of:=RANDBETWEEN(50;110)" office:value-type="float" office:value="75" calcext:value-type="float">
            <text:p>75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150;340)" office:value-type="float" office:value="261" calcext:value-type="float">
            <text:p>261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53" calcext:value-type="float">
            <text:p>53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150;340)" office:value-type="float" office:value="239" calcext:value-type="float">
            <text:p>239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50;110)" office:value-type="float" office:value="86" calcext:value-type="float">
            <text:p>86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150;340)" office:value-type="float" office:value="307" calcext:value-type="float">
            <text:p>307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75" calcext:value-type="float">
            <text:p>75</text:p>
          </table:table-cell>
          <table:table-cell table:formula="of:=RANDBETWEEN(50;110)" office:value-type="float" office:value="52" calcext:value-type="float">
            <text:p>52</text:p>
          </table:table-cell>
          <table:table-cell table:formula="of:=RANDBETWEEN(50;110)" office:value-type="float" office:value="53" calcext:value-type="float">
            <text:p>53</text:p>
          </table:table-cell>
          <table:table-cell table:formula="of:=RANDBETWEEN(50;110)" office:value-type="float" office:value="96" calcext:value-type="float">
            <text:p>96</text:p>
          </table:table-cell>
          <table:table-cell table:formula="of:=RANDBETWEEN(150;340)" office:value-type="float" office:value="314" calcext:value-type="float">
            <text:p>314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50;110)" office:value-type="float" office:value="75" calcext:value-type="float">
            <text:p>75</text:p>
          </table:table-cell>
          <table:table-cell table:formula="of:=RANDBETWEEN(50;110)" office:value-type="float" office:value="52" calcext:value-type="float">
            <text:p>52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150;340)" office:value-type="float" office:value="167" calcext:value-type="float">
            <text:p>167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75" calcext:value-type="float">
            <text:p>75</text:p>
          </table:table-cell>
          <table:table-cell table:formula="of:=RANDBETWEEN(50;110)" office:value-type="float" office:value="85" calcext:value-type="float">
            <text:p>85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150;340)" office:value-type="float" office:value="160" calcext:value-type="float">
            <text:p>160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50;110)" office:value-type="float" office:value="84" calcext:value-type="float">
            <text:p>84</text:p>
          </table:table-cell>
          <table:table-cell table:formula="of:=RANDBETWEEN(50;110)" office:value-type="float" office:value="105" calcext:value-type="float">
            <text:p>105</text:p>
          </table:table-cell>
          <table:table-cell table:formula="of:=RANDBETWEEN(150;340)" office:value-type="float" office:value="274" calcext:value-type="float">
            <text:p>274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50;110)" office:value-type="float" office:value="53" calcext:value-type="float">
            <text:p>53</text:p>
          </table:table-cell>
          <table:table-cell table:formula="of:=RANDBETWEEN(50;110)" office:value-type="float" office:value="75" calcext:value-type="float">
            <text:p>75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150;340)" office:value-type="float" office:value="217" calcext:value-type="float">
            <text:p>217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50;110)" office:value-type="float" office:value="85" calcext:value-type="float">
            <text:p>85</text:p>
          </table:table-cell>
          <table:table-cell table:formula="of:=RANDBETWEEN(50;110)" office:value-type="float" office:value="78" calcext:value-type="float">
            <text:p>78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150;340)" office:value-type="float" office:value="258" calcext:value-type="float">
            <text:p>258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78" calcext:value-type="float">
            <text:p>78</text:p>
          </table:table-cell>
          <table:table-cell table:formula="of:=RANDBETWEEN(50;110)" office:value-type="float" office:value="108" calcext:value-type="float">
            <text:p>108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50;110)" office:value-type="float" office:value="87" calcext:value-type="float">
            <text:p>87</text:p>
          </table:table-cell>
          <table:table-cell table:formula="of:=RANDBETWEEN(150;340)" office:value-type="float" office:value="309" calcext:value-type="float">
            <text:p>309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50;110)" office:value-type="float" office:value="75" calcext:value-type="float">
            <text:p>75</text:p>
          </table:table-cell>
          <table:table-cell table:formula="of:=RANDBETWEEN(50;110)" office:value-type="float" office:value="62" calcext:value-type="float">
            <text:p>62</text:p>
          </table:table-cell>
          <table:table-cell table:formula="of:=RANDBETWEEN(150;340)" office:value-type="float" office:value="319" calcext:value-type="float">
            <text:p>319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50;110)" office:value-type="float" office:value="91" calcext:value-type="float">
            <text:p>91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150;340)" office:value-type="float" office:value="324" calcext:value-type="float">
            <text:p>324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59" calcext:value-type="float">
            <text:p>59</text:p>
          </table:table-cell>
          <table:table-cell table:formula="of:=RANDBETWEEN(50;110)" office:value-type="float" office:value="75" calcext:value-type="float">
            <text:p>75</text:p>
          </table:table-cell>
          <table:table-cell table:formula="of:=RANDBETWEEN(50;110)" office:value-type="float" office:value="78" calcext:value-type="float">
            <text:p>78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150;340)" office:value-type="float" office:value="216" calcext:value-type="float">
            <text:p>216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50;110)" office:value-type="float" office:value="90" calcext:value-type="float">
            <text:p>90</text:p>
          </table:table-cell>
          <table:table-cell table:formula="of:=RANDBETWEEN(50;110)" office:value-type="float" office:value="92" calcext:value-type="float">
            <text:p>92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150;340)" office:value-type="float" office:value="190" calcext:value-type="float">
            <text:p>190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62" calcext:value-type="float">
            <text:p>62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50;110)" office:value-type="float" office:value="86" calcext:value-type="float">
            <text:p>86</text:p>
          </table:table-cell>
          <table:table-cell table:formula="of:=RANDBETWEEN(50;110)" office:value-type="float" office:value="55" calcext:value-type="float">
            <text:p>55</text:p>
          </table:table-cell>
          <table:table-cell table:formula="of:=RANDBETWEEN(150;340)" office:value-type="float" office:value="179" calcext:value-type="float">
            <text:p>179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81" calcext:value-type="float">
            <text:p>81</text:p>
          </table:table-cell>
          <table:table-cell table:formula="of:=RANDBETWEEN(50;110)" office:value-type="float" office:value="68" calcext:value-type="float">
            <text:p>68</text:p>
          </table:table-cell>
          <table:table-cell table:formula="of:=RANDBETWEEN(50;110)" office:value-type="float" office:value="85" calcext:value-type="float">
            <text:p>85</text:p>
          </table:table-cell>
          <table:table-cell table:formula="of:=RANDBETWEEN(50;110)" office:value-type="float" office:value="62" calcext:value-type="float">
            <text:p>62</text:p>
          </table:table-cell>
          <table:table-cell table:formula="of:=RANDBETWEEN(150;340)" office:value-type="float" office:value="285" calcext:value-type="float">
            <text:p>285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63" calcext:value-type="float">
            <text:p>63</text:p>
          </table:table-cell>
          <table:table-cell table:formula="of:=RANDBETWEEN(50;110)" office:value-type="float" office:value="68" calcext:value-type="float">
            <text:p>68</text:p>
          </table:table-cell>
          <table:table-cell table:formula="of:=RANDBETWEEN(50;110)" office:value-type="float" office:value="91" calcext:value-type="float">
            <text:p>91</text:p>
          </table:table-cell>
          <table:table-cell table:formula="of:=RANDBETWEEN(50;110)" office:value-type="float" office:value="56" calcext:value-type="float">
            <text:p>56</text:p>
          </table:table-cell>
          <table:table-cell table:formula="of:=RANDBETWEEN(150;340)" office:value-type="float" office:value="184" calcext:value-type="float">
            <text:p>184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100" calcext:value-type="float">
            <text:p>100</text:p>
          </table:table-cell>
          <table:table-cell table:formula="of:=RANDBETWEEN(50;110)" office:value-type="float" office:value="81" calcext:value-type="float">
            <text:p>81</text:p>
          </table:table-cell>
          <table:table-cell table:formula="of:=RANDBETWEEN(50;110)" office:value-type="float" office:value="62" calcext:value-type="float">
            <text:p>62</text:p>
          </table:table-cell>
          <table:table-cell table:formula="of:=RANDBETWEEN(50;110)" office:value-type="float" office:value="67" calcext:value-type="float">
            <text:p>67</text:p>
          </table:table-cell>
          <table:table-cell table:formula="of:=RANDBETWEEN(150;340)" office:value-type="float" office:value="203" calcext:value-type="float">
            <text:p>203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78" calcext:value-type="float">
            <text:p>78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50;110)" office:value-type="float" office:value="94" calcext:value-type="float">
            <text:p>94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150;340)" office:value-type="float" office:value="323" calcext:value-type="float">
            <text:p>323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75" calcext:value-type="float">
            <text:p>75</text:p>
          </table:table-cell>
          <table:table-cell table:formula="of:=RANDBETWEEN(50;110)" office:value-type="float" office:value="64" calcext:value-type="float">
            <text:p>64</text:p>
          </table:table-cell>
          <table:table-cell table:formula="of:=RANDBETWEEN(50;110)" office:value-type="float" office:value="52" calcext:value-type="float">
            <text:p>52</text:p>
          </table:table-cell>
          <table:table-cell table:formula="of:=RANDBETWEEN(50;110)" office:value-type="float" office:value="55" calcext:value-type="float">
            <text:p>55</text:p>
          </table:table-cell>
          <table:table-cell table:formula="of:=RANDBETWEEN(150;340)" office:value-type="float" office:value="224" calcext:value-type="float">
            <text:p>224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50;110)" office:value-type="float" office:value="85" calcext:value-type="float">
            <text:p>85</text:p>
          </table:table-cell>
          <table:table-cell table:formula="of:=RANDBETWEEN(50;110)" office:value-type="float" office:value="87" calcext:value-type="float">
            <text:p>87</text:p>
          </table:table-cell>
          <table:table-cell table:formula="of:=RANDBETWEEN(150;340)" office:value-type="float" office:value="201" calcext:value-type="float">
            <text:p>201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50;110)" office:value-type="float" office:value="70" calcext:value-type="float">
            <text:p>70</text:p>
          </table:table-cell>
          <table:table-cell table:formula="of:=RANDBETWEEN(50;110)" office:value-type="float" office:value="55" calcext:value-type="float">
            <text:p>55</text:p>
          </table:table-cell>
          <table:table-cell table:formula="of:=RANDBETWEEN(150;340)" office:value-type="float" office:value="302" calcext:value-type="float">
            <text:p>302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109" calcext:value-type="float">
            <text:p>109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150;340)" office:value-type="float" office:value="156" calcext:value-type="float">
            <text:p>156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96" calcext:value-type="float">
            <text:p>96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50;110)" office:value-type="float" office:value="105" calcext:value-type="float">
            <text:p>105</text:p>
          </table:table-cell>
          <table:table-cell table:formula="of:=RANDBETWEEN(150;340)" office:value-type="float" office:value="206" calcext:value-type="float">
            <text:p>206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150;340)" office:value-type="float" office:value="297" calcext:value-type="float">
            <text:p>297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105" calcext:value-type="float">
            <text:p>105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50;110)" office:value-type="float" office:value="62" calcext:value-type="float">
            <text:p>62</text:p>
          </table:table-cell>
          <table:table-cell table:formula="of:=RANDBETWEEN(50;110)" office:value-type="float" office:value="84" calcext:value-type="float">
            <text:p>84</text:p>
          </table:table-cell>
          <table:table-cell table:formula="of:=RANDBETWEEN(150;340)" office:value-type="float" office:value="233" calcext:value-type="float">
            <text:p>233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50;110)" office:value-type="float" office:value="105" calcext:value-type="float">
            <text:p>105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150;340)" office:value-type="float" office:value="319" calcext:value-type="float">
            <text:p>319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98" calcext:value-type="float">
            <text:p>98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50;110)" office:value-type="float" office:value="86" calcext:value-type="float">
            <text:p>86</text:p>
          </table:table-cell>
          <table:table-cell table:formula="of:=RANDBETWEEN(50;110)" office:value-type="float" office:value="68" calcext:value-type="float">
            <text:p>68</text:p>
          </table:table-cell>
          <table:table-cell table:formula="of:=RANDBETWEEN(150;340)" office:value-type="float" office:value="184" calcext:value-type="float">
            <text:p>184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50;110)" office:value-type="float" office:value="90" calcext:value-type="float">
            <text:p>90</text:p>
          </table:table-cell>
          <table:table-cell table:formula="of:=RANDBETWEEN(50;110)" office:value-type="float" office:value="56" calcext:value-type="float">
            <text:p>56</text:p>
          </table:table-cell>
          <table:table-cell table:formula="of:=RANDBETWEEN(50;110)" office:value-type="float" office:value="52" calcext:value-type="float">
            <text:p>52</text:p>
          </table:table-cell>
          <table:table-cell table:formula="of:=RANDBETWEEN(150;340)" office:value-type="float" office:value="320" calcext:value-type="float">
            <text:p>320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81" calcext:value-type="float">
            <text:p>81</text:p>
          </table:table-cell>
          <table:table-cell table:formula="of:=RANDBETWEEN(50;110)" office:value-type="float" office:value="87" calcext:value-type="float">
            <text:p>87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150;340)" office:value-type="float" office:value="258" calcext:value-type="float">
            <text:p>258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50;110)" office:value-type="float" office:value="70" calcext:value-type="float">
            <text:p>70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150;340)" office:value-type="float" office:value="313" calcext:value-type="float">
            <text:p>313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50;110)" office:value-type="float" office:value="84" calcext:value-type="float">
            <text:p>84</text:p>
          </table:table-cell>
          <table:table-cell table:formula="of:=RANDBETWEEN(150;340)" office:value-type="float" office:value="197" calcext:value-type="float">
            <text:p>197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56" calcext:value-type="float">
            <text:p>56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50;110)" office:value-type="float" office:value="70" calcext:value-type="float">
            <text:p>70</text:p>
          </table:table-cell>
          <table:table-cell table:formula="of:=RANDBETWEEN(150;340)" office:value-type="float" office:value="159" calcext:value-type="float">
            <text:p>159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50;110)" office:value-type="float" office:value="59" calcext:value-type="float">
            <text:p>59</text:p>
          </table:table-cell>
          <table:table-cell table:formula="of:=RANDBETWEEN(50;110)" office:value-type="float" office:value="110" calcext:value-type="float">
            <text:p>110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150;340)" office:value-type="float" office:value="234" calcext:value-type="float">
            <text:p>234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50;110)" office:value-type="float" office:value="71" calcext:value-type="float">
            <text:p>71</text:p>
          </table:table-cell>
          <table:table-cell table:formula="of:=RANDBETWEEN(50;110)" office:value-type="float" office:value="60" calcext:value-type="float">
            <text:p>60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150;340)" office:value-type="float" office:value="169" calcext:value-type="float">
            <text:p>169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90" calcext:value-type="float">
            <text:p>90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50;110)" office:value-type="float" office:value="60" calcext:value-type="float">
            <text:p>60</text:p>
          </table:table-cell>
          <table:table-cell table:formula="of:=RANDBETWEEN(50;110)" office:value-type="float" office:value="55" calcext:value-type="float">
            <text:p>55</text:p>
          </table:table-cell>
          <table:table-cell table:formula="of:=RANDBETWEEN(150;340)" office:value-type="float" office:value="338" calcext:value-type="float">
            <text:p>338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50;110)" office:value-type="float" office:value="53" calcext:value-type="float">
            <text:p>53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150;340)" office:value-type="float" office:value="329" calcext:value-type="float">
            <text:p>329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50;110)" office:value-type="float" office:value="62" calcext:value-type="float">
            <text:p>62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50;110)" office:value-type="float" office:value="71" calcext:value-type="float">
            <text:p>71</text:p>
          </table:table-cell>
          <table:table-cell table:formula="of:=RANDBETWEEN(150;340)" office:value-type="float" office:value="182" calcext:value-type="float">
            <text:p>182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63" calcext:value-type="float">
            <text:p>63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50;110)" office:value-type="float" office:value="84" calcext:value-type="float">
            <text:p>84</text:p>
          </table:table-cell>
          <table:table-cell table:formula="of:=RANDBETWEEN(50;110)" office:value-type="float" office:value="57" calcext:value-type="float">
            <text:p>57</text:p>
          </table:table-cell>
          <table:table-cell table:formula="of:=RANDBETWEEN(150;340)" office:value-type="float" office:value="199" calcext:value-type="float">
            <text:p>199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150;340)" office:value-type="float" office:value="188" calcext:value-type="float">
            <text:p>188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85" calcext:value-type="float">
            <text:p>85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50;110)" office:value-type="float" office:value="92" calcext:value-type="float">
            <text:p>92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150;340)" office:value-type="float" office:value="285" calcext:value-type="float">
            <text:p>285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106" calcext:value-type="float">
            <text:p>106</text:p>
          </table:table-cell>
          <table:table-cell table:formula="of:=RANDBETWEEN(50;110)" office:value-type="float" office:value="68" calcext:value-type="float">
            <text:p>68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50;110)" office:value-type="float" office:value="90" calcext:value-type="float">
            <text:p>90</text:p>
          </table:table-cell>
          <table:table-cell table:formula="of:=RANDBETWEEN(150;340)" office:value-type="float" office:value="232" calcext:value-type="float">
            <text:p>232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50;110)" office:value-type="float" office:value="97" calcext:value-type="float">
            <text:p>97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150;340)" office:value-type="float" office:value="166" calcext:value-type="float">
            <text:p>166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50;110)" office:value-type="float" office:value="57" calcext:value-type="float">
            <text:p>57</text:p>
          </table:table-cell>
          <table:table-cell table:formula="of:=RANDBETWEEN(150;340)" office:value-type="float" office:value="298" calcext:value-type="float">
            <text:p>298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55" calcext:value-type="float">
            <text:p>55</text:p>
          </table:table-cell>
          <table:table-cell table:formula="of:=RANDBETWEEN(50;110)" office:value-type="float" office:value="89" calcext:value-type="float">
            <text:p>89</text:p>
          </table:table-cell>
          <table:table-cell table:formula="of:=RANDBETWEEN(50;110)" office:value-type="float" office:value="52" calcext:value-type="float">
            <text:p>52</text:p>
          </table:table-cell>
          <table:table-cell table:formula="of:=RANDBETWEEN(50;110)" office:value-type="float" office:value="57" calcext:value-type="float">
            <text:p>57</text:p>
          </table:table-cell>
          <table:table-cell table:formula="of:=RANDBETWEEN(150;340)" office:value-type="float" office:value="178" calcext:value-type="float">
            <text:p>178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50;110)" office:value-type="float" office:value="68" calcext:value-type="float">
            <text:p>68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50;110)" office:value-type="float" office:value="52" calcext:value-type="float">
            <text:p>52</text:p>
          </table:table-cell>
          <table:table-cell table:formula="of:=RANDBETWEEN(150;340)" office:value-type="float" office:value="246" calcext:value-type="float">
            <text:p>246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63" calcext:value-type="float">
            <text:p>63</text:p>
          </table:table-cell>
          <table:table-cell table:formula="of:=RANDBETWEEN(50;110)" office:value-type="float" office:value="53" calcext:value-type="float">
            <text:p>53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50;110)" office:value-type="float" office:value="70" calcext:value-type="float">
            <text:p>70</text:p>
          </table:table-cell>
          <table:table-cell table:formula="of:=RANDBETWEEN(150;340)" office:value-type="float" office:value="318" calcext:value-type="float">
            <text:p>318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109" calcext:value-type="float">
            <text:p>109</text:p>
          </table:table-cell>
          <table:table-cell table:formula="of:=RANDBETWEEN(50;110)" office:value-type="float" office:value="98" calcext:value-type="float">
            <text:p>98</text:p>
          </table:table-cell>
          <table:table-cell table:formula="of:=RANDBETWEEN(50;110)" office:value-type="float" office:value="75" calcext:value-type="float">
            <text:p>75</text:p>
          </table:table-cell>
          <table:table-cell table:formula="of:=RANDBETWEEN(50;110)" office:value-type="float" office:value="54" calcext:value-type="float">
            <text:p>54</text:p>
          </table:table-cell>
          <table:table-cell table:formula="of:=RANDBETWEEN(150;340)" office:value-type="float" office:value="275" calcext:value-type="float">
            <text:p>275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50;110)" office:value-type="float" office:value="87" calcext:value-type="float">
            <text:p>87</text:p>
          </table:table-cell>
          <table:table-cell table:formula="of:=RANDBETWEEN(50;110)" office:value-type="float" office:value="110" calcext:value-type="float">
            <text:p>110</text:p>
          </table:table-cell>
          <table:table-cell table:formula="of:=RANDBETWEEN(150;340)" office:value-type="float" office:value="257" calcext:value-type="float">
            <text:p>257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50;110)" office:value-type="float" office:value="53" calcext:value-type="float">
            <text:p>53</text:p>
          </table:table-cell>
          <table:table-cell table:formula="of:=RANDBETWEEN(50;110)" office:value-type="float" office:value="109" calcext:value-type="float">
            <text:p>109</text:p>
          </table:table-cell>
          <table:table-cell table:formula="of:=RANDBETWEEN(50;110)" office:value-type="float" office:value="55" calcext:value-type="float">
            <text:p>55</text:p>
          </table:table-cell>
          <table:table-cell table:formula="of:=RANDBETWEEN(150;340)" office:value-type="float" office:value="164" calcext:value-type="float">
            <text:p>164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91" calcext:value-type="float">
            <text:p>91</text:p>
          </table:table-cell>
          <table:table-cell table:formula="of:=RANDBETWEEN(50;110)" office:value-type="float" office:value="68" calcext:value-type="float">
            <text:p>68</text:p>
          </table:table-cell>
          <table:table-cell table:formula="of:=RANDBETWEEN(50;110)" office:value-type="float" office:value="53" calcext:value-type="float">
            <text:p>53</text:p>
          </table:table-cell>
          <table:table-cell table:formula="of:=RANDBETWEEN(50;110)" office:value-type="float" office:value="81" calcext:value-type="float">
            <text:p>81</text:p>
          </table:table-cell>
          <table:table-cell table:formula="of:=RANDBETWEEN(150;340)" office:value-type="float" office:value="310" calcext:value-type="float">
            <text:p>310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87" calcext:value-type="float">
            <text:p>87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50;110)" office:value-type="float" office:value="71" calcext:value-type="float">
            <text:p>71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150;340)" office:value-type="float" office:value="169" calcext:value-type="float">
            <text:p>169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55" calcext:value-type="float">
            <text:p>55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50;110)" office:value-type="float" office:value="94" calcext:value-type="float">
            <text:p>94</text:p>
          </table:table-cell>
          <table:table-cell table:formula="of:=RANDBETWEEN(150;340)" office:value-type="float" office:value="257" calcext:value-type="float">
            <text:p>257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50;110)" office:value-type="float" office:value="64" calcext:value-type="float">
            <text:p>64</text:p>
          </table:table-cell>
          <table:table-cell table:formula="of:=RANDBETWEEN(50;110)" office:value-type="float" office:value="108" calcext:value-type="float">
            <text:p>108</text:p>
          </table:table-cell>
          <table:table-cell table:formula="of:=RANDBETWEEN(150;340)" office:value-type="float" office:value="201" calcext:value-type="float">
            <text:p>201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50;110)" office:value-type="float" office:value="84" calcext:value-type="float">
            <text:p>84</text:p>
          </table:table-cell>
          <table:table-cell table:formula="of:=RANDBETWEEN(50;110)" office:value-type="float" office:value="94" calcext:value-type="float">
            <text:p>94</text:p>
          </table:table-cell>
          <table:table-cell table:formula="of:=RANDBETWEEN(150;340)" office:value-type="float" office:value="289" calcext:value-type="float">
            <text:p>289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67" calcext:value-type="float">
            <text:p>67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50;110)" office:value-type="float" office:value="87" calcext:value-type="float">
            <text:p>87</text:p>
          </table:table-cell>
          <table:table-cell table:formula="of:=RANDBETWEEN(150;340)" office:value-type="float" office:value="255" calcext:value-type="float">
            <text:p>255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50;110)" office:value-type="float" office:value="98" calcext:value-type="float">
            <text:p>98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150;340)" office:value-type="float" office:value="194" calcext:value-type="float">
            <text:p>194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50;110)" office:value-type="float" office:value="56" calcext:value-type="float">
            <text:p>56</text:p>
          </table:table-cell>
          <table:table-cell table:formula="of:=RANDBETWEEN(50;110)" office:value-type="float" office:value="110" calcext:value-type="float">
            <text:p>110</text:p>
          </table:table-cell>
          <table:table-cell table:formula="of:=RANDBETWEEN(50;110)" office:value-type="float" office:value="90" calcext:value-type="float">
            <text:p>90</text:p>
          </table:table-cell>
          <table:table-cell table:formula="of:=RANDBETWEEN(150;340)" office:value-type="float" office:value="339" calcext:value-type="float">
            <text:p>339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50;110)" office:value-type="float" office:value="78" calcext:value-type="float">
            <text:p>78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50;110)" office:value-type="float" office:value="109" calcext:value-type="float">
            <text:p>109</text:p>
          </table:table-cell>
          <table:table-cell table:formula="of:=RANDBETWEEN(150;340)" office:value-type="float" office:value="162" calcext:value-type="float">
            <text:p>162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87" calcext:value-type="float">
            <text:p>87</text:p>
          </table:table-cell>
          <table:table-cell table:formula="of:=RANDBETWEEN(50;110)" office:value-type="float" office:value="108" calcext:value-type="float">
            <text:p>108</text:p>
          </table:table-cell>
          <table:table-cell table:formula="of:=RANDBETWEEN(50;110)" office:value-type="float" office:value="105" calcext:value-type="float">
            <text:p>105</text:p>
          </table:table-cell>
          <table:table-cell table:formula="of:=RANDBETWEEN(50;110)" office:value-type="float" office:value="54" calcext:value-type="float">
            <text:p>54</text:p>
          </table:table-cell>
          <table:table-cell table:formula="of:=RANDBETWEEN(150;340)" office:value-type="float" office:value="282" calcext:value-type="float">
            <text:p>282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50;110)" office:value-type="float" office:value="97" calcext:value-type="float">
            <text:p>97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50;110)" office:value-type="float" office:value="105" calcext:value-type="float">
            <text:p>105</text:p>
          </table:table-cell>
          <table:table-cell table:formula="of:=RANDBETWEEN(150;340)" office:value-type="float" office:value="167" calcext:value-type="float">
            <text:p>167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50;110)" office:value-type="float" office:value="84" calcext:value-type="float">
            <text:p>84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50;110)" office:value-type="float" office:value="60" calcext:value-type="float">
            <text:p>60</text:p>
          </table:table-cell>
          <table:table-cell table:formula="of:=RANDBETWEEN(150;340)" office:value-type="float" office:value="303" calcext:value-type="float">
            <text:p>303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150;340)" office:value-type="float" office:value="228" calcext:value-type="float">
            <text:p>228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78" calcext:value-type="float">
            <text:p>78</text:p>
          </table:table-cell>
          <table:table-cell table:formula="of:=RANDBETWEEN(50;110)" office:value-type="float" office:value="91" calcext:value-type="float">
            <text:p>91</text:p>
          </table:table-cell>
          <table:table-cell table:formula="of:=RANDBETWEEN(50;110)" office:value-type="float" office:value="92" calcext:value-type="float">
            <text:p>92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150;340)" office:value-type="float" office:value="196" calcext:value-type="float">
            <text:p>196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81" calcext:value-type="float">
            <text:p>81</text:p>
          </table:table-cell>
          <table:table-cell table:formula="of:=RANDBETWEEN(50;110)" office:value-type="float" office:value="91" calcext:value-type="float">
            <text:p>91</text:p>
          </table:table-cell>
          <table:table-cell table:formula="of:=RANDBETWEEN(50;110)" office:value-type="float" office:value="106" calcext:value-type="float">
            <text:p>106</text:p>
          </table:table-cell>
          <table:table-cell table:formula="of:=RANDBETWEEN(50;110)" office:value-type="float" office:value="55" calcext:value-type="float">
            <text:p>55</text:p>
          </table:table-cell>
          <table:table-cell table:formula="of:=RANDBETWEEN(150;340)" office:value-type="float" office:value="233" calcext:value-type="float">
            <text:p>233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106" calcext:value-type="float">
            <text:p>106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50;110)" office:value-type="float" office:value="109" calcext:value-type="float">
            <text:p>109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150;340)" office:value-type="float" office:value="159" calcext:value-type="float">
            <text:p>159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50;110)" office:value-type="float" office:value="54" calcext:value-type="float">
            <text:p>54</text:p>
          </table:table-cell>
          <table:table-cell table:formula="of:=RANDBETWEEN(150;340)" office:value-type="float" office:value="335" calcext:value-type="float">
            <text:p>335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52" calcext:value-type="float">
            <text:p>52</text:p>
          </table:table-cell>
          <table:table-cell table:formula="of:=RANDBETWEEN(50;110)" office:value-type="float" office:value="54" calcext:value-type="float">
            <text:p>54</text:p>
          </table:table-cell>
          <table:table-cell table:formula="of:=RANDBETWEEN(50;110)" office:value-type="float" office:value="109" calcext:value-type="float">
            <text:p>109</text:p>
          </table:table-cell>
          <table:table-cell table:formula="of:=RANDBETWEEN(50;110)" office:value-type="float" office:value="54" calcext:value-type="float">
            <text:p>54</text:p>
          </table:table-cell>
          <table:table-cell table:formula="of:=RANDBETWEEN(150;340)" office:value-type="float" office:value="185" calcext:value-type="float">
            <text:p>185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50;110)" office:value-type="float" office:value="53" calcext:value-type="float">
            <text:p>53</text:p>
          </table:table-cell>
          <table:table-cell table:formula="of:=RANDBETWEEN(50;110)" office:value-type="float" office:value="90" calcext:value-type="float">
            <text:p>90</text:p>
          </table:table-cell>
          <table:table-cell table:formula="of:=RANDBETWEEN(150;340)" office:value-type="float" office:value="196" calcext:value-type="float">
            <text:p>196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87" calcext:value-type="float">
            <text:p>87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50;110)" office:value-type="float" office:value="89" calcext:value-type="float">
            <text:p>89</text:p>
          </table:table-cell>
          <table:table-cell table:formula="of:=RANDBETWEEN(50;110)" office:value-type="float" office:value="59" calcext:value-type="float">
            <text:p>59</text:p>
          </table:table-cell>
          <table:table-cell table:formula="of:=RANDBETWEEN(150;340)" office:value-type="float" office:value="263" calcext:value-type="float">
            <text:p>263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50;110)" office:value-type="float" office:value="110" calcext:value-type="float">
            <text:p>110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150;340)" office:value-type="float" office:value="224" calcext:value-type="float">
            <text:p>224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84" calcext:value-type="float">
            <text:p>84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150;340)" office:value-type="float" office:value="269" calcext:value-type="float">
            <text:p>269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64" calcext:value-type="float">
            <text:p>64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50;110)" office:value-type="float" office:value="56" calcext:value-type="float">
            <text:p>56</text:p>
          </table:table-cell>
          <table:table-cell table:formula="of:=RANDBETWEEN(50;110)" office:value-type="float" office:value="89" calcext:value-type="float">
            <text:p>89</text:p>
          </table:table-cell>
          <table:table-cell table:formula="of:=RANDBETWEEN(150;340)" office:value-type="float" office:value="241" calcext:value-type="float">
            <text:p>241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50;110)" office:value-type="float" office:value="62" calcext:value-type="float">
            <text:p>62</text:p>
          </table:table-cell>
          <table:table-cell table:formula="of:=RANDBETWEEN(50;110)" office:value-type="float" office:value="96" calcext:value-type="float">
            <text:p>96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150;340)" office:value-type="float" office:value="327" calcext:value-type="float">
            <text:p>327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62" calcext:value-type="float">
            <text:p>62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50;110)" office:value-type="float" office:value="98" calcext:value-type="float">
            <text:p>98</text:p>
          </table:table-cell>
          <table:table-cell table:formula="of:=RANDBETWEEN(150;340)" office:value-type="float" office:value="210" calcext:value-type="float">
            <text:p>210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106" calcext:value-type="float">
            <text:p>106</text:p>
          </table:table-cell>
          <table:table-cell table:formula="of:=RANDBETWEEN(50;110)" office:value-type="float" office:value="86" calcext:value-type="float">
            <text:p>86</text:p>
          </table:table-cell>
          <table:table-cell table:formula="of:=RANDBETWEEN(50;110)" office:value-type="float" office:value="94" calcext:value-type="float">
            <text:p>94</text:p>
          </table:table-cell>
          <table:table-cell table:formula="of:=RANDBETWEEN(50;110)" office:value-type="float" office:value="71" calcext:value-type="float">
            <text:p>71</text:p>
          </table:table-cell>
          <table:table-cell table:formula="of:=RANDBETWEEN(150;340)" office:value-type="float" office:value="295" calcext:value-type="float">
            <text:p>295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50;110)" office:value-type="float" office:value="70" calcext:value-type="float">
            <text:p>70</text:p>
          </table:table-cell>
          <table:table-cell table:formula="of:=RANDBETWEEN(50;110)" office:value-type="float" office:value="94" calcext:value-type="float">
            <text:p>94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150;340)" office:value-type="float" office:value="329" calcext:value-type="float">
            <text:p>329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50;110)" office:value-type="float" office:value="62" calcext:value-type="float">
            <text:p>62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50;110)" office:value-type="float" office:value="92" calcext:value-type="float">
            <text:p>92</text:p>
          </table:table-cell>
          <table:table-cell table:formula="of:=RANDBETWEEN(150;340)" office:value-type="float" office:value="282" calcext:value-type="float">
            <text:p>282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50;110)" office:value-type="float" office:value="52" calcext:value-type="float">
            <text:p>52</text:p>
          </table:table-cell>
          <table:table-cell table:formula="of:=RANDBETWEEN(50;110)" office:value-type="float" office:value="86" calcext:value-type="float">
            <text:p>86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150;340)" office:value-type="float" office:value="246" calcext:value-type="float">
            <text:p>246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55" calcext:value-type="float">
            <text:p>55</text:p>
          </table:table-cell>
          <table:table-cell table:formula="of:=RANDBETWEEN(50;110)" office:value-type="float" office:value="64" calcext:value-type="float">
            <text:p>64</text:p>
          </table:table-cell>
          <table:table-cell table:formula="of:=RANDBETWEEN(50;110)" office:value-type="float" office:value="84" calcext:value-type="float">
            <text:p>84</text:p>
          </table:table-cell>
          <table:table-cell table:formula="of:=RANDBETWEEN(50;110)" office:value-type="float" office:value="100" calcext:value-type="float">
            <text:p>100</text:p>
          </table:table-cell>
          <table:table-cell table:formula="of:=RANDBETWEEN(150;340)" office:value-type="float" office:value="188" calcext:value-type="float">
            <text:p>188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50;110)" office:value-type="float" office:value="78" calcext:value-type="float">
            <text:p>78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50;110)" office:value-type="float" office:value="108" calcext:value-type="float">
            <text:p>108</text:p>
          </table:table-cell>
          <table:table-cell table:formula="of:=RANDBETWEEN(150;340)" office:value-type="float" office:value="209" calcext:value-type="float">
            <text:p>209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50;110)" office:value-type="float" office:value="59" calcext:value-type="float">
            <text:p>59</text:p>
          </table:table-cell>
          <table:table-cell table:formula="of:=RANDBETWEEN(50;110)" office:value-type="float" office:value="108" calcext:value-type="float">
            <text:p>108</text:p>
          </table:table-cell>
          <table:table-cell table:formula="of:=RANDBETWEEN(150;340)" office:value-type="float" office:value="327" calcext:value-type="float">
            <text:p>327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50;110)" office:value-type="float" office:value="87" calcext:value-type="float">
            <text:p>87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150;340)" office:value-type="float" office:value="244" calcext:value-type="float">
            <text:p>244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50;110)" office:value-type="float" office:value="63" calcext:value-type="float">
            <text:p>63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150;340)" office:value-type="float" office:value="215" calcext:value-type="float">
            <text:p>215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50;110)" office:value-type="float" office:value="84" calcext:value-type="float">
            <text:p>84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150;340)" office:value-type="float" office:value="284" calcext:value-type="float">
            <text:p>284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86" calcext:value-type="float">
            <text:p>86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50;110)" office:value-type="float" office:value="78" calcext:value-type="float">
            <text:p>78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150;340)" office:value-type="float" office:value="313" calcext:value-type="float">
            <text:p>313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84" calcext:value-type="float">
            <text:p>84</text:p>
          </table:table-cell>
          <table:table-cell table:formula="of:=RANDBETWEEN(50;110)" office:value-type="float" office:value="62" calcext:value-type="float">
            <text:p>62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150;340)" office:value-type="float" office:value="169" calcext:value-type="float">
            <text:p>169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89" calcext:value-type="float">
            <text:p>89</text:p>
          </table:table-cell>
          <table:table-cell table:formula="of:=RANDBETWEEN(50;110)" office:value-type="float" office:value="109" calcext:value-type="float">
            <text:p>109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150;340)" office:value-type="float" office:value="325" calcext:value-type="float">
            <text:p>325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50;110)" office:value-type="float" office:value="70" calcext:value-type="float">
            <text:p>70</text:p>
          </table:table-cell>
          <table:table-cell table:formula="of:=RANDBETWEEN(150;340)" office:value-type="float" office:value="307" calcext:value-type="float">
            <text:p>307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50;110)" office:value-type="float" office:value="68" calcext:value-type="float">
            <text:p>68</text:p>
          </table:table-cell>
          <table:table-cell table:formula="of:=RANDBETWEEN(50;110)" office:value-type="float" office:value="85" calcext:value-type="float">
            <text:p>85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150;340)" office:value-type="float" office:value="200" calcext:value-type="float">
            <text:p>200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50;110)" office:value-type="float" office:value="89" calcext:value-type="float">
            <text:p>89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50;110)" office:value-type="float" office:value="97" calcext:value-type="float">
            <text:p>97</text:p>
          </table:table-cell>
          <table:table-cell table:formula="of:=RANDBETWEEN(150;340)" office:value-type="float" office:value="253" calcext:value-type="float">
            <text:p>253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63" calcext:value-type="float">
            <text:p>63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50;110)" office:value-type="float" office:value="98" calcext:value-type="float">
            <text:p>98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150;340)" office:value-type="float" office:value="267" calcext:value-type="float">
            <text:p>267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150;340)" office:value-type="float" office:value="176" calcext:value-type="float">
            <text:p>176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50;110)" office:value-type="float" office:value="59" calcext:value-type="float">
            <text:p>59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150;340)" office:value-type="float" office:value="289" calcext:value-type="float">
            <text:p>289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98" calcext:value-type="float">
            <text:p>98</text:p>
          </table:table-cell>
          <table:table-cell table:formula="of:=RANDBETWEEN(50;110)" office:value-type="float" office:value="86" calcext:value-type="float">
            <text:p>86</text:p>
          </table:table-cell>
          <table:table-cell table:formula="of:=RANDBETWEEN(50;110)" office:value-type="float" office:value="89" calcext:value-type="float">
            <text:p>89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150;340)" office:value-type="float" office:value="187" calcext:value-type="float">
            <text:p>187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85" calcext:value-type="float">
            <text:p>85</text:p>
          </table:table-cell>
          <table:table-cell table:formula="of:=RANDBETWEEN(50;110)" office:value-type="float" office:value="68" calcext:value-type="float">
            <text:p>68</text:p>
          </table:table-cell>
          <table:table-cell table:formula="of:=RANDBETWEEN(50;110)" office:value-type="float" office:value="89" calcext:value-type="float">
            <text:p>89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150;340)" office:value-type="float" office:value="280" calcext:value-type="float">
            <text:p>280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87" calcext:value-type="float">
            <text:p>87</text:p>
          </table:table-cell>
          <table:table-cell table:formula="of:=RANDBETWEEN(50;110)" office:value-type="float" office:value="63" calcext:value-type="float">
            <text:p>63</text:p>
          </table:table-cell>
          <table:table-cell table:formula="of:=RANDBETWEEN(50;110)" office:value-type="float" office:value="64" calcext:value-type="float">
            <text:p>64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150;340)" office:value-type="float" office:value="310" calcext:value-type="float">
            <text:p>310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98" calcext:value-type="float">
            <text:p>98</text:p>
          </table:table-cell>
          <table:table-cell table:formula="of:=RANDBETWEEN(50;110)" office:value-type="float" office:value="70" calcext:value-type="float">
            <text:p>70</text:p>
          </table:table-cell>
          <table:table-cell table:formula="of:=RANDBETWEEN(50;110)" office:value-type="float" office:value="75" calcext:value-type="float">
            <text:p>75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150;340)" office:value-type="float" office:value="163" calcext:value-type="float">
            <text:p>163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78" calcext:value-type="float">
            <text:p>78</text:p>
          </table:table-cell>
          <table:table-cell table:formula="of:=RANDBETWEEN(50;110)" office:value-type="float" office:value="56" calcext:value-type="float">
            <text:p>56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150;340)" office:value-type="float" office:value="271" calcext:value-type="float">
            <text:p>271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57" calcext:value-type="float">
            <text:p>57</text:p>
          </table:table-cell>
          <table:table-cell table:formula="of:=RANDBETWEEN(50;110)" office:value-type="float" office:value="85" calcext:value-type="float">
            <text:p>85</text:p>
          </table:table-cell>
          <table:table-cell table:formula="of:=RANDBETWEEN(50;110)" office:value-type="float" office:value="54" calcext:value-type="float">
            <text:p>54</text:p>
          </table:table-cell>
          <table:table-cell table:formula="of:=RANDBETWEEN(50;110)" office:value-type="float" office:value="87" calcext:value-type="float">
            <text:p>87</text:p>
          </table:table-cell>
          <table:table-cell table:formula="of:=RANDBETWEEN(150;340)" office:value-type="float" office:value="203" calcext:value-type="float">
            <text:p>203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150;340)" office:value-type="float" office:value="238" calcext:value-type="float">
            <text:p>238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91" calcext:value-type="float">
            <text:p>91</text:p>
          </table:table-cell>
          <table:table-cell table:formula="of:=RANDBETWEEN(50;110)" office:value-type="float" office:value="62" calcext:value-type="float">
            <text:p>62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150;340)" office:value-type="float" office:value="262" calcext:value-type="float">
            <text:p>262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94" calcext:value-type="float">
            <text:p>94</text:p>
          </table:table-cell>
          <table:table-cell table:formula="of:=RANDBETWEEN(50;110)" office:value-type="float" office:value="53" calcext:value-type="float">
            <text:p>53</text:p>
          </table:table-cell>
          <table:table-cell table:formula="of:=RANDBETWEEN(50;110)" office:value-type="float" office:value="60" calcext:value-type="float">
            <text:p>60</text:p>
          </table:table-cell>
          <table:table-cell table:formula="of:=RANDBETWEEN(50;110)" office:value-type="float" office:value="86" calcext:value-type="float">
            <text:p>86</text:p>
          </table:table-cell>
          <table:table-cell table:formula="of:=RANDBETWEEN(150;340)" office:value-type="float" office:value="337" calcext:value-type="float">
            <text:p>337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50;110)" office:value-type="float" office:value="52" calcext:value-type="float">
            <text:p>52</text:p>
          </table:table-cell>
          <table:table-cell table:formula="of:=RANDBETWEEN(150;340)" office:value-type="float" office:value="299" calcext:value-type="float">
            <text:p>299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96" calcext:value-type="float">
            <text:p>96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50;110)" office:value-type="float" office:value="94" calcext:value-type="float">
            <text:p>94</text:p>
          </table:table-cell>
          <table:table-cell table:formula="of:=RANDBETWEEN(50;110)" office:value-type="float" office:value="92" calcext:value-type="float">
            <text:p>92</text:p>
          </table:table-cell>
          <table:table-cell table:formula="of:=RANDBETWEEN(150;340)" office:value-type="float" office:value="211" calcext:value-type="float">
            <text:p>211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91" calcext:value-type="float">
            <text:p>91</text:p>
          </table:table-cell>
          <table:table-cell table:formula="of:=RANDBETWEEN(50;110)" office:value-type="float" office:value="54" calcext:value-type="float">
            <text:p>54</text:p>
          </table:table-cell>
          <table:table-cell table:formula="of:=RANDBETWEEN(50;110)" office:value-type="float" office:value="91" calcext:value-type="float">
            <text:p>91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150;340)" office:value-type="float" office:value="279" calcext:value-type="float">
            <text:p>279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50;110)" office:value-type="float" office:value="94" calcext:value-type="float">
            <text:p>94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150;340)" office:value-type="float" office:value="276" calcext:value-type="float">
            <text:p>276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105" calcext:value-type="float">
            <text:p>105</text:p>
          </table:table-cell>
          <table:table-cell table:formula="of:=RANDBETWEEN(50;110)" office:value-type="float" office:value="106" calcext:value-type="float">
            <text:p>106</text:p>
          </table:table-cell>
          <table:table-cell table:formula="of:=RANDBETWEEN(50;110)" office:value-type="float" office:value="62" calcext:value-type="float">
            <text:p>62</text:p>
          </table:table-cell>
          <table:table-cell table:formula="of:=RANDBETWEEN(50;110)" office:value-type="float" office:value="100" calcext:value-type="float">
            <text:p>100</text:p>
          </table:table-cell>
          <table:table-cell table:formula="of:=RANDBETWEEN(150;340)" office:value-type="float" office:value="206" calcext:value-type="float">
            <text:p>206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87" calcext:value-type="float">
            <text:p>87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50;110)" office:value-type="float" office:value="85" calcext:value-type="float">
            <text:p>85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150;340)" office:value-type="float" office:value="151" calcext:value-type="float">
            <text:p>151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54" calcext:value-type="float">
            <text:p>54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50;110)" office:value-type="float" office:value="52" calcext:value-type="float">
            <text:p>52</text:p>
          </table:table-cell>
          <table:table-cell table:formula="of:=RANDBETWEEN(150;340)" office:value-type="float" office:value="211" calcext:value-type="float">
            <text:p>211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150;340)" office:value-type="float" office:value="231" calcext:value-type="float">
            <text:p>231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50;110)" office:value-type="float" office:value="91" calcext:value-type="float">
            <text:p>91</text:p>
          </table:table-cell>
          <table:table-cell table:formula="of:=RANDBETWEEN(50;110)" office:value-type="float" office:value="92" calcext:value-type="float">
            <text:p>92</text:p>
          </table:table-cell>
          <table:table-cell table:formula="of:=RANDBETWEEN(50;110)" office:value-type="float" office:value="75" calcext:value-type="float">
            <text:p>75</text:p>
          </table:table-cell>
          <table:table-cell table:formula="of:=RANDBETWEEN(150;340)" office:value-type="float" office:value="321" calcext:value-type="float">
            <text:p>321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50;110)" office:value-type="float" office:value="98" calcext:value-type="float">
            <text:p>98</text:p>
          </table:table-cell>
          <table:table-cell table:formula="of:=RANDBETWEEN(150;340)" office:value-type="float" office:value="293" calcext:value-type="float">
            <text:p>293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96" calcext:value-type="float">
            <text:p>96</text:p>
          </table:table-cell>
          <table:table-cell table:formula="of:=RANDBETWEEN(50;110)" office:value-type="float" office:value="89" calcext:value-type="float">
            <text:p>89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150;340)" office:value-type="float" office:value="338" calcext:value-type="float">
            <text:p>338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106" calcext:value-type="float">
            <text:p>106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50;110)" office:value-type="float" office:value="98" calcext:value-type="float">
            <text:p>98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150;340)" office:value-type="float" office:value="286" calcext:value-type="float">
            <text:p>286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110" calcext:value-type="float">
            <text:p>110</text:p>
          </table:table-cell>
          <table:table-cell table:formula="of:=RANDBETWEEN(50;110)" office:value-type="float" office:value="81" calcext:value-type="float">
            <text:p>81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50;110)" office:value-type="float" office:value="62" calcext:value-type="float">
            <text:p>62</text:p>
          </table:table-cell>
          <table:table-cell table:formula="of:=RANDBETWEEN(150;340)" office:value-type="float" office:value="324" calcext:value-type="float">
            <text:p>324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55" calcext:value-type="float">
            <text:p>55</text:p>
          </table:table-cell>
          <table:table-cell table:formula="of:=RANDBETWEEN(50;110)" office:value-type="float" office:value="98" calcext:value-type="float">
            <text:p>98</text:p>
          </table:table-cell>
          <table:table-cell table:formula="of:=RANDBETWEEN(50;110)" office:value-type="float" office:value="106" calcext:value-type="float">
            <text:p>106</text:p>
          </table:table-cell>
          <table:table-cell table:formula="of:=RANDBETWEEN(50;110)" office:value-type="float" office:value="70" calcext:value-type="float">
            <text:p>70</text:p>
          </table:table-cell>
          <table:table-cell table:formula="of:=RANDBETWEEN(150;340)" office:value-type="float" office:value="280" calcext:value-type="float">
            <text:p>280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70" calcext:value-type="float">
            <text:p>70</text:p>
          </table:table-cell>
          <table:table-cell table:formula="of:=RANDBETWEEN(50;110)" office:value-type="float" office:value="53" calcext:value-type="float">
            <text:p>53</text:p>
          </table:table-cell>
          <table:table-cell table:formula="of:=RANDBETWEEN(50;110)" office:value-type="float" office:value="89" calcext:value-type="float">
            <text:p>89</text:p>
          </table:table-cell>
          <table:table-cell table:formula="of:=RANDBETWEEN(50;110)" office:value-type="float" office:value="59" calcext:value-type="float">
            <text:p>59</text:p>
          </table:table-cell>
          <table:table-cell table:formula="of:=RANDBETWEEN(150;340)" office:value-type="float" office:value="272" calcext:value-type="float">
            <text:p>272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50;110)" office:value-type="float" office:value="68" calcext:value-type="float">
            <text:p>68</text:p>
          </table:table-cell>
          <table:table-cell table:formula="of:=RANDBETWEEN(50;110)" office:value-type="float" office:value="100" calcext:value-type="float">
            <text:p>100</text:p>
          </table:table-cell>
          <table:table-cell table:formula="of:=RANDBETWEEN(50;110)" office:value-type="float" office:value="108" calcext:value-type="float">
            <text:p>108</text:p>
          </table:table-cell>
          <table:table-cell table:formula="of:=RANDBETWEEN(150;340)" office:value-type="float" office:value="175" calcext:value-type="float">
            <text:p>175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50;110)" office:value-type="float" office:value="97" calcext:value-type="float">
            <text:p>97</text:p>
          </table:table-cell>
          <table:table-cell table:formula="of:=RANDBETWEEN(50;110)" office:value-type="float" office:value="98" calcext:value-type="float">
            <text:p>98</text:p>
          </table:table-cell>
          <table:table-cell table:formula="of:=RANDBETWEEN(150;340)" office:value-type="float" office:value="296" calcext:value-type="float">
            <text:p>296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50;110)" office:value-type="float" office:value="85" calcext:value-type="float">
            <text:p>85</text:p>
          </table:table-cell>
          <table:table-cell table:formula="of:=RANDBETWEEN(50;110)" office:value-type="float" office:value="84" calcext:value-type="float">
            <text:p>84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150;340)" office:value-type="float" office:value="322" calcext:value-type="float">
            <text:p>322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50;110)" office:value-type="float" office:value="52" calcext:value-type="float">
            <text:p>52</text:p>
          </table:table-cell>
          <table:table-cell table:formula="of:=RANDBETWEEN(50;110)" office:value-type="float" office:value="70" calcext:value-type="float">
            <text:p>70</text:p>
          </table:table-cell>
          <table:table-cell table:formula="of:=RANDBETWEEN(150;340)" office:value-type="float" office:value="157" calcext:value-type="float">
            <text:p>157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75" calcext:value-type="float">
            <text:p>75</text:p>
          </table:table-cell>
          <table:table-cell table:formula="of:=RANDBETWEEN(50;110)" office:value-type="float" office:value="87" calcext:value-type="float">
            <text:p>87</text:p>
          </table:table-cell>
          <table:table-cell table:formula="of:=RANDBETWEEN(50;110)" office:value-type="float" office:value="97" calcext:value-type="float">
            <text:p>97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150;340)" office:value-type="float" office:value="254" calcext:value-type="float">
            <text:p>254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81" calcext:value-type="float">
            <text:p>81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50;110)" office:value-type="float" office:value="97" calcext:value-type="float">
            <text:p>97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150;340)" office:value-type="float" office:value="289" calcext:value-type="float">
            <text:p>289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50;110)" office:value-type="float" office:value="105" calcext:value-type="float">
            <text:p>105</text:p>
          </table:table-cell>
          <table:table-cell table:formula="of:=RANDBETWEEN(50;110)" office:value-type="float" office:value="91" calcext:value-type="float">
            <text:p>91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150;340)" office:value-type="float" office:value="251" calcext:value-type="float">
            <text:p>251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75" calcext:value-type="float">
            <text:p>75</text:p>
          </table:table-cell>
          <table:table-cell table:formula="of:=RANDBETWEEN(50;110)" office:value-type="float" office:value="55" calcext:value-type="float">
            <text:p>55</text:p>
          </table:table-cell>
          <table:table-cell table:formula="of:=RANDBETWEEN(50;110)" office:value-type="float" office:value="91" calcext:value-type="float">
            <text:p>91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150;340)" office:value-type="float" office:value="262" calcext:value-type="float">
            <text:p>262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54" calcext:value-type="float">
            <text:p>54</text:p>
          </table:table-cell>
          <table:table-cell table:formula="of:=RANDBETWEEN(50;110)" office:value-type="float" office:value="96" calcext:value-type="float">
            <text:p>96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50;110)" office:value-type="float" office:value="100" calcext:value-type="float">
            <text:p>100</text:p>
          </table:table-cell>
          <table:table-cell table:formula="of:=RANDBETWEEN(150;340)" office:value-type="float" office:value="198" calcext:value-type="float">
            <text:p>198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78" calcext:value-type="float">
            <text:p>78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50;110)" office:value-type="float" office:value="106" calcext:value-type="float">
            <text:p>106</text:p>
          </table:table-cell>
          <table:table-cell table:formula="of:=RANDBETWEEN(50;110)" office:value-type="float" office:value="59" calcext:value-type="float">
            <text:p>59</text:p>
          </table:table-cell>
          <table:table-cell table:formula="of:=RANDBETWEEN(150;340)" office:value-type="float" office:value="308" calcext:value-type="float">
            <text:p>308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97" calcext:value-type="float">
            <text:p>97</text:p>
          </table:table-cell>
          <table:table-cell table:formula="of:=RANDBETWEEN(50;110)" office:value-type="float" office:value="94" calcext:value-type="float">
            <text:p>94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50;110)" office:value-type="float" office:value="55" calcext:value-type="float">
            <text:p>55</text:p>
          </table:table-cell>
          <table:table-cell table:formula="of:=RANDBETWEEN(150;340)" office:value-type="float" office:value="228" calcext:value-type="float">
            <text:p>228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64" calcext:value-type="float">
            <text:p>64</text:p>
          </table:table-cell>
          <table:table-cell table:formula="of:=RANDBETWEEN(50;110)" office:value-type="float" office:value="59" calcext:value-type="float">
            <text:p>59</text:p>
          </table:table-cell>
          <table:table-cell table:formula="of:=RANDBETWEEN(50;110)" office:value-type="float" office:value="87" calcext:value-type="float">
            <text:p>87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150;340)" office:value-type="float" office:value="190" calcext:value-type="float">
            <text:p>190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94" calcext:value-type="float">
            <text:p>94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50;110)" office:value-type="float" office:value="52" calcext:value-type="float">
            <text:p>52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150;340)" office:value-type="float" office:value="262" calcext:value-type="float">
            <text:p>262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50;110)" office:value-type="float" office:value="106" calcext:value-type="float">
            <text:p>106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50;110)" office:value-type="float" office:value="105" calcext:value-type="float">
            <text:p>105</text:p>
          </table:table-cell>
          <table:table-cell table:formula="of:=RANDBETWEEN(150;340)" office:value-type="float" office:value="195" calcext:value-type="float">
            <text:p>195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50;110)" office:value-type="float" office:value="108" calcext:value-type="float">
            <text:p>108</text:p>
          </table:table-cell>
          <table:table-cell table:formula="of:=RANDBETWEEN(50;110)" office:value-type="float" office:value="87" calcext:value-type="float">
            <text:p>87</text:p>
          </table:table-cell>
          <table:table-cell table:formula="of:=RANDBETWEEN(50;110)" office:value-type="float" office:value="100" calcext:value-type="float">
            <text:p>100</text:p>
          </table:table-cell>
          <table:table-cell table:formula="of:=RANDBETWEEN(150;340)" office:value-type="float" office:value="329" calcext:value-type="float">
            <text:p>329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50;110)" office:value-type="float" office:value="84" calcext:value-type="float">
            <text:p>84</text:p>
          </table:table-cell>
          <table:table-cell table:formula="of:=RANDBETWEEN(50;110)" office:value-type="float" office:value="86" calcext:value-type="float">
            <text:p>86</text:p>
          </table:table-cell>
          <table:table-cell table:formula="of:=RANDBETWEEN(50;110)" office:value-type="float" office:value="64" calcext:value-type="float">
            <text:p>64</text:p>
          </table:table-cell>
          <table:table-cell table:formula="of:=RANDBETWEEN(150;340)" office:value-type="float" office:value="236" calcext:value-type="float">
            <text:p>236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50;110)" office:value-type="float" office:value="100" calcext:value-type="float">
            <text:p>100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50;110)" office:value-type="float" office:value="89" calcext:value-type="float">
            <text:p>89</text:p>
          </table:table-cell>
          <table:table-cell table:formula="of:=RANDBETWEEN(150;340)" office:value-type="float" office:value="247" calcext:value-type="float">
            <text:p>247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50;110)" office:value-type="float" office:value="64" calcext:value-type="float">
            <text:p>64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50;110)" office:value-type="float" office:value="87" calcext:value-type="float">
            <text:p>87</text:p>
          </table:table-cell>
          <table:table-cell table:formula="of:=RANDBETWEEN(150;340)" office:value-type="float" office:value="174" calcext:value-type="float">
            <text:p>174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67" calcext:value-type="float">
            <text:p>67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150;340)" office:value-type="float" office:value="174" calcext:value-type="float">
            <text:p>174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100" calcext:value-type="float">
            <text:p>100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50;110)" office:value-type="float" office:value="105" calcext:value-type="float">
            <text:p>105</text:p>
          </table:table-cell>
          <table:table-cell table:formula="of:=RANDBETWEEN(50;110)" office:value-type="float" office:value="75" calcext:value-type="float">
            <text:p>75</text:p>
          </table:table-cell>
          <table:table-cell table:formula="of:=RANDBETWEEN(150;340)" office:value-type="float" office:value="308" calcext:value-type="float">
            <text:p>308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50;110)" office:value-type="float" office:value="67" calcext:value-type="float">
            <text:p>67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50;110)" office:value-type="float" office:value="110" calcext:value-type="float">
            <text:p>110</text:p>
          </table:table-cell>
          <table:table-cell table:formula="of:=RANDBETWEEN(150;340)" office:value-type="float" office:value="200" calcext:value-type="float">
            <text:p>200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50;110)" office:value-type="float" office:value="55" calcext:value-type="float">
            <text:p>55</text:p>
          </table:table-cell>
          <table:table-cell table:formula="of:=RANDBETWEEN(50;110)" office:value-type="float" office:value="98" calcext:value-type="float">
            <text:p>98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150;340)" office:value-type="float" office:value="315" calcext:value-type="float">
            <text:p>315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97" calcext:value-type="float">
            <text:p>97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150;340)" office:value-type="float" office:value="290" calcext:value-type="float">
            <text:p>290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50;110)" office:value-type="float" office:value="94" calcext:value-type="float">
            <text:p>94</text:p>
          </table:table-cell>
          <table:table-cell table:formula="of:=RANDBETWEEN(150;340)" office:value-type="float" office:value="305" calcext:value-type="float">
            <text:p>305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150;340)" office:value-type="float" office:value="312" calcext:value-type="float">
            <text:p>312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87" calcext:value-type="float">
            <text:p>87</text:p>
          </table:table-cell>
          <table:table-cell table:formula="of:=RANDBETWEEN(50;110)" office:value-type="float" office:value="75" calcext:value-type="float">
            <text:p>75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150;340)" office:value-type="float" office:value="230" calcext:value-type="float">
            <text:p>230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86" calcext:value-type="float">
            <text:p>86</text:p>
          </table:table-cell>
          <table:table-cell table:formula="of:=RANDBETWEEN(50;110)" office:value-type="float" office:value="97" calcext:value-type="float">
            <text:p>97</text:p>
          </table:table-cell>
          <table:table-cell table:formula="of:=RANDBETWEEN(50;110)" office:value-type="float" office:value="71" calcext:value-type="float">
            <text:p>71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150;340)" office:value-type="float" office:value="283" calcext:value-type="float">
            <text:p>283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67" calcext:value-type="float">
            <text:p>67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150;340)" office:value-type="float" office:value="277" calcext:value-type="float">
            <text:p>277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50;110)" office:value-type="float" office:value="68" calcext:value-type="float">
            <text:p>68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150;340)" office:value-type="float" office:value="195" calcext:value-type="float">
            <text:p>195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90" calcext:value-type="float">
            <text:p>90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50;110)" office:value-type="float" office:value="90" calcext:value-type="float">
            <text:p>90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150;340)" office:value-type="float" office:value="316" calcext:value-type="float">
            <text:p>316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70" calcext:value-type="float">
            <text:p>70</text:p>
          </table:table-cell>
          <table:table-cell table:formula="of:=RANDBETWEEN(50;110)" office:value-type="float" office:value="94" calcext:value-type="float">
            <text:p>94</text:p>
          </table:table-cell>
          <table:table-cell table:formula="of:=RANDBETWEEN(50;110)" office:value-type="float" office:value="67" calcext:value-type="float">
            <text:p>67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150;340)" office:value-type="float" office:value="260" calcext:value-type="float">
            <text:p>260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50;110)" office:value-type="float" office:value="60" calcext:value-type="float">
            <text:p>60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50;110)" office:value-type="float" office:value="81" calcext:value-type="float">
            <text:p>81</text:p>
          </table:table-cell>
          <table:table-cell table:formula="of:=RANDBETWEEN(150;340)" office:value-type="float" office:value="300" calcext:value-type="float">
            <text:p>300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57" calcext:value-type="float">
            <text:p>57</text:p>
          </table:table-cell>
          <table:table-cell table:formula="of:=RANDBETWEEN(50;110)" office:value-type="float" office:value="87" calcext:value-type="float">
            <text:p>87</text:p>
          </table:table-cell>
          <table:table-cell table:formula="of:=RANDBETWEEN(50;110)" office:value-type="float" office:value="85" calcext:value-type="float">
            <text:p>85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150;340)" office:value-type="float" office:value="297" calcext:value-type="float">
            <text:p>297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50;110)" office:value-type="float" office:value="54" calcext:value-type="float">
            <text:p>54</text:p>
          </table:table-cell>
          <table:table-cell table:formula="of:=RANDBETWEEN(50;110)" office:value-type="float" office:value="68" calcext:value-type="float">
            <text:p>68</text:p>
          </table:table-cell>
          <table:table-cell table:formula="of:=RANDBETWEEN(50;110)" office:value-type="float" office:value="78" calcext:value-type="float">
            <text:p>78</text:p>
          </table:table-cell>
          <table:table-cell table:formula="of:=RANDBETWEEN(150;340)" office:value-type="float" office:value="186" calcext:value-type="float">
            <text:p>186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98" calcext:value-type="float">
            <text:p>98</text:p>
          </table:table-cell>
          <table:table-cell table:formula="of:=RANDBETWEEN(50;110)" office:value-type="float" office:value="110" calcext:value-type="float">
            <text:p>110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50;110)" office:value-type="float" office:value="53" calcext:value-type="float">
            <text:p>53</text:p>
          </table:table-cell>
          <table:table-cell table:formula="of:=RANDBETWEEN(150;340)" office:value-type="float" office:value="267" calcext:value-type="float">
            <text:p>267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91" calcext:value-type="float">
            <text:p>91</text:p>
          </table:table-cell>
          <table:table-cell table:formula="of:=RANDBETWEEN(50;110)" office:value-type="float" office:value="97" calcext:value-type="float">
            <text:p>97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150;340)" office:value-type="float" office:value="208" calcext:value-type="float">
            <text:p>208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50;110)" office:value-type="float" office:value="91" calcext:value-type="float">
            <text:p>91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150;340)" office:value-type="float" office:value="150" calcext:value-type="float">
            <text:p>150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50;110)" office:value-type="float" office:value="67" calcext:value-type="float">
            <text:p>67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150;340)" office:value-type="float" office:value="301" calcext:value-type="float">
            <text:p>301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54" calcext:value-type="float">
            <text:p>54</text:p>
          </table:table-cell>
          <table:table-cell table:formula="of:=RANDBETWEEN(50;110)" office:value-type="float" office:value="70" calcext:value-type="float">
            <text:p>70</text:p>
          </table:table-cell>
          <table:table-cell table:formula="of:=RANDBETWEEN(50;110)" office:value-type="float" office:value="97" calcext:value-type="float">
            <text:p>97</text:p>
          </table:table-cell>
          <table:table-cell table:formula="of:=RANDBETWEEN(50;110)" office:value-type="float" office:value="91" calcext:value-type="float">
            <text:p>91</text:p>
          </table:table-cell>
          <table:table-cell table:formula="of:=RANDBETWEEN(150;340)" office:value-type="float" office:value="168" calcext:value-type="float">
            <text:p>168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50;110)" office:value-type="float" office:value="55" calcext:value-type="float">
            <text:p>55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50;110)" office:value-type="float" office:value="64" calcext:value-type="float">
            <text:p>64</text:p>
          </table:table-cell>
          <table:table-cell table:formula="of:=RANDBETWEEN(150;340)" office:value-type="float" office:value="309" calcext:value-type="float">
            <text:p>309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50;110)" office:value-type="float" office:value="94" calcext:value-type="float">
            <text:p>94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50;110)" office:value-type="float" office:value="85" calcext:value-type="float">
            <text:p>85</text:p>
          </table:table-cell>
          <table:table-cell table:formula="of:=RANDBETWEEN(150;340)" office:value-type="float" office:value="332" calcext:value-type="float">
            <text:p>332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86" calcext:value-type="float">
            <text:p>86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150;340)" office:value-type="float" office:value="175" calcext:value-type="float">
            <text:p>175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50;110)" office:value-type="float" office:value="108" calcext:value-type="float">
            <text:p>108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50;110)" office:value-type="float" office:value="100" calcext:value-type="float">
            <text:p>100</text:p>
          </table:table-cell>
          <table:table-cell table:formula="of:=RANDBETWEEN(150;340)" office:value-type="float" office:value="155" calcext:value-type="float">
            <text:p>155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85" calcext:value-type="float">
            <text:p>85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150;340)" office:value-type="float" office:value="238" calcext:value-type="float">
            <text:p>238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50;110)" office:value-type="float" office:value="100" calcext:value-type="float">
            <text:p>100</text:p>
          </table:table-cell>
          <table:table-cell table:formula="of:=RANDBETWEEN(50;110)" office:value-type="float" office:value="71" calcext:value-type="float">
            <text:p>71</text:p>
          </table:table-cell>
          <table:table-cell table:formula="of:=RANDBETWEEN(50;110)" office:value-type="float" office:value="75" calcext:value-type="float">
            <text:p>75</text:p>
          </table:table-cell>
          <table:table-cell table:formula="of:=RANDBETWEEN(150;340)" office:value-type="float" office:value="238" calcext:value-type="float">
            <text:p>238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109" calcext:value-type="float">
            <text:p>109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50;110)" office:value-type="float" office:value="57" calcext:value-type="float">
            <text:p>57</text:p>
          </table:table-cell>
          <table:table-cell table:formula="of:=RANDBETWEEN(50;110)" office:value-type="float" office:value="54" calcext:value-type="float">
            <text:p>54</text:p>
          </table:table-cell>
          <table:table-cell table:formula="of:=RANDBETWEEN(150;340)" office:value-type="float" office:value="166" calcext:value-type="float">
            <text:p>166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50;110)" office:value-type="float" office:value="78" calcext:value-type="float">
            <text:p>78</text:p>
          </table:table-cell>
          <table:table-cell table:formula="of:=RANDBETWEEN(50;110)" office:value-type="float" office:value="75" calcext:value-type="float">
            <text:p>75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150;340)" office:value-type="float" office:value="219" calcext:value-type="float">
            <text:p>219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109" calcext:value-type="float">
            <text:p>109</text:p>
          </table:table-cell>
          <table:table-cell table:formula="of:=RANDBETWEEN(50;110)" office:value-type="float" office:value="52" calcext:value-type="float">
            <text:p>52</text:p>
          </table:table-cell>
          <table:table-cell table:formula="of:=RANDBETWEEN(50;110)" office:value-type="float" office:value="106" calcext:value-type="float">
            <text:p>106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150;340)" office:value-type="float" office:value="287" calcext:value-type="float">
            <text:p>287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50;110)" office:value-type="float" office:value="81" calcext:value-type="float">
            <text:p>81</text:p>
          </table:table-cell>
          <table:table-cell table:formula="of:=RANDBETWEEN(50;110)" office:value-type="float" office:value="106" calcext:value-type="float">
            <text:p>106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150;340)" office:value-type="float" office:value="174" calcext:value-type="float">
            <text:p>174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108" calcext:value-type="float">
            <text:p>108</text:p>
          </table:table-cell>
          <table:table-cell table:formula="of:=RANDBETWEEN(50;110)" office:value-type="float" office:value="86" calcext:value-type="float">
            <text:p>86</text:p>
          </table:table-cell>
          <table:table-cell table:formula="of:=RANDBETWEEN(50;110)" office:value-type="float" office:value="63" calcext:value-type="float">
            <text:p>63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150;340)" office:value-type="float" office:value="226" calcext:value-type="float">
            <text:p>226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55" calcext:value-type="float">
            <text:p>55</text:p>
          </table:table-cell>
          <table:table-cell table:formula="of:=RANDBETWEEN(50;110)" office:value-type="float" office:value="70" calcext:value-type="float">
            <text:p>70</text:p>
          </table:table-cell>
          <table:table-cell table:formula="of:=RANDBETWEEN(50;110)" office:value-type="float" office:value="56" calcext:value-type="float">
            <text:p>56</text:p>
          </table:table-cell>
          <table:table-cell table:formula="of:=RANDBETWEEN(50;110)" office:value-type="float" office:value="105" calcext:value-type="float">
            <text:p>105</text:p>
          </table:table-cell>
          <table:table-cell table:formula="of:=RANDBETWEEN(150;340)" office:value-type="float" office:value="219" calcext:value-type="float">
            <text:p>219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50;110)" office:value-type="float" office:value="106" calcext:value-type="float">
            <text:p>106</text:p>
          </table:table-cell>
          <table:table-cell table:formula="of:=RANDBETWEEN(150;340)" office:value-type="float" office:value="152" calcext:value-type="float">
            <text:p>152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53" calcext:value-type="float">
            <text:p>53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50;110)" office:value-type="float" office:value="70" calcext:value-type="float">
            <text:p>70</text:p>
          </table:table-cell>
          <table:table-cell table:formula="of:=RANDBETWEEN(50;110)" office:value-type="float" office:value="89" calcext:value-type="float">
            <text:p>89</text:p>
          </table:table-cell>
          <table:table-cell table:formula="of:=RANDBETWEEN(150;340)" office:value-type="float" office:value="190" calcext:value-type="float">
            <text:p>190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62" calcext:value-type="float">
            <text:p>62</text:p>
          </table:table-cell>
          <table:table-cell table:formula="of:=RANDBETWEEN(50;110)" office:value-type="float" office:value="108" calcext:value-type="float">
            <text:p>108</text:p>
          </table:table-cell>
          <table:table-cell table:formula="of:=RANDBETWEEN(50;110)" office:value-type="float" office:value="91" calcext:value-type="float">
            <text:p>91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150;340)" office:value-type="float" office:value="155" calcext:value-type="float">
            <text:p>155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110" calcext:value-type="float">
            <text:p>110</text:p>
          </table:table-cell>
          <table:table-cell table:formula="of:=RANDBETWEEN(50;110)" office:value-type="float" office:value="96" calcext:value-type="float">
            <text:p>96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50;110)" office:value-type="float" office:value="68" calcext:value-type="float">
            <text:p>68</text:p>
          </table:table-cell>
          <table:table-cell table:formula="of:=RANDBETWEEN(150;340)" office:value-type="float" office:value="327" calcext:value-type="float">
            <text:p>327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63" calcext:value-type="float">
            <text:p>63</text:p>
          </table:table-cell>
          <table:table-cell table:formula="of:=RANDBETWEEN(50;110)" office:value-type="float" office:value="75" calcext:value-type="float">
            <text:p>75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150;340)" office:value-type="float" office:value="302" calcext:value-type="float">
            <text:p>302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50;110)" office:value-type="float" office:value="68" calcext:value-type="float">
            <text:p>68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150;340)" office:value-type="float" office:value="157" calcext:value-type="float">
            <text:p>157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50;110)" office:value-type="float" office:value="67" calcext:value-type="float">
            <text:p>67</text:p>
          </table:table-cell>
          <table:table-cell table:formula="of:=RANDBETWEEN(50;110)" office:value-type="float" office:value="68" calcext:value-type="float">
            <text:p>68</text:p>
          </table:table-cell>
          <table:table-cell table:formula="of:=RANDBETWEEN(50;110)" office:value-type="float" office:value="87" calcext:value-type="float">
            <text:p>87</text:p>
          </table:table-cell>
          <table:table-cell table:formula="of:=RANDBETWEEN(150;340)" office:value-type="float" office:value="164" calcext:value-type="float">
            <text:p>164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70" calcext:value-type="float">
            <text:p>70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50;110)" office:value-type="float" office:value="60" calcext:value-type="float">
            <text:p>60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150;340)" office:value-type="float" office:value="196" calcext:value-type="float">
            <text:p>196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108" calcext:value-type="float">
            <text:p>108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50;110)" office:value-type="float" office:value="55" calcext:value-type="float">
            <text:p>55</text:p>
          </table:table-cell>
          <table:table-cell table:formula="of:=RANDBETWEEN(150;340)" office:value-type="float" office:value="192" calcext:value-type="float">
            <text:p>192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110" calcext:value-type="float">
            <text:p>110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150;340)" office:value-type="float" office:value="187" calcext:value-type="float">
            <text:p>187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59" calcext:value-type="float">
            <text:p>59</text:p>
          </table:table-cell>
          <table:table-cell table:formula="of:=RANDBETWEEN(50;110)" office:value-type="float" office:value="59" calcext:value-type="float">
            <text:p>59</text:p>
          </table:table-cell>
          <table:table-cell table:formula="of:=RANDBETWEEN(50;110)" office:value-type="float" office:value="56" calcext:value-type="float">
            <text:p>56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150;340)" office:value-type="float" office:value="314" calcext:value-type="float">
            <text:p>314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50;110)" office:value-type="float" office:value="96" calcext:value-type="float">
            <text:p>96</text:p>
          </table:table-cell>
          <table:table-cell table:formula="of:=RANDBETWEEN(50;110)" office:value-type="float" office:value="57" calcext:value-type="float">
            <text:p>57</text:p>
          </table:table-cell>
          <table:table-cell table:formula="of:=RANDBETWEEN(150;340)" office:value-type="float" office:value="233" calcext:value-type="float">
            <text:p>233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63" calcext:value-type="float">
            <text:p>63</text:p>
          </table:table-cell>
          <table:table-cell table:formula="of:=RANDBETWEEN(50;110)" office:value-type="float" office:value="75" calcext:value-type="float">
            <text:p>75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150;340)" office:value-type="float" office:value="299" calcext:value-type="float">
            <text:p>299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84" calcext:value-type="float">
            <text:p>84</text:p>
          </table:table-cell>
          <table:table-cell table:formula="of:=RANDBETWEEN(50;110)" office:value-type="float" office:value="78" calcext:value-type="float">
            <text:p>78</text:p>
          </table:table-cell>
          <table:table-cell table:formula="of:=RANDBETWEEN(50;110)" office:value-type="float" office:value="84" calcext:value-type="float">
            <text:p>84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150;340)" office:value-type="float" office:value="309" calcext:value-type="float">
            <text:p>309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50;110)" office:value-type="float" office:value="53" calcext:value-type="float">
            <text:p>53</text:p>
          </table:table-cell>
          <table:table-cell table:formula="of:=RANDBETWEEN(50;110)" office:value-type="float" office:value="87" calcext:value-type="float">
            <text:p>87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150;340)" office:value-type="float" office:value="196" calcext:value-type="float">
            <text:p>196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57" calcext:value-type="float">
            <text:p>57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50;110)" office:value-type="float" office:value="64" calcext:value-type="float">
            <text:p>64</text:p>
          </table:table-cell>
          <table:table-cell table:formula="of:=RANDBETWEEN(50;110)" office:value-type="float" office:value="98" calcext:value-type="float">
            <text:p>98</text:p>
          </table:table-cell>
          <table:table-cell table:formula="of:=RANDBETWEEN(150;340)" office:value-type="float" office:value="210" calcext:value-type="float">
            <text:p>210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63" calcext:value-type="float">
            <text:p>63</text:p>
          </table:table-cell>
          <table:table-cell table:formula="of:=RANDBETWEEN(50;110)" office:value-type="float" office:value="53" calcext:value-type="float">
            <text:p>53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150;340)" office:value-type="float" office:value="253" calcext:value-type="float">
            <text:p>253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110" calcext:value-type="float">
            <text:p>110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50;110)" office:value-type="float" office:value="108" calcext:value-type="float">
            <text:p>108</text:p>
          </table:table-cell>
          <table:table-cell table:formula="of:=RANDBETWEEN(50;110)" office:value-type="float" office:value="96" calcext:value-type="float">
            <text:p>96</text:p>
          </table:table-cell>
          <table:table-cell table:formula="of:=RANDBETWEEN(150;340)" office:value-type="float" office:value="187" calcext:value-type="float">
            <text:p>187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78" calcext:value-type="float">
            <text:p>78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150;340)" office:value-type="float" office:value="153" calcext:value-type="float">
            <text:p>153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50;110)" office:value-type="float" office:value="63" calcext:value-type="float">
            <text:p>63</text:p>
          </table:table-cell>
          <table:table-cell table:formula="of:=RANDBETWEEN(50;110)" office:value-type="float" office:value="91" calcext:value-type="float">
            <text:p>91</text:p>
          </table:table-cell>
          <table:table-cell table:formula="of:=RANDBETWEEN(50;110)" office:value-type="float" office:value="60" calcext:value-type="float">
            <text:p>60</text:p>
          </table:table-cell>
          <table:table-cell table:formula="of:=RANDBETWEEN(150;340)" office:value-type="float" office:value="277" calcext:value-type="float">
            <text:p>277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86" calcext:value-type="float">
            <text:p>86</text:p>
          </table:table-cell>
          <table:table-cell table:formula="of:=RANDBETWEEN(50;110)" office:value-type="float" office:value="55" calcext:value-type="float">
            <text:p>55</text:p>
          </table:table-cell>
          <table:table-cell table:formula="of:=RANDBETWEEN(50;110)" office:value-type="float" office:value="63" calcext:value-type="float">
            <text:p>63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150;340)" office:value-type="float" office:value="183" calcext:value-type="float">
            <text:p>183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50;110)" office:value-type="float" office:value="90" calcext:value-type="float">
            <text:p>90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150;340)" office:value-type="float" office:value="295" calcext:value-type="float">
            <text:p>295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92" calcext:value-type="float">
            <text:p>92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50;110)" office:value-type="float" office:value="90" calcext:value-type="float">
            <text:p>90</text:p>
          </table:table-cell>
          <table:table-cell table:formula="of:=RANDBETWEEN(50;110)" office:value-type="float" office:value="55" calcext:value-type="float">
            <text:p>55</text:p>
          </table:table-cell>
          <table:table-cell table:formula="of:=RANDBETWEEN(150;340)" office:value-type="float" office:value="198" calcext:value-type="float">
            <text:p>198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56" calcext:value-type="float">
            <text:p>56</text:p>
          </table:table-cell>
          <table:table-cell table:formula="of:=RANDBETWEEN(50;110)" office:value-type="float" office:value="63" calcext:value-type="float">
            <text:p>63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50;110)" office:value-type="float" office:value="91" calcext:value-type="float">
            <text:p>91</text:p>
          </table:table-cell>
          <table:table-cell table:formula="of:=RANDBETWEEN(150;340)" office:value-type="float" office:value="298" calcext:value-type="float">
            <text:p>298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98" calcext:value-type="float">
            <text:p>98</text:p>
          </table:table-cell>
          <table:table-cell table:formula="of:=RANDBETWEEN(50;110)" office:value-type="float" office:value="84" calcext:value-type="float">
            <text:p>84</text:p>
          </table:table-cell>
          <table:table-cell table:formula="of:=RANDBETWEEN(50;110)" office:value-type="float" office:value="60" calcext:value-type="float">
            <text:p>60</text:p>
          </table:table-cell>
          <table:table-cell table:formula="of:=RANDBETWEEN(50;110)" office:value-type="float" office:value="98" calcext:value-type="float">
            <text:p>98</text:p>
          </table:table-cell>
          <table:table-cell table:formula="of:=RANDBETWEEN(150;340)" office:value-type="float" office:value="321" calcext:value-type="float">
            <text:p>321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109" calcext:value-type="float">
            <text:p>109</text:p>
          </table:table-cell>
          <table:table-cell table:formula="of:=RANDBETWEEN(50;110)" office:value-type="float" office:value="60" calcext:value-type="float">
            <text:p>60</text:p>
          </table:table-cell>
          <table:table-cell table:formula="of:=RANDBETWEEN(50;110)" office:value-type="float" office:value="100" calcext:value-type="float">
            <text:p>100</text:p>
          </table:table-cell>
          <table:table-cell table:formula="of:=RANDBETWEEN(50;110)" office:value-type="float" office:value="89" calcext:value-type="float">
            <text:p>89</text:p>
          </table:table-cell>
          <table:table-cell table:formula="of:=RANDBETWEEN(150;340)" office:value-type="float" office:value="230" calcext:value-type="float">
            <text:p>230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50;110)" office:value-type="float" office:value="59" calcext:value-type="float">
            <text:p>59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50;110)" office:value-type="float" office:value="81" calcext:value-type="float">
            <text:p>81</text:p>
          </table:table-cell>
          <table:table-cell table:formula="of:=RANDBETWEEN(150;340)" office:value-type="float" office:value="180" calcext:value-type="float">
            <text:p>180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50;110)" office:value-type="float" office:value="55" calcext:value-type="float">
            <text:p>55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150;340)" office:value-type="float" office:value="279" calcext:value-type="float">
            <text:p>279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50;110)" office:value-type="float" office:value="89" calcext:value-type="float">
            <text:p>89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150;340)" office:value-type="float" office:value="164" calcext:value-type="float">
            <text:p>164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50;110)" office:value-type="float" office:value="110" calcext:value-type="float">
            <text:p>110</text:p>
          </table:table-cell>
          <table:table-cell table:formula="of:=RANDBETWEEN(50;110)" office:value-type="float" office:value="106" calcext:value-type="float">
            <text:p>106</text:p>
          </table:table-cell>
          <table:table-cell table:formula="of:=RANDBETWEEN(150;340)" office:value-type="float" office:value="328" calcext:value-type="float">
            <text:p>328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50;110)" office:value-type="float" office:value="55" calcext:value-type="float">
            <text:p>55</text:p>
          </table:table-cell>
          <table:table-cell table:formula="of:=RANDBETWEEN(50;110)" office:value-type="float" office:value="54" calcext:value-type="float">
            <text:p>54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150;340)" office:value-type="float" office:value="214" calcext:value-type="float">
            <text:p>214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50;110)" office:value-type="float" office:value="89" calcext:value-type="float">
            <text:p>89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150;340)" office:value-type="float" office:value="293" calcext:value-type="float">
            <text:p>293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50;110)" office:value-type="float" office:value="86" calcext:value-type="float">
            <text:p>86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150;340)" office:value-type="float" office:value="329" calcext:value-type="float">
            <text:p>329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150;340)" office:value-type="float" office:value="169" calcext:value-type="float">
            <text:p>169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50;110)" office:value-type="float" office:value="52" calcext:value-type="float">
            <text:p>52</text:p>
          </table:table-cell>
          <table:table-cell table:formula="of:=RANDBETWEEN(50;110)" office:value-type="float" office:value="78" calcext:value-type="float">
            <text:p>78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150;340)" office:value-type="float" office:value="257" calcext:value-type="float">
            <text:p>257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68" calcext:value-type="float">
            <text:p>68</text:p>
          </table:table-cell>
          <table:table-cell table:formula="of:=RANDBETWEEN(50;110)" office:value-type="float" office:value="53" calcext:value-type="float">
            <text:p>53</text:p>
          </table:table-cell>
          <table:table-cell table:formula="of:=RANDBETWEEN(50;110)" office:value-type="float" office:value="52" calcext:value-type="float">
            <text:p>52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150;340)" office:value-type="float" office:value="195" calcext:value-type="float">
            <text:p>195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81" calcext:value-type="float">
            <text:p>81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50;110)" office:value-type="float" office:value="96" calcext:value-type="float">
            <text:p>96</text:p>
          </table:table-cell>
          <table:table-cell table:formula="of:=RANDBETWEEN(50;110)" office:value-type="float" office:value="63" calcext:value-type="float">
            <text:p>63</text:p>
          </table:table-cell>
          <table:table-cell table:formula="of:=RANDBETWEEN(150;340)" office:value-type="float" office:value="226" calcext:value-type="float">
            <text:p>226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50;110)" office:value-type="float" office:value="96" calcext:value-type="float">
            <text:p>96</text:p>
          </table:table-cell>
          <table:table-cell table:formula="of:=RANDBETWEEN(50;110)" office:value-type="float" office:value="91" calcext:value-type="float">
            <text:p>91</text:p>
          </table:table-cell>
          <table:table-cell table:formula="of:=RANDBETWEEN(150;340)" office:value-type="float" office:value="199" calcext:value-type="float">
            <text:p>199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50;110)" office:value-type="float" office:value="67" calcext:value-type="float">
            <text:p>67</text:p>
          </table:table-cell>
          <table:table-cell table:formula="of:=RANDBETWEEN(50;110)" office:value-type="float" office:value="110" calcext:value-type="float">
            <text:p>110</text:p>
          </table:table-cell>
          <table:table-cell table:formula="of:=RANDBETWEEN(150;340)" office:value-type="float" office:value="151" calcext:value-type="float">
            <text:p>151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106" calcext:value-type="float">
            <text:p>106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50;110)" office:value-type="float" office:value="57" calcext:value-type="float">
            <text:p>57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150;340)" office:value-type="float" office:value="226" calcext:value-type="float">
            <text:p>226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98" calcext:value-type="float">
            <text:p>98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50;110)" office:value-type="float" office:value="64" calcext:value-type="float">
            <text:p>64</text:p>
          </table:table-cell>
          <table:table-cell table:formula="of:=RANDBETWEEN(150;340)" office:value-type="float" office:value="282" calcext:value-type="float">
            <text:p>282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53" calcext:value-type="float">
            <text:p>53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50;110)" office:value-type="float" office:value="110" calcext:value-type="float">
            <text:p>110</text:p>
          </table:table-cell>
          <table:table-cell table:formula="of:=RANDBETWEEN(50;110)" office:value-type="float" office:value="70" calcext:value-type="float">
            <text:p>70</text:p>
          </table:table-cell>
          <table:table-cell table:formula="of:=RANDBETWEEN(150;340)" office:value-type="float" office:value="296" calcext:value-type="float">
            <text:p>296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50;110)" office:value-type="float" office:value="59" calcext:value-type="float">
            <text:p>59</text:p>
          </table:table-cell>
          <table:table-cell table:formula="of:=RANDBETWEEN(50;110)" office:value-type="float" office:value="91" calcext:value-type="float">
            <text:p>91</text:p>
          </table:table-cell>
          <table:table-cell table:formula="of:=RANDBETWEEN(50;110)" office:value-type="float" office:value="70" calcext:value-type="float">
            <text:p>70</text:p>
          </table:table-cell>
          <table:table-cell table:formula="of:=RANDBETWEEN(150;340)" office:value-type="float" office:value="182" calcext:value-type="float">
            <text:p>182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50;110)" office:value-type="float" office:value="85" calcext:value-type="float">
            <text:p>85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50;110)" office:value-type="float" office:value="57" calcext:value-type="float">
            <text:p>57</text:p>
          </table:table-cell>
          <table:table-cell table:formula="of:=RANDBETWEEN(150;340)" office:value-type="float" office:value="182" calcext:value-type="float">
            <text:p>182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106" calcext:value-type="float">
            <text:p>106</text:p>
          </table:table-cell>
          <table:table-cell table:formula="of:=RANDBETWEEN(50;110)" office:value-type="float" office:value="56" calcext:value-type="float">
            <text:p>56</text:p>
          </table:table-cell>
          <table:table-cell table:formula="of:=RANDBETWEEN(50;110)" office:value-type="float" office:value="96" calcext:value-type="float">
            <text:p>96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150;340)" office:value-type="float" office:value="222" calcext:value-type="float">
            <text:p>222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70" calcext:value-type="float">
            <text:p>70</text:p>
          </table:table-cell>
          <table:table-cell table:formula="of:=RANDBETWEEN(50;110)" office:value-type="float" office:value="60" calcext:value-type="float">
            <text:p>60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150;340)" office:value-type="float" office:value="272" calcext:value-type="float">
            <text:p>272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50;110)" office:value-type="float" office:value="98" calcext:value-type="float">
            <text:p>98</text:p>
          </table:table-cell>
          <table:table-cell table:formula="of:=RANDBETWEEN(50;110)" office:value-type="float" office:value="78" calcext:value-type="float">
            <text:p>78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150;340)" office:value-type="float" office:value="324" calcext:value-type="float">
            <text:p>324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110" calcext:value-type="float">
            <text:p>110</text:p>
          </table:table-cell>
          <table:table-cell table:formula="of:=RANDBETWEEN(50;110)" office:value-type="float" office:value="106" calcext:value-type="float">
            <text:p>106</text:p>
          </table:table-cell>
          <table:table-cell table:formula="of:=RANDBETWEEN(50;110)" office:value-type="float" office:value="53" calcext:value-type="float">
            <text:p>53</text:p>
          </table:table-cell>
          <table:table-cell table:formula="of:=RANDBETWEEN(50;110)" office:value-type="float" office:value="70" calcext:value-type="float">
            <text:p>70</text:p>
          </table:table-cell>
          <table:table-cell table:formula="of:=RANDBETWEEN(150;340)" office:value-type="float" office:value="229" calcext:value-type="float">
            <text:p>229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100" calcext:value-type="float">
            <text:p>100</text:p>
          </table:table-cell>
          <table:table-cell table:formula="of:=RANDBETWEEN(50;110)" office:value-type="float" office:value="81" calcext:value-type="float">
            <text:p>81</text:p>
          </table:table-cell>
          <table:table-cell table:formula="of:=RANDBETWEEN(50;110)" office:value-type="float" office:value="89" calcext:value-type="float">
            <text:p>89</text:p>
          </table:table-cell>
          <table:table-cell table:formula="of:=RANDBETWEEN(50;110)" office:value-type="float" office:value="87" calcext:value-type="float">
            <text:p>87</text:p>
          </table:table-cell>
          <table:table-cell table:formula="of:=RANDBETWEEN(150;340)" office:value-type="float" office:value="275" calcext:value-type="float">
            <text:p>275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50;110)" office:value-type="float" office:value="59" calcext:value-type="float">
            <text:p>59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50;110)" office:value-type="float" office:value="64" calcext:value-type="float">
            <text:p>64</text:p>
          </table:table-cell>
          <table:table-cell table:formula="of:=RANDBETWEEN(150;340)" office:value-type="float" office:value="242" calcext:value-type="float">
            <text:p>242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62" calcext:value-type="float">
            <text:p>62</text:p>
          </table:table-cell>
          <table:table-cell table:formula="of:=RANDBETWEEN(50;110)" office:value-type="float" office:value="109" calcext:value-type="float">
            <text:p>109</text:p>
          </table:table-cell>
          <table:table-cell table:formula="of:=RANDBETWEEN(50;110)" office:value-type="float" office:value="106" calcext:value-type="float">
            <text:p>106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150;340)" office:value-type="float" office:value="303" calcext:value-type="float">
            <text:p>303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50;110)" office:value-type="float" office:value="110" calcext:value-type="float">
            <text:p>110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150;340)" office:value-type="float" office:value="171" calcext:value-type="float">
            <text:p>171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57" calcext:value-type="float">
            <text:p>57</text:p>
          </table:table-cell>
          <table:table-cell table:formula="of:=RANDBETWEEN(50;110)" office:value-type="float" office:value="85" calcext:value-type="float">
            <text:p>85</text:p>
          </table:table-cell>
          <table:table-cell table:formula="of:=RANDBETWEEN(50;110)" office:value-type="float" office:value="57" calcext:value-type="float">
            <text:p>57</text:p>
          </table:table-cell>
          <table:table-cell table:formula="of:=RANDBETWEEN(50;110)" office:value-type="float" office:value="59" calcext:value-type="float">
            <text:p>59</text:p>
          </table:table-cell>
          <table:table-cell table:formula="of:=RANDBETWEEN(150;340)" office:value-type="float" office:value="282" calcext:value-type="float">
            <text:p>282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108" calcext:value-type="float">
            <text:p>108</text:p>
          </table:table-cell>
          <table:table-cell table:formula="of:=RANDBETWEEN(50;110)" office:value-type="float" office:value="67" calcext:value-type="float">
            <text:p>67</text:p>
          </table:table-cell>
          <table:table-cell table:formula="of:=RANDBETWEEN(50;110)" office:value-type="float" office:value="67" calcext:value-type="float">
            <text:p>67</text:p>
          </table:table-cell>
          <table:table-cell table:formula="of:=RANDBETWEEN(50;110)" office:value-type="float" office:value="53" calcext:value-type="float">
            <text:p>53</text:p>
          </table:table-cell>
          <table:table-cell table:formula="of:=RANDBETWEEN(150;340)" office:value-type="float" office:value="318" calcext:value-type="float">
            <text:p>318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78" calcext:value-type="float">
            <text:p>78</text:p>
          </table:table-cell>
          <table:table-cell table:formula="of:=RANDBETWEEN(50;110)" office:value-type="float" office:value="81" calcext:value-type="float">
            <text:p>81</text:p>
          </table:table-cell>
          <table:table-cell table:formula="of:=RANDBETWEEN(50;110)" office:value-type="float" office:value="89" calcext:value-type="float">
            <text:p>89</text:p>
          </table:table-cell>
          <table:table-cell table:formula="of:=RANDBETWEEN(50;110)" office:value-type="float" office:value="86" calcext:value-type="float">
            <text:p>86</text:p>
          </table:table-cell>
          <table:table-cell table:formula="of:=RANDBETWEEN(150;340)" office:value-type="float" office:value="165" calcext:value-type="float">
            <text:p>165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78" calcext:value-type="float">
            <text:p>78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50;110)" office:value-type="float" office:value="81" calcext:value-type="float">
            <text:p>81</text:p>
          </table:table-cell>
          <table:table-cell table:formula="of:=RANDBETWEEN(150;340)" office:value-type="float" office:value="331" calcext:value-type="float">
            <text:p>331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53" calcext:value-type="float">
            <text:p>53</text:p>
          </table:table-cell>
          <table:table-cell table:formula="of:=RANDBETWEEN(50;110)" office:value-type="float" office:value="81" calcext:value-type="float">
            <text:p>81</text:p>
          </table:table-cell>
          <table:table-cell table:formula="of:=RANDBETWEEN(50;110)" office:value-type="float" office:value="63" calcext:value-type="float">
            <text:p>63</text:p>
          </table:table-cell>
          <table:table-cell table:formula="of:=RANDBETWEEN(50;110)" office:value-type="float" office:value="98" calcext:value-type="float">
            <text:p>98</text:p>
          </table:table-cell>
          <table:table-cell table:formula="of:=RANDBETWEEN(150;340)" office:value-type="float" office:value="180" calcext:value-type="float">
            <text:p>180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50;110)" office:value-type="float" office:value="90" calcext:value-type="float">
            <text:p>90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50;110)" office:value-type="float" office:value="97" calcext:value-type="float">
            <text:p>97</text:p>
          </table:table-cell>
          <table:table-cell table:formula="of:=RANDBETWEEN(150;340)" office:value-type="float" office:value="284" calcext:value-type="float">
            <text:p>284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50;110)" office:value-type="float" office:value="96" calcext:value-type="float">
            <text:p>96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150;340)" office:value-type="float" office:value="268" calcext:value-type="float">
            <text:p>268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70" calcext:value-type="float">
            <text:p>70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50;110)" office:value-type="float" office:value="55" calcext:value-type="float">
            <text:p>55</text:p>
          </table:table-cell>
          <table:table-cell table:formula="of:=RANDBETWEEN(50;110)" office:value-type="float" office:value="106" calcext:value-type="float">
            <text:p>106</text:p>
          </table:table-cell>
          <table:table-cell table:formula="of:=RANDBETWEEN(150;340)" office:value-type="float" office:value="271" calcext:value-type="float">
            <text:p>271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50;110)" office:value-type="float" office:value="63" calcext:value-type="float">
            <text:p>63</text:p>
          </table:table-cell>
          <table:table-cell table:formula="of:=RANDBETWEEN(50;110)" office:value-type="float" office:value="67" calcext:value-type="float">
            <text:p>67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150;340)" office:value-type="float" office:value="298" calcext:value-type="float">
            <text:p>298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50;110)" office:value-type="float" office:value="109" calcext:value-type="float">
            <text:p>109</text:p>
          </table:table-cell>
          <table:table-cell table:formula="of:=RANDBETWEEN(50;110)" office:value-type="float" office:value="108" calcext:value-type="float">
            <text:p>108</text:p>
          </table:table-cell>
          <table:table-cell table:formula="of:=RANDBETWEEN(50;110)" office:value-type="float" office:value="94" calcext:value-type="float">
            <text:p>94</text:p>
          </table:table-cell>
          <table:table-cell table:formula="of:=RANDBETWEEN(150;340)" office:value-type="float" office:value="233" calcext:value-type="float">
            <text:p>233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63" calcext:value-type="float">
            <text:p>63</text:p>
          </table:table-cell>
          <table:table-cell table:formula="of:=RANDBETWEEN(50;110)" office:value-type="float" office:value="53" calcext:value-type="float">
            <text:p>53</text:p>
          </table:table-cell>
          <table:table-cell table:formula="of:=RANDBETWEEN(50;110)" office:value-type="float" office:value="98" calcext:value-type="float">
            <text:p>98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150;340)" office:value-type="float" office:value="187" calcext:value-type="float">
            <text:p>187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90" calcext:value-type="float">
            <text:p>90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50;110)" office:value-type="float" office:value="59" calcext:value-type="float">
            <text:p>59</text:p>
          </table:table-cell>
          <table:table-cell table:formula="of:=RANDBETWEEN(50;110)" office:value-type="float" office:value="89" calcext:value-type="float">
            <text:p>89</text:p>
          </table:table-cell>
          <table:table-cell table:formula="of:=RANDBETWEEN(150;340)" office:value-type="float" office:value="179" calcext:value-type="float">
            <text:p>179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55" calcext:value-type="float">
            <text:p>55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50;110)" office:value-type="float" office:value="54" calcext:value-type="float">
            <text:p>54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150;340)" office:value-type="float" office:value="253" calcext:value-type="float">
            <text:p>253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50;110)" office:value-type="float" office:value="70" calcext:value-type="float">
            <text:p>70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150;340)" office:value-type="float" office:value="219" calcext:value-type="float">
            <text:p>219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56" calcext:value-type="float">
            <text:p>56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50;110)" office:value-type="float" office:value="70" calcext:value-type="float">
            <text:p>70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150;340)" office:value-type="float" office:value="213" calcext:value-type="float">
            <text:p>213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50;110)" office:value-type="float" office:value="53" calcext:value-type="float">
            <text:p>53</text:p>
          </table:table-cell>
          <table:table-cell table:formula="of:=RANDBETWEEN(50;110)" office:value-type="float" office:value="86" calcext:value-type="float">
            <text:p>86</text:p>
          </table:table-cell>
          <table:table-cell table:formula="of:=RANDBETWEEN(50;110)" office:value-type="float" office:value="67" calcext:value-type="float">
            <text:p>67</text:p>
          </table:table-cell>
          <table:table-cell table:formula="of:=RANDBETWEEN(150;340)" office:value-type="float" office:value="253" calcext:value-type="float">
            <text:p>253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70" calcext:value-type="float">
            <text:p>70</text:p>
          </table:table-cell>
          <table:table-cell table:formula="of:=RANDBETWEEN(50;110)" office:value-type="float" office:value="86" calcext:value-type="float">
            <text:p>86</text:p>
          </table:table-cell>
          <table:table-cell table:formula="of:=RANDBETWEEN(50;110)" office:value-type="float" office:value="68" calcext:value-type="float">
            <text:p>68</text:p>
          </table:table-cell>
          <table:table-cell table:formula="of:=RANDBETWEEN(50;110)" office:value-type="float" office:value="90" calcext:value-type="float">
            <text:p>90</text:p>
          </table:table-cell>
          <table:table-cell table:formula="of:=RANDBETWEEN(150;340)" office:value-type="float" office:value="337" calcext:value-type="float">
            <text:p>337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50;110)" office:value-type="float" office:value="108" calcext:value-type="float">
            <text:p>108</text:p>
          </table:table-cell>
          <table:table-cell table:formula="of:=RANDBETWEEN(50;110)" office:value-type="float" office:value="98" calcext:value-type="float">
            <text:p>98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150;340)" office:value-type="float" office:value="233" calcext:value-type="float">
            <text:p>233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85" calcext:value-type="float">
            <text:p>85</text:p>
          </table:table-cell>
          <table:table-cell table:formula="of:=RANDBETWEEN(50;110)" office:value-type="float" office:value="94" calcext:value-type="float">
            <text:p>94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150;340)" office:value-type="float" office:value="159" calcext:value-type="float">
            <text:p>159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86" calcext:value-type="float">
            <text:p>86</text:p>
          </table:table-cell>
          <table:table-cell table:formula="of:=RANDBETWEEN(50;110)" office:value-type="float" office:value="108" calcext:value-type="float">
            <text:p>108</text:p>
          </table:table-cell>
          <table:table-cell table:formula="of:=RANDBETWEEN(50;110)" office:value-type="float" office:value="59" calcext:value-type="float">
            <text:p>59</text:p>
          </table:table-cell>
          <table:table-cell table:formula="of:=RANDBETWEEN(50;110)" office:value-type="float" office:value="62" calcext:value-type="float">
            <text:p>62</text:p>
          </table:table-cell>
          <table:table-cell table:formula="of:=RANDBETWEEN(150;340)" office:value-type="float" office:value="187" calcext:value-type="float">
            <text:p>187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94" calcext:value-type="float">
            <text:p>94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50;110)" office:value-type="float" office:value="75" calcext:value-type="float">
            <text:p>75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150;340)" office:value-type="float" office:value="302" calcext:value-type="float">
            <text:p>302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98" calcext:value-type="float">
            <text:p>98</text:p>
          </table:table-cell>
          <table:table-cell table:formula="of:=RANDBETWEEN(50;110)" office:value-type="float" office:value="89" calcext:value-type="float">
            <text:p>89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150;340)" office:value-type="float" office:value="271" calcext:value-type="float">
            <text:p>271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68" calcext:value-type="float">
            <text:p>68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50;110)" office:value-type="float" office:value="109" calcext:value-type="float">
            <text:p>109</text:p>
          </table:table-cell>
          <table:table-cell table:formula="of:=RANDBETWEEN(150;340)" office:value-type="float" office:value="221" calcext:value-type="float">
            <text:p>221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81" calcext:value-type="float">
            <text:p>81</text:p>
          </table:table-cell>
          <table:table-cell table:formula="of:=RANDBETWEEN(50;110)" office:value-type="float" office:value="91" calcext:value-type="float">
            <text:p>91</text:p>
          </table:table-cell>
          <table:table-cell table:formula="of:=RANDBETWEEN(50;110)" office:value-type="float" office:value="90" calcext:value-type="float">
            <text:p>90</text:p>
          </table:table-cell>
          <table:table-cell table:formula="of:=RANDBETWEEN(50;110)" office:value-type="float" office:value="55" calcext:value-type="float">
            <text:p>55</text:p>
          </table:table-cell>
          <table:table-cell table:formula="of:=RANDBETWEEN(150;340)" office:value-type="float" office:value="150" calcext:value-type="float">
            <text:p>150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62" calcext:value-type="float">
            <text:p>62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50;110)" office:value-type="float" office:value="110" calcext:value-type="float">
            <text:p>110</text:p>
          </table:table-cell>
          <table:table-cell table:formula="of:=RANDBETWEEN(150;340)" office:value-type="float" office:value="338" calcext:value-type="float">
            <text:p>338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78" calcext:value-type="float">
            <text:p>78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50;110)" office:value-type="float" office:value="71" calcext:value-type="float">
            <text:p>71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150;340)" office:value-type="float" office:value="306" calcext:value-type="float">
            <text:p>306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64" calcext:value-type="float">
            <text:p>64</text:p>
          </table:table-cell>
          <table:table-cell table:formula="of:=RANDBETWEEN(50;110)" office:value-type="float" office:value="90" calcext:value-type="float">
            <text:p>90</text:p>
          </table:table-cell>
          <table:table-cell table:formula="of:=RANDBETWEEN(50;110)" office:value-type="float" office:value="109" calcext:value-type="float">
            <text:p>109</text:p>
          </table:table-cell>
          <table:table-cell table:formula="of:=RANDBETWEEN(50;110)" office:value-type="float" office:value="87" calcext:value-type="float">
            <text:p>87</text:p>
          </table:table-cell>
          <table:table-cell table:formula="of:=RANDBETWEEN(150;340)" office:value-type="float" office:value="302" calcext:value-type="float">
            <text:p>302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50;110)" office:value-type="float" office:value="89" calcext:value-type="float">
            <text:p>89</text:p>
          </table:table-cell>
          <table:table-cell table:formula="of:=RANDBETWEEN(150;340)" office:value-type="float" office:value="329" calcext:value-type="float">
            <text:p>329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70" calcext:value-type="float">
            <text:p>70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50;110)" office:value-type="float" office:value="106" calcext:value-type="float">
            <text:p>106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150;340)" office:value-type="float" office:value="151" calcext:value-type="float">
            <text:p>151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50;110)" office:value-type="float" office:value="109" calcext:value-type="float">
            <text:p>109</text:p>
          </table:table-cell>
          <table:table-cell table:formula="of:=RANDBETWEEN(50;110)" office:value-type="float" office:value="89" calcext:value-type="float">
            <text:p>89</text:p>
          </table:table-cell>
          <table:table-cell table:formula="of:=RANDBETWEEN(50;110)" office:value-type="float" office:value="89" calcext:value-type="float">
            <text:p>89</text:p>
          </table:table-cell>
          <table:table-cell table:formula="of:=RANDBETWEEN(150;340)" office:value-type="float" office:value="317" calcext:value-type="float">
            <text:p>317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92" calcext:value-type="float">
            <text:p>92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150;340)" office:value-type="float" office:value="157" calcext:value-type="float">
            <text:p>157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100" calcext:value-type="float">
            <text:p>100</text:p>
          </table:table-cell>
          <table:table-cell table:formula="of:=RANDBETWEEN(50;110)" office:value-type="float" office:value="105" calcext:value-type="float">
            <text:p>105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150;340)" office:value-type="float" office:value="261" calcext:value-type="float">
            <text:p>261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63" calcext:value-type="float">
            <text:p>63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50;110)" office:value-type="float" office:value="67" calcext:value-type="float">
            <text:p>67</text:p>
          </table:table-cell>
          <table:table-cell table:formula="of:=RANDBETWEEN(50;110)" office:value-type="float" office:value="71" calcext:value-type="float">
            <text:p>71</text:p>
          </table:table-cell>
          <table:table-cell table:formula="of:=RANDBETWEEN(150;340)" office:value-type="float" office:value="340" calcext:value-type="float">
            <text:p>340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50;110)" office:value-type="float" office:value="60" calcext:value-type="float">
            <text:p>60</text:p>
          </table:table-cell>
          <table:table-cell table:formula="of:=RANDBETWEEN(50;110)" office:value-type="float" office:value="59" calcext:value-type="float">
            <text:p>59</text:p>
          </table:table-cell>
          <table:table-cell table:formula="of:=RANDBETWEEN(50;110)" office:value-type="float" office:value="60" calcext:value-type="float">
            <text:p>60</text:p>
          </table:table-cell>
          <table:table-cell table:formula="of:=RANDBETWEEN(150;340)" office:value-type="float" office:value="187" calcext:value-type="float">
            <text:p>187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50;110)" office:value-type="float" office:value="70" calcext:value-type="float">
            <text:p>70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150;340)" office:value-type="float" office:value="248" calcext:value-type="float">
            <text:p>248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67" calcext:value-type="float">
            <text:p>67</text:p>
          </table:table-cell>
          <table:table-cell table:formula="of:=RANDBETWEEN(50;110)" office:value-type="float" office:value="52" calcext:value-type="float">
            <text:p>52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150;340)" office:value-type="float" office:value="198" calcext:value-type="float">
            <text:p>198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92" calcext:value-type="float">
            <text:p>92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50;110)" office:value-type="float" office:value="59" calcext:value-type="float">
            <text:p>59</text:p>
          </table:table-cell>
          <table:table-cell table:formula="of:=RANDBETWEEN(50;110)" office:value-type="float" office:value="85" calcext:value-type="float">
            <text:p>85</text:p>
          </table:table-cell>
          <table:table-cell table:formula="of:=RANDBETWEEN(150;340)" office:value-type="float" office:value="276" calcext:value-type="float">
            <text:p>276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84" calcext:value-type="float">
            <text:p>84</text:p>
          </table:table-cell>
          <table:table-cell table:formula="of:=RANDBETWEEN(50;110)" office:value-type="float" office:value="54" calcext:value-type="float">
            <text:p>54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50;110)" office:value-type="float" office:value="105" calcext:value-type="float">
            <text:p>105</text:p>
          </table:table-cell>
          <table:table-cell table:formula="of:=RANDBETWEEN(150;340)" office:value-type="float" office:value="150" calcext:value-type="float">
            <text:p>150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81" calcext:value-type="float">
            <text:p>81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150;340)" office:value-type="float" office:value="327" calcext:value-type="float">
            <text:p>327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50;110)" office:value-type="float" office:value="57" calcext:value-type="float">
            <text:p>57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150;340)" office:value-type="float" office:value="165" calcext:value-type="float">
            <text:p>165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50;110)" office:value-type="float" office:value="106" calcext:value-type="float">
            <text:p>106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150;340)" office:value-type="float" office:value="266" calcext:value-type="float">
            <text:p>266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50;110)" office:value-type="float" office:value="78" calcext:value-type="float">
            <text:p>78</text:p>
          </table:table-cell>
          <table:table-cell table:formula="of:=RANDBETWEEN(50;110)" office:value-type="float" office:value="106" calcext:value-type="float">
            <text:p>106</text:p>
          </table:table-cell>
          <table:table-cell table:formula="of:=RANDBETWEEN(50;110)" office:value-type="float" office:value="60" calcext:value-type="float">
            <text:p>60</text:p>
          </table:table-cell>
          <table:table-cell table:formula="of:=RANDBETWEEN(150;340)" office:value-type="float" office:value="315" calcext:value-type="float">
            <text:p>315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97" calcext:value-type="float">
            <text:p>97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150;340)" office:value-type="float" office:value="236" calcext:value-type="float">
            <text:p>236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50;110)" office:value-type="float" office:value="57" calcext:value-type="float">
            <text:p>57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50;110)" office:value-type="float" office:value="64" calcext:value-type="float">
            <text:p>64</text:p>
          </table:table-cell>
          <table:table-cell table:formula="of:=RANDBETWEEN(150;340)" office:value-type="float" office:value="266" calcext:value-type="float">
            <text:p>266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50;110)" office:value-type="float" office:value="57" calcext:value-type="float">
            <text:p>57</text:p>
          </table:table-cell>
          <table:table-cell table:formula="of:=RANDBETWEEN(50;110)" office:value-type="float" office:value="92" calcext:value-type="float">
            <text:p>92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150;340)" office:value-type="float" office:value="177" calcext:value-type="float">
            <text:p>177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50;110)" office:value-type="float" office:value="89" calcext:value-type="float">
            <text:p>89</text:p>
          </table:table-cell>
          <table:table-cell table:formula="of:=RANDBETWEEN(50;110)" office:value-type="float" office:value="97" calcext:value-type="float">
            <text:p>97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150;340)" office:value-type="float" office:value="259" calcext:value-type="float">
            <text:p>259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50;110)" office:value-type="float" office:value="110" calcext:value-type="float">
            <text:p>110</text:p>
          </table:table-cell>
          <table:table-cell table:formula="of:=RANDBETWEEN(50;110)" office:value-type="float" office:value="75" calcext:value-type="float">
            <text:p>75</text:p>
          </table:table-cell>
          <table:table-cell table:formula="of:=RANDBETWEEN(150;340)" office:value-type="float" office:value="169" calcext:value-type="float">
            <text:p>169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60" calcext:value-type="float">
            <text:p>60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50;110)" office:value-type="float" office:value="52" calcext:value-type="float">
            <text:p>52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150;340)" office:value-type="float" office:value="157" calcext:value-type="float">
            <text:p>157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50;110)" office:value-type="float" office:value="90" calcext:value-type="float">
            <text:p>90</text:p>
          </table:table-cell>
          <table:table-cell table:formula="of:=RANDBETWEEN(50;110)" office:value-type="float" office:value="60" calcext:value-type="float">
            <text:p>60</text:p>
          </table:table-cell>
          <table:table-cell table:formula="of:=RANDBETWEEN(150;340)" office:value-type="float" office:value="296" calcext:value-type="float">
            <text:p>296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50;110)" office:value-type="float" office:value="60" calcext:value-type="float">
            <text:p>60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150;340)" office:value-type="float" office:value="294" calcext:value-type="float">
            <text:p>294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105" calcext:value-type="float">
            <text:p>105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50;110)" office:value-type="float" office:value="60" calcext:value-type="float">
            <text:p>60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150;340)" office:value-type="float" office:value="308" calcext:value-type="float">
            <text:p>308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68" calcext:value-type="float">
            <text:p>68</text:p>
          </table:table-cell>
          <table:table-cell table:formula="of:=RANDBETWEEN(50;110)" office:value-type="float" office:value="59" calcext:value-type="float">
            <text:p>59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50;110)" office:value-type="float" office:value="92" calcext:value-type="float">
            <text:p>92</text:p>
          </table:table-cell>
          <table:table-cell table:formula="of:=RANDBETWEEN(150;340)" office:value-type="float" office:value="312" calcext:value-type="float">
            <text:p>312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84" calcext:value-type="float">
            <text:p>84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50;110)" office:value-type="float" office:value="54" calcext:value-type="float">
            <text:p>54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150;340)" office:value-type="float" office:value="193" calcext:value-type="float">
            <text:p>193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84" calcext:value-type="float">
            <text:p>84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50;110)" office:value-type="float" office:value="87" calcext:value-type="float">
            <text:p>87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150;340)" office:value-type="float" office:value="273" calcext:value-type="float">
            <text:p>273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50;110)" office:value-type="float" office:value="53" calcext:value-type="float">
            <text:p>53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150;340)" office:value-type="float" office:value="275" calcext:value-type="float">
            <text:p>275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59" calcext:value-type="float">
            <text:p>59</text:p>
          </table:table-cell>
          <table:table-cell table:formula="of:=RANDBETWEEN(50;110)" office:value-type="float" office:value="86" calcext:value-type="float">
            <text:p>86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150;340)" office:value-type="float" office:value="338" calcext:value-type="float">
            <text:p>338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97" calcext:value-type="float">
            <text:p>97</text:p>
          </table:table-cell>
          <table:table-cell table:formula="of:=RANDBETWEEN(50;110)" office:value-type="float" office:value="96" calcext:value-type="float">
            <text:p>96</text:p>
          </table:table-cell>
          <table:table-cell table:formula="of:=RANDBETWEEN(50;110)" office:value-type="float" office:value="97" calcext:value-type="float">
            <text:p>97</text:p>
          </table:table-cell>
          <table:table-cell table:formula="of:=RANDBETWEEN(50;110)" office:value-type="float" office:value="90" calcext:value-type="float">
            <text:p>90</text:p>
          </table:table-cell>
          <table:table-cell table:formula="of:=RANDBETWEEN(150;340)" office:value-type="float" office:value="280" calcext:value-type="float">
            <text:p>280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50;110)" office:value-type="float" office:value="59" calcext:value-type="float">
            <text:p>59</text:p>
          </table:table-cell>
          <table:table-cell table:formula="of:=RANDBETWEEN(150;340)" office:value-type="float" office:value="159" calcext:value-type="float">
            <text:p>159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50;110)" office:value-type="float" office:value="63" calcext:value-type="float">
            <text:p>63</text:p>
          </table:table-cell>
          <table:table-cell table:formula="of:=RANDBETWEEN(50;110)" office:value-type="float" office:value="70" calcext:value-type="float">
            <text:p>70</text:p>
          </table:table-cell>
          <table:table-cell table:formula="of:=RANDBETWEEN(50;110)" office:value-type="float" office:value="98" calcext:value-type="float">
            <text:p>98</text:p>
          </table:table-cell>
          <table:table-cell table:formula="of:=RANDBETWEEN(150;340)" office:value-type="float" office:value="244" calcext:value-type="float">
            <text:p>244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50;110)" office:value-type="float" office:value="90" calcext:value-type="float">
            <text:p>90</text:p>
          </table:table-cell>
          <table:table-cell table:formula="of:=RANDBETWEEN(50;110)" office:value-type="float" office:value="84" calcext:value-type="float">
            <text:p>84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150;340)" office:value-type="float" office:value="190" calcext:value-type="float">
            <text:p>190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90" calcext:value-type="float">
            <text:p>90</text:p>
          </table:table-cell>
          <table:table-cell table:formula="of:=RANDBETWEEN(50;110)" office:value-type="float" office:value="87" calcext:value-type="float">
            <text:p>87</text:p>
          </table:table-cell>
          <table:table-cell table:formula="of:=RANDBETWEEN(50;110)" office:value-type="float" office:value="67" calcext:value-type="float">
            <text:p>67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150;340)" office:value-type="float" office:value="232" calcext:value-type="float">
            <text:p>232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50;110)" office:value-type="float" office:value="70" calcext:value-type="float">
            <text:p>70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50;110)" office:value-type="float" office:value="60" calcext:value-type="float">
            <text:p>60</text:p>
          </table:table-cell>
          <table:table-cell table:formula="of:=RANDBETWEEN(150;340)" office:value-type="float" office:value="186" calcext:value-type="float">
            <text:p>186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50;110)" office:value-type="float" office:value="75" calcext:value-type="float">
            <text:p>75</text:p>
          </table:table-cell>
          <table:table-cell table:formula="of:=RANDBETWEEN(50;110)" office:value-type="float" office:value="70" calcext:value-type="float">
            <text:p>70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150;340)" office:value-type="float" office:value="181" calcext:value-type="float">
            <text:p>181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50;110)" office:value-type="float" office:value="109" calcext:value-type="float">
            <text:p>109</text:p>
          </table:table-cell>
          <table:table-cell table:formula="of:=RANDBETWEEN(50;110)" office:value-type="float" office:value="75" calcext:value-type="float">
            <text:p>75</text:p>
          </table:table-cell>
          <table:table-cell table:formula="of:=RANDBETWEEN(150;340)" office:value-type="float" office:value="200" calcext:value-type="float">
            <text:p>200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106" calcext:value-type="float">
            <text:p>106</text:p>
          </table:table-cell>
          <table:table-cell table:formula="of:=RANDBETWEEN(50;110)" office:value-type="float" office:value="109" calcext:value-type="float">
            <text:p>109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50;110)" office:value-type="float" office:value="109" calcext:value-type="float">
            <text:p>109</text:p>
          </table:table-cell>
          <table:table-cell table:formula="of:=RANDBETWEEN(150;340)" office:value-type="float" office:value="234" calcext:value-type="float">
            <text:p>234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94" calcext:value-type="float">
            <text:p>94</text:p>
          </table:table-cell>
          <table:table-cell table:formula="of:=RANDBETWEEN(50;110)" office:value-type="float" office:value="54" calcext:value-type="float">
            <text:p>54</text:p>
          </table:table-cell>
          <table:table-cell table:formula="of:=RANDBETWEEN(50;110)" office:value-type="float" office:value="94" calcext:value-type="float">
            <text:p>94</text:p>
          </table:table-cell>
          <table:table-cell table:formula="of:=RANDBETWEEN(50;110)" office:value-type="float" office:value="94" calcext:value-type="float">
            <text:p>94</text:p>
          </table:table-cell>
          <table:table-cell table:formula="of:=RANDBETWEEN(150;340)" office:value-type="float" office:value="239" calcext:value-type="float">
            <text:p>239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50;110)" office:value-type="float" office:value="90" calcext:value-type="float">
            <text:p>90</text:p>
          </table:table-cell>
          <table:table-cell table:formula="of:=RANDBETWEEN(50;110)" office:value-type="float" office:value="92" calcext:value-type="float">
            <text:p>92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150;340)" office:value-type="float" office:value="334" calcext:value-type="float">
            <text:p>334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106" calcext:value-type="float">
            <text:p>106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50;110)" office:value-type="float" office:value="105" calcext:value-type="float">
            <text:p>105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150;340)" office:value-type="float" office:value="320" calcext:value-type="float">
            <text:p>320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50;110)" office:value-type="float" office:value="97" calcext:value-type="float">
            <text:p>97</text:p>
          </table:table-cell>
          <table:table-cell table:formula="of:=RANDBETWEEN(150;340)" office:value-type="float" office:value="250" calcext:value-type="float">
            <text:p>250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108" calcext:value-type="float">
            <text:p>108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50;110)" office:value-type="float" office:value="109" calcext:value-type="float">
            <text:p>109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150;340)" office:value-type="float" office:value="302" calcext:value-type="float">
            <text:p>302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50;110)" office:value-type="float" office:value="108" calcext:value-type="float">
            <text:p>108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150;340)" office:value-type="float" office:value="239" calcext:value-type="float">
            <text:p>239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50;110)" office:value-type="float" office:value="110" calcext:value-type="float">
            <text:p>110</text:p>
          </table:table-cell>
          <table:table-cell table:formula="of:=RANDBETWEEN(50;110)" office:value-type="float" office:value="97" calcext:value-type="float">
            <text:p>97</text:p>
          </table:table-cell>
          <table:table-cell table:formula="of:=RANDBETWEEN(50;110)" office:value-type="float" office:value="53" calcext:value-type="float">
            <text:p>53</text:p>
          </table:table-cell>
          <table:table-cell table:formula="of:=RANDBETWEEN(150;340)" office:value-type="float" office:value="273" calcext:value-type="float">
            <text:p>273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86" calcext:value-type="float">
            <text:p>86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50;110)" office:value-type="float" office:value="106" calcext:value-type="float">
            <text:p>106</text:p>
          </table:table-cell>
          <table:table-cell table:formula="of:=RANDBETWEEN(150;340)" office:value-type="float" office:value="263" calcext:value-type="float">
            <text:p>263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50;110)" office:value-type="float" office:value="70" calcext:value-type="float">
            <text:p>70</text:p>
          </table:table-cell>
          <table:table-cell table:formula="of:=RANDBETWEEN(50;110)" office:value-type="float" office:value="55" calcext:value-type="float">
            <text:p>55</text:p>
          </table:table-cell>
          <table:table-cell table:formula="of:=RANDBETWEEN(50;110)" office:value-type="float" office:value="57" calcext:value-type="float">
            <text:p>57</text:p>
          </table:table-cell>
          <table:table-cell table:formula="of:=RANDBETWEEN(150;340)" office:value-type="float" office:value="303" calcext:value-type="float">
            <text:p>303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91" calcext:value-type="float">
            <text:p>91</text:p>
          </table:table-cell>
          <table:table-cell table:formula="of:=RANDBETWEEN(50;110)" office:value-type="float" office:value="98" calcext:value-type="float">
            <text:p>98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150;340)" office:value-type="float" office:value="200" calcext:value-type="float">
            <text:p>200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63" calcext:value-type="float">
            <text:p>63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50;110)" office:value-type="float" office:value="57" calcext:value-type="float">
            <text:p>57</text:p>
          </table:table-cell>
          <table:table-cell table:formula="of:=RANDBETWEEN(50;110)" office:value-type="float" office:value="96" calcext:value-type="float">
            <text:p>96</text:p>
          </table:table-cell>
          <table:table-cell table:formula="of:=RANDBETWEEN(150;340)" office:value-type="float" office:value="188" calcext:value-type="float">
            <text:p>188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150;340)" office:value-type="float" office:value="200" calcext:value-type="float">
            <text:p>200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56" calcext:value-type="float">
            <text:p>56</text:p>
          </table:table-cell>
          <table:table-cell table:formula="of:=RANDBETWEEN(50;110)" office:value-type="float" office:value="53" calcext:value-type="float">
            <text:p>53</text:p>
          </table:table-cell>
          <table:table-cell table:formula="of:=RANDBETWEEN(50;110)" office:value-type="float" office:value="108" calcext:value-type="float">
            <text:p>108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150;340)" office:value-type="float" office:value="315" calcext:value-type="float">
            <text:p>315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71" calcext:value-type="float">
            <text:p>71</text:p>
          </table:table-cell>
          <table:table-cell table:formula="of:=RANDBETWEEN(50;110)" office:value-type="float" office:value="75" calcext:value-type="float">
            <text:p>75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50;110)" office:value-type="float" office:value="57" calcext:value-type="float">
            <text:p>57</text:p>
          </table:table-cell>
          <table:table-cell table:formula="of:=RANDBETWEEN(150;340)" office:value-type="float" office:value="320" calcext:value-type="float">
            <text:p>320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50;110)" office:value-type="float" office:value="96" calcext:value-type="float">
            <text:p>96</text:p>
          </table:table-cell>
          <table:table-cell table:formula="of:=RANDBETWEEN(150;340)" office:value-type="float" office:value="251" calcext:value-type="float">
            <text:p>251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50;110)" office:value-type="float" office:value="105" calcext:value-type="float">
            <text:p>105</text:p>
          </table:table-cell>
          <table:table-cell table:formula="of:=RANDBETWEEN(50;110)" office:value-type="float" office:value="108" calcext:value-type="float">
            <text:p>108</text:p>
          </table:table-cell>
          <table:table-cell table:formula="of:=RANDBETWEEN(50;110)" office:value-type="float" office:value="56" calcext:value-type="float">
            <text:p>56</text:p>
          </table:table-cell>
          <table:table-cell table:formula="of:=RANDBETWEEN(150;340)" office:value-type="float" office:value="202" calcext:value-type="float">
            <text:p>202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68" calcext:value-type="float">
            <text:p>68</text:p>
          </table:table-cell>
          <table:table-cell table:formula="of:=RANDBETWEEN(50;110)" office:value-type="float" office:value="100" calcext:value-type="float">
            <text:p>100</text:p>
          </table:table-cell>
          <table:table-cell table:formula="of:=RANDBETWEEN(50;110)" office:value-type="float" office:value="52" calcext:value-type="float">
            <text:p>52</text:p>
          </table:table-cell>
          <table:table-cell table:formula="of:=RANDBETWEEN(50;110)" office:value-type="float" office:value="81" calcext:value-type="float">
            <text:p>81</text:p>
          </table:table-cell>
          <table:table-cell table:formula="of:=RANDBETWEEN(150;340)" office:value-type="float" office:value="169" calcext:value-type="float">
            <text:p>169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50;110)" office:value-type="float" office:value="108" calcext:value-type="float">
            <text:p>108</text:p>
          </table:table-cell>
          <table:table-cell table:formula="of:=RANDBETWEEN(50;110)" office:value-type="float" office:value="110" calcext:value-type="float">
            <text:p>110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150;340)" office:value-type="float" office:value="193" calcext:value-type="float">
            <text:p>193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53" calcext:value-type="float">
            <text:p>53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50;110)" office:value-type="float" office:value="86" calcext:value-type="float">
            <text:p>86</text:p>
          </table:table-cell>
          <table:table-cell table:formula="of:=RANDBETWEEN(50;110)" office:value-type="float" office:value="98" calcext:value-type="float">
            <text:p>98</text:p>
          </table:table-cell>
          <table:table-cell table:formula="of:=RANDBETWEEN(150;340)" office:value-type="float" office:value="215" calcext:value-type="float">
            <text:p>215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50;110)" office:value-type="float" office:value="86" calcext:value-type="float">
            <text:p>86</text:p>
          </table:table-cell>
          <table:table-cell table:formula="of:=RANDBETWEEN(50;110)" office:value-type="float" office:value="85" calcext:value-type="float">
            <text:p>85</text:p>
          </table:table-cell>
          <table:table-cell table:formula="of:=RANDBETWEEN(150;340)" office:value-type="float" office:value="305" calcext:value-type="float">
            <text:p>305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110" calcext:value-type="float">
            <text:p>110</text:p>
          </table:table-cell>
          <table:table-cell table:formula="of:=RANDBETWEEN(50;110)" office:value-type="float" office:value="68" calcext:value-type="float">
            <text:p>68</text:p>
          </table:table-cell>
          <table:table-cell table:formula="of:=RANDBETWEEN(50;110)" office:value-type="float" office:value="86" calcext:value-type="float">
            <text:p>86</text:p>
          </table:table-cell>
          <table:table-cell table:formula="of:=RANDBETWEEN(50;110)" office:value-type="float" office:value="105" calcext:value-type="float">
            <text:p>105</text:p>
          </table:table-cell>
          <table:table-cell table:formula="of:=RANDBETWEEN(150;340)" office:value-type="float" office:value="155" calcext:value-type="float">
            <text:p>155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150;340)" office:value-type="float" office:value="170" calcext:value-type="float">
            <text:p>170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150;340)" office:value-type="float" office:value="339" calcext:value-type="float">
            <text:p>339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62" calcext:value-type="float">
            <text:p>62</text:p>
          </table:table-cell>
          <table:table-cell table:formula="of:=RANDBETWEEN(50;110)" office:value-type="float" office:value="110" calcext:value-type="float">
            <text:p>110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50;110)" office:value-type="float" office:value="55" calcext:value-type="float">
            <text:p>55</text:p>
          </table:table-cell>
          <table:table-cell table:formula="of:=RANDBETWEEN(150;340)" office:value-type="float" office:value="159" calcext:value-type="float">
            <text:p>159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110" calcext:value-type="float">
            <text:p>110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50;110)" office:value-type="float" office:value="91" calcext:value-type="float">
            <text:p>91</text:p>
          </table:table-cell>
          <table:table-cell table:formula="of:=RANDBETWEEN(50;110)" office:value-type="float" office:value="92" calcext:value-type="float">
            <text:p>92</text:p>
          </table:table-cell>
          <table:table-cell table:formula="of:=RANDBETWEEN(150;340)" office:value-type="float" office:value="325" calcext:value-type="float">
            <text:p>325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50;110)" office:value-type="float" office:value="100" calcext:value-type="float">
            <text:p>100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50;110)" office:value-type="float" office:value="59" calcext:value-type="float">
            <text:p>59</text:p>
          </table:table-cell>
          <table:table-cell table:formula="of:=RANDBETWEEN(150;340)" office:value-type="float" office:value="258" calcext:value-type="float">
            <text:p>258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62" calcext:value-type="float">
            <text:p>62</text:p>
          </table:table-cell>
          <table:table-cell table:formula="of:=RANDBETWEEN(50;110)" office:value-type="float" office:value="98" calcext:value-type="float">
            <text:p>98</text:p>
          </table:table-cell>
          <table:table-cell table:formula="of:=RANDBETWEEN(50;110)" office:value-type="float" office:value="63" calcext:value-type="float">
            <text:p>63</text:p>
          </table:table-cell>
          <table:table-cell table:formula="of:=RANDBETWEEN(50;110)" office:value-type="float" office:value="63" calcext:value-type="float">
            <text:p>63</text:p>
          </table:table-cell>
          <table:table-cell table:formula="of:=RANDBETWEEN(150;340)" office:value-type="float" office:value="163" calcext:value-type="float">
            <text:p>163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50;110)" office:value-type="float" office:value="90" calcext:value-type="float">
            <text:p>90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50;110)" office:value-type="float" office:value="86" calcext:value-type="float">
            <text:p>86</text:p>
          </table:table-cell>
          <table:table-cell table:formula="of:=RANDBETWEEN(150;340)" office:value-type="float" office:value="329" calcext:value-type="float">
            <text:p>329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50;110)" office:value-type="float" office:value="52" calcext:value-type="float">
            <text:p>52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50;110)" office:value-type="float" office:value="70" calcext:value-type="float">
            <text:p>70</text:p>
          </table:table-cell>
          <table:table-cell table:formula="of:=RANDBETWEEN(150;340)" office:value-type="float" office:value="151" calcext:value-type="float">
            <text:p>151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150;340)" office:value-type="float" office:value="238" calcext:value-type="float">
            <text:p>238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94" calcext:value-type="float">
            <text:p>94</text:p>
          </table:table-cell>
          <table:table-cell table:formula="of:=RANDBETWEEN(50;110)" office:value-type="float" office:value="97" calcext:value-type="float">
            <text:p>97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150;340)" office:value-type="float" office:value="266" calcext:value-type="float">
            <text:p>266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50;110)" office:value-type="float" office:value="56" calcext:value-type="float">
            <text:p>56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150;340)" office:value-type="float" office:value="305" calcext:value-type="float">
            <text:p>305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50;110)" office:value-type="float" office:value="87" calcext:value-type="float">
            <text:p>87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150;340)" office:value-type="float" office:value="222" calcext:value-type="float">
            <text:p>222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108" calcext:value-type="float">
            <text:p>108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50;110)" office:value-type="float" office:value="67" calcext:value-type="float">
            <text:p>67</text:p>
          </table:table-cell>
          <table:table-cell table:formula="of:=RANDBETWEEN(50;110)" office:value-type="float" office:value="90" calcext:value-type="float">
            <text:p>90</text:p>
          </table:table-cell>
          <table:table-cell table:formula="of:=RANDBETWEEN(150;340)" office:value-type="float" office:value="319" calcext:value-type="float">
            <text:p>319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85" calcext:value-type="float">
            <text:p>85</text:p>
          </table:table-cell>
          <table:table-cell table:formula="of:=RANDBETWEEN(50;110)" office:value-type="float" office:value="106" calcext:value-type="float">
            <text:p>106</text:p>
          </table:table-cell>
          <table:table-cell table:formula="of:=RANDBETWEEN(50;110)" office:value-type="float" office:value="86" calcext:value-type="float">
            <text:p>86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150;340)" office:value-type="float" office:value="171" calcext:value-type="float">
            <text:p>171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50;110)" office:value-type="float" office:value="52" calcext:value-type="float">
            <text:p>52</text:p>
          </table:table-cell>
          <table:table-cell table:formula="of:=RANDBETWEEN(50;110)" office:value-type="float" office:value="70" calcext:value-type="float">
            <text:p>70</text:p>
          </table:table-cell>
          <table:table-cell table:formula="of:=RANDBETWEEN(50;110)" office:value-type="float" office:value="94" calcext:value-type="float">
            <text:p>94</text:p>
          </table:table-cell>
          <table:table-cell table:formula="of:=RANDBETWEEN(150;340)" office:value-type="float" office:value="231" calcext:value-type="float">
            <text:p>231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50;110)" office:value-type="float" office:value="92" calcext:value-type="float">
            <text:p>92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150;340)" office:value-type="float" office:value="220" calcext:value-type="float">
            <text:p>220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78" calcext:value-type="float">
            <text:p>78</text:p>
          </table:table-cell>
          <table:table-cell table:formula="of:=RANDBETWEEN(50;110)" office:value-type="float" office:value="92" calcext:value-type="float">
            <text:p>92</text:p>
          </table:table-cell>
          <table:table-cell table:formula="of:=RANDBETWEEN(50;110)" office:value-type="float" office:value="70" calcext:value-type="float">
            <text:p>70</text:p>
          </table:table-cell>
          <table:table-cell table:formula="of:=RANDBETWEEN(50;110)" office:value-type="float" office:value="108" calcext:value-type="float">
            <text:p>108</text:p>
          </table:table-cell>
          <table:table-cell table:formula="of:=RANDBETWEEN(150;340)" office:value-type="float" office:value="262" calcext:value-type="float">
            <text:p>262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50;110)" office:value-type="float" office:value="55" calcext:value-type="float">
            <text:p>55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50;110)" office:value-type="float" office:value="55" calcext:value-type="float">
            <text:p>55</text:p>
          </table:table-cell>
          <table:table-cell table:formula="of:=RANDBETWEEN(150;340)" office:value-type="float" office:value="288" calcext:value-type="float">
            <text:p>288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50;110)" office:value-type="float" office:value="71" calcext:value-type="float">
            <text:p>71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150;340)" office:value-type="float" office:value="271" calcext:value-type="float">
            <text:p>271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50;110)" office:value-type="float" office:value="57" calcext:value-type="float">
            <text:p>57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150;340)" office:value-type="float" office:value="185" calcext:value-type="float">
            <text:p>185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84" calcext:value-type="float">
            <text:p>84</text:p>
          </table:table-cell>
          <table:table-cell table:formula="of:=RANDBETWEEN(50;110)" office:value-type="float" office:value="68" calcext:value-type="float">
            <text:p>68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150;340)" office:value-type="float" office:value="229" calcext:value-type="float">
            <text:p>229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50;110)" office:value-type="float" office:value="75" calcext:value-type="float">
            <text:p>75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150;340)" office:value-type="float" office:value="315" calcext:value-type="float">
            <text:p>315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50;110)" office:value-type="float" office:value="70" calcext:value-type="float">
            <text:p>70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150;340)" office:value-type="float" office:value="215" calcext:value-type="float">
            <text:p>215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50;110)" office:value-type="float" office:value="89" calcext:value-type="float">
            <text:p>89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150;340)" office:value-type="float" office:value="157" calcext:value-type="float">
            <text:p>157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50;110)" office:value-type="float" office:value="59" calcext:value-type="float">
            <text:p>59</text:p>
          </table:table-cell>
          <table:table-cell table:formula="of:=RANDBETWEEN(50;110)" office:value-type="float" office:value="87" calcext:value-type="float">
            <text:p>87</text:p>
          </table:table-cell>
          <table:table-cell table:formula="of:=RANDBETWEEN(150;340)" office:value-type="float" office:value="259" calcext:value-type="float">
            <text:p>259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68" calcext:value-type="float">
            <text:p>68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50;110)" office:value-type="float" office:value="60" calcext:value-type="float">
            <text:p>60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150;340)" office:value-type="float" office:value="219" calcext:value-type="float">
            <text:p>219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87" calcext:value-type="float">
            <text:p>87</text:p>
          </table:table-cell>
          <table:table-cell table:formula="of:=RANDBETWEEN(50;110)" office:value-type="float" office:value="59" calcext:value-type="float">
            <text:p>59</text:p>
          </table:table-cell>
          <table:table-cell table:formula="of:=RANDBETWEEN(50;110)" office:value-type="float" office:value="86" calcext:value-type="float">
            <text:p>86</text:p>
          </table:table-cell>
          <table:table-cell table:formula="of:=RANDBETWEEN(50;110)" office:value-type="float" office:value="85" calcext:value-type="float">
            <text:p>85</text:p>
          </table:table-cell>
          <table:table-cell table:formula="of:=RANDBETWEEN(150;340)" office:value-type="float" office:value="157" calcext:value-type="float">
            <text:p>157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75" calcext:value-type="float">
            <text:p>75</text:p>
          </table:table-cell>
          <table:table-cell table:formula="of:=RANDBETWEEN(50;110)" office:value-type="float" office:value="87" calcext:value-type="float">
            <text:p>87</text:p>
          </table:table-cell>
          <table:table-cell table:formula="of:=RANDBETWEEN(50;110)" office:value-type="float" office:value="100" calcext:value-type="float">
            <text:p>100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150;340)" office:value-type="float" office:value="300" calcext:value-type="float">
            <text:p>300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50;110)" office:value-type="float" office:value="92" calcext:value-type="float">
            <text:p>92</text:p>
          </table:table-cell>
          <table:table-cell table:formula="of:=RANDBETWEEN(50;110)" office:value-type="float" office:value="60" calcext:value-type="float">
            <text:p>60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150;340)" office:value-type="float" office:value="225" calcext:value-type="float">
            <text:p>225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92" calcext:value-type="float">
            <text:p>92</text:p>
          </table:table-cell>
          <table:table-cell table:formula="of:=RANDBETWEEN(50;110)" office:value-type="float" office:value="67" calcext:value-type="float">
            <text:p>67</text:p>
          </table:table-cell>
          <table:table-cell table:formula="of:=RANDBETWEEN(50;110)" office:value-type="float" office:value="59" calcext:value-type="float">
            <text:p>59</text:p>
          </table:table-cell>
          <table:table-cell table:formula="of:=RANDBETWEEN(50;110)" office:value-type="float" office:value="63" calcext:value-type="float">
            <text:p>63</text:p>
          </table:table-cell>
          <table:table-cell table:formula="of:=RANDBETWEEN(150;340)" office:value-type="float" office:value="205" calcext:value-type="float">
            <text:p>205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100" calcext:value-type="float">
            <text:p>100</text:p>
          </table:table-cell>
          <table:table-cell table:formula="of:=RANDBETWEEN(50;110)" office:value-type="float" office:value="91" calcext:value-type="float">
            <text:p>91</text:p>
          </table:table-cell>
          <table:table-cell table:formula="of:=RANDBETWEEN(50;110)" office:value-type="float" office:value="56" calcext:value-type="float">
            <text:p>56</text:p>
          </table:table-cell>
          <table:table-cell table:formula="of:=RANDBETWEEN(50;110)" office:value-type="float" office:value="54" calcext:value-type="float">
            <text:p>54</text:p>
          </table:table-cell>
          <table:table-cell table:formula="of:=RANDBETWEEN(150;340)" office:value-type="float" office:value="213" calcext:value-type="float">
            <text:p>213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75" calcext:value-type="float">
            <text:p>75</text:p>
          </table:table-cell>
          <table:table-cell table:formula="of:=RANDBETWEEN(50;110)" office:value-type="float" office:value="106" calcext:value-type="float">
            <text:p>106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50;110)" office:value-type="float" office:value="100" calcext:value-type="float">
            <text:p>100</text:p>
          </table:table-cell>
          <table:table-cell table:formula="of:=RANDBETWEEN(150;340)" office:value-type="float" office:value="232" calcext:value-type="float">
            <text:p>232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50;110)" office:value-type="float" office:value="62" calcext:value-type="float">
            <text:p>62</text:p>
          </table:table-cell>
          <table:table-cell table:formula="of:=RANDBETWEEN(50;110)" office:value-type="float" office:value="84" calcext:value-type="float">
            <text:p>84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150;340)" office:value-type="float" office:value="166" calcext:value-type="float">
            <text:p>166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105" calcext:value-type="float">
            <text:p>105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50;110)" office:value-type="float" office:value="62" calcext:value-type="float">
            <text:p>62</text:p>
          </table:table-cell>
          <table:table-cell table:formula="of:=RANDBETWEEN(150;340)" office:value-type="float" office:value="286" calcext:value-type="float">
            <text:p>286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96" calcext:value-type="float">
            <text:p>96</text:p>
          </table:table-cell>
          <table:table-cell table:formula="of:=RANDBETWEEN(50;110)" office:value-type="float" office:value="71" calcext:value-type="float">
            <text:p>71</text:p>
          </table:table-cell>
          <table:table-cell table:formula="of:=RANDBETWEEN(50;110)" office:value-type="float" office:value="100" calcext:value-type="float">
            <text:p>100</text:p>
          </table:table-cell>
          <table:table-cell table:formula="of:=RANDBETWEEN(50;110)" office:value-type="float" office:value="59" calcext:value-type="float">
            <text:p>59</text:p>
          </table:table-cell>
          <table:table-cell table:formula="of:=RANDBETWEEN(150;340)" office:value-type="float" office:value="227" calcext:value-type="float">
            <text:p>227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78" calcext:value-type="float">
            <text:p>78</text:p>
          </table:table-cell>
          <table:table-cell table:formula="of:=RANDBETWEEN(50;110)" office:value-type="float" office:value="55" calcext:value-type="float">
            <text:p>55</text:p>
          </table:table-cell>
          <table:table-cell table:formula="of:=RANDBETWEEN(50;110)" office:value-type="float" office:value="62" calcext:value-type="float">
            <text:p>62</text:p>
          </table:table-cell>
          <table:table-cell table:formula="of:=RANDBETWEEN(50;110)" office:value-type="float" office:value="55" calcext:value-type="float">
            <text:p>55</text:p>
          </table:table-cell>
          <table:table-cell table:formula="of:=RANDBETWEEN(150;340)" office:value-type="float" office:value="232" calcext:value-type="float">
            <text:p>232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70" calcext:value-type="float">
            <text:p>70</text:p>
          </table:table-cell>
          <table:table-cell table:formula="of:=RANDBETWEEN(50;110)" office:value-type="float" office:value="63" calcext:value-type="float">
            <text:p>63</text:p>
          </table:table-cell>
          <table:table-cell table:formula="of:=RANDBETWEEN(50;110)" office:value-type="float" office:value="55" calcext:value-type="float">
            <text:p>55</text:p>
          </table:table-cell>
          <table:table-cell table:formula="of:=RANDBETWEEN(50;110)" office:value-type="float" office:value="63" calcext:value-type="float">
            <text:p>63</text:p>
          </table:table-cell>
          <table:table-cell table:formula="of:=RANDBETWEEN(150;340)" office:value-type="float" office:value="320" calcext:value-type="float">
            <text:p>320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100" calcext:value-type="float">
            <text:p>100</text:p>
          </table:table-cell>
          <table:table-cell table:formula="of:=RANDBETWEEN(50;110)" office:value-type="float" office:value="68" calcext:value-type="float">
            <text:p>68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50;110)" office:value-type="float" office:value="68" calcext:value-type="float">
            <text:p>68</text:p>
          </table:table-cell>
          <table:table-cell table:formula="of:=RANDBETWEEN(150;340)" office:value-type="float" office:value="240" calcext:value-type="float">
            <text:p>240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150;340)" office:value-type="float" office:value="187" calcext:value-type="float">
            <text:p>187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50;110)" office:value-type="float" office:value="55" calcext:value-type="float">
            <text:p>55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150;340)" office:value-type="float" office:value="319" calcext:value-type="float">
            <text:p>319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50;110)" office:value-type="float" office:value="96" calcext:value-type="float">
            <text:p>96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50;110)" office:value-type="float" office:value="54" calcext:value-type="float">
            <text:p>54</text:p>
          </table:table-cell>
          <table:table-cell table:formula="of:=RANDBETWEEN(150;340)" office:value-type="float" office:value="208" calcext:value-type="float">
            <text:p>208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50;110)" office:value-type="float" office:value="68" calcext:value-type="float">
            <text:p>68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50;110)" office:value-type="float" office:value="56" calcext:value-type="float">
            <text:p>56</text:p>
          </table:table-cell>
          <table:table-cell table:formula="of:=RANDBETWEEN(150;340)" office:value-type="float" office:value="258" calcext:value-type="float">
            <text:p>258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92" calcext:value-type="float">
            <text:p>92</text:p>
          </table:table-cell>
          <table:table-cell table:formula="of:=RANDBETWEEN(50;110)" office:value-type="float" office:value="78" calcext:value-type="float">
            <text:p>78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150;340)" office:value-type="float" office:value="251" calcext:value-type="float">
            <text:p>251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50;110)" office:value-type="float" office:value="68" calcext:value-type="float">
            <text:p>68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150;340)" office:value-type="float" office:value="244" calcext:value-type="float">
            <text:p>244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150;340)" office:value-type="float" office:value="317" calcext:value-type="float">
            <text:p>317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50;110)" office:value-type="float" office:value="62" calcext:value-type="float">
            <text:p>62</text:p>
          </table:table-cell>
          <table:table-cell table:formula="of:=RANDBETWEEN(50;110)" office:value-type="float" office:value="71" calcext:value-type="float">
            <text:p>71</text:p>
          </table:table-cell>
          <table:table-cell table:formula="of:=RANDBETWEEN(50;110)" office:value-type="float" office:value="105" calcext:value-type="float">
            <text:p>105</text:p>
          </table:table-cell>
          <table:table-cell table:formula="of:=RANDBETWEEN(150;340)" office:value-type="float" office:value="234" calcext:value-type="float">
            <text:p>234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63" calcext:value-type="float">
            <text:p>63</text:p>
          </table:table-cell>
          <table:table-cell table:formula="of:=RANDBETWEEN(50;110)" office:value-type="float" office:value="62" calcext:value-type="float">
            <text:p>62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50;110)" office:value-type="float" office:value="97" calcext:value-type="float">
            <text:p>97</text:p>
          </table:table-cell>
          <table:table-cell table:formula="of:=RANDBETWEEN(150;340)" office:value-type="float" office:value="303" calcext:value-type="float">
            <text:p>303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50;110)" office:value-type="float" office:value="109" calcext:value-type="float">
            <text:p>109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50;110)" office:value-type="float" office:value="70" calcext:value-type="float">
            <text:p>70</text:p>
          </table:table-cell>
          <table:table-cell table:formula="of:=RANDBETWEEN(150;340)" office:value-type="float" office:value="302" calcext:value-type="float">
            <text:p>302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53" calcext:value-type="float">
            <text:p>53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150;340)" office:value-type="float" office:value="198" calcext:value-type="float">
            <text:p>198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50;110)" office:value-type="float" office:value="70" calcext:value-type="float">
            <text:p>70</text:p>
          </table:table-cell>
          <table:table-cell table:formula="of:=RANDBETWEEN(50;110)" office:value-type="float" office:value="60" calcext:value-type="float">
            <text:p>60</text:p>
          </table:table-cell>
          <table:table-cell table:formula="of:=RANDBETWEEN(50;110)" office:value-type="float" office:value="110" calcext:value-type="float">
            <text:p>110</text:p>
          </table:table-cell>
          <table:table-cell table:formula="of:=RANDBETWEEN(150;340)" office:value-type="float" office:value="239" calcext:value-type="float">
            <text:p>239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54" calcext:value-type="float">
            <text:p>54</text:p>
          </table:table-cell>
          <table:table-cell table:formula="of:=RANDBETWEEN(50;110)" office:value-type="float" office:value="85" calcext:value-type="float">
            <text:p>85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50;110)" office:value-type="float" office:value="108" calcext:value-type="float">
            <text:p>108</text:p>
          </table:table-cell>
          <table:table-cell table:formula="of:=RANDBETWEEN(150;340)" office:value-type="float" office:value="327" calcext:value-type="float">
            <text:p>327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50;110)" office:value-type="float" office:value="59" calcext:value-type="float">
            <text:p>59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150;340)" office:value-type="float" office:value="170" calcext:value-type="float">
            <text:p>170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62" calcext:value-type="float">
            <text:p>62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50;110)" office:value-type="float" office:value="92" calcext:value-type="float">
            <text:p>92</text:p>
          </table:table-cell>
          <table:table-cell table:formula="of:=RANDBETWEEN(150;340)" office:value-type="float" office:value="275" calcext:value-type="float">
            <text:p>275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50;110)" office:value-type="float" office:value="87" calcext:value-type="float">
            <text:p>87</text:p>
          </table:table-cell>
          <table:table-cell table:formula="of:=RANDBETWEEN(50;110)" office:value-type="float" office:value="78" calcext:value-type="float">
            <text:p>78</text:p>
          </table:table-cell>
          <table:table-cell table:formula="of:=RANDBETWEEN(50;110)" office:value-type="float" office:value="94" calcext:value-type="float">
            <text:p>94</text:p>
          </table:table-cell>
          <table:table-cell table:formula="of:=RANDBETWEEN(150;340)" office:value-type="float" office:value="249" calcext:value-type="float">
            <text:p>249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50;110)" office:value-type="float" office:value="64" calcext:value-type="float">
            <text:p>64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50;110)" office:value-type="float" office:value="60" calcext:value-type="float">
            <text:p>60</text:p>
          </table:table-cell>
          <table:table-cell table:formula="of:=RANDBETWEEN(150;340)" office:value-type="float" office:value="320" calcext:value-type="float">
            <text:p>320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108" calcext:value-type="float">
            <text:p>108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50;110)" office:value-type="float" office:value="52" calcext:value-type="float">
            <text:p>52</text:p>
          </table:table-cell>
          <table:table-cell table:formula="of:=RANDBETWEEN(50;110)" office:value-type="float" office:value="90" calcext:value-type="float">
            <text:p>90</text:p>
          </table:table-cell>
          <table:table-cell table:formula="of:=RANDBETWEEN(150;340)" office:value-type="float" office:value="317" calcext:value-type="float">
            <text:p>317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50;110)" office:value-type="float" office:value="89" calcext:value-type="float">
            <text:p>89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150;340)" office:value-type="float" office:value="184" calcext:value-type="float">
            <text:p>184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50;110)" office:value-type="float" office:value="85" calcext:value-type="float">
            <text:p>85</text:p>
          </table:table-cell>
          <table:table-cell table:formula="of:=RANDBETWEEN(50;110)" office:value-type="float" office:value="52" calcext:value-type="float">
            <text:p>52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150;340)" office:value-type="float" office:value="187" calcext:value-type="float">
            <text:p>187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50;110)" office:value-type="float" office:value="68" calcext:value-type="float">
            <text:p>68</text:p>
          </table:table-cell>
          <table:table-cell table:formula="of:=RANDBETWEEN(50;110)" office:value-type="float" office:value="78" calcext:value-type="float">
            <text:p>78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150;340)" office:value-type="float" office:value="257" calcext:value-type="float">
            <text:p>257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106" calcext:value-type="float">
            <text:p>106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50;110)" office:value-type="float" office:value="75" calcext:value-type="float">
            <text:p>75</text:p>
          </table:table-cell>
          <table:table-cell table:formula="of:=RANDBETWEEN(50;110)" office:value-type="float" office:value="81" calcext:value-type="float">
            <text:p>81</text:p>
          </table:table-cell>
          <table:table-cell table:formula="of:=RANDBETWEEN(150;340)" office:value-type="float" office:value="285" calcext:value-type="float">
            <text:p>285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50;110)" office:value-type="float" office:value="52" calcext:value-type="float">
            <text:p>52</text:p>
          </table:table-cell>
          <table:table-cell table:formula="of:=RANDBETWEEN(50;110)" office:value-type="float" office:value="92" calcext:value-type="float">
            <text:p>92</text:p>
          </table:table-cell>
          <table:table-cell table:formula="of:=RANDBETWEEN(150;340)" office:value-type="float" office:value="284" calcext:value-type="float">
            <text:p>284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50;110)" office:value-type="float" office:value="98" calcext:value-type="float">
            <text:p>98</text:p>
          </table:table-cell>
          <table:table-cell table:formula="of:=RANDBETWEEN(50;110)" office:value-type="float" office:value="94" calcext:value-type="float">
            <text:p>94</text:p>
          </table:table-cell>
          <table:table-cell table:formula="of:=RANDBETWEEN(50;110)" office:value-type="float" office:value="91" calcext:value-type="float">
            <text:p>91</text:p>
          </table:table-cell>
          <table:table-cell table:formula="of:=RANDBETWEEN(150;340)" office:value-type="float" office:value="189" calcext:value-type="float">
            <text:p>189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67" calcext:value-type="float">
            <text:p>67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50;110)" office:value-type="float" office:value="85" calcext:value-type="float">
            <text:p>85</text:p>
          </table:table-cell>
          <table:table-cell table:formula="of:=RANDBETWEEN(150;340)" office:value-type="float" office:value="316" calcext:value-type="float">
            <text:p>316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81" calcext:value-type="float">
            <text:p>81</text:p>
          </table:table-cell>
          <table:table-cell table:formula="of:=RANDBETWEEN(50;110)" office:value-type="float" office:value="109" calcext:value-type="float">
            <text:p>109</text:p>
          </table:table-cell>
          <table:table-cell table:formula="of:=RANDBETWEEN(50;110)" office:value-type="float" office:value="81" calcext:value-type="float">
            <text:p>81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150;340)" office:value-type="float" office:value="303" calcext:value-type="float">
            <text:p>303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50;110)" office:value-type="float" office:value="54" calcext:value-type="float">
            <text:p>54</text:p>
          </table:table-cell>
          <table:table-cell table:formula="of:=RANDBETWEEN(50;110)" office:value-type="float" office:value="55" calcext:value-type="float">
            <text:p>55</text:p>
          </table:table-cell>
          <table:table-cell table:formula="of:=RANDBETWEEN(150;340)" office:value-type="float" office:value="155" calcext:value-type="float">
            <text:p>155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50;110)" office:value-type="float" office:value="87" calcext:value-type="float">
            <text:p>87</text:p>
          </table:table-cell>
          <table:table-cell table:formula="of:=RANDBETWEEN(50;110)" office:value-type="float" office:value="64" calcext:value-type="float">
            <text:p>64</text:p>
          </table:table-cell>
          <table:table-cell table:formula="of:=RANDBETWEEN(50;110)" office:value-type="float" office:value="96" calcext:value-type="float">
            <text:p>96</text:p>
          </table:table-cell>
          <table:table-cell table:formula="of:=RANDBETWEEN(150;340)" office:value-type="float" office:value="266" calcext:value-type="float">
            <text:p>266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97" calcext:value-type="float">
            <text:p>97</text:p>
          </table:table-cell>
          <table:table-cell table:formula="of:=RANDBETWEEN(50;110)" office:value-type="float" office:value="59" calcext:value-type="float">
            <text:p>59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50;110)" office:value-type="float" office:value="55" calcext:value-type="float">
            <text:p>55</text:p>
          </table:table-cell>
          <table:table-cell table:formula="of:=RANDBETWEEN(150;340)" office:value-type="float" office:value="242" calcext:value-type="float">
            <text:p>242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87" calcext:value-type="float">
            <text:p>87</text:p>
          </table:table-cell>
          <table:table-cell table:formula="of:=RANDBETWEEN(50;110)" office:value-type="float" office:value="62" calcext:value-type="float">
            <text:p>62</text:p>
          </table:table-cell>
          <table:table-cell table:formula="of:=RANDBETWEEN(50;110)" office:value-type="float" office:value="87" calcext:value-type="float">
            <text:p>87</text:p>
          </table:table-cell>
          <table:table-cell table:formula="of:=RANDBETWEEN(50;110)" office:value-type="float" office:value="84" calcext:value-type="float">
            <text:p>84</text:p>
          </table:table-cell>
          <table:table-cell table:formula="of:=RANDBETWEEN(150;340)" office:value-type="float" office:value="175" calcext:value-type="float">
            <text:p>175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150;340)" office:value-type="float" office:value="179" calcext:value-type="float">
            <text:p>179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85" calcext:value-type="float">
            <text:p>85</text:p>
          </table:table-cell>
          <table:table-cell table:formula="of:=RANDBETWEEN(50;110)" office:value-type="float" office:value="108" calcext:value-type="float">
            <text:p>108</text:p>
          </table:table-cell>
          <table:table-cell table:formula="of:=RANDBETWEEN(50;110)" office:value-type="float" office:value="63" calcext:value-type="float">
            <text:p>63</text:p>
          </table:table-cell>
          <table:table-cell table:formula="of:=RANDBETWEEN(50;110)" office:value-type="float" office:value="52" calcext:value-type="float">
            <text:p>52</text:p>
          </table:table-cell>
          <table:table-cell table:formula="of:=RANDBETWEEN(150;340)" office:value-type="float" office:value="153" calcext:value-type="float">
            <text:p>153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50;110)" office:value-type="float" office:value="75" calcext:value-type="float">
            <text:p>75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150;340)" office:value-type="float" office:value="200" calcext:value-type="float">
            <text:p>200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108" calcext:value-type="float">
            <text:p>108</text:p>
          </table:table-cell>
          <table:table-cell table:formula="of:=RANDBETWEEN(50;110)" office:value-type="float" office:value="91" calcext:value-type="float">
            <text:p>91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150;340)" office:value-type="float" office:value="193" calcext:value-type="float">
            <text:p>193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50;110)" office:value-type="float" office:value="71" calcext:value-type="float">
            <text:p>71</text:p>
          </table:table-cell>
          <table:table-cell table:formula="of:=RANDBETWEEN(50;110)" office:value-type="float" office:value="56" calcext:value-type="float">
            <text:p>56</text:p>
          </table:table-cell>
          <table:table-cell table:formula="of:=RANDBETWEEN(50;110)" office:value-type="float" office:value="98" calcext:value-type="float">
            <text:p>98</text:p>
          </table:table-cell>
          <table:table-cell table:formula="of:=RANDBETWEEN(150;340)" office:value-type="float" office:value="193" calcext:value-type="float">
            <text:p>193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50;110)" office:value-type="float" office:value="52" calcext:value-type="float">
            <text:p>52</text:p>
          </table:table-cell>
          <table:table-cell table:formula="of:=RANDBETWEEN(50;110)" office:value-type="float" office:value="78" calcext:value-type="float">
            <text:p>78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150;340)" office:value-type="float" office:value="255" calcext:value-type="float">
            <text:p>255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50;110)" office:value-type="float" office:value="78" calcext:value-type="float">
            <text:p>78</text:p>
          </table:table-cell>
          <table:table-cell table:formula="of:=RANDBETWEEN(50;110)" office:value-type="float" office:value="87" calcext:value-type="float">
            <text:p>87</text:p>
          </table:table-cell>
          <table:table-cell table:formula="of:=RANDBETWEEN(150;340)" office:value-type="float" office:value="165" calcext:value-type="float">
            <text:p>165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50;110)" office:value-type="float" office:value="63" calcext:value-type="float">
            <text:p>63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150;340)" office:value-type="float" office:value="308" calcext:value-type="float">
            <text:p>308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63" calcext:value-type="float">
            <text:p>63</text:p>
          </table:table-cell>
          <table:table-cell table:formula="of:=RANDBETWEEN(50;110)" office:value-type="float" office:value="86" calcext:value-type="float">
            <text:p>86</text:p>
          </table:table-cell>
          <table:table-cell table:formula="of:=RANDBETWEEN(50;110)" office:value-type="float" office:value="55" calcext:value-type="float">
            <text:p>55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150;340)" office:value-type="float" office:value="284" calcext:value-type="float">
            <text:p>284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67" calcext:value-type="float">
            <text:p>67</text:p>
          </table:table-cell>
          <table:table-cell table:formula="of:=RANDBETWEEN(50;110)" office:value-type="float" office:value="57" calcext:value-type="float">
            <text:p>57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50;110)" office:value-type="float" office:value="52" calcext:value-type="float">
            <text:p>52</text:p>
          </table:table-cell>
          <table:table-cell table:formula="of:=RANDBETWEEN(150;340)" office:value-type="float" office:value="218" calcext:value-type="float">
            <text:p>218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89" calcext:value-type="float">
            <text:p>89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50;110)" office:value-type="float" office:value="55" calcext:value-type="float">
            <text:p>55</text:p>
          </table:table-cell>
          <table:table-cell table:formula="of:=RANDBETWEEN(150;340)" office:value-type="float" office:value="150" calcext:value-type="float">
            <text:p>150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81" calcext:value-type="float">
            <text:p>81</text:p>
          </table:table-cell>
          <table:table-cell table:formula="of:=RANDBETWEEN(50;110)" office:value-type="float" office:value="105" calcext:value-type="float">
            <text:p>105</text:p>
          </table:table-cell>
          <table:table-cell table:formula="of:=RANDBETWEEN(50;110)" office:value-type="float" office:value="90" calcext:value-type="float">
            <text:p>90</text:p>
          </table:table-cell>
          <table:table-cell table:formula="of:=RANDBETWEEN(50;110)" office:value-type="float" office:value="54" calcext:value-type="float">
            <text:p>54</text:p>
          </table:table-cell>
          <table:table-cell table:formula="of:=RANDBETWEEN(150;340)" office:value-type="float" office:value="271" calcext:value-type="float">
            <text:p>271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50;110)" office:value-type="float" office:value="62" calcext:value-type="float">
            <text:p>62</text:p>
          </table:table-cell>
          <table:table-cell table:formula="of:=RANDBETWEEN(50;110)" office:value-type="float" office:value="109" calcext:value-type="float">
            <text:p>109</text:p>
          </table:table-cell>
          <table:table-cell table:formula="of:=RANDBETWEEN(150;340)" office:value-type="float" office:value="217" calcext:value-type="float">
            <text:p>217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110" calcext:value-type="float">
            <text:p>110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50;110)" office:value-type="float" office:value="110" calcext:value-type="float">
            <text:p>110</text:p>
          </table:table-cell>
          <table:table-cell table:formula="of:=RANDBETWEEN(50;110)" office:value-type="float" office:value="109" calcext:value-type="float">
            <text:p>109</text:p>
          </table:table-cell>
          <table:table-cell table:formula="of:=RANDBETWEEN(150;340)" office:value-type="float" office:value="213" calcext:value-type="float">
            <text:p>213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50;110)" office:value-type="float" office:value="105" calcext:value-type="float">
            <text:p>105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50;110)" office:value-type="float" office:value="63" calcext:value-type="float">
            <text:p>63</text:p>
          </table:table-cell>
          <table:table-cell table:formula="of:=RANDBETWEEN(150;340)" office:value-type="float" office:value="212" calcext:value-type="float">
            <text:p>212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81" calcext:value-type="float">
            <text:p>81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50;110)" office:value-type="float" office:value="68" calcext:value-type="float">
            <text:p>68</text:p>
          </table:table-cell>
          <table:table-cell table:formula="of:=RANDBETWEEN(150;340)" office:value-type="float" office:value="214" calcext:value-type="float">
            <text:p>214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50;110)" office:value-type="float" office:value="109" calcext:value-type="float">
            <text:p>109</text:p>
          </table:table-cell>
          <table:table-cell table:formula="of:=RANDBETWEEN(50;110)" office:value-type="float" office:value="68" calcext:value-type="float">
            <text:p>68</text:p>
          </table:table-cell>
          <table:table-cell table:formula="of:=RANDBETWEEN(50;110)" office:value-type="float" office:value="110" calcext:value-type="float">
            <text:p>110</text:p>
          </table:table-cell>
          <table:table-cell table:formula="of:=RANDBETWEEN(150;340)" office:value-type="float" office:value="274" calcext:value-type="float">
            <text:p>274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50;110)" office:value-type="float" office:value="52" calcext:value-type="float">
            <text:p>52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150;340)" office:value-type="float" office:value="243" calcext:value-type="float">
            <text:p>243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50;110)" office:value-type="float" office:value="110" calcext:value-type="float">
            <text:p>110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50;110)" office:value-type="float" office:value="108" calcext:value-type="float">
            <text:p>108</text:p>
          </table:table-cell>
          <table:table-cell table:formula="of:=RANDBETWEEN(150;340)" office:value-type="float" office:value="282" calcext:value-type="float">
            <text:p>282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96" calcext:value-type="float">
            <text:p>96</text:p>
          </table:table-cell>
          <table:table-cell table:formula="of:=RANDBETWEEN(50;110)" office:value-type="float" office:value="57" calcext:value-type="float">
            <text:p>57</text:p>
          </table:table-cell>
          <table:table-cell table:formula="of:=RANDBETWEEN(50;110)" office:value-type="float" office:value="92" calcext:value-type="float">
            <text:p>92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150;340)" office:value-type="float" office:value="332" calcext:value-type="float">
            <text:p>332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89" calcext:value-type="float">
            <text:p>89</text:p>
          </table:table-cell>
          <table:table-cell table:formula="of:=RANDBETWEEN(50;110)" office:value-type="float" office:value="67" calcext:value-type="float">
            <text:p>67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150;340)" office:value-type="float" office:value="250" calcext:value-type="float">
            <text:p>250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50;110)" office:value-type="float" office:value="62" calcext:value-type="float">
            <text:p>62</text:p>
          </table:table-cell>
          <table:table-cell table:formula="of:=RANDBETWEEN(50;110)" office:value-type="float" office:value="106" calcext:value-type="float">
            <text:p>106</text:p>
          </table:table-cell>
          <table:table-cell table:formula="of:=RANDBETWEEN(150;340)" office:value-type="float" office:value="253" calcext:value-type="float">
            <text:p>253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50;110)" office:value-type="float" office:value="87" calcext:value-type="float">
            <text:p>87</text:p>
          </table:table-cell>
          <table:table-cell table:formula="of:=RANDBETWEEN(50;110)" office:value-type="float" office:value="62" calcext:value-type="float">
            <text:p>62</text:p>
          </table:table-cell>
          <table:table-cell table:formula="of:=RANDBETWEEN(150;340)" office:value-type="float" office:value="208" calcext:value-type="float">
            <text:p>208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50;110)" office:value-type="float" office:value="81" calcext:value-type="float">
            <text:p>81</text:p>
          </table:table-cell>
          <table:table-cell table:formula="of:=RANDBETWEEN(50;110)" office:value-type="float" office:value="94" calcext:value-type="float">
            <text:p>94</text:p>
          </table:table-cell>
          <table:table-cell table:formula="of:=RANDBETWEEN(50;110)" office:value-type="float" office:value="54" calcext:value-type="float">
            <text:p>54</text:p>
          </table:table-cell>
          <table:table-cell table:formula="of:=RANDBETWEEN(150;340)" office:value-type="float" office:value="267" calcext:value-type="float">
            <text:p>267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100" calcext:value-type="float">
            <text:p>100</text:p>
          </table:table-cell>
          <table:table-cell table:formula="of:=RANDBETWEEN(50;110)" office:value-type="float" office:value="63" calcext:value-type="float">
            <text:p>63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50;110)" office:value-type="float" office:value="71" calcext:value-type="float">
            <text:p>71</text:p>
          </table:table-cell>
          <table:table-cell table:formula="of:=RANDBETWEEN(150;340)" office:value-type="float" office:value="198" calcext:value-type="float">
            <text:p>198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50;110)" office:value-type="float" office:value="94" calcext:value-type="float">
            <text:p>94</text:p>
          </table:table-cell>
          <table:table-cell table:formula="of:=RANDBETWEEN(150;340)" office:value-type="float" office:value="230" calcext:value-type="float">
            <text:p>230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57" calcext:value-type="float">
            <text:p>57</text:p>
          </table:table-cell>
          <table:table-cell table:formula="of:=RANDBETWEEN(50;110)" office:value-type="float" office:value="64" calcext:value-type="float">
            <text:p>64</text:p>
          </table:table-cell>
          <table:table-cell table:formula="of:=RANDBETWEEN(50;110)" office:value-type="float" office:value="55" calcext:value-type="float">
            <text:p>55</text:p>
          </table:table-cell>
          <table:table-cell table:formula="of:=RANDBETWEEN(50;110)" office:value-type="float" office:value="85" calcext:value-type="float">
            <text:p>85</text:p>
          </table:table-cell>
          <table:table-cell table:formula="of:=RANDBETWEEN(150;340)" office:value-type="float" office:value="259" calcext:value-type="float">
            <text:p>259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50;110)" office:value-type="float" office:value="87" calcext:value-type="float">
            <text:p>87</text:p>
          </table:table-cell>
          <table:table-cell table:formula="of:=RANDBETWEEN(50;110)" office:value-type="float" office:value="67" calcext:value-type="float">
            <text:p>67</text:p>
          </table:table-cell>
          <table:table-cell table:formula="of:=RANDBETWEEN(150;340)" office:value-type="float" office:value="325" calcext:value-type="float">
            <text:p>325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52" calcext:value-type="float">
            <text:p>52</text:p>
          </table:table-cell>
          <table:table-cell table:formula="of:=RANDBETWEEN(50;110)" office:value-type="float" office:value="94" calcext:value-type="float">
            <text:p>94</text:p>
          </table:table-cell>
          <table:table-cell table:formula="of:=RANDBETWEEN(50;110)" office:value-type="float" office:value="84" calcext:value-type="float">
            <text:p>84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150;340)" office:value-type="float" office:value="340" calcext:value-type="float">
            <text:p>340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50;110)" office:value-type="float" office:value="68" calcext:value-type="float">
            <text:p>68</text:p>
          </table:table-cell>
          <table:table-cell table:formula="of:=RANDBETWEEN(50;110)" office:value-type="float" office:value="96" calcext:value-type="float">
            <text:p>96</text:p>
          </table:table-cell>
          <table:table-cell table:formula="of:=RANDBETWEEN(150;340)" office:value-type="float" office:value="156" calcext:value-type="float">
            <text:p>156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85" calcext:value-type="float">
            <text:p>85</text:p>
          </table:table-cell>
          <table:table-cell table:formula="of:=RANDBETWEEN(50;110)" office:value-type="float" office:value="89" calcext:value-type="float">
            <text:p>89</text:p>
          </table:table-cell>
          <table:table-cell table:formula="of:=RANDBETWEEN(50;110)" office:value-type="float" office:value="81" calcext:value-type="float">
            <text:p>81</text:p>
          </table:table-cell>
          <table:table-cell table:formula="of:=RANDBETWEEN(50;110)" office:value-type="float" office:value="59" calcext:value-type="float">
            <text:p>59</text:p>
          </table:table-cell>
          <table:table-cell table:formula="of:=RANDBETWEEN(150;340)" office:value-type="float" office:value="227" calcext:value-type="float">
            <text:p>227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50;110)" office:value-type="float" office:value="59" calcext:value-type="float">
            <text:p>59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50;110)" office:value-type="float" office:value="57" calcext:value-type="float">
            <text:p>57</text:p>
          </table:table-cell>
          <table:table-cell table:formula="of:=RANDBETWEEN(150;340)" office:value-type="float" office:value="297" calcext:value-type="float">
            <text:p>297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91" calcext:value-type="float">
            <text:p>91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50;110)" office:value-type="float" office:value="90" calcext:value-type="float">
            <text:p>90</text:p>
          </table:table-cell>
          <table:table-cell table:formula="of:=RANDBETWEEN(150;340)" office:value-type="float" office:value="231" calcext:value-type="float">
            <text:p>231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50;110)" office:value-type="float" office:value="108" calcext:value-type="float">
            <text:p>108</text:p>
          </table:table-cell>
          <table:table-cell table:formula="of:=RANDBETWEEN(50;110)" office:value-type="float" office:value="53" calcext:value-type="float">
            <text:p>53</text:p>
          </table:table-cell>
          <table:table-cell table:formula="of:=RANDBETWEEN(150;340)" office:value-type="float" office:value="314" calcext:value-type="float">
            <text:p>314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50;110)" office:value-type="float" office:value="87" calcext:value-type="float">
            <text:p>87</text:p>
          </table:table-cell>
          <table:table-cell table:formula="of:=RANDBETWEEN(50;110)" office:value-type="float" office:value="100" calcext:value-type="float">
            <text:p>100</text:p>
          </table:table-cell>
          <table:table-cell table:formula="of:=RANDBETWEEN(150;340)" office:value-type="float" office:value="194" calcext:value-type="float">
            <text:p>194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50;110)" office:value-type="float" office:value="94" calcext:value-type="float">
            <text:p>94</text:p>
          </table:table-cell>
          <table:table-cell table:formula="of:=RANDBETWEEN(150;340)" office:value-type="float" office:value="206" calcext:value-type="float">
            <text:p>206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84" calcext:value-type="float">
            <text:p>84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150;340)" office:value-type="float" office:value="265" calcext:value-type="float">
            <text:p>265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150;340)" office:value-type="float" office:value="268" calcext:value-type="float">
            <text:p>268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81" calcext:value-type="float">
            <text:p>81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50;110)" office:value-type="float" office:value="64" calcext:value-type="float">
            <text:p>64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150;340)" office:value-type="float" office:value="315" calcext:value-type="float">
            <text:p>315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50;110)" office:value-type="float" office:value="89" calcext:value-type="float">
            <text:p>89</text:p>
          </table:table-cell>
          <table:table-cell table:formula="of:=RANDBETWEEN(50;110)" office:value-type="float" office:value="81" calcext:value-type="float">
            <text:p>81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150;340)" office:value-type="float" office:value="219" calcext:value-type="float">
            <text:p>219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54" calcext:value-type="float">
            <text:p>54</text:p>
          </table:table-cell>
          <table:table-cell table:formula="of:=RANDBETWEEN(50;110)" office:value-type="float" office:value="64" calcext:value-type="float">
            <text:p>64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50;110)" office:value-type="float" office:value="56" calcext:value-type="float">
            <text:p>56</text:p>
          </table:table-cell>
          <table:table-cell table:formula="of:=RANDBETWEEN(150;340)" office:value-type="float" office:value="222" calcext:value-type="float">
            <text:p>222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50;110)" office:value-type="float" office:value="92" calcext:value-type="float">
            <text:p>92</text:p>
          </table:table-cell>
          <table:table-cell table:formula="of:=RANDBETWEEN(50;110)" office:value-type="float" office:value="91" calcext:value-type="float">
            <text:p>91</text:p>
          </table:table-cell>
          <table:table-cell table:formula="of:=RANDBETWEEN(50;110)" office:value-type="float" office:value="89" calcext:value-type="float">
            <text:p>89</text:p>
          </table:table-cell>
          <table:table-cell table:formula="of:=RANDBETWEEN(150;340)" office:value-type="float" office:value="274" calcext:value-type="float">
            <text:p>274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98" calcext:value-type="float">
            <text:p>98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50;110)" office:value-type="float" office:value="106" calcext:value-type="float">
            <text:p>106</text:p>
          </table:table-cell>
          <table:table-cell table:formula="of:=RANDBETWEEN(50;110)" office:value-type="float" office:value="87" calcext:value-type="float">
            <text:p>87</text:p>
          </table:table-cell>
          <table:table-cell table:formula="of:=RANDBETWEEN(150;340)" office:value-type="float" office:value="225" calcext:value-type="float">
            <text:p>225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52" calcext:value-type="float">
            <text:p>52</text:p>
          </table:table-cell>
          <table:table-cell table:formula="of:=RANDBETWEEN(50;110)" office:value-type="float" office:value="90" calcext:value-type="float">
            <text:p>90</text:p>
          </table:table-cell>
          <table:table-cell table:formula="of:=RANDBETWEEN(50;110)" office:value-type="float" office:value="108" calcext:value-type="float">
            <text:p>108</text:p>
          </table:table-cell>
          <table:table-cell table:formula="of:=RANDBETWEEN(50;110)" office:value-type="float" office:value="52" calcext:value-type="float">
            <text:p>52</text:p>
          </table:table-cell>
          <table:table-cell table:formula="of:=RANDBETWEEN(150;340)" office:value-type="float" office:value="222" calcext:value-type="float">
            <text:p>222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150;340)" office:value-type="float" office:value="231" calcext:value-type="float">
            <text:p>231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109" calcext:value-type="float">
            <text:p>109</text:p>
          </table:table-cell>
          <table:table-cell table:formula="of:=RANDBETWEEN(50;110)" office:value-type="float" office:value="98" calcext:value-type="float">
            <text:p>98</text:p>
          </table:table-cell>
          <table:table-cell table:formula="of:=RANDBETWEEN(50;110)" office:value-type="float" office:value="78" calcext:value-type="float">
            <text:p>78</text:p>
          </table:table-cell>
          <table:table-cell table:formula="of:=RANDBETWEEN(50;110)" office:value-type="float" office:value="55" calcext:value-type="float">
            <text:p>55</text:p>
          </table:table-cell>
          <table:table-cell table:formula="of:=RANDBETWEEN(150;340)" office:value-type="float" office:value="286" calcext:value-type="float">
            <text:p>286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106" calcext:value-type="float">
            <text:p>106</text:p>
          </table:table-cell>
          <table:table-cell table:formula="of:=RANDBETWEEN(50;110)" office:value-type="float" office:value="71" calcext:value-type="float">
            <text:p>71</text:p>
          </table:table-cell>
          <table:table-cell table:formula="of:=RANDBETWEEN(50;110)" office:value-type="float" office:value="110" calcext:value-type="float">
            <text:p>110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150;340)" office:value-type="float" office:value="322" calcext:value-type="float">
            <text:p>322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55" calcext:value-type="float">
            <text:p>55</text:p>
          </table:table-cell>
          <table:table-cell table:formula="of:=RANDBETWEEN(50;110)" office:value-type="float" office:value="75" calcext:value-type="float">
            <text:p>75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50;110)" office:value-type="float" office:value="91" calcext:value-type="float">
            <text:p>91</text:p>
          </table:table-cell>
          <table:table-cell table:formula="of:=RANDBETWEEN(150;340)" office:value-type="float" office:value="333" calcext:value-type="float">
            <text:p>333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100" calcext:value-type="float">
            <text:p>100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150;340)" office:value-type="float" office:value="327" calcext:value-type="float">
            <text:p>327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50;110)" office:value-type="float" office:value="108" calcext:value-type="float">
            <text:p>108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150;340)" office:value-type="float" office:value="236" calcext:value-type="float">
            <text:p>236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63" calcext:value-type="float">
            <text:p>63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50;110)" office:value-type="float" office:value="91" calcext:value-type="float">
            <text:p>91</text:p>
          </table:table-cell>
          <table:table-cell table:formula="of:=RANDBETWEEN(150;340)" office:value-type="float" office:value="331" calcext:value-type="float">
            <text:p>331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50;110)" office:value-type="float" office:value="71" calcext:value-type="float">
            <text:p>71</text:p>
          </table:table-cell>
          <table:table-cell table:formula="of:=RANDBETWEEN(50;110)" office:value-type="float" office:value="86" calcext:value-type="float">
            <text:p>86</text:p>
          </table:table-cell>
          <table:table-cell table:formula="of:=RANDBETWEEN(50;110)" office:value-type="float" office:value="56" calcext:value-type="float">
            <text:p>56</text:p>
          </table:table-cell>
          <table:table-cell table:formula="of:=RANDBETWEEN(150;340)" office:value-type="float" office:value="209" calcext:value-type="float">
            <text:p>209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150;340)" office:value-type="float" office:value="276" calcext:value-type="float">
            <text:p>276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70" calcext:value-type="float">
            <text:p>70</text:p>
          </table:table-cell>
          <table:table-cell table:formula="of:=RANDBETWEEN(50;110)" office:value-type="float" office:value="96" calcext:value-type="float">
            <text:p>96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150;340)" office:value-type="float" office:value="152" calcext:value-type="float">
            <text:p>152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50;110)" office:value-type="float" office:value="91" calcext:value-type="float">
            <text:p>91</text:p>
          </table:table-cell>
          <table:table-cell table:formula="of:=RANDBETWEEN(50;110)" office:value-type="float" office:value="64" calcext:value-type="float">
            <text:p>64</text:p>
          </table:table-cell>
          <table:table-cell table:formula="of:=RANDBETWEEN(50;110)" office:value-type="float" office:value="71" calcext:value-type="float">
            <text:p>71</text:p>
          </table:table-cell>
          <table:table-cell table:formula="of:=RANDBETWEEN(150;340)" office:value-type="float" office:value="179" calcext:value-type="float">
            <text:p>179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53" calcext:value-type="float">
            <text:p>53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50;110)" office:value-type="float" office:value="57" calcext:value-type="float">
            <text:p>57</text:p>
          </table:table-cell>
          <table:table-cell table:formula="of:=RANDBETWEEN(50;110)" office:value-type="float" office:value="70" calcext:value-type="float">
            <text:p>70</text:p>
          </table:table-cell>
          <table:table-cell table:formula="of:=RANDBETWEEN(150;340)" office:value-type="float" office:value="250" calcext:value-type="float">
            <text:p>250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68" calcext:value-type="float">
            <text:p>68</text:p>
          </table:table-cell>
          <table:table-cell table:formula="of:=RANDBETWEEN(50;110)" office:value-type="float" office:value="106" calcext:value-type="float">
            <text:p>106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150;340)" office:value-type="float" office:value="278" calcext:value-type="float">
            <text:p>278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97" calcext:value-type="float">
            <text:p>97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50;110)" office:value-type="float" office:value="75" calcext:value-type="float">
            <text:p>75</text:p>
          </table:table-cell>
          <table:table-cell table:formula="of:=RANDBETWEEN(150;340)" office:value-type="float" office:value="256" calcext:value-type="float">
            <text:p>256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53" calcext:value-type="float">
            <text:p>53</text:p>
          </table:table-cell>
          <table:table-cell table:formula="of:=RANDBETWEEN(50;110)" office:value-type="float" office:value="100" calcext:value-type="float">
            <text:p>100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150;340)" office:value-type="float" office:value="151" calcext:value-type="float">
            <text:p>151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50;110)" office:value-type="float" office:value="91" calcext:value-type="float">
            <text:p>91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50;110)" office:value-type="float" office:value="63" calcext:value-type="float">
            <text:p>63</text:p>
          </table:table-cell>
          <table:table-cell table:formula="of:=RANDBETWEEN(150;340)" office:value-type="float" office:value="223" calcext:value-type="float">
            <text:p>223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64" calcext:value-type="float">
            <text:p>64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50;110)" office:value-type="float" office:value="70" calcext:value-type="float">
            <text:p>70</text:p>
          </table:table-cell>
          <table:table-cell table:formula="of:=RANDBETWEEN(50;110)" office:value-type="float" office:value="86" calcext:value-type="float">
            <text:p>86</text:p>
          </table:table-cell>
          <table:table-cell table:formula="of:=RANDBETWEEN(150;340)" office:value-type="float" office:value="260" calcext:value-type="float">
            <text:p>260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50;110)" office:value-type="float" office:value="86" calcext:value-type="float">
            <text:p>86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150;340)" office:value-type="float" office:value="203" calcext:value-type="float">
            <text:p>203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97" calcext:value-type="float">
            <text:p>97</text:p>
          </table:table-cell>
          <table:table-cell table:formula="of:=RANDBETWEEN(50;110)" office:value-type="float" office:value="52" calcext:value-type="float">
            <text:p>52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150;340)" office:value-type="float" office:value="270" calcext:value-type="float">
            <text:p>270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106" calcext:value-type="float">
            <text:p>106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50;110)" office:value-type="float" office:value="91" calcext:value-type="float">
            <text:p>91</text:p>
          </table:table-cell>
          <table:table-cell table:formula="of:=RANDBETWEEN(50;110)" office:value-type="float" office:value="87" calcext:value-type="float">
            <text:p>87</text:p>
          </table:table-cell>
          <table:table-cell table:formula="of:=RANDBETWEEN(150;340)" office:value-type="float" office:value="216" calcext:value-type="float">
            <text:p>216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98" calcext:value-type="float">
            <text:p>98</text:p>
          </table:table-cell>
          <table:table-cell table:formula="of:=RANDBETWEEN(50;110)" office:value-type="float" office:value="96" calcext:value-type="float">
            <text:p>96</text:p>
          </table:table-cell>
          <table:table-cell table:formula="of:=RANDBETWEEN(50;110)" office:value-type="float" office:value="92" calcext:value-type="float">
            <text:p>92</text:p>
          </table:table-cell>
          <table:table-cell table:formula="of:=RANDBETWEEN(50;110)" office:value-type="float" office:value="86" calcext:value-type="float">
            <text:p>86</text:p>
          </table:table-cell>
          <table:table-cell table:formula="of:=RANDBETWEEN(150;340)" office:value-type="float" office:value="221" calcext:value-type="float">
            <text:p>221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50;110)" office:value-type="float" office:value="94" calcext:value-type="float">
            <text:p>94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50;110)" office:value-type="float" office:value="97" calcext:value-type="float">
            <text:p>97</text:p>
          </table:table-cell>
          <table:table-cell table:formula="of:=RANDBETWEEN(150;340)" office:value-type="float" office:value="266" calcext:value-type="float">
            <text:p>266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90" calcext:value-type="float">
            <text:p>90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150;340)" office:value-type="float" office:value="262" calcext:value-type="float">
            <text:p>262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50;110)" office:value-type="float" office:value="62" calcext:value-type="float">
            <text:p>62</text:p>
          </table:table-cell>
          <table:table-cell table:formula="of:=RANDBETWEEN(50;110)" office:value-type="float" office:value="78" calcext:value-type="float">
            <text:p>78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150;340)" office:value-type="float" office:value="172" calcext:value-type="float">
            <text:p>172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85" calcext:value-type="float">
            <text:p>85</text:p>
          </table:table-cell>
          <table:table-cell table:formula="of:=RANDBETWEEN(50;110)" office:value-type="float" office:value="100" calcext:value-type="float">
            <text:p>100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50;110)" office:value-type="float" office:value="96" calcext:value-type="float">
            <text:p>96</text:p>
          </table:table-cell>
          <table:table-cell table:formula="of:=RANDBETWEEN(150;340)" office:value-type="float" office:value="169" calcext:value-type="float">
            <text:p>169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50;110)" office:value-type="float" office:value="89" calcext:value-type="float">
            <text:p>89</text:p>
          </table:table-cell>
          <table:table-cell table:formula="of:=RANDBETWEEN(150;340)" office:value-type="float" office:value="287" calcext:value-type="float">
            <text:p>287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57" calcext:value-type="float">
            <text:p>57</text:p>
          </table:table-cell>
          <table:table-cell table:formula="of:=RANDBETWEEN(50;110)" office:value-type="float" office:value="64" calcext:value-type="float">
            <text:p>64</text:p>
          </table:table-cell>
          <table:table-cell table:formula="of:=RANDBETWEEN(50;110)" office:value-type="float" office:value="91" calcext:value-type="float">
            <text:p>91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150;340)" office:value-type="float" office:value="285" calcext:value-type="float">
            <text:p>285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55" calcext:value-type="float">
            <text:p>55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50;110)" office:value-type="float" office:value="97" calcext:value-type="float">
            <text:p>97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150;340)" office:value-type="float" office:value="280" calcext:value-type="float">
            <text:p>280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71" calcext:value-type="float">
            <text:p>71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150;340)" office:value-type="float" office:value="284" calcext:value-type="float">
            <text:p>284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106" calcext:value-type="float">
            <text:p>106</text:p>
          </table:table-cell>
          <table:table-cell table:formula="of:=RANDBETWEEN(50;110)" office:value-type="float" office:value="62" calcext:value-type="float">
            <text:p>62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150;340)" office:value-type="float" office:value="275" calcext:value-type="float">
            <text:p>275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54" calcext:value-type="float">
            <text:p>54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50;110)" office:value-type="float" office:value="91" calcext:value-type="float">
            <text:p>91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150;340)" office:value-type="float" office:value="203" calcext:value-type="float">
            <text:p>203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50;110)" office:value-type="float" office:value="53" calcext:value-type="float">
            <text:p>53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150;340)" office:value-type="float" office:value="264" calcext:value-type="float">
            <text:p>264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50;110)" office:value-type="float" office:value="81" calcext:value-type="float">
            <text:p>81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50;110)" office:value-type="float" office:value="90" calcext:value-type="float">
            <text:p>90</text:p>
          </table:table-cell>
          <table:table-cell table:formula="of:=RANDBETWEEN(150;340)" office:value-type="float" office:value="213" calcext:value-type="float">
            <text:p>213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50;110)" office:value-type="float" office:value="54" calcext:value-type="float">
            <text:p>54</text:p>
          </table:table-cell>
          <table:table-cell table:formula="of:=RANDBETWEEN(50;110)" office:value-type="float" office:value="53" calcext:value-type="float">
            <text:p>53</text:p>
          </table:table-cell>
          <table:table-cell table:formula="of:=RANDBETWEEN(150;340)" office:value-type="float" office:value="202" calcext:value-type="float">
            <text:p>202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100" calcext:value-type="float">
            <text:p>100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50;110)" office:value-type="float" office:value="92" calcext:value-type="float">
            <text:p>92</text:p>
          </table:table-cell>
          <table:table-cell table:formula="of:=RANDBETWEEN(150;340)" office:value-type="float" office:value="298" calcext:value-type="float">
            <text:p>298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109" calcext:value-type="float">
            <text:p>109</text:p>
          </table:table-cell>
          <table:table-cell table:formula="of:=RANDBETWEEN(50;110)" office:value-type="float" office:value="52" calcext:value-type="float">
            <text:p>52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50;110)" office:value-type="float" office:value="94" calcext:value-type="float">
            <text:p>94</text:p>
          </table:table-cell>
          <table:table-cell table:formula="of:=RANDBETWEEN(150;340)" office:value-type="float" office:value="290" calcext:value-type="float">
            <text:p>290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50;110)" office:value-type="float" office:value="106" calcext:value-type="float">
            <text:p>106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150;340)" office:value-type="float" office:value="218" calcext:value-type="float">
            <text:p>218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50;110)" office:value-type="float" office:value="90" calcext:value-type="float">
            <text:p>90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50;110)" office:value-type="float" office:value="100" calcext:value-type="float">
            <text:p>100</text:p>
          </table:table-cell>
          <table:table-cell table:formula="of:=RANDBETWEEN(150;340)" office:value-type="float" office:value="273" calcext:value-type="float">
            <text:p>273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90" calcext:value-type="float">
            <text:p>90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50;110)" office:value-type="float" office:value="62" calcext:value-type="float">
            <text:p>62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150;340)" office:value-type="float" office:value="246" calcext:value-type="float">
            <text:p>246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62" calcext:value-type="float">
            <text:p>62</text:p>
          </table:table-cell>
          <table:table-cell table:formula="of:=RANDBETWEEN(50;110)" office:value-type="float" office:value="90" calcext:value-type="float">
            <text:p>90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50;110)" office:value-type="float" office:value="56" calcext:value-type="float">
            <text:p>56</text:p>
          </table:table-cell>
          <table:table-cell table:formula="of:=RANDBETWEEN(150;340)" office:value-type="float" office:value="261" calcext:value-type="float">
            <text:p>261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86" calcext:value-type="float">
            <text:p>86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50;110)" office:value-type="float" office:value="92" calcext:value-type="float">
            <text:p>92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150;340)" office:value-type="float" office:value="210" calcext:value-type="float">
            <text:p>210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50;110)" office:value-type="float" office:value="91" calcext:value-type="float">
            <text:p>91</text:p>
          </table:table-cell>
          <table:table-cell table:formula="of:=RANDBETWEEN(50;110)" office:value-type="float" office:value="108" calcext:value-type="float">
            <text:p>108</text:p>
          </table:table-cell>
          <table:table-cell table:formula="of:=RANDBETWEEN(50;110)" office:value-type="float" office:value="60" calcext:value-type="float">
            <text:p>60</text:p>
          </table:table-cell>
          <table:table-cell table:formula="of:=RANDBETWEEN(150;340)" office:value-type="float" office:value="193" calcext:value-type="float">
            <text:p>193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50;110)" office:value-type="float" office:value="105" calcext:value-type="float">
            <text:p>105</text:p>
          </table:table-cell>
          <table:table-cell table:formula="of:=RANDBETWEEN(50;110)" office:value-type="float" office:value="108" calcext:value-type="float">
            <text:p>108</text:p>
          </table:table-cell>
          <table:table-cell table:formula="of:=RANDBETWEEN(150;340)" office:value-type="float" office:value="207" calcext:value-type="float">
            <text:p>207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109" calcext:value-type="float">
            <text:p>109</text:p>
          </table:table-cell>
          <table:table-cell table:formula="of:=RANDBETWEEN(50;110)" office:value-type="float" office:value="84" calcext:value-type="float">
            <text:p>84</text:p>
          </table:table-cell>
          <table:table-cell table:formula="of:=RANDBETWEEN(50;110)" office:value-type="float" office:value="91" calcext:value-type="float">
            <text:p>91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150;340)" office:value-type="float" office:value="250" calcext:value-type="float">
            <text:p>250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85" calcext:value-type="float">
            <text:p>85</text:p>
          </table:table-cell>
          <table:table-cell table:formula="of:=RANDBETWEEN(50;110)" office:value-type="float" office:value="68" calcext:value-type="float">
            <text:p>68</text:p>
          </table:table-cell>
          <table:table-cell table:formula="of:=RANDBETWEEN(50;110)" office:value-type="float" office:value="57" calcext:value-type="float">
            <text:p>57</text:p>
          </table:table-cell>
          <table:table-cell table:formula="of:=RANDBETWEEN(50;110)" office:value-type="float" office:value="110" calcext:value-type="float">
            <text:p>110</text:p>
          </table:table-cell>
          <table:table-cell table:formula="of:=RANDBETWEEN(150;340)" office:value-type="float" office:value="248" calcext:value-type="float">
            <text:p>248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106" calcext:value-type="float">
            <text:p>106</text:p>
          </table:table-cell>
          <table:table-cell table:formula="of:=RANDBETWEEN(50;110)" office:value-type="float" office:value="52" calcext:value-type="float">
            <text:p>52</text:p>
          </table:table-cell>
          <table:table-cell table:formula="of:=RANDBETWEEN(50;110)" office:value-type="float" office:value="64" calcext:value-type="float">
            <text:p>64</text:p>
          </table:table-cell>
          <table:table-cell table:formula="of:=RANDBETWEEN(50;110)" office:value-type="float" office:value="81" calcext:value-type="float">
            <text:p>81</text:p>
          </table:table-cell>
          <table:table-cell table:formula="of:=RANDBETWEEN(150;340)" office:value-type="float" office:value="259" calcext:value-type="float">
            <text:p>259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70" calcext:value-type="float">
            <text:p>70</text:p>
          </table:table-cell>
          <table:table-cell table:formula="of:=RANDBETWEEN(50;110)" office:value-type="float" office:value="85" calcext:value-type="float">
            <text:p>85</text:p>
          </table:table-cell>
          <table:table-cell table:formula="of:=RANDBETWEEN(50;110)" office:value-type="float" office:value="53" calcext:value-type="float">
            <text:p>53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150;340)" office:value-type="float" office:value="241" calcext:value-type="float">
            <text:p>241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98" calcext:value-type="float">
            <text:p>98</text:p>
          </table:table-cell>
          <table:table-cell table:formula="of:=RANDBETWEEN(50;110)" office:value-type="float" office:value="106" calcext:value-type="float">
            <text:p>106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150;340)" office:value-type="float" office:value="338" calcext:value-type="float">
            <text:p>338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59" calcext:value-type="float">
            <text:p>59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50;110)" office:value-type="float" office:value="86" calcext:value-type="float">
            <text:p>86</text:p>
          </table:table-cell>
          <table:table-cell table:formula="of:=RANDBETWEEN(150;340)" office:value-type="float" office:value="321" calcext:value-type="float">
            <text:p>321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50;110)" office:value-type="float" office:value="84" calcext:value-type="float">
            <text:p>84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50;110)" office:value-type="float" office:value="92" calcext:value-type="float">
            <text:p>92</text:p>
          </table:table-cell>
          <table:table-cell table:formula="of:=RANDBETWEEN(150;340)" office:value-type="float" office:value="329" calcext:value-type="float">
            <text:p>329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67" calcext:value-type="float">
            <text:p>67</text:p>
          </table:table-cell>
          <table:table-cell table:formula="of:=RANDBETWEEN(50;110)" office:value-type="float" office:value="75" calcext:value-type="float">
            <text:p>75</text:p>
          </table:table-cell>
          <table:table-cell table:formula="of:=RANDBETWEEN(50;110)" office:value-type="float" office:value="97" calcext:value-type="float">
            <text:p>97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150;340)" office:value-type="float" office:value="278" calcext:value-type="float">
            <text:p>278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50;110)" office:value-type="float" office:value="90" calcext:value-type="float">
            <text:p>90</text:p>
          </table:table-cell>
          <table:table-cell table:formula="of:=RANDBETWEEN(50;110)" office:value-type="float" office:value="106" calcext:value-type="float">
            <text:p>106</text:p>
          </table:table-cell>
          <table:table-cell table:formula="of:=RANDBETWEEN(50;110)" office:value-type="float" office:value="108" calcext:value-type="float">
            <text:p>108</text:p>
          </table:table-cell>
          <table:table-cell table:formula="of:=RANDBETWEEN(150;340)" office:value-type="float" office:value="273" calcext:value-type="float">
            <text:p>273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91" calcext:value-type="float">
            <text:p>91</text:p>
          </table:table-cell>
          <table:table-cell table:formula="of:=RANDBETWEEN(50;110)" office:value-type="float" office:value="71" calcext:value-type="float">
            <text:p>71</text:p>
          </table:table-cell>
          <table:table-cell table:formula="of:=RANDBETWEEN(50;110)" office:value-type="float" office:value="84" calcext:value-type="float">
            <text:p>84</text:p>
          </table:table-cell>
          <table:table-cell table:formula="of:=RANDBETWEEN(50;110)" office:value-type="float" office:value="84" calcext:value-type="float">
            <text:p>84</text:p>
          </table:table-cell>
          <table:table-cell table:formula="of:=RANDBETWEEN(150;340)" office:value-type="float" office:value="176" calcext:value-type="float">
            <text:p>176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50;110)" office:value-type="float" office:value="105" calcext:value-type="float">
            <text:p>105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50;110)" office:value-type="float" office:value="60" calcext:value-type="float">
            <text:p>60</text:p>
          </table:table-cell>
          <table:table-cell table:formula="of:=RANDBETWEEN(150;340)" office:value-type="float" office:value="296" calcext:value-type="float">
            <text:p>296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86" calcext:value-type="float">
            <text:p>86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50;110)" office:value-type="float" office:value="110" calcext:value-type="float">
            <text:p>110</text:p>
          </table:table-cell>
          <table:table-cell table:formula="of:=RANDBETWEEN(50;110)" office:value-type="float" office:value="64" calcext:value-type="float">
            <text:p>64</text:p>
          </table:table-cell>
          <table:table-cell table:formula="of:=RANDBETWEEN(150;340)" office:value-type="float" office:value="280" calcext:value-type="float">
            <text:p>280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50;110)" office:value-type="float" office:value="75" calcext:value-type="float">
            <text:p>75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150;340)" office:value-type="float" office:value="234" calcext:value-type="float">
            <text:p>234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50;110)" office:value-type="float" office:value="62" calcext:value-type="float">
            <text:p>62</text:p>
          </table:table-cell>
          <table:table-cell table:formula="of:=RANDBETWEEN(50;110)" office:value-type="float" office:value="106" calcext:value-type="float">
            <text:p>106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150;340)" office:value-type="float" office:value="226" calcext:value-type="float">
            <text:p>226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89" calcext:value-type="float">
            <text:p>89</text:p>
          </table:table-cell>
          <table:table-cell table:formula="of:=RANDBETWEEN(50;110)" office:value-type="float" office:value="84" calcext:value-type="float">
            <text:p>84</text:p>
          </table:table-cell>
          <table:table-cell table:formula="of:=RANDBETWEEN(50;110)" office:value-type="float" office:value="54" calcext:value-type="float">
            <text:p>54</text:p>
          </table:table-cell>
          <table:table-cell table:formula="of:=RANDBETWEEN(50;110)" office:value-type="float" office:value="89" calcext:value-type="float">
            <text:p>89</text:p>
          </table:table-cell>
          <table:table-cell table:formula="of:=RANDBETWEEN(150;340)" office:value-type="float" office:value="221" calcext:value-type="float">
            <text:p>221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50;110)" office:value-type="float" office:value="96" calcext:value-type="float">
            <text:p>96</text:p>
          </table:table-cell>
          <table:table-cell table:formula="of:=RANDBETWEEN(50;110)" office:value-type="float" office:value="60" calcext:value-type="float">
            <text:p>60</text:p>
          </table:table-cell>
          <table:table-cell table:formula="of:=RANDBETWEEN(150;340)" office:value-type="float" office:value="259" calcext:value-type="float">
            <text:p>259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67" calcext:value-type="float">
            <text:p>67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50;110)" office:value-type="float" office:value="91" calcext:value-type="float">
            <text:p>91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150;340)" office:value-type="float" office:value="296" calcext:value-type="float">
            <text:p>296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97" calcext:value-type="float">
            <text:p>97</text:p>
          </table:table-cell>
          <table:table-cell table:formula="of:=RANDBETWEEN(50;110)" office:value-type="float" office:value="105" calcext:value-type="float">
            <text:p>105</text:p>
          </table:table-cell>
          <table:table-cell table:formula="of:=RANDBETWEEN(50;110)" office:value-type="float" office:value="60" calcext:value-type="float">
            <text:p>60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150;340)" office:value-type="float" office:value="309" calcext:value-type="float">
            <text:p>309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50;110)" office:value-type="float" office:value="63" calcext:value-type="float">
            <text:p>63</text:p>
          </table:table-cell>
          <table:table-cell table:formula="of:=RANDBETWEEN(150;340)" office:value-type="float" office:value="206" calcext:value-type="float">
            <text:p>206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50;110)" office:value-type="float" office:value="60" calcext:value-type="float">
            <text:p>60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50;110)" office:value-type="float" office:value="108" calcext:value-type="float">
            <text:p>108</text:p>
          </table:table-cell>
          <table:table-cell table:formula="of:=RANDBETWEEN(150;340)" office:value-type="float" office:value="329" calcext:value-type="float">
            <text:p>329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108" calcext:value-type="float">
            <text:p>108</text:p>
          </table:table-cell>
          <table:table-cell table:formula="of:=RANDBETWEEN(50;110)" office:value-type="float" office:value="96" calcext:value-type="float">
            <text:p>96</text:p>
          </table:table-cell>
          <table:table-cell table:formula="of:=RANDBETWEEN(50;110)" office:value-type="float" office:value="63" calcext:value-type="float">
            <text:p>63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150;340)" office:value-type="float" office:value="220" calcext:value-type="float">
            <text:p>220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70" calcext:value-type="float">
            <text:p>70</text:p>
          </table:table-cell>
          <table:table-cell table:formula="of:=RANDBETWEEN(50;110)" office:value-type="float" office:value="67" calcext:value-type="float">
            <text:p>67</text:p>
          </table:table-cell>
          <table:table-cell table:formula="of:=RANDBETWEEN(50;110)" office:value-type="float" office:value="92" calcext:value-type="float">
            <text:p>92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150;340)" office:value-type="float" office:value="273" calcext:value-type="float">
            <text:p>273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55" calcext:value-type="float">
            <text:p>55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50;110)" office:value-type="float" office:value="89" calcext:value-type="float">
            <text:p>89</text:p>
          </table:table-cell>
          <table:table-cell table:formula="of:=RANDBETWEEN(150;340)" office:value-type="float" office:value="334" calcext:value-type="float">
            <text:p>334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68" calcext:value-type="float">
            <text:p>68</text:p>
          </table:table-cell>
          <table:table-cell table:formula="of:=RANDBETWEEN(50;110)" office:value-type="float" office:value="97" calcext:value-type="float">
            <text:p>97</text:p>
          </table:table-cell>
          <table:table-cell table:formula="of:=RANDBETWEEN(50;110)" office:value-type="float" office:value="92" calcext:value-type="float">
            <text:p>92</text:p>
          </table:table-cell>
          <table:table-cell table:formula="of:=RANDBETWEEN(50;110)" office:value-type="float" office:value="110" calcext:value-type="float">
            <text:p>110</text:p>
          </table:table-cell>
          <table:table-cell table:formula="of:=RANDBETWEEN(150;340)" office:value-type="float" office:value="242" calcext:value-type="float">
            <text:p>242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56" calcext:value-type="float">
            <text:p>56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150;340)" office:value-type="float" office:value="233" calcext:value-type="float">
            <text:p>233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50;110)" office:value-type="float" office:value="108" calcext:value-type="float">
            <text:p>108</text:p>
          </table:table-cell>
          <table:table-cell table:formula="of:=RANDBETWEEN(50;110)" office:value-type="float" office:value="87" calcext:value-type="float">
            <text:p>87</text:p>
          </table:table-cell>
          <table:table-cell table:formula="of:=RANDBETWEEN(150;340)" office:value-type="float" office:value="169" calcext:value-type="float">
            <text:p>169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50;110)" office:value-type="float" office:value="90" calcext:value-type="float">
            <text:p>90</text:p>
          </table:table-cell>
          <table:table-cell table:formula="of:=RANDBETWEEN(50;110)" office:value-type="float" office:value="106" calcext:value-type="float">
            <text:p>106</text:p>
          </table:table-cell>
          <table:table-cell table:formula="of:=RANDBETWEEN(50;110)" office:value-type="float" office:value="55" calcext:value-type="float">
            <text:p>55</text:p>
          </table:table-cell>
          <table:table-cell table:formula="of:=RANDBETWEEN(150;340)" office:value-type="float" office:value="228" calcext:value-type="float">
            <text:p>228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50;110)" office:value-type="float" office:value="94" calcext:value-type="float">
            <text:p>94</text:p>
          </table:table-cell>
          <table:table-cell table:formula="of:=RANDBETWEEN(50;110)" office:value-type="float" office:value="64" calcext:value-type="float">
            <text:p>64</text:p>
          </table:table-cell>
          <table:table-cell table:formula="of:=RANDBETWEEN(150;340)" office:value-type="float" office:value="313" calcext:value-type="float">
            <text:p>313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62" calcext:value-type="float">
            <text:p>62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50;110)" office:value-type="float" office:value="110" calcext:value-type="float">
            <text:p>110</text:p>
          </table:table-cell>
          <table:table-cell table:formula="of:=RANDBETWEEN(150;340)" office:value-type="float" office:value="154" calcext:value-type="float">
            <text:p>154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96" calcext:value-type="float">
            <text:p>96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50;110)" office:value-type="float" office:value="86" calcext:value-type="float">
            <text:p>86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150;340)" office:value-type="float" office:value="261" calcext:value-type="float">
            <text:p>261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110" calcext:value-type="float">
            <text:p>110</text:p>
          </table:table-cell>
          <table:table-cell table:formula="of:=RANDBETWEEN(50;110)" office:value-type="float" office:value="71" calcext:value-type="float">
            <text:p>71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50;110)" office:value-type="float" office:value="59" calcext:value-type="float">
            <text:p>59</text:p>
          </table:table-cell>
          <table:table-cell table:formula="of:=RANDBETWEEN(150;340)" office:value-type="float" office:value="330" calcext:value-type="float">
            <text:p>330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50;110)" office:value-type="float" office:value="96" calcext:value-type="float">
            <text:p>96</text:p>
          </table:table-cell>
          <table:table-cell table:formula="of:=RANDBETWEEN(50;110)" office:value-type="float" office:value="86" calcext:value-type="float">
            <text:p>86</text:p>
          </table:table-cell>
          <table:table-cell table:formula="of:=RANDBETWEEN(150;340)" office:value-type="float" office:value="160" calcext:value-type="float">
            <text:p>160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64" calcext:value-type="float">
            <text:p>64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50;110)" office:value-type="float" office:value="98" calcext:value-type="float">
            <text:p>98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150;340)" office:value-type="float" office:value="310" calcext:value-type="float">
            <text:p>310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50;110)" office:value-type="float" office:value="98" calcext:value-type="float">
            <text:p>98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150;340)" office:value-type="float" office:value="228" calcext:value-type="float">
            <text:p>228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64" calcext:value-type="float">
            <text:p>64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50;110)" office:value-type="float" office:value="68" calcext:value-type="float">
            <text:p>68</text:p>
          </table:table-cell>
          <table:table-cell table:formula="of:=RANDBETWEEN(50;110)" office:value-type="float" office:value="97" calcext:value-type="float">
            <text:p>97</text:p>
          </table:table-cell>
          <table:table-cell table:formula="of:=RANDBETWEEN(150;340)" office:value-type="float" office:value="331" calcext:value-type="float">
            <text:p>331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50;110)" office:value-type="float" office:value="90" calcext:value-type="float">
            <text:p>90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150;340)" office:value-type="float" office:value="233" calcext:value-type="float">
            <text:p>233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150;340)" office:value-type="float" office:value="203" calcext:value-type="float">
            <text:p>203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98" calcext:value-type="float">
            <text:p>98</text:p>
          </table:table-cell>
          <table:table-cell table:formula="of:=RANDBETWEEN(50;110)" office:value-type="float" office:value="70" calcext:value-type="float">
            <text:p>70</text:p>
          </table:table-cell>
          <table:table-cell table:formula="of:=RANDBETWEEN(50;110)" office:value-type="float" office:value="68" calcext:value-type="float">
            <text:p>68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150;340)" office:value-type="float" office:value="306" calcext:value-type="float">
            <text:p>306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70" calcext:value-type="float">
            <text:p>70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50;110)" office:value-type="float" office:value="90" calcext:value-type="float">
            <text:p>90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150;340)" office:value-type="float" office:value="278" calcext:value-type="float">
            <text:p>278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50;110)" office:value-type="float" office:value="96" calcext:value-type="float">
            <text:p>96</text:p>
          </table:table-cell>
          <table:table-cell table:formula="of:=RANDBETWEEN(50;110)" office:value-type="float" office:value="105" calcext:value-type="float">
            <text:p>105</text:p>
          </table:table-cell>
          <table:table-cell table:formula="of:=RANDBETWEEN(150;340)" office:value-type="float" office:value="290" calcext:value-type="float">
            <text:p>290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50;110)" office:value-type="float" office:value="64" calcext:value-type="float">
            <text:p>64</text:p>
          </table:table-cell>
          <table:table-cell table:formula="of:=RANDBETWEEN(50;110)" office:value-type="float" office:value="52" calcext:value-type="float">
            <text:p>52</text:p>
          </table:table-cell>
          <table:table-cell table:formula="of:=RANDBETWEEN(50;110)" office:value-type="float" office:value="78" calcext:value-type="float">
            <text:p>78</text:p>
          </table:table-cell>
          <table:table-cell table:formula="of:=RANDBETWEEN(150;340)" office:value-type="float" office:value="292" calcext:value-type="float">
            <text:p>292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108" calcext:value-type="float">
            <text:p>108</text:p>
          </table:table-cell>
          <table:table-cell table:formula="of:=RANDBETWEEN(50;110)" office:value-type="float" office:value="109" calcext:value-type="float">
            <text:p>109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50;110)" office:value-type="float" office:value="68" calcext:value-type="float">
            <text:p>68</text:p>
          </table:table-cell>
          <table:table-cell table:formula="of:=RANDBETWEEN(150;340)" office:value-type="float" office:value="151" calcext:value-type="float">
            <text:p>151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50;110)" office:value-type="float" office:value="71" calcext:value-type="float">
            <text:p>71</text:p>
          </table:table-cell>
          <table:table-cell table:formula="of:=RANDBETWEEN(50;110)" office:value-type="float" office:value="63" calcext:value-type="float">
            <text:p>63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150;340)" office:value-type="float" office:value="222" calcext:value-type="float">
            <text:p>222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50;110)" office:value-type="float" office:value="78" calcext:value-type="float">
            <text:p>78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150;340)" office:value-type="float" office:value="198" calcext:value-type="float">
            <text:p>198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50;110)" office:value-type="float" office:value="108" calcext:value-type="float">
            <text:p>108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150;340)" office:value-type="float" office:value="332" calcext:value-type="float">
            <text:p>332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84" calcext:value-type="float">
            <text:p>84</text:p>
          </table:table-cell>
          <table:table-cell table:formula="of:=RANDBETWEEN(50;110)" office:value-type="float" office:value="56" calcext:value-type="float">
            <text:p>56</text:p>
          </table:table-cell>
          <table:table-cell table:formula="of:=RANDBETWEEN(50;110)" office:value-type="float" office:value="57" calcext:value-type="float">
            <text:p>57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150;340)" office:value-type="float" office:value="322" calcext:value-type="float">
            <text:p>322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98" calcext:value-type="float">
            <text:p>98</text:p>
          </table:table-cell>
          <table:table-cell table:formula="of:=RANDBETWEEN(50;110)" office:value-type="float" office:value="100" calcext:value-type="float">
            <text:p>100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150;340)" office:value-type="float" office:value="311" calcext:value-type="float">
            <text:p>311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50;110)" office:value-type="float" office:value="90" calcext:value-type="float">
            <text:p>90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150;340)" office:value-type="float" office:value="305" calcext:value-type="float">
            <text:p>305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50;110)" office:value-type="float" office:value="67" calcext:value-type="float">
            <text:p>67</text:p>
          </table:table-cell>
          <table:table-cell table:formula="of:=RANDBETWEEN(50;110)" office:value-type="float" office:value="54" calcext:value-type="float">
            <text:p>54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150;340)" office:value-type="float" office:value="215" calcext:value-type="float">
            <text:p>215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98" calcext:value-type="float">
            <text:p>98</text:p>
          </table:table-cell>
          <table:table-cell table:formula="of:=RANDBETWEEN(50;110)" office:value-type="float" office:value="85" calcext:value-type="float">
            <text:p>85</text:p>
          </table:table-cell>
          <table:table-cell table:formula="of:=RANDBETWEEN(50;110)" office:value-type="float" office:value="98" calcext:value-type="float">
            <text:p>98</text:p>
          </table:table-cell>
          <table:table-cell table:formula="of:=RANDBETWEEN(50;110)" office:value-type="float" office:value="96" calcext:value-type="float">
            <text:p>96</text:p>
          </table:table-cell>
          <table:table-cell table:formula="of:=RANDBETWEEN(150;340)" office:value-type="float" office:value="249" calcext:value-type="float">
            <text:p>249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60" calcext:value-type="float">
            <text:p>60</text:p>
          </table:table-cell>
          <table:table-cell table:formula="of:=RANDBETWEEN(50;110)" office:value-type="float" office:value="54" calcext:value-type="float">
            <text:p>54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50;110)" office:value-type="float" office:value="54" calcext:value-type="float">
            <text:p>54</text:p>
          </table:table-cell>
          <table:table-cell table:formula="of:=RANDBETWEEN(150;340)" office:value-type="float" office:value="313" calcext:value-type="float">
            <text:p>313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150;340)" office:value-type="float" office:value="328" calcext:value-type="float">
            <text:p>328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150;340)" office:value-type="float" office:value="301" calcext:value-type="float">
            <text:p>301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50;110)" office:value-type="float" office:value="75" calcext:value-type="float">
            <text:p>75</text:p>
          </table:table-cell>
          <table:table-cell table:formula="of:=RANDBETWEEN(50;110)" office:value-type="float" office:value="85" calcext:value-type="float">
            <text:p>85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150;340)" office:value-type="float" office:value="186" calcext:value-type="float">
            <text:p>186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94" calcext:value-type="float">
            <text:p>94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50;110)" office:value-type="float" office:value="87" calcext:value-type="float">
            <text:p>87</text:p>
          </table:table-cell>
          <table:table-cell table:formula="of:=RANDBETWEEN(150;340)" office:value-type="float" office:value="339" calcext:value-type="float">
            <text:p>339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75" calcext:value-type="float">
            <text:p>75</text:p>
          </table:table-cell>
          <table:table-cell table:formula="of:=RANDBETWEEN(50;110)" office:value-type="float" office:value="81" calcext:value-type="float">
            <text:p>81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50;110)" office:value-type="float" office:value="98" calcext:value-type="float">
            <text:p>98</text:p>
          </table:table-cell>
          <table:table-cell table:formula="of:=RANDBETWEEN(150;340)" office:value-type="float" office:value="219" calcext:value-type="float">
            <text:p>219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94" calcext:value-type="float">
            <text:p>94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50;110)" office:value-type="float" office:value="53" calcext:value-type="float">
            <text:p>53</text:p>
          </table:table-cell>
          <table:table-cell table:formula="of:=RANDBETWEEN(150;340)" office:value-type="float" office:value="289" calcext:value-type="float">
            <text:p>289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62" calcext:value-type="float">
            <text:p>62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50;110)" office:value-type="float" office:value="78" calcext:value-type="float">
            <text:p>78</text:p>
          </table:table-cell>
          <table:table-cell table:formula="of:=RANDBETWEEN(150;340)" office:value-type="float" office:value="302" calcext:value-type="float">
            <text:p>302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81" calcext:value-type="float">
            <text:p>81</text:p>
          </table:table-cell>
          <table:table-cell table:formula="of:=RANDBETWEEN(50;110)" office:value-type="float" office:value="78" calcext:value-type="float">
            <text:p>78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150;340)" office:value-type="float" office:value="152" calcext:value-type="float">
            <text:p>152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50;110)" office:value-type="float" office:value="64" calcext:value-type="float">
            <text:p>64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150;340)" office:value-type="float" office:value="274" calcext:value-type="float">
            <text:p>274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50;110)" office:value-type="float" office:value="60" calcext:value-type="float">
            <text:p>60</text:p>
          </table:table-cell>
          <table:table-cell table:formula="of:=RANDBETWEEN(50;110)" office:value-type="float" office:value="68" calcext:value-type="float">
            <text:p>68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150;340)" office:value-type="float" office:value="214" calcext:value-type="float">
            <text:p>214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50;110)" office:value-type="float" office:value="68" calcext:value-type="float">
            <text:p>68</text:p>
          </table:table-cell>
          <table:table-cell table:formula="of:=RANDBETWEEN(150;340)" office:value-type="float" office:value="333" calcext:value-type="float">
            <text:p>333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55" calcext:value-type="float">
            <text:p>55</text:p>
          </table:table-cell>
          <table:table-cell table:formula="of:=RANDBETWEEN(50;110)" office:value-type="float" office:value="54" calcext:value-type="float">
            <text:p>54</text:p>
          </table:table-cell>
          <table:table-cell table:formula="of:=RANDBETWEEN(50;110)" office:value-type="float" office:value="94" calcext:value-type="float">
            <text:p>94</text:p>
          </table:table-cell>
          <table:table-cell table:formula="of:=RANDBETWEEN(50;110)" office:value-type="float" office:value="90" calcext:value-type="float">
            <text:p>90</text:p>
          </table:table-cell>
          <table:table-cell table:formula="of:=RANDBETWEEN(150;340)" office:value-type="float" office:value="250" calcext:value-type="float">
            <text:p>250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85" calcext:value-type="float">
            <text:p>85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50;110)" office:value-type="float" office:value="56" calcext:value-type="float">
            <text:p>56</text:p>
          </table:table-cell>
          <table:table-cell table:formula="of:=RANDBETWEEN(50;110)" office:value-type="float" office:value="106" calcext:value-type="float">
            <text:p>106</text:p>
          </table:table-cell>
          <table:table-cell table:formula="of:=RANDBETWEEN(150;340)" office:value-type="float" office:value="305" calcext:value-type="float">
            <text:p>305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110" calcext:value-type="float">
            <text:p>110</text:p>
          </table:table-cell>
          <table:table-cell table:formula="of:=RANDBETWEEN(50;110)" office:value-type="float" office:value="85" calcext:value-type="float">
            <text:p>85</text:p>
          </table:table-cell>
          <table:table-cell table:formula="of:=RANDBETWEEN(50;110)" office:value-type="float" office:value="89" calcext:value-type="float">
            <text:p>89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150;340)" office:value-type="float" office:value="296" calcext:value-type="float">
            <text:p>296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62" calcext:value-type="float">
            <text:p>62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50;110)" office:value-type="float" office:value="97" calcext:value-type="float">
            <text:p>97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150;340)" office:value-type="float" office:value="269" calcext:value-type="float">
            <text:p>269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50;110)" office:value-type="float" office:value="67" calcext:value-type="float">
            <text:p>67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150;340)" office:value-type="float" office:value="213" calcext:value-type="float">
            <text:p>213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50;110)" office:value-type="float" office:value="81" calcext:value-type="float">
            <text:p>81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150;340)" office:value-type="float" office:value="299" calcext:value-type="float">
            <text:p>299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50;110)" office:value-type="float" office:value="63" calcext:value-type="float">
            <text:p>63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150;340)" office:value-type="float" office:value="160" calcext:value-type="float">
            <text:p>160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50;110)" office:value-type="float" office:value="110" calcext:value-type="float">
            <text:p>110</text:p>
          </table:table-cell>
          <table:table-cell table:formula="of:=RANDBETWEEN(150;340)" office:value-type="float" office:value="180" calcext:value-type="float">
            <text:p>180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110" calcext:value-type="float">
            <text:p>110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50;110)" office:value-type="float" office:value="56" calcext:value-type="float">
            <text:p>56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150;340)" office:value-type="float" office:value="253" calcext:value-type="float">
            <text:p>253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64" calcext:value-type="float">
            <text:p>64</text:p>
          </table:table-cell>
          <table:table-cell table:formula="of:=RANDBETWEEN(50;110)" office:value-type="float" office:value="53" calcext:value-type="float">
            <text:p>53</text:p>
          </table:table-cell>
          <table:table-cell table:formula="of:=RANDBETWEEN(50;110)" office:value-type="float" office:value="78" calcext:value-type="float">
            <text:p>78</text:p>
          </table:table-cell>
          <table:table-cell table:formula="of:=RANDBETWEEN(50;110)" office:value-type="float" office:value="78" calcext:value-type="float">
            <text:p>78</text:p>
          </table:table-cell>
          <table:table-cell table:formula="of:=RANDBETWEEN(150;340)" office:value-type="float" office:value="157" calcext:value-type="float">
            <text:p>157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85" calcext:value-type="float">
            <text:p>85</text:p>
          </table:table-cell>
          <table:table-cell table:formula="of:=RANDBETWEEN(50;110)" office:value-type="float" office:value="70" calcext:value-type="float">
            <text:p>70</text:p>
          </table:table-cell>
          <table:table-cell table:formula="of:=RANDBETWEEN(50;110)" office:value-type="float" office:value="94" calcext:value-type="float">
            <text:p>94</text:p>
          </table:table-cell>
          <table:table-cell table:formula="of:=RANDBETWEEN(50;110)" office:value-type="float" office:value="60" calcext:value-type="float">
            <text:p>60</text:p>
          </table:table-cell>
          <table:table-cell table:formula="of:=RANDBETWEEN(150;340)" office:value-type="float" office:value="340" calcext:value-type="float">
            <text:p>340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89" calcext:value-type="float">
            <text:p>89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150;340)" office:value-type="float" office:value="237" calcext:value-type="float">
            <text:p>237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53" calcext:value-type="float">
            <text:p>53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150;340)" office:value-type="float" office:value="215" calcext:value-type="float">
            <text:p>215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81" calcext:value-type="float">
            <text:p>81</text:p>
          </table:table-cell>
          <table:table-cell table:formula="of:=RANDBETWEEN(50;110)" office:value-type="float" office:value="59" calcext:value-type="float">
            <text:p>59</text:p>
          </table:table-cell>
          <table:table-cell table:formula="of:=RANDBETWEEN(50;110)" office:value-type="float" office:value="71" calcext:value-type="float">
            <text:p>71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150;340)" office:value-type="float" office:value="166" calcext:value-type="float">
            <text:p>166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94" calcext:value-type="float">
            <text:p>94</text:p>
          </table:table-cell>
          <table:table-cell table:formula="of:=RANDBETWEEN(50;110)" office:value-type="float" office:value="108" calcext:value-type="float">
            <text:p>108</text:p>
          </table:table-cell>
          <table:table-cell table:formula="of:=RANDBETWEEN(50;110)" office:value-type="float" office:value="91" calcext:value-type="float">
            <text:p>91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150;340)" office:value-type="float" office:value="225" calcext:value-type="float">
            <text:p>225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50;110)" office:value-type="float" office:value="87" calcext:value-type="float">
            <text:p>87</text:p>
          </table:table-cell>
          <table:table-cell table:formula="of:=RANDBETWEEN(50;110)" office:value-type="float" office:value="59" calcext:value-type="float">
            <text:p>59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150;340)" office:value-type="float" office:value="156" calcext:value-type="float">
            <text:p>156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50;110)" office:value-type="float" office:value="62" calcext:value-type="float">
            <text:p>62</text:p>
          </table:table-cell>
          <table:table-cell table:formula="of:=RANDBETWEEN(50;110)" office:value-type="float" office:value="110" calcext:value-type="float">
            <text:p>110</text:p>
          </table:table-cell>
          <table:table-cell table:formula="of:=RANDBETWEEN(150;340)" office:value-type="float" office:value="276" calcext:value-type="float">
            <text:p>276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52" calcext:value-type="float">
            <text:p>52</text:p>
          </table:table-cell>
          <table:table-cell table:formula="of:=RANDBETWEEN(50;110)" office:value-type="float" office:value="78" calcext:value-type="float">
            <text:p>78</text:p>
          </table:table-cell>
          <table:table-cell table:formula="of:=RANDBETWEEN(50;110)" office:value-type="float" office:value="81" calcext:value-type="float">
            <text:p>81</text:p>
          </table:table-cell>
          <table:table-cell table:formula="of:=RANDBETWEEN(50;110)" office:value-type="float" office:value="86" calcext:value-type="float">
            <text:p>86</text:p>
          </table:table-cell>
          <table:table-cell table:formula="of:=RANDBETWEEN(150;340)" office:value-type="float" office:value="191" calcext:value-type="float">
            <text:p>191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150;340)" office:value-type="float" office:value="217" calcext:value-type="float">
            <text:p>217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52" calcext:value-type="float">
            <text:p>52</text:p>
          </table:table-cell>
          <table:table-cell table:formula="of:=RANDBETWEEN(50;110)" office:value-type="float" office:value="78" calcext:value-type="float">
            <text:p>78</text:p>
          </table:table-cell>
          <table:table-cell table:formula="of:=RANDBETWEEN(50;110)" office:value-type="float" office:value="89" calcext:value-type="float">
            <text:p>89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150;340)" office:value-type="float" office:value="305" calcext:value-type="float">
            <text:p>305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55" calcext:value-type="float">
            <text:p>55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50;110)" office:value-type="float" office:value="92" calcext:value-type="float">
            <text:p>92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150;340)" office:value-type="float" office:value="160" calcext:value-type="float">
            <text:p>160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150;340)" office:value-type="float" office:value="199" calcext:value-type="float">
            <text:p>199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71" calcext:value-type="float">
            <text:p>71</text:p>
          </table:table-cell>
          <table:table-cell table:formula="of:=RANDBETWEEN(50;110)" office:value-type="float" office:value="98" calcext:value-type="float">
            <text:p>98</text:p>
          </table:table-cell>
          <table:table-cell table:formula="of:=RANDBETWEEN(50;110)" office:value-type="float" office:value="78" calcext:value-type="float">
            <text:p>78</text:p>
          </table:table-cell>
          <table:table-cell table:formula="of:=RANDBETWEEN(50;110)" office:value-type="float" office:value="64" calcext:value-type="float">
            <text:p>64</text:p>
          </table:table-cell>
          <table:table-cell table:formula="of:=RANDBETWEEN(150;340)" office:value-type="float" office:value="326" calcext:value-type="float">
            <text:p>326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108" calcext:value-type="float">
            <text:p>108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150;340)" office:value-type="float" office:value="269" calcext:value-type="float">
            <text:p>269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57" calcext:value-type="float">
            <text:p>57</text:p>
          </table:table-cell>
          <table:table-cell table:formula="of:=RANDBETWEEN(50;110)" office:value-type="float" office:value="75" calcext:value-type="float">
            <text:p>75</text:p>
          </table:table-cell>
          <table:table-cell table:formula="of:=RANDBETWEEN(50;110)" office:value-type="float" office:value="67" calcext:value-type="float">
            <text:p>67</text:p>
          </table:table-cell>
          <table:table-cell table:formula="of:=RANDBETWEEN(50;110)" office:value-type="float" office:value="52" calcext:value-type="float">
            <text:p>52</text:p>
          </table:table-cell>
          <table:table-cell table:formula="of:=RANDBETWEEN(150;340)" office:value-type="float" office:value="210" calcext:value-type="float">
            <text:p>210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60" calcext:value-type="float">
            <text:p>60</text:p>
          </table:table-cell>
          <table:table-cell table:formula="of:=RANDBETWEEN(50;110)" office:value-type="float" office:value="91" calcext:value-type="float">
            <text:p>91</text:p>
          </table:table-cell>
          <table:table-cell table:formula="of:=RANDBETWEEN(50;110)" office:value-type="float" office:value="53" calcext:value-type="float">
            <text:p>53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150;340)" office:value-type="float" office:value="254" calcext:value-type="float">
            <text:p>254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50;110)" office:value-type="float" office:value="96" calcext:value-type="float">
            <text:p>96</text:p>
          </table:table-cell>
          <table:table-cell table:formula="of:=RANDBETWEEN(50;110)" office:value-type="float" office:value="94" calcext:value-type="float">
            <text:p>94</text:p>
          </table:table-cell>
          <table:table-cell table:formula="of:=RANDBETWEEN(50;110)" office:value-type="float" office:value="75" calcext:value-type="float">
            <text:p>75</text:p>
          </table:table-cell>
          <table:table-cell table:formula="of:=RANDBETWEEN(150;340)" office:value-type="float" office:value="247" calcext:value-type="float">
            <text:p>247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62" calcext:value-type="float">
            <text:p>62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50;110)" office:value-type="float" office:value="106" calcext:value-type="float">
            <text:p>106</text:p>
          </table:table-cell>
          <table:table-cell table:formula="of:=RANDBETWEEN(50;110)" office:value-type="float" office:value="96" calcext:value-type="float">
            <text:p>96</text:p>
          </table:table-cell>
          <table:table-cell table:formula="of:=RANDBETWEEN(150;340)" office:value-type="float" office:value="220" calcext:value-type="float">
            <text:p>220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50;110)" office:value-type="float" office:value="87" calcext:value-type="float">
            <text:p>87</text:p>
          </table:table-cell>
          <table:table-cell table:formula="of:=RANDBETWEEN(50;110)" office:value-type="float" office:value="53" calcext:value-type="float">
            <text:p>53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150;340)" office:value-type="float" office:value="245" calcext:value-type="float">
            <text:p>245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109" calcext:value-type="float">
            <text:p>109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50;110)" office:value-type="float" office:value="64" calcext:value-type="float">
            <text:p>64</text:p>
          </table:table-cell>
          <table:table-cell table:formula="of:=RANDBETWEEN(150;340)" office:value-type="float" office:value="195" calcext:value-type="float">
            <text:p>195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70" calcext:value-type="float">
            <text:p>70</text:p>
          </table:table-cell>
          <table:table-cell table:formula="of:=RANDBETWEEN(50;110)" office:value-type="float" office:value="57" calcext:value-type="float">
            <text:p>57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150;340)" office:value-type="float" office:value="320" calcext:value-type="float">
            <text:p>320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63" calcext:value-type="float">
            <text:p>63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50;110)" office:value-type="float" office:value="94" calcext:value-type="float">
            <text:p>94</text:p>
          </table:table-cell>
          <table:table-cell table:formula="of:=RANDBETWEEN(50;110)" office:value-type="float" office:value="94" calcext:value-type="float">
            <text:p>94</text:p>
          </table:table-cell>
          <table:table-cell table:formula="of:=RANDBETWEEN(150;340)" office:value-type="float" office:value="200" calcext:value-type="float">
            <text:p>200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86" calcext:value-type="float">
            <text:p>86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150;340)" office:value-type="float" office:value="319" calcext:value-type="float">
            <text:p>319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60" calcext:value-type="float">
            <text:p>60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50;110)" office:value-type="float" office:value="86" calcext:value-type="float">
            <text:p>86</text:p>
          </table:table-cell>
          <table:table-cell table:formula="of:=RANDBETWEEN(150;340)" office:value-type="float" office:value="216" calcext:value-type="float">
            <text:p>216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50;110)" office:value-type="float" office:value="59" calcext:value-type="float">
            <text:p>59</text:p>
          </table:table-cell>
          <table:table-cell table:formula="of:=RANDBETWEEN(50;110)" office:value-type="float" office:value="90" calcext:value-type="float">
            <text:p>90</text:p>
          </table:table-cell>
          <table:table-cell table:formula="of:=RANDBETWEEN(50;110)" office:value-type="float" office:value="75" calcext:value-type="float">
            <text:p>75</text:p>
          </table:table-cell>
          <table:table-cell table:formula="of:=RANDBETWEEN(150;340)" office:value-type="float" office:value="154" calcext:value-type="float">
            <text:p>154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50;110)" office:value-type="float" office:value="54" calcext:value-type="float">
            <text:p>54</text:p>
          </table:table-cell>
          <table:table-cell table:formula="of:=RANDBETWEEN(50;110)" office:value-type="float" office:value="100" calcext:value-type="float">
            <text:p>100</text:p>
          </table:table-cell>
          <table:table-cell table:formula="of:=RANDBETWEEN(150;340)" office:value-type="float" office:value="167" calcext:value-type="float">
            <text:p>167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50;110)" office:value-type="float" office:value="96" calcext:value-type="float">
            <text:p>96</text:p>
          </table:table-cell>
          <table:table-cell table:formula="of:=RANDBETWEEN(50;110)" office:value-type="float" office:value="85" calcext:value-type="float">
            <text:p>85</text:p>
          </table:table-cell>
          <table:table-cell table:formula="of:=RANDBETWEEN(150;340)" office:value-type="float" office:value="188" calcext:value-type="float">
            <text:p>188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50;110)" office:value-type="float" office:value="75" calcext:value-type="float">
            <text:p>75</text:p>
          </table:table-cell>
          <table:table-cell table:formula="of:=RANDBETWEEN(150;340)" office:value-type="float" office:value="279" calcext:value-type="float">
            <text:p>279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85" calcext:value-type="float">
            <text:p>85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50;110)" office:value-type="float" office:value="109" calcext:value-type="float">
            <text:p>109</text:p>
          </table:table-cell>
          <table:table-cell table:formula="of:=RANDBETWEEN(50;110)" office:value-type="float" office:value="91" calcext:value-type="float">
            <text:p>91</text:p>
          </table:table-cell>
          <table:table-cell table:formula="of:=RANDBETWEEN(150;340)" office:value-type="float" office:value="197" calcext:value-type="float">
            <text:p>197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54" calcext:value-type="float">
            <text:p>54</text:p>
          </table:table-cell>
          <table:table-cell table:formula="of:=RANDBETWEEN(50;110)" office:value-type="float" office:value="63" calcext:value-type="float">
            <text:p>63</text:p>
          </table:table-cell>
          <table:table-cell table:formula="of:=RANDBETWEEN(50;110)" office:value-type="float" office:value="90" calcext:value-type="float">
            <text:p>90</text:p>
          </table:table-cell>
          <table:table-cell table:formula="of:=RANDBETWEEN(50;110)" office:value-type="float" office:value="110" calcext:value-type="float">
            <text:p>110</text:p>
          </table:table-cell>
          <table:table-cell table:formula="of:=RANDBETWEEN(150;340)" office:value-type="float" office:value="174" calcext:value-type="float">
            <text:p>174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50;110)" office:value-type="float" office:value="59" calcext:value-type="float">
            <text:p>59</text:p>
          </table:table-cell>
          <table:table-cell table:formula="of:=RANDBETWEEN(50;110)" office:value-type="float" office:value="94" calcext:value-type="float">
            <text:p>94</text:p>
          </table:table-cell>
          <table:table-cell table:formula="of:=RANDBETWEEN(50;110)" office:value-type="float" office:value="110" calcext:value-type="float">
            <text:p>110</text:p>
          </table:table-cell>
          <table:table-cell table:formula="of:=RANDBETWEEN(150;340)" office:value-type="float" office:value="242" calcext:value-type="float">
            <text:p>242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75" calcext:value-type="float">
            <text:p>75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50;110)" office:value-type="float" office:value="75" calcext:value-type="float">
            <text:p>75</text:p>
          </table:table-cell>
          <table:table-cell table:formula="of:=RANDBETWEEN(50;110)" office:value-type="float" office:value="62" calcext:value-type="float">
            <text:p>62</text:p>
          </table:table-cell>
          <table:table-cell table:formula="of:=RANDBETWEEN(150;340)" office:value-type="float" office:value="302" calcext:value-type="float">
            <text:p>302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81" calcext:value-type="float">
            <text:p>81</text:p>
          </table:table-cell>
          <table:table-cell table:formula="of:=RANDBETWEEN(50;110)" office:value-type="float" office:value="63" calcext:value-type="float">
            <text:p>63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50;110)" office:value-type="float" office:value="84" calcext:value-type="float">
            <text:p>84</text:p>
          </table:table-cell>
          <table:table-cell table:formula="of:=RANDBETWEEN(150;340)" office:value-type="float" office:value="265" calcext:value-type="float">
            <text:p>265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50;110)" office:value-type="float" office:value="97" calcext:value-type="float">
            <text:p>97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50;110)" office:value-type="float" office:value="109" calcext:value-type="float">
            <text:p>109</text:p>
          </table:table-cell>
          <table:table-cell table:formula="of:=RANDBETWEEN(150;340)" office:value-type="float" office:value="265" calcext:value-type="float">
            <text:p>265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50;110)" office:value-type="float" office:value="78" calcext:value-type="float">
            <text:p>78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50;110)" office:value-type="float" office:value="70" calcext:value-type="float">
            <text:p>70</text:p>
          </table:table-cell>
          <table:table-cell table:formula="of:=RANDBETWEEN(150;340)" office:value-type="float" office:value="312" calcext:value-type="float">
            <text:p>312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67" calcext:value-type="float">
            <text:p>67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50;110)" office:value-type="float" office:value="55" calcext:value-type="float">
            <text:p>55</text:p>
          </table:table-cell>
          <table:table-cell table:formula="of:=RANDBETWEEN(50;110)" office:value-type="float" office:value="100" calcext:value-type="float">
            <text:p>100</text:p>
          </table:table-cell>
          <table:table-cell table:formula="of:=RANDBETWEEN(150;340)" office:value-type="float" office:value="228" calcext:value-type="float">
            <text:p>228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50;110)" office:value-type="float" office:value="98" calcext:value-type="float">
            <text:p>98</text:p>
          </table:table-cell>
          <table:table-cell table:formula="of:=RANDBETWEEN(50;110)" office:value-type="float" office:value="109" calcext:value-type="float">
            <text:p>109</text:p>
          </table:table-cell>
          <table:table-cell table:formula="of:=RANDBETWEEN(150;340)" office:value-type="float" office:value="230" calcext:value-type="float">
            <text:p>230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54" calcext:value-type="float">
            <text:p>54</text:p>
          </table:table-cell>
          <table:table-cell table:formula="of:=RANDBETWEEN(50;110)" office:value-type="float" office:value="57" calcext:value-type="float">
            <text:p>57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50;110)" office:value-type="float" office:value="60" calcext:value-type="float">
            <text:p>60</text:p>
          </table:table-cell>
          <table:table-cell table:formula="of:=RANDBETWEEN(150;340)" office:value-type="float" office:value="232" calcext:value-type="float">
            <text:p>232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96" calcext:value-type="float">
            <text:p>96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50;110)" office:value-type="float" office:value="54" calcext:value-type="float">
            <text:p>54</text:p>
          </table:table-cell>
          <table:table-cell table:formula="of:=RANDBETWEEN(50;110)" office:value-type="float" office:value="109" calcext:value-type="float">
            <text:p>109</text:p>
          </table:table-cell>
          <table:table-cell table:formula="of:=RANDBETWEEN(150;340)" office:value-type="float" office:value="278" calcext:value-type="float">
            <text:p>278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50;110)" office:value-type="float" office:value="54" calcext:value-type="float">
            <text:p>54</text:p>
          </table:table-cell>
          <table:table-cell table:formula="of:=RANDBETWEEN(50;110)" office:value-type="float" office:value="98" calcext:value-type="float">
            <text:p>98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150;340)" office:value-type="float" office:value="264" calcext:value-type="float">
            <text:p>264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55" calcext:value-type="float">
            <text:p>55</text:p>
          </table:table-cell>
          <table:table-cell table:formula="of:=RANDBETWEEN(50;110)" office:value-type="float" office:value="67" calcext:value-type="float">
            <text:p>67</text:p>
          </table:table-cell>
          <table:table-cell table:formula="of:=RANDBETWEEN(50;110)" office:value-type="float" office:value="109" calcext:value-type="float">
            <text:p>109</text:p>
          </table:table-cell>
          <table:table-cell table:formula="of:=RANDBETWEEN(50;110)" office:value-type="float" office:value="67" calcext:value-type="float">
            <text:p>67</text:p>
          </table:table-cell>
          <table:table-cell table:formula="of:=RANDBETWEEN(150;340)" office:value-type="float" office:value="336" calcext:value-type="float">
            <text:p>336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100" calcext:value-type="float">
            <text:p>100</text:p>
          </table:table-cell>
          <table:table-cell table:formula="of:=RANDBETWEEN(50;110)" office:value-type="float" office:value="59" calcext:value-type="float">
            <text:p>59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150;340)" office:value-type="float" office:value="251" calcext:value-type="float">
            <text:p>251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60" calcext:value-type="float">
            <text:p>60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50;110)" office:value-type="float" office:value="106" calcext:value-type="float">
            <text:p>106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150;340)" office:value-type="float" office:value="187" calcext:value-type="float">
            <text:p>187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50;110)" office:value-type="float" office:value="109" calcext:value-type="float">
            <text:p>109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150;340)" office:value-type="float" office:value="190" calcext:value-type="float">
            <text:p>190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81" calcext:value-type="float">
            <text:p>81</text:p>
          </table:table-cell>
          <table:table-cell table:formula="of:=RANDBETWEEN(50;110)" office:value-type="float" office:value="94" calcext:value-type="float">
            <text:p>94</text:p>
          </table:table-cell>
          <table:table-cell table:formula="of:=RANDBETWEEN(50;110)" office:value-type="float" office:value="96" calcext:value-type="float">
            <text:p>96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150;340)" office:value-type="float" office:value="328" calcext:value-type="float">
            <text:p>328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50;110)" office:value-type="float" office:value="78" calcext:value-type="float">
            <text:p>78</text:p>
          </table:table-cell>
          <table:table-cell table:formula="of:=RANDBETWEEN(50;110)" office:value-type="float" office:value="64" calcext:value-type="float">
            <text:p>64</text:p>
          </table:table-cell>
          <table:table-cell table:formula="of:=RANDBETWEEN(50;110)" office:value-type="float" office:value="52" calcext:value-type="float">
            <text:p>52</text:p>
          </table:table-cell>
          <table:table-cell table:formula="of:=RANDBETWEEN(150;340)" office:value-type="float" office:value="198" calcext:value-type="float">
            <text:p>198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52" calcext:value-type="float">
            <text:p>52</text:p>
          </table:table-cell>
          <table:table-cell table:formula="of:=RANDBETWEEN(50;110)" office:value-type="float" office:value="91" calcext:value-type="float">
            <text:p>91</text:p>
          </table:table-cell>
          <table:table-cell table:formula="of:=RANDBETWEEN(50;110)" office:value-type="float" office:value="60" calcext:value-type="float">
            <text:p>60</text:p>
          </table:table-cell>
          <table:table-cell table:formula="of:=RANDBETWEEN(50;110)" office:value-type="float" office:value="68" calcext:value-type="float">
            <text:p>68</text:p>
          </table:table-cell>
          <table:table-cell table:formula="of:=RANDBETWEEN(150;340)" office:value-type="float" office:value="312" calcext:value-type="float">
            <text:p>312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50;110)" office:value-type="float" office:value="59" calcext:value-type="float">
            <text:p>59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50;110)" office:value-type="float" office:value="106" calcext:value-type="float">
            <text:p>106</text:p>
          </table:table-cell>
          <table:table-cell table:formula="of:=RANDBETWEEN(150;340)" office:value-type="float" office:value="172" calcext:value-type="float">
            <text:p>172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68" calcext:value-type="float">
            <text:p>68</text:p>
          </table:table-cell>
          <table:table-cell table:formula="of:=RANDBETWEEN(50;110)" office:value-type="float" office:value="100" calcext:value-type="float">
            <text:p>100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150;340)" office:value-type="float" office:value="242" calcext:value-type="float">
            <text:p>242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110" calcext:value-type="float">
            <text:p>110</text:p>
          </table:table-cell>
          <table:table-cell table:formula="of:=RANDBETWEEN(50;110)" office:value-type="float" office:value="71" calcext:value-type="float">
            <text:p>71</text:p>
          </table:table-cell>
          <table:table-cell table:formula="of:=RANDBETWEEN(50;110)" office:value-type="float" office:value="71" calcext:value-type="float">
            <text:p>71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150;340)" office:value-type="float" office:value="282" calcext:value-type="float">
            <text:p>282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50;110)" office:value-type="float" office:value="97" calcext:value-type="float">
            <text:p>97</text:p>
          </table:table-cell>
          <table:table-cell table:formula="of:=RANDBETWEEN(50;110)" office:value-type="float" office:value="63" calcext:value-type="float">
            <text:p>63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150;340)" office:value-type="float" office:value="239" calcext:value-type="float">
            <text:p>239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50;110)" office:value-type="float" office:value="70" calcext:value-type="float">
            <text:p>70</text:p>
          </table:table-cell>
          <table:table-cell table:formula="of:=RANDBETWEEN(150;340)" office:value-type="float" office:value="209" calcext:value-type="float">
            <text:p>209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98" calcext:value-type="float">
            <text:p>98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50;110)" office:value-type="float" office:value="98" calcext:value-type="float">
            <text:p>98</text:p>
          </table:table-cell>
          <table:table-cell table:formula="of:=RANDBETWEEN(150;340)" office:value-type="float" office:value="224" calcext:value-type="float">
            <text:p>224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96" calcext:value-type="float">
            <text:p>96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50;110)" office:value-type="float" office:value="53" calcext:value-type="float">
            <text:p>53</text:p>
          </table:table-cell>
          <table:table-cell table:formula="of:=RANDBETWEEN(50;110)" office:value-type="float" office:value="87" calcext:value-type="float">
            <text:p>87</text:p>
          </table:table-cell>
          <table:table-cell table:formula="of:=RANDBETWEEN(150;340)" office:value-type="float" office:value="242" calcext:value-type="float">
            <text:p>242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53" calcext:value-type="float">
            <text:p>53</text:p>
          </table:table-cell>
          <table:table-cell table:formula="of:=RANDBETWEEN(50;110)" office:value-type="float" office:value="67" calcext:value-type="float">
            <text:p>67</text:p>
          </table:table-cell>
          <table:table-cell table:formula="of:=RANDBETWEEN(50;110)" office:value-type="float" office:value="68" calcext:value-type="float">
            <text:p>68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150;340)" office:value-type="float" office:value="232" calcext:value-type="float">
            <text:p>232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96" calcext:value-type="float">
            <text:p>96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50;110)" office:value-type="float" office:value="81" calcext:value-type="float">
            <text:p>81</text:p>
          </table:table-cell>
          <table:table-cell table:formula="of:=RANDBETWEEN(150;340)" office:value-type="float" office:value="286" calcext:value-type="float">
            <text:p>286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50;110)" office:value-type="float" office:value="92" calcext:value-type="float">
            <text:p>92</text:p>
          </table:table-cell>
          <table:table-cell table:formula="of:=RANDBETWEEN(50;110)" office:value-type="float" office:value="68" calcext:value-type="float">
            <text:p>68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150;340)" office:value-type="float" office:value="336" calcext:value-type="float">
            <text:p>336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50;110)" office:value-type="float" office:value="94" calcext:value-type="float">
            <text:p>94</text:p>
          </table:table-cell>
          <table:table-cell table:formula="of:=RANDBETWEEN(50;110)" office:value-type="float" office:value="91" calcext:value-type="float">
            <text:p>91</text:p>
          </table:table-cell>
          <table:table-cell table:formula="of:=RANDBETWEEN(50;110)" office:value-type="float" office:value="109" calcext:value-type="float">
            <text:p>109</text:p>
          </table:table-cell>
          <table:table-cell table:formula="of:=RANDBETWEEN(150;340)" office:value-type="float" office:value="210" calcext:value-type="float">
            <text:p>210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50;110)" office:value-type="float" office:value="64" calcext:value-type="float">
            <text:p>64</text:p>
          </table:table-cell>
          <table:table-cell table:formula="of:=RANDBETWEEN(50;110)" office:value-type="float" office:value="106" calcext:value-type="float">
            <text:p>106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150;340)" office:value-type="float" office:value="236" calcext:value-type="float">
            <text:p>236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50;110)" office:value-type="float" office:value="64" calcext:value-type="float">
            <text:p>64</text:p>
          </table:table-cell>
          <table:table-cell table:formula="of:=RANDBETWEEN(50;110)" office:value-type="float" office:value="86" calcext:value-type="float">
            <text:p>86</text:p>
          </table:table-cell>
          <table:table-cell table:formula="of:=RANDBETWEEN(150;340)" office:value-type="float" office:value="172" calcext:value-type="float">
            <text:p>172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85" calcext:value-type="float">
            <text:p>85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50;110)" office:value-type="float" office:value="54" calcext:value-type="float">
            <text:p>54</text:p>
          </table:table-cell>
          <table:table-cell table:formula="of:=RANDBETWEEN(150;340)" office:value-type="float" office:value="173" calcext:value-type="float">
            <text:p>173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50;110)" office:value-type="float" office:value="92" calcext:value-type="float">
            <text:p>92</text:p>
          </table:table-cell>
          <table:table-cell table:formula="of:=RANDBETWEEN(50;110)" office:value-type="float" office:value="86" calcext:value-type="float">
            <text:p>86</text:p>
          </table:table-cell>
          <table:table-cell table:formula="of:=RANDBETWEEN(150;340)" office:value-type="float" office:value="224" calcext:value-type="float">
            <text:p>224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57" calcext:value-type="float">
            <text:p>57</text:p>
          </table:table-cell>
          <table:table-cell table:formula="of:=RANDBETWEEN(50;110)" office:value-type="float" office:value="52" calcext:value-type="float">
            <text:p>52</text:p>
          </table:table-cell>
          <table:table-cell table:formula="of:=RANDBETWEEN(50;110)" office:value-type="float" office:value="62" calcext:value-type="float">
            <text:p>62</text:p>
          </table:table-cell>
          <table:table-cell table:formula="of:=RANDBETWEEN(50;110)" office:value-type="float" office:value="63" calcext:value-type="float">
            <text:p>63</text:p>
          </table:table-cell>
          <table:table-cell table:formula="of:=RANDBETWEEN(150;340)" office:value-type="float" office:value="186" calcext:value-type="float">
            <text:p>186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50;110)" office:value-type="float" office:value="109" calcext:value-type="float">
            <text:p>109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150;340)" office:value-type="float" office:value="168" calcext:value-type="float">
            <text:p>168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150;340)" office:value-type="float" office:value="293" calcext:value-type="float">
            <text:p>293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50;110)" office:value-type="float" office:value="57" calcext:value-type="float">
            <text:p>57</text:p>
          </table:table-cell>
          <table:table-cell table:formula="of:=RANDBETWEEN(50;110)" office:value-type="float" office:value="54" calcext:value-type="float">
            <text:p>54</text:p>
          </table:table-cell>
          <table:table-cell table:formula="of:=RANDBETWEEN(50;110)" office:value-type="float" office:value="54" calcext:value-type="float">
            <text:p>54</text:p>
          </table:table-cell>
          <table:table-cell table:formula="of:=RANDBETWEEN(150;340)" office:value-type="float" office:value="251" calcext:value-type="float">
            <text:p>251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56" calcext:value-type="float">
            <text:p>56</text:p>
          </table:table-cell>
          <table:table-cell table:formula="of:=RANDBETWEEN(50;110)" office:value-type="float" office:value="86" calcext:value-type="float">
            <text:p>86</text:p>
          </table:table-cell>
          <table:table-cell table:formula="of:=RANDBETWEEN(50;110)" office:value-type="float" office:value="87" calcext:value-type="float">
            <text:p>87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150;340)" office:value-type="float" office:value="294" calcext:value-type="float">
            <text:p>294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50;110)" office:value-type="float" office:value="59" calcext:value-type="float">
            <text:p>59</text:p>
          </table:table-cell>
          <table:table-cell table:formula="of:=RANDBETWEEN(50;110)" office:value-type="float" office:value="75" calcext:value-type="float">
            <text:p>75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150;340)" office:value-type="float" office:value="275" calcext:value-type="float">
            <text:p>275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50;110)" office:value-type="float" office:value="78" calcext:value-type="float">
            <text:p>78</text:p>
          </table:table-cell>
          <table:table-cell table:formula="of:=RANDBETWEEN(50;110)" office:value-type="float" office:value="64" calcext:value-type="float">
            <text:p>64</text:p>
          </table:table-cell>
          <table:table-cell table:formula="of:=RANDBETWEEN(150;340)" office:value-type="float" office:value="206" calcext:value-type="float">
            <text:p>206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50;110)" office:value-type="float" office:value="109" calcext:value-type="float">
            <text:p>109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150;340)" office:value-type="float" office:value="335" calcext:value-type="float">
            <text:p>335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62" calcext:value-type="float">
            <text:p>62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50;110)" office:value-type="float" office:value="78" calcext:value-type="float">
            <text:p>78</text:p>
          </table:table-cell>
          <table:table-cell table:formula="of:=RANDBETWEEN(150;340)" office:value-type="float" office:value="168" calcext:value-type="float">
            <text:p>168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50;110)" office:value-type="float" office:value="84" calcext:value-type="float">
            <text:p>84</text:p>
          </table:table-cell>
          <table:table-cell table:formula="of:=RANDBETWEEN(50;110)" office:value-type="float" office:value="110" calcext:value-type="float">
            <text:p>110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150;340)" office:value-type="float" office:value="284" calcext:value-type="float">
            <text:p>284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50;110)" office:value-type="float" office:value="109" calcext:value-type="float">
            <text:p>109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50;110)" office:value-type="float" office:value="87" calcext:value-type="float">
            <text:p>87</text:p>
          </table:table-cell>
          <table:table-cell table:formula="of:=RANDBETWEEN(150;340)" office:value-type="float" office:value="339" calcext:value-type="float">
            <text:p>339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109" calcext:value-type="float">
            <text:p>109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50;110)" office:value-type="float" office:value="57" calcext:value-type="float">
            <text:p>57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150;340)" office:value-type="float" office:value="266" calcext:value-type="float">
            <text:p>266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78" calcext:value-type="float">
            <text:p>78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50;110)" office:value-type="float" office:value="57" calcext:value-type="float">
            <text:p>57</text:p>
          </table:table-cell>
          <table:table-cell table:formula="of:=RANDBETWEEN(50;110)" office:value-type="float" office:value="89" calcext:value-type="float">
            <text:p>89</text:p>
          </table:table-cell>
          <table:table-cell table:formula="of:=RANDBETWEEN(150;340)" office:value-type="float" office:value="330" calcext:value-type="float">
            <text:p>330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106" calcext:value-type="float">
            <text:p>106</text:p>
          </table:table-cell>
          <table:table-cell table:formula="of:=RANDBETWEEN(50;110)" office:value-type="float" office:value="100" calcext:value-type="float">
            <text:p>100</text:p>
          </table:table-cell>
          <table:table-cell table:formula="of:=RANDBETWEEN(50;110)" office:value-type="float" office:value="67" calcext:value-type="float">
            <text:p>67</text:p>
          </table:table-cell>
          <table:table-cell table:formula="of:=RANDBETWEEN(50;110)" office:value-type="float" office:value="57" calcext:value-type="float">
            <text:p>57</text:p>
          </table:table-cell>
          <table:table-cell table:formula="of:=RANDBETWEEN(150;340)" office:value-type="float" office:value="182" calcext:value-type="float">
            <text:p>182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50;110)" office:value-type="float" office:value="81" calcext:value-type="float">
            <text:p>81</text:p>
          </table:table-cell>
          <table:table-cell table:formula="of:=RANDBETWEEN(150;340)" office:value-type="float" office:value="334" calcext:value-type="float">
            <text:p>334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50;110)" office:value-type="float" office:value="100" calcext:value-type="float">
            <text:p>100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150;340)" office:value-type="float" office:value="271" calcext:value-type="float">
            <text:p>271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78" calcext:value-type="float">
            <text:p>78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50;110)" office:value-type="float" office:value="98" calcext:value-type="float">
            <text:p>98</text:p>
          </table:table-cell>
          <table:table-cell table:formula="of:=RANDBETWEEN(150;340)" office:value-type="float" office:value="327" calcext:value-type="float">
            <text:p>327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54" calcext:value-type="float">
            <text:p>54</text:p>
          </table:table-cell>
          <table:table-cell table:formula="of:=RANDBETWEEN(50;110)" office:value-type="float" office:value="55" calcext:value-type="float">
            <text:p>55</text:p>
          </table:table-cell>
          <table:table-cell table:formula="of:=RANDBETWEEN(50;110)" office:value-type="float" office:value="96" calcext:value-type="float">
            <text:p>96</text:p>
          </table:table-cell>
          <table:table-cell table:formula="of:=RANDBETWEEN(50;110)" office:value-type="float" office:value="85" calcext:value-type="float">
            <text:p>85</text:p>
          </table:table-cell>
          <table:table-cell table:formula="of:=RANDBETWEEN(150;340)" office:value-type="float" office:value="269" calcext:value-type="float">
            <text:p>269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50;110)" office:value-type="float" office:value="90" calcext:value-type="float">
            <text:p>90</text:p>
          </table:table-cell>
          <table:table-cell table:formula="of:=RANDBETWEEN(50;110)" office:value-type="float" office:value="59" calcext:value-type="float">
            <text:p>59</text:p>
          </table:table-cell>
          <table:table-cell table:formula="of:=RANDBETWEEN(50;110)" office:value-type="float" office:value="109" calcext:value-type="float">
            <text:p>109</text:p>
          </table:table-cell>
          <table:table-cell table:formula="of:=RANDBETWEEN(150;340)" office:value-type="float" office:value="151" calcext:value-type="float">
            <text:p>151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53" calcext:value-type="float">
            <text:p>53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150;340)" office:value-type="float" office:value="313" calcext:value-type="float">
            <text:p>313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86" calcext:value-type="float">
            <text:p>86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50;110)" office:value-type="float" office:value="97" calcext:value-type="float">
            <text:p>97</text:p>
          </table:table-cell>
          <table:table-cell table:formula="of:=RANDBETWEEN(150;340)" office:value-type="float" office:value="170" calcext:value-type="float">
            <text:p>170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150;340)" office:value-type="float" office:value="250" calcext:value-type="float">
            <text:p>250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52" calcext:value-type="float">
            <text:p>52</text:p>
          </table:table-cell>
          <table:table-cell table:formula="of:=RANDBETWEEN(50;110)" office:value-type="float" office:value="108" calcext:value-type="float">
            <text:p>108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150;340)" office:value-type="float" office:value="236" calcext:value-type="float">
            <text:p>236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110" calcext:value-type="float">
            <text:p>110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50;110)" office:value-type="float" office:value="85" calcext:value-type="float">
            <text:p>85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150;340)" office:value-type="float" office:value="215" calcext:value-type="float">
            <text:p>215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109" calcext:value-type="float">
            <text:p>109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50;110)" office:value-type="float" office:value="91" calcext:value-type="float">
            <text:p>91</text:p>
          </table:table-cell>
          <table:table-cell table:formula="of:=RANDBETWEEN(50;110)" office:value-type="float" office:value="108" calcext:value-type="float">
            <text:p>108</text:p>
          </table:table-cell>
          <table:table-cell table:formula="of:=RANDBETWEEN(150;340)" office:value-type="float" office:value="213" calcext:value-type="float">
            <text:p>213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56" calcext:value-type="float">
            <text:p>56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50;110)" office:value-type="float" office:value="90" calcext:value-type="float">
            <text:p>90</text:p>
          </table:table-cell>
          <table:table-cell table:formula="of:=RANDBETWEEN(50;110)" office:value-type="float" office:value="91" calcext:value-type="float">
            <text:p>91</text:p>
          </table:table-cell>
          <table:table-cell table:formula="of:=RANDBETWEEN(150;340)" office:value-type="float" office:value="221" calcext:value-type="float">
            <text:p>221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92" calcext:value-type="float">
            <text:p>92</text:p>
          </table:table-cell>
          <table:table-cell table:formula="of:=RANDBETWEEN(50;110)" office:value-type="float" office:value="53" calcext:value-type="float">
            <text:p>53</text:p>
          </table:table-cell>
          <table:table-cell table:formula="of:=RANDBETWEEN(50;110)" office:value-type="float" office:value="105" calcext:value-type="float">
            <text:p>105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150;340)" office:value-type="float" office:value="265" calcext:value-type="float">
            <text:p>265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55" calcext:value-type="float">
            <text:p>55</text:p>
          </table:table-cell>
          <table:table-cell table:formula="of:=RANDBETWEEN(50;110)" office:value-type="float" office:value="89" calcext:value-type="float">
            <text:p>89</text:p>
          </table:table-cell>
          <table:table-cell table:formula="of:=RANDBETWEEN(50;110)" office:value-type="float" office:value="87" calcext:value-type="float">
            <text:p>87</text:p>
          </table:table-cell>
          <table:table-cell table:formula="of:=RANDBETWEEN(50;110)" office:value-type="float" office:value="108" calcext:value-type="float">
            <text:p>108</text:p>
          </table:table-cell>
          <table:table-cell table:formula="of:=RANDBETWEEN(150;340)" office:value-type="float" office:value="338" calcext:value-type="float">
            <text:p>338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50;110)" office:value-type="float" office:value="59" calcext:value-type="float">
            <text:p>59</text:p>
          </table:table-cell>
          <table:table-cell table:formula="of:=RANDBETWEEN(150;340)" office:value-type="float" office:value="180" calcext:value-type="float">
            <text:p>180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52" calcext:value-type="float">
            <text:p>52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150;340)" office:value-type="float" office:value="154" calcext:value-type="float">
            <text:p>154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59" calcext:value-type="float">
            <text:p>59</text:p>
          </table:table-cell>
          <table:table-cell table:formula="of:=RANDBETWEEN(50;110)" office:value-type="float" office:value="75" calcext:value-type="float">
            <text:p>75</text:p>
          </table:table-cell>
          <table:table-cell table:formula="of:=RANDBETWEEN(50;110)" office:value-type="float" office:value="52" calcext:value-type="float">
            <text:p>52</text:p>
          </table:table-cell>
          <table:table-cell table:formula="of:=RANDBETWEEN(50;110)" office:value-type="float" office:value="52" calcext:value-type="float">
            <text:p>52</text:p>
          </table:table-cell>
          <table:table-cell table:formula="of:=RANDBETWEEN(150;340)" office:value-type="float" office:value="171" calcext:value-type="float">
            <text:p>171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106" calcext:value-type="float">
            <text:p>106</text:p>
          </table:table-cell>
          <table:table-cell table:formula="of:=RANDBETWEEN(50;110)" office:value-type="float" office:value="86" calcext:value-type="float">
            <text:p>86</text:p>
          </table:table-cell>
          <table:table-cell table:formula="of:=RANDBETWEEN(50;110)" office:value-type="float" office:value="98" calcext:value-type="float">
            <text:p>98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150;340)" office:value-type="float" office:value="220" calcext:value-type="float">
            <text:p>220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50;110)" office:value-type="float" office:value="109" calcext:value-type="float">
            <text:p>109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150;340)" office:value-type="float" office:value="335" calcext:value-type="float">
            <text:p>335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50;110)" office:value-type="float" office:value="63" calcext:value-type="float">
            <text:p>63</text:p>
          </table:table-cell>
          <table:table-cell table:formula="of:=RANDBETWEEN(50;110)" office:value-type="float" office:value="54" calcext:value-type="float">
            <text:p>54</text:p>
          </table:table-cell>
          <table:table-cell table:formula="of:=RANDBETWEEN(50;110)" office:value-type="float" office:value="90" calcext:value-type="float">
            <text:p>90</text:p>
          </table:table-cell>
          <table:table-cell table:formula="of:=RANDBETWEEN(150;340)" office:value-type="float" office:value="162" calcext:value-type="float">
            <text:p>162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87" calcext:value-type="float">
            <text:p>87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50;110)" office:value-type="float" office:value="54" calcext:value-type="float">
            <text:p>54</text:p>
          </table:table-cell>
          <table:table-cell table:formula="of:=RANDBETWEEN(50;110)" office:value-type="float" office:value="64" calcext:value-type="float">
            <text:p>64</text:p>
          </table:table-cell>
          <table:table-cell table:formula="of:=RANDBETWEEN(150;340)" office:value-type="float" office:value="251" calcext:value-type="float">
            <text:p>251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81" calcext:value-type="float">
            <text:p>81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150;340)" office:value-type="float" office:value="152" calcext:value-type="float">
            <text:p>152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100" calcext:value-type="float">
            <text:p>100</text:p>
          </table:table-cell>
          <table:table-cell table:formula="of:=RANDBETWEEN(50;110)" office:value-type="float" office:value="68" calcext:value-type="float">
            <text:p>68</text:p>
          </table:table-cell>
          <table:table-cell table:formula="of:=RANDBETWEEN(50;110)" office:value-type="float" office:value="52" calcext:value-type="float">
            <text:p>52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150;340)" office:value-type="float" office:value="203" calcext:value-type="float">
            <text:p>203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50;110)" office:value-type="float" office:value="97" calcext:value-type="float">
            <text:p>97</text:p>
          </table:table-cell>
          <table:table-cell table:formula="of:=RANDBETWEEN(50;110)" office:value-type="float" office:value="54" calcext:value-type="float">
            <text:p>54</text:p>
          </table:table-cell>
          <table:table-cell table:formula="of:=RANDBETWEEN(50;110)" office:value-type="float" office:value="67" calcext:value-type="float">
            <text:p>67</text:p>
          </table:table-cell>
          <table:table-cell table:formula="of:=RANDBETWEEN(150;340)" office:value-type="float" office:value="336" calcext:value-type="float">
            <text:p>336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63" calcext:value-type="float">
            <text:p>63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150;340)" office:value-type="float" office:value="265" calcext:value-type="float">
            <text:p>265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67" calcext:value-type="float">
            <text:p>67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150;340)" office:value-type="float" office:value="164" calcext:value-type="float">
            <text:p>164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87" calcext:value-type="float">
            <text:p>87</text:p>
          </table:table-cell>
          <table:table-cell table:formula="of:=RANDBETWEEN(50;110)" office:value-type="float" office:value="62" calcext:value-type="float">
            <text:p>62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150;340)" office:value-type="float" office:value="161" calcext:value-type="float">
            <text:p>161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57" calcext:value-type="float">
            <text:p>57</text:p>
          </table:table-cell>
          <table:table-cell table:formula="of:=RANDBETWEEN(50;110)" office:value-type="float" office:value="53" calcext:value-type="float">
            <text:p>53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150;340)" office:value-type="float" office:value="157" calcext:value-type="float">
            <text:p>157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90" calcext:value-type="float">
            <text:p>90</text:p>
          </table:table-cell>
          <table:table-cell table:formula="of:=RANDBETWEEN(50;110)" office:value-type="float" office:value="96" calcext:value-type="float">
            <text:p>96</text:p>
          </table:table-cell>
          <table:table-cell table:formula="of:=RANDBETWEEN(50;110)" office:value-type="float" office:value="94" calcext:value-type="float">
            <text:p>94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150;340)" office:value-type="float" office:value="250" calcext:value-type="float">
            <text:p>250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50;110)" office:value-type="float" office:value="110" calcext:value-type="float">
            <text:p>110</text:p>
          </table:table-cell>
          <table:table-cell table:formula="of:=RANDBETWEEN(50;110)" office:value-type="float" office:value="92" calcext:value-type="float">
            <text:p>92</text:p>
          </table:table-cell>
          <table:table-cell table:formula="of:=RANDBETWEEN(150;340)" office:value-type="float" office:value="201" calcext:value-type="float">
            <text:p>201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71" calcext:value-type="float">
            <text:p>71</text:p>
          </table:table-cell>
          <table:table-cell table:formula="of:=RANDBETWEEN(50;110)" office:value-type="float" office:value="71" calcext:value-type="float">
            <text:p>71</text:p>
          </table:table-cell>
          <table:table-cell table:formula="of:=RANDBETWEEN(50;110)" office:value-type="float" office:value="92" calcext:value-type="float">
            <text:p>92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150;340)" office:value-type="float" office:value="208" calcext:value-type="float">
            <text:p>208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50;110)" office:value-type="float" office:value="85" calcext:value-type="float">
            <text:p>85</text:p>
          </table:table-cell>
          <table:table-cell table:formula="of:=RANDBETWEEN(50;110)" office:value-type="float" office:value="84" calcext:value-type="float">
            <text:p>84</text:p>
          </table:table-cell>
          <table:table-cell table:formula="of:=RANDBETWEEN(150;340)" office:value-type="float" office:value="171" calcext:value-type="float">
            <text:p>171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106" calcext:value-type="float">
            <text:p>106</text:p>
          </table:table-cell>
          <table:table-cell table:formula="of:=RANDBETWEEN(50;110)" office:value-type="float" office:value="64" calcext:value-type="float">
            <text:p>64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150;340)" office:value-type="float" office:value="226" calcext:value-type="float">
            <text:p>226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97" calcext:value-type="float">
            <text:p>97</text:p>
          </table:table-cell>
          <table:table-cell table:formula="of:=RANDBETWEEN(50;110)" office:value-type="float" office:value="81" calcext:value-type="float">
            <text:p>81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150;340)" office:value-type="float" office:value="227" calcext:value-type="float">
            <text:p>227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90" calcext:value-type="float">
            <text:p>90</text:p>
          </table:table-cell>
          <table:table-cell table:formula="of:=RANDBETWEEN(50;110)" office:value-type="float" office:value="60" calcext:value-type="float">
            <text:p>60</text:p>
          </table:table-cell>
          <table:table-cell table:formula="of:=RANDBETWEEN(50;110)" office:value-type="float" office:value="56" calcext:value-type="float">
            <text:p>56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150;340)" office:value-type="float" office:value="178" calcext:value-type="float">
            <text:p>178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50;110)" office:value-type="float" office:value="109" calcext:value-type="float">
            <text:p>109</text:p>
          </table:table-cell>
          <table:table-cell table:formula="of:=RANDBETWEEN(50;110)" office:value-type="float" office:value="94" calcext:value-type="float">
            <text:p>94</text:p>
          </table:table-cell>
          <table:table-cell table:formula="of:=RANDBETWEEN(50;110)" office:value-type="float" office:value="110" calcext:value-type="float">
            <text:p>110</text:p>
          </table:table-cell>
          <table:table-cell table:formula="of:=RANDBETWEEN(150;340)" office:value-type="float" office:value="316" calcext:value-type="float">
            <text:p>316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96" calcext:value-type="float">
            <text:p>96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50;110)" office:value-type="float" office:value="100" calcext:value-type="float">
            <text:p>100</text:p>
          </table:table-cell>
          <table:table-cell table:formula="of:=RANDBETWEEN(150;340)" office:value-type="float" office:value="175" calcext:value-type="float">
            <text:p>175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50;110)" office:value-type="float" office:value="106" calcext:value-type="float">
            <text:p>106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50;110)" office:value-type="float" office:value="110" calcext:value-type="float">
            <text:p>110</text:p>
          </table:table-cell>
          <table:table-cell table:formula="of:=RANDBETWEEN(150;340)" office:value-type="float" office:value="169" calcext:value-type="float">
            <text:p>169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50;110)" office:value-type="float" office:value="100" calcext:value-type="float">
            <text:p>100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150;340)" office:value-type="float" office:value="277" calcext:value-type="float">
            <text:p>277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98" calcext:value-type="float">
            <text:p>98</text:p>
          </table:table-cell>
          <table:table-cell table:formula="of:=RANDBETWEEN(50;110)" office:value-type="float" office:value="54" calcext:value-type="float">
            <text:p>54</text:p>
          </table:table-cell>
          <table:table-cell table:formula="of:=RANDBETWEEN(50;110)" office:value-type="float" office:value="70" calcext:value-type="float">
            <text:p>70</text:p>
          </table:table-cell>
          <table:table-cell table:formula="of:=RANDBETWEEN(50;110)" office:value-type="float" office:value="52" calcext:value-type="float">
            <text:p>52</text:p>
          </table:table-cell>
          <table:table-cell table:formula="of:=RANDBETWEEN(150;340)" office:value-type="float" office:value="334" calcext:value-type="float">
            <text:p>334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50;110)" office:value-type="float" office:value="98" calcext:value-type="float">
            <text:p>98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150;340)" office:value-type="float" office:value="172" calcext:value-type="float">
            <text:p>172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50;110)" office:value-type="float" office:value="53" calcext:value-type="float">
            <text:p>53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50;110)" office:value-type="float" office:value="64" calcext:value-type="float">
            <text:p>64</text:p>
          </table:table-cell>
          <table:table-cell table:formula="of:=RANDBETWEEN(150;340)" office:value-type="float" office:value="192" calcext:value-type="float">
            <text:p>192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50;110)" office:value-type="float" office:value="100" calcext:value-type="float">
            <text:p>100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150;340)" office:value-type="float" office:value="285" calcext:value-type="float">
            <text:p>285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81" calcext:value-type="float">
            <text:p>81</text:p>
          </table:table-cell>
          <table:table-cell table:formula="of:=RANDBETWEEN(50;110)" office:value-type="float" office:value="91" calcext:value-type="float">
            <text:p>91</text:p>
          </table:table-cell>
          <table:table-cell table:formula="of:=RANDBETWEEN(50;110)" office:value-type="float" office:value="75" calcext:value-type="float">
            <text:p>75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150;340)" office:value-type="float" office:value="166" calcext:value-type="float">
            <text:p>166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50;110)" office:value-type="float" office:value="55" calcext:value-type="float">
            <text:p>55</text:p>
          </table:table-cell>
          <table:table-cell table:formula="of:=RANDBETWEEN(50;110)" office:value-type="float" office:value="87" calcext:value-type="float">
            <text:p>87</text:p>
          </table:table-cell>
          <table:table-cell table:formula="of:=RANDBETWEEN(150;340)" office:value-type="float" office:value="329" calcext:value-type="float">
            <text:p>329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86" calcext:value-type="float">
            <text:p>86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50;110)" office:value-type="float" office:value="96" calcext:value-type="float">
            <text:p>96</text:p>
          </table:table-cell>
          <table:table-cell table:formula="of:=RANDBETWEEN(50;110)" office:value-type="float" office:value="106" calcext:value-type="float">
            <text:p>106</text:p>
          </table:table-cell>
          <table:table-cell table:formula="of:=RANDBETWEEN(150;340)" office:value-type="float" office:value="251" calcext:value-type="float">
            <text:p>251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50;110)" office:value-type="float" office:value="67" calcext:value-type="float">
            <text:p>67</text:p>
          </table:table-cell>
          <table:table-cell table:formula="of:=RANDBETWEEN(50;110)" office:value-type="float" office:value="92" calcext:value-type="float">
            <text:p>92</text:p>
          </table:table-cell>
          <table:table-cell table:formula="of:=RANDBETWEEN(50;110)" office:value-type="float" office:value="84" calcext:value-type="float">
            <text:p>84</text:p>
          </table:table-cell>
          <table:table-cell table:formula="of:=RANDBETWEEN(150;340)" office:value-type="float" office:value="306" calcext:value-type="float">
            <text:p>306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50;110)" office:value-type="float" office:value="68" calcext:value-type="float">
            <text:p>68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50;110)" office:value-type="float" office:value="86" calcext:value-type="float">
            <text:p>86</text:p>
          </table:table-cell>
          <table:table-cell table:formula="of:=RANDBETWEEN(150;340)" office:value-type="float" office:value="272" calcext:value-type="float">
            <text:p>272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91" calcext:value-type="float">
            <text:p>91</text:p>
          </table:table-cell>
          <table:table-cell table:formula="of:=RANDBETWEEN(50;110)" office:value-type="float" office:value="85" calcext:value-type="float">
            <text:p>85</text:p>
          </table:table-cell>
          <table:table-cell table:formula="of:=RANDBETWEEN(50;110)" office:value-type="float" office:value="91" calcext:value-type="float">
            <text:p>91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150;340)" office:value-type="float" office:value="322" calcext:value-type="float">
            <text:p>322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92" calcext:value-type="float">
            <text:p>92</text:p>
          </table:table-cell>
          <table:table-cell table:formula="of:=RANDBETWEEN(50;110)" office:value-type="float" office:value="64" calcext:value-type="float">
            <text:p>64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150;340)" office:value-type="float" office:value="277" calcext:value-type="float">
            <text:p>277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50;110)" office:value-type="float" office:value="62" calcext:value-type="float">
            <text:p>62</text:p>
          </table:table-cell>
          <table:table-cell table:formula="of:=RANDBETWEEN(50;110)" office:value-type="float" office:value="110" calcext:value-type="float">
            <text:p>110</text:p>
          </table:table-cell>
          <table:table-cell table:formula="of:=RANDBETWEEN(50;110)" office:value-type="float" office:value="63" calcext:value-type="float">
            <text:p>63</text:p>
          </table:table-cell>
          <table:table-cell table:formula="of:=RANDBETWEEN(150;340)" office:value-type="float" office:value="238" calcext:value-type="float">
            <text:p>238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50;110)" office:value-type="float" office:value="85" calcext:value-type="float">
            <text:p>85</text:p>
          </table:table-cell>
          <table:table-cell table:formula="of:=RANDBETWEEN(150;340)" office:value-type="float" office:value="261" calcext:value-type="float">
            <text:p>261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50;110)" office:value-type="float" office:value="108" calcext:value-type="float">
            <text:p>108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150;340)" office:value-type="float" office:value="171" calcext:value-type="float">
            <text:p>171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50;110)" office:value-type="float" office:value="87" calcext:value-type="float">
            <text:p>87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50;110)" office:value-type="float" office:value="86" calcext:value-type="float">
            <text:p>86</text:p>
          </table:table-cell>
          <table:table-cell table:formula="of:=RANDBETWEEN(150;340)" office:value-type="float" office:value="275" calcext:value-type="float">
            <text:p>275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98" calcext:value-type="float">
            <text:p>98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50;110)" office:value-type="float" office:value="97" calcext:value-type="float">
            <text:p>97</text:p>
          </table:table-cell>
          <table:table-cell table:formula="of:=RANDBETWEEN(50;110)" office:value-type="float" office:value="87" calcext:value-type="float">
            <text:p>87</text:p>
          </table:table-cell>
          <table:table-cell table:formula="of:=RANDBETWEEN(150;340)" office:value-type="float" office:value="282" calcext:value-type="float">
            <text:p>282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150;340)" office:value-type="float" office:value="162" calcext:value-type="float">
            <text:p>162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50;110)" office:value-type="float" office:value="108" calcext:value-type="float">
            <text:p>108</text:p>
          </table:table-cell>
          <table:table-cell table:formula="of:=RANDBETWEEN(50;110)" office:value-type="float" office:value="60" calcext:value-type="float">
            <text:p>60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150;340)" office:value-type="float" office:value="305" calcext:value-type="float">
            <text:p>305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50;110)" office:value-type="float" office:value="84" calcext:value-type="float">
            <text:p>84</text:p>
          </table:table-cell>
          <table:table-cell table:formula="of:=RANDBETWEEN(50;110)" office:value-type="float" office:value="90" calcext:value-type="float">
            <text:p>90</text:p>
          </table:table-cell>
          <table:table-cell table:formula="of:=RANDBETWEEN(50;110)" office:value-type="float" office:value="85" calcext:value-type="float">
            <text:p>85</text:p>
          </table:table-cell>
          <table:table-cell table:formula="of:=RANDBETWEEN(150;340)" office:value-type="float" office:value="181" calcext:value-type="float">
            <text:p>181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50;110)" office:value-type="float" office:value="90" calcext:value-type="float">
            <text:p>90</text:p>
          </table:table-cell>
          <table:table-cell table:formula="of:=RANDBETWEEN(150;340)" office:value-type="float" office:value="323" calcext:value-type="float">
            <text:p>323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89" calcext:value-type="float">
            <text:p>89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50;110)" office:value-type="float" office:value="85" calcext:value-type="float">
            <text:p>85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150;340)" office:value-type="float" office:value="285" calcext:value-type="float">
            <text:p>285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50;110)" office:value-type="float" office:value="52" calcext:value-type="float">
            <text:p>52</text:p>
          </table:table-cell>
          <table:table-cell table:formula="of:=RANDBETWEEN(50;110)" office:value-type="float" office:value="70" calcext:value-type="float">
            <text:p>70</text:p>
          </table:table-cell>
          <table:table-cell table:formula="of:=RANDBETWEEN(50;110)" office:value-type="float" office:value="56" calcext:value-type="float">
            <text:p>56</text:p>
          </table:table-cell>
          <table:table-cell table:formula="of:=RANDBETWEEN(150;340)" office:value-type="float" office:value="287" calcext:value-type="float">
            <text:p>287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81" calcext:value-type="float">
            <text:p>81</text:p>
          </table:table-cell>
          <table:table-cell table:formula="of:=RANDBETWEEN(50;110)" office:value-type="float" office:value="89" calcext:value-type="float">
            <text:p>89</text:p>
          </table:table-cell>
          <table:table-cell table:formula="of:=RANDBETWEEN(50;110)" office:value-type="float" office:value="52" calcext:value-type="float">
            <text:p>52</text:p>
          </table:table-cell>
          <table:table-cell table:formula="of:=RANDBETWEEN(50;110)" office:value-type="float" office:value="97" calcext:value-type="float">
            <text:p>97</text:p>
          </table:table-cell>
          <table:table-cell table:formula="of:=RANDBETWEEN(150;340)" office:value-type="float" office:value="164" calcext:value-type="float">
            <text:p>164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50;110)" office:value-type="float" office:value="109" calcext:value-type="float">
            <text:p>109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50;110)" office:value-type="float" office:value="87" calcext:value-type="float">
            <text:p>87</text:p>
          </table:table-cell>
          <table:table-cell table:formula="of:=RANDBETWEEN(150;340)" office:value-type="float" office:value="164" calcext:value-type="float">
            <text:p>164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55" calcext:value-type="float">
            <text:p>55</text:p>
          </table:table-cell>
          <table:table-cell table:formula="of:=RANDBETWEEN(50;110)" office:value-type="float" office:value="55" calcext:value-type="float">
            <text:p>55</text:p>
          </table:table-cell>
          <table:table-cell table:formula="of:=RANDBETWEEN(50;110)" office:value-type="float" office:value="110" calcext:value-type="float">
            <text:p>110</text:p>
          </table:table-cell>
          <table:table-cell table:formula="of:=RANDBETWEEN(50;110)" office:value-type="float" office:value="63" calcext:value-type="float">
            <text:p>63</text:p>
          </table:table-cell>
          <table:table-cell table:formula="of:=RANDBETWEEN(150;340)" office:value-type="float" office:value="321" calcext:value-type="float">
            <text:p>321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60" calcext:value-type="float">
            <text:p>60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50;110)" office:value-type="float" office:value="64" calcext:value-type="float">
            <text:p>64</text:p>
          </table:table-cell>
          <table:table-cell table:formula="of:=RANDBETWEEN(150;340)" office:value-type="float" office:value="225" calcext:value-type="float">
            <text:p>225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71" calcext:value-type="float">
            <text:p>71</text:p>
          </table:table-cell>
          <table:table-cell table:formula="of:=RANDBETWEEN(50;110)" office:value-type="float" office:value="96" calcext:value-type="float">
            <text:p>96</text:p>
          </table:table-cell>
          <table:table-cell table:formula="of:=RANDBETWEEN(50;110)" office:value-type="float" office:value="97" calcext:value-type="float">
            <text:p>97</text:p>
          </table:table-cell>
          <table:table-cell table:formula="of:=RANDBETWEEN(50;110)" office:value-type="float" office:value="108" calcext:value-type="float">
            <text:p>108</text:p>
          </table:table-cell>
          <table:table-cell table:formula="of:=RANDBETWEEN(150;340)" office:value-type="float" office:value="195" calcext:value-type="float">
            <text:p>195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50;110)" office:value-type="float" office:value="84" calcext:value-type="float">
            <text:p>84</text:p>
          </table:table-cell>
          <table:table-cell table:formula="of:=RANDBETWEEN(50;110)" office:value-type="float" office:value="63" calcext:value-type="float">
            <text:p>63</text:p>
          </table:table-cell>
          <table:table-cell table:formula="of:=RANDBETWEEN(50;110)" office:value-type="float" office:value="78" calcext:value-type="float">
            <text:p>78</text:p>
          </table:table-cell>
          <table:table-cell table:formula="of:=RANDBETWEEN(150;340)" office:value-type="float" office:value="297" calcext:value-type="float">
            <text:p>297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50;110)" office:value-type="float" office:value="96" calcext:value-type="float">
            <text:p>96</text:p>
          </table:table-cell>
          <table:table-cell table:formula="of:=RANDBETWEEN(150;340)" office:value-type="float" office:value="241" calcext:value-type="float">
            <text:p>241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67" calcext:value-type="float">
            <text:p>67</text:p>
          </table:table-cell>
          <table:table-cell table:formula="of:=RANDBETWEEN(50;110)" office:value-type="float" office:value="84" calcext:value-type="float">
            <text:p>84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50;110)" office:value-type="float" office:value="110" calcext:value-type="float">
            <text:p>110</text:p>
          </table:table-cell>
          <table:table-cell table:formula="of:=RANDBETWEEN(150;340)" office:value-type="float" office:value="284" calcext:value-type="float">
            <text:p>284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100" calcext:value-type="float">
            <text:p>100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150;340)" office:value-type="float" office:value="202" calcext:value-type="float">
            <text:p>202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109" calcext:value-type="float">
            <text:p>109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50;110)" office:value-type="float" office:value="63" calcext:value-type="float">
            <text:p>63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150;340)" office:value-type="float" office:value="166" calcext:value-type="float">
            <text:p>166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54" calcext:value-type="float">
            <text:p>54</text:p>
          </table:table-cell>
          <table:table-cell table:formula="of:=RANDBETWEEN(50;110)" office:value-type="float" office:value="54" calcext:value-type="float">
            <text:p>54</text:p>
          </table:table-cell>
          <table:table-cell table:formula="of:=RANDBETWEEN(50;110)" office:value-type="float" office:value="63" calcext:value-type="float">
            <text:p>63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150;340)" office:value-type="float" office:value="207" calcext:value-type="float">
            <text:p>207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56" calcext:value-type="float">
            <text:p>56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150;340)" office:value-type="float" office:value="286" calcext:value-type="float">
            <text:p>286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50;110)" office:value-type="float" office:value="89" calcext:value-type="float">
            <text:p>89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50;110)" office:value-type="float" office:value="91" calcext:value-type="float">
            <text:p>91</text:p>
          </table:table-cell>
          <table:table-cell table:formula="of:=RANDBETWEEN(150;340)" office:value-type="float" office:value="181" calcext:value-type="float">
            <text:p>181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98" calcext:value-type="float">
            <text:p>98</text:p>
          </table:table-cell>
          <table:table-cell table:formula="of:=RANDBETWEEN(50;110)" office:value-type="float" office:value="78" calcext:value-type="float">
            <text:p>78</text:p>
          </table:table-cell>
          <table:table-cell table:formula="of:=RANDBETWEEN(50;110)" office:value-type="float" office:value="90" calcext:value-type="float">
            <text:p>90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150;340)" office:value-type="float" office:value="295" calcext:value-type="float">
            <text:p>295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150;340)" office:value-type="float" office:value="304" calcext:value-type="float">
            <text:p>304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97" calcext:value-type="float">
            <text:p>97</text:p>
          </table:table-cell>
          <table:table-cell table:formula="of:=RANDBETWEEN(50;110)" office:value-type="float" office:value="105" calcext:value-type="float">
            <text:p>105</text:p>
          </table:table-cell>
          <table:table-cell table:formula="of:=RANDBETWEEN(50;110)" office:value-type="float" office:value="60" calcext:value-type="float">
            <text:p>60</text:p>
          </table:table-cell>
          <table:table-cell table:formula="of:=RANDBETWEEN(50;110)" office:value-type="float" office:value="105" calcext:value-type="float">
            <text:p>105</text:p>
          </table:table-cell>
          <table:table-cell table:formula="of:=RANDBETWEEN(150;340)" office:value-type="float" office:value="251" calcext:value-type="float">
            <text:p>251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50;110)" office:value-type="float" office:value="85" calcext:value-type="float">
            <text:p>85</text:p>
          </table:table-cell>
          <table:table-cell table:formula="of:=RANDBETWEEN(50;110)" office:value-type="float" office:value="55" calcext:value-type="float">
            <text:p>55</text:p>
          </table:table-cell>
          <table:table-cell table:formula="of:=RANDBETWEEN(50;110)" office:value-type="float" office:value="92" calcext:value-type="float">
            <text:p>92</text:p>
          </table:table-cell>
          <table:table-cell table:formula="of:=RANDBETWEEN(150;340)" office:value-type="float" office:value="332" calcext:value-type="float">
            <text:p>332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78" calcext:value-type="float">
            <text:p>78</text:p>
          </table:table-cell>
          <table:table-cell table:formula="of:=RANDBETWEEN(50;110)" office:value-type="float" office:value="106" calcext:value-type="float">
            <text:p>106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150;340)" office:value-type="float" office:value="314" calcext:value-type="float">
            <text:p>314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50;110)" office:value-type="float" office:value="60" calcext:value-type="float">
            <text:p>60</text:p>
          </table:table-cell>
          <table:table-cell table:formula="of:=RANDBETWEEN(50;110)" office:value-type="float" office:value="100" calcext:value-type="float">
            <text:p>100</text:p>
          </table:table-cell>
          <table:table-cell table:formula="of:=RANDBETWEEN(50;110)" office:value-type="float" office:value="108" calcext:value-type="float">
            <text:p>108</text:p>
          </table:table-cell>
          <table:table-cell table:formula="of:=RANDBETWEEN(150;340)" office:value-type="float" office:value="331" calcext:value-type="float">
            <text:p>331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96" calcext:value-type="float">
            <text:p>96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50;110)" office:value-type="float" office:value="64" calcext:value-type="float">
            <text:p>64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150;340)" office:value-type="float" office:value="320" calcext:value-type="float">
            <text:p>320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56" calcext:value-type="float">
            <text:p>56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50;110)" office:value-type="float" office:value="110" calcext:value-type="float">
            <text:p>110</text:p>
          </table:table-cell>
          <table:table-cell table:formula="of:=RANDBETWEEN(50;110)" office:value-type="float" office:value="97" calcext:value-type="float">
            <text:p>97</text:p>
          </table:table-cell>
          <table:table-cell table:formula="of:=RANDBETWEEN(150;340)" office:value-type="float" office:value="272" calcext:value-type="float">
            <text:p>272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50;110)" office:value-type="float" office:value="75" calcext:value-type="float">
            <text:p>75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50;110)" office:value-type="float" office:value="70" calcext:value-type="float">
            <text:p>70</text:p>
          </table:table-cell>
          <table:table-cell table:formula="of:=RANDBETWEEN(150;340)" office:value-type="float" office:value="211" calcext:value-type="float">
            <text:p>211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150;340)" office:value-type="float" office:value="221" calcext:value-type="float">
            <text:p>221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78" calcext:value-type="float">
            <text:p>78</text:p>
          </table:table-cell>
          <table:table-cell table:formula="of:=RANDBETWEEN(50;110)" office:value-type="float" office:value="63" calcext:value-type="float">
            <text:p>63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50;110)" office:value-type="float" office:value="57" calcext:value-type="float">
            <text:p>57</text:p>
          </table:table-cell>
          <table:table-cell table:formula="of:=RANDBETWEEN(150;340)" office:value-type="float" office:value="310" calcext:value-type="float">
            <text:p>310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57" calcext:value-type="float">
            <text:p>57</text:p>
          </table:table-cell>
          <table:table-cell table:formula="of:=RANDBETWEEN(50;110)" office:value-type="float" office:value="55" calcext:value-type="float">
            <text:p>55</text:p>
          </table:table-cell>
          <table:table-cell table:formula="of:=RANDBETWEEN(50;110)" office:value-type="float" office:value="53" calcext:value-type="float">
            <text:p>53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150;340)" office:value-type="float" office:value="246" calcext:value-type="float">
            <text:p>246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96" calcext:value-type="float">
            <text:p>96</text:p>
          </table:table-cell>
          <table:table-cell table:formula="of:=RANDBETWEEN(50;110)" office:value-type="float" office:value="55" calcext:value-type="float">
            <text:p>55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50;110)" office:value-type="float" office:value="109" calcext:value-type="float">
            <text:p>109</text:p>
          </table:table-cell>
          <table:table-cell table:formula="of:=RANDBETWEEN(150;340)" office:value-type="float" office:value="167" calcext:value-type="float">
            <text:p>167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91" calcext:value-type="float">
            <text:p>91</text:p>
          </table:table-cell>
          <table:table-cell table:formula="of:=RANDBETWEEN(50;110)" office:value-type="float" office:value="64" calcext:value-type="float">
            <text:p>64</text:p>
          </table:table-cell>
          <table:table-cell table:formula="of:=RANDBETWEEN(50;110)" office:value-type="float" office:value="52" calcext:value-type="float">
            <text:p>52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150;340)" office:value-type="float" office:value="192" calcext:value-type="float">
            <text:p>192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56" calcext:value-type="float">
            <text:p>56</text:p>
          </table:table-cell>
          <table:table-cell table:formula="of:=RANDBETWEEN(50;110)" office:value-type="float" office:value="85" calcext:value-type="float">
            <text:p>85</text:p>
          </table:table-cell>
          <table:table-cell table:formula="of:=RANDBETWEEN(50;110)" office:value-type="float" office:value="94" calcext:value-type="float">
            <text:p>94</text:p>
          </table:table-cell>
          <table:table-cell table:formula="of:=RANDBETWEEN(50;110)" office:value-type="float" office:value="86" calcext:value-type="float">
            <text:p>86</text:p>
          </table:table-cell>
          <table:table-cell table:formula="of:=RANDBETWEEN(150;340)" office:value-type="float" office:value="166" calcext:value-type="float">
            <text:p>166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59" calcext:value-type="float">
            <text:p>59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50;110)" office:value-type="float" office:value="106" calcext:value-type="float">
            <text:p>106</text:p>
          </table:table-cell>
          <table:table-cell table:formula="of:=RANDBETWEEN(150;340)" office:value-type="float" office:value="158" calcext:value-type="float">
            <text:p>158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105" calcext:value-type="float">
            <text:p>105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150;340)" office:value-type="float" office:value="220" calcext:value-type="float">
            <text:p>220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108" calcext:value-type="float">
            <text:p>108</text:p>
          </table:table-cell>
          <table:table-cell table:formula="of:=RANDBETWEEN(50;110)" office:value-type="float" office:value="56" calcext:value-type="float">
            <text:p>56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150;340)" office:value-type="float" office:value="236" calcext:value-type="float">
            <text:p>236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52" calcext:value-type="float">
            <text:p>52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50;110)" office:value-type="float" office:value="92" calcext:value-type="float">
            <text:p>92</text:p>
          </table:table-cell>
          <table:table-cell table:formula="of:=RANDBETWEEN(50;110)" office:value-type="float" office:value="53" calcext:value-type="float">
            <text:p>53</text:p>
          </table:table-cell>
          <table:table-cell table:formula="of:=RANDBETWEEN(150;340)" office:value-type="float" office:value="178" calcext:value-type="float">
            <text:p>178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92" calcext:value-type="float">
            <text:p>92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50;110)" office:value-type="float" office:value="91" calcext:value-type="float">
            <text:p>91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150;340)" office:value-type="float" office:value="192" calcext:value-type="float">
            <text:p>192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50;110)" office:value-type="float" office:value="63" calcext:value-type="float">
            <text:p>63</text:p>
          </table:table-cell>
          <table:table-cell table:formula="of:=RANDBETWEEN(50;110)" office:value-type="float" office:value="64" calcext:value-type="float">
            <text:p>64</text:p>
          </table:table-cell>
          <table:table-cell table:formula="of:=RANDBETWEEN(50;110)" office:value-type="float" office:value="63" calcext:value-type="float">
            <text:p>63</text:p>
          </table:table-cell>
          <table:table-cell table:formula="of:=RANDBETWEEN(150;340)" office:value-type="float" office:value="192" calcext:value-type="float">
            <text:p>192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56" calcext:value-type="float">
            <text:p>56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50;110)" office:value-type="float" office:value="97" calcext:value-type="float">
            <text:p>97</text:p>
          </table:table-cell>
          <table:table-cell table:formula="of:=RANDBETWEEN(50;110)" office:value-type="float" office:value="53" calcext:value-type="float">
            <text:p>53</text:p>
          </table:table-cell>
          <table:table-cell table:formula="of:=RANDBETWEEN(150;340)" office:value-type="float" office:value="203" calcext:value-type="float">
            <text:p>203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85" calcext:value-type="float">
            <text:p>85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50;110)" office:value-type="float" office:value="86" calcext:value-type="float">
            <text:p>86</text:p>
          </table:table-cell>
          <table:table-cell table:formula="of:=RANDBETWEEN(150;340)" office:value-type="float" office:value="292" calcext:value-type="float">
            <text:p>292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60" calcext:value-type="float">
            <text:p>60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50;110)" office:value-type="float" office:value="67" calcext:value-type="float">
            <text:p>67</text:p>
          </table:table-cell>
          <table:table-cell table:formula="of:=RANDBETWEEN(50;110)" office:value-type="float" office:value="67" calcext:value-type="float">
            <text:p>67</text:p>
          </table:table-cell>
          <table:table-cell table:formula="of:=RANDBETWEEN(150;340)" office:value-type="float" office:value="199" calcext:value-type="float">
            <text:p>199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96" calcext:value-type="float">
            <text:p>96</text:p>
          </table:table-cell>
          <table:table-cell table:formula="of:=RANDBETWEEN(50;110)" office:value-type="float" office:value="67" calcext:value-type="float">
            <text:p>67</text:p>
          </table:table-cell>
          <table:table-cell table:formula="of:=RANDBETWEEN(50;110)" office:value-type="float" office:value="94" calcext:value-type="float">
            <text:p>94</text:p>
          </table:table-cell>
          <table:table-cell table:formula="of:=RANDBETWEEN(50;110)" office:value-type="float" office:value="106" calcext:value-type="float">
            <text:p>106</text:p>
          </table:table-cell>
          <table:table-cell table:formula="of:=RANDBETWEEN(150;340)" office:value-type="float" office:value="227" calcext:value-type="float">
            <text:p>227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63" calcext:value-type="float">
            <text:p>63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50;110)" office:value-type="float" office:value="64" calcext:value-type="float">
            <text:p>64</text:p>
          </table:table-cell>
          <table:table-cell table:formula="of:=RANDBETWEEN(50;110)" office:value-type="float" office:value="55" calcext:value-type="float">
            <text:p>55</text:p>
          </table:table-cell>
          <table:table-cell table:formula="of:=RANDBETWEEN(150;340)" office:value-type="float" office:value="262" calcext:value-type="float">
            <text:p>262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64" calcext:value-type="float">
            <text:p>64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50;110)" office:value-type="float" office:value="89" calcext:value-type="float">
            <text:p>89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150;340)" office:value-type="float" office:value="252" calcext:value-type="float">
            <text:p>252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50;110)" office:value-type="float" office:value="89" calcext:value-type="float">
            <text:p>89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150;340)" office:value-type="float" office:value="175" calcext:value-type="float">
            <text:p>175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100" calcext:value-type="float">
            <text:p>100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150;340)" office:value-type="float" office:value="163" calcext:value-type="float">
            <text:p>163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50;110)" office:value-type="float" office:value="110" calcext:value-type="float">
            <text:p>110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150;340)" office:value-type="float" office:value="167" calcext:value-type="float">
            <text:p>167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50;110)" office:value-type="float" office:value="81" calcext:value-type="float">
            <text:p>81</text:p>
          </table:table-cell>
          <table:table-cell table:formula="of:=RANDBETWEEN(50;110)" office:value-type="float" office:value="92" calcext:value-type="float">
            <text:p>92</text:p>
          </table:table-cell>
          <table:table-cell table:formula="of:=RANDBETWEEN(150;340)" office:value-type="float" office:value="208" calcext:value-type="float">
            <text:p>208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64" calcext:value-type="float">
            <text:p>64</text:p>
          </table:table-cell>
          <table:table-cell table:formula="of:=RANDBETWEEN(50;110)" office:value-type="float" office:value="70" calcext:value-type="float">
            <text:p>70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50;110)" office:value-type="float" office:value="108" calcext:value-type="float">
            <text:p>108</text:p>
          </table:table-cell>
          <table:table-cell table:formula="of:=RANDBETWEEN(150;340)" office:value-type="float" office:value="233" calcext:value-type="float">
            <text:p>233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91" calcext:value-type="float">
            <text:p>91</text:p>
          </table:table-cell>
          <table:table-cell table:formula="of:=RANDBETWEEN(50;110)" office:value-type="float" office:value="94" calcext:value-type="float">
            <text:p>94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50;110)" office:value-type="float" office:value="57" calcext:value-type="float">
            <text:p>57</text:p>
          </table:table-cell>
          <table:table-cell table:formula="of:=RANDBETWEEN(150;340)" office:value-type="float" office:value="193" calcext:value-type="float">
            <text:p>193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50;110)" office:value-type="float" office:value="68" calcext:value-type="float">
            <text:p>68</text:p>
          </table:table-cell>
          <table:table-cell table:formula="of:=RANDBETWEEN(50;110)" office:value-type="float" office:value="75" calcext:value-type="float">
            <text:p>75</text:p>
          </table:table-cell>
          <table:table-cell table:formula="of:=RANDBETWEEN(50;110)" office:value-type="float" office:value="78" calcext:value-type="float">
            <text:p>78</text:p>
          </table:table-cell>
          <table:table-cell table:formula="of:=RANDBETWEEN(150;340)" office:value-type="float" office:value="206" calcext:value-type="float">
            <text:p>206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71" calcext:value-type="float">
            <text:p>71</text:p>
          </table:table-cell>
          <table:table-cell table:formula="of:=RANDBETWEEN(50;110)" office:value-type="float" office:value="71" calcext:value-type="float">
            <text:p>71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50;110)" office:value-type="float" office:value="68" calcext:value-type="float">
            <text:p>68</text:p>
          </table:table-cell>
          <table:table-cell table:formula="of:=RANDBETWEEN(150;340)" office:value-type="float" office:value="175" calcext:value-type="float">
            <text:p>175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50;110)" office:value-type="float" office:value="53" calcext:value-type="float">
            <text:p>53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150;340)" office:value-type="float" office:value="201" calcext:value-type="float">
            <text:p>201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89" calcext:value-type="float">
            <text:p>89</text:p>
          </table:table-cell>
          <table:table-cell table:formula="of:=RANDBETWEEN(50;110)" office:value-type="float" office:value="96" calcext:value-type="float">
            <text:p>96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50;110)" office:value-type="float" office:value="86" calcext:value-type="float">
            <text:p>86</text:p>
          </table:table-cell>
          <table:table-cell table:formula="of:=RANDBETWEEN(150;340)" office:value-type="float" office:value="257" calcext:value-type="float">
            <text:p>257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50;110)" office:value-type="float" office:value="68" calcext:value-type="float">
            <text:p>68</text:p>
          </table:table-cell>
          <table:table-cell table:formula="of:=RANDBETWEEN(50;110)" office:value-type="float" office:value="56" calcext:value-type="float">
            <text:p>56</text:p>
          </table:table-cell>
          <table:table-cell table:formula="of:=RANDBETWEEN(50;110)" office:value-type="float" office:value="56" calcext:value-type="float">
            <text:p>56</text:p>
          </table:table-cell>
          <table:table-cell table:formula="of:=RANDBETWEEN(150;340)" office:value-type="float" office:value="183" calcext:value-type="float">
            <text:p>183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55" calcext:value-type="float">
            <text:p>55</text:p>
          </table:table-cell>
          <table:table-cell table:formula="of:=RANDBETWEEN(50;110)" office:value-type="float" office:value="98" calcext:value-type="float">
            <text:p>98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50;110)" office:value-type="float" office:value="85" calcext:value-type="float">
            <text:p>85</text:p>
          </table:table-cell>
          <table:table-cell table:formula="of:=RANDBETWEEN(150;340)" office:value-type="float" office:value="289" calcext:value-type="float">
            <text:p>289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52" calcext:value-type="float">
            <text:p>52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50;110)" office:value-type="float" office:value="62" calcext:value-type="float">
            <text:p>62</text:p>
          </table:table-cell>
          <table:table-cell table:formula="of:=RANDBETWEEN(50;110)" office:value-type="float" office:value="52" calcext:value-type="float">
            <text:p>52</text:p>
          </table:table-cell>
          <table:table-cell table:formula="of:=RANDBETWEEN(150;340)" office:value-type="float" office:value="150" calcext:value-type="float">
            <text:p>150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62" calcext:value-type="float">
            <text:p>62</text:p>
          </table:table-cell>
          <table:table-cell table:formula="of:=RANDBETWEEN(50;110)" office:value-type="float" office:value="64" calcext:value-type="float">
            <text:p>64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150;340)" office:value-type="float" office:value="332" calcext:value-type="float">
            <text:p>332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84" calcext:value-type="float">
            <text:p>84</text:p>
          </table:table-cell>
          <table:table-cell table:formula="of:=RANDBETWEEN(50;110)" office:value-type="float" office:value="86" calcext:value-type="float">
            <text:p>86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150;340)" office:value-type="float" office:value="173" calcext:value-type="float">
            <text:p>173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67" calcext:value-type="float">
            <text:p>67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50;110)" office:value-type="float" office:value="97" calcext:value-type="float">
            <text:p>97</text:p>
          </table:table-cell>
          <table:table-cell table:formula="of:=RANDBETWEEN(50;110)" office:value-type="float" office:value="96" calcext:value-type="float">
            <text:p>96</text:p>
          </table:table-cell>
          <table:table-cell table:formula="of:=RANDBETWEEN(150;340)" office:value-type="float" office:value="182" calcext:value-type="float">
            <text:p>182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67" calcext:value-type="float">
            <text:p>67</text:p>
          </table:table-cell>
          <table:table-cell table:formula="of:=RANDBETWEEN(50;110)" office:value-type="float" office:value="96" calcext:value-type="float">
            <text:p>96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50;110)" office:value-type="float" office:value="108" calcext:value-type="float">
            <text:p>108</text:p>
          </table:table-cell>
          <table:table-cell table:formula="of:=RANDBETWEEN(150;340)" office:value-type="float" office:value="279" calcext:value-type="float">
            <text:p>279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50;110)" office:value-type="float" office:value="92" calcext:value-type="float">
            <text:p>92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50;110)" office:value-type="float" office:value="59" calcext:value-type="float">
            <text:p>59</text:p>
          </table:table-cell>
          <table:table-cell table:formula="of:=RANDBETWEEN(150;340)" office:value-type="float" office:value="319" calcext:value-type="float">
            <text:p>319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86" calcext:value-type="float">
            <text:p>86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50;110)" office:value-type="float" office:value="75" calcext:value-type="float">
            <text:p>75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150;340)" office:value-type="float" office:value="243" calcext:value-type="float">
            <text:p>243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78" calcext:value-type="float">
            <text:p>78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50;110)" office:value-type="float" office:value="91" calcext:value-type="float">
            <text:p>91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150;340)" office:value-type="float" office:value="177" calcext:value-type="float">
            <text:p>177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50;110)" office:value-type="float" office:value="62" calcext:value-type="float">
            <text:p>62</text:p>
          </table:table-cell>
          <table:table-cell table:formula="of:=RANDBETWEEN(150;340)" office:value-type="float" office:value="281" calcext:value-type="float">
            <text:p>281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54" calcext:value-type="float">
            <text:p>54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150;340)" office:value-type="float" office:value="319" calcext:value-type="float">
            <text:p>319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150;340)" office:value-type="float" office:value="197" calcext:value-type="float">
            <text:p>197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98" calcext:value-type="float">
            <text:p>98</text:p>
          </table:table-cell>
          <table:table-cell table:formula="of:=RANDBETWEEN(50;110)" office:value-type="float" office:value="54" calcext:value-type="float">
            <text:p>54</text:p>
          </table:table-cell>
          <table:table-cell table:formula="of:=RANDBETWEEN(50;110)" office:value-type="float" office:value="62" calcext:value-type="float">
            <text:p>62</text:p>
          </table:table-cell>
          <table:table-cell table:formula="of:=RANDBETWEEN(50;110)" office:value-type="float" office:value="75" calcext:value-type="float">
            <text:p>75</text:p>
          </table:table-cell>
          <table:table-cell table:formula="of:=RANDBETWEEN(150;340)" office:value-type="float" office:value="150" calcext:value-type="float">
            <text:p>150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50;110)" office:value-type="float" office:value="92" calcext:value-type="float">
            <text:p>92</text:p>
          </table:table-cell>
          <table:table-cell table:formula="of:=RANDBETWEEN(50;110)" office:value-type="float" office:value="62" calcext:value-type="float">
            <text:p>62</text:p>
          </table:table-cell>
          <table:table-cell table:formula="of:=RANDBETWEEN(50;110)" office:value-type="float" office:value="109" calcext:value-type="float">
            <text:p>109</text:p>
          </table:table-cell>
          <table:table-cell table:formula="of:=RANDBETWEEN(150;340)" office:value-type="float" office:value="325" calcext:value-type="float">
            <text:p>325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50;110)" office:value-type="float" office:value="68" calcext:value-type="float">
            <text:p>68</text:p>
          </table:table-cell>
          <table:table-cell table:formula="of:=RANDBETWEEN(50;110)" office:value-type="float" office:value="64" calcext:value-type="float">
            <text:p>64</text:p>
          </table:table-cell>
          <table:table-cell table:formula="of:=RANDBETWEEN(150;340)" office:value-type="float" office:value="224" calcext:value-type="float">
            <text:p>224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50;110)" office:value-type="float" office:value="92" calcext:value-type="float">
            <text:p>92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50;110)" office:value-type="float" office:value="89" calcext:value-type="float">
            <text:p>89</text:p>
          </table:table-cell>
          <table:table-cell table:formula="of:=RANDBETWEEN(150;340)" office:value-type="float" office:value="254" calcext:value-type="float">
            <text:p>254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50;110)" office:value-type="float" office:value="53" calcext:value-type="float">
            <text:p>53</text:p>
          </table:table-cell>
          <table:table-cell table:formula="of:=RANDBETWEEN(50;110)" office:value-type="float" office:value="100" calcext:value-type="float">
            <text:p>100</text:p>
          </table:table-cell>
          <table:table-cell table:formula="of:=RANDBETWEEN(150;340)" office:value-type="float" office:value="283" calcext:value-type="float">
            <text:p>283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97" calcext:value-type="float">
            <text:p>97</text:p>
          </table:table-cell>
          <table:table-cell table:formula="of:=RANDBETWEEN(50;110)" office:value-type="float" office:value="62" calcext:value-type="float">
            <text:p>62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50;110)" office:value-type="float" office:value="55" calcext:value-type="float">
            <text:p>55</text:p>
          </table:table-cell>
          <table:table-cell table:formula="of:=RANDBETWEEN(150;340)" office:value-type="float" office:value="260" calcext:value-type="float">
            <text:p>260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96" calcext:value-type="float">
            <text:p>96</text:p>
          </table:table-cell>
          <table:table-cell table:formula="of:=RANDBETWEEN(50;110)" office:value-type="float" office:value="96" calcext:value-type="float">
            <text:p>96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50;110)" office:value-type="float" office:value="70" calcext:value-type="float">
            <text:p>70</text:p>
          </table:table-cell>
          <table:table-cell table:formula="of:=RANDBETWEEN(150;340)" office:value-type="float" office:value="300" calcext:value-type="float">
            <text:p>300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50;110)" office:value-type="float" office:value="52" calcext:value-type="float">
            <text:p>52</text:p>
          </table:table-cell>
          <table:table-cell table:formula="of:=RANDBETWEEN(50;110)" office:value-type="float" office:value="89" calcext:value-type="float">
            <text:p>89</text:p>
          </table:table-cell>
          <table:table-cell table:formula="of:=RANDBETWEEN(150;340)" office:value-type="float" office:value="154" calcext:value-type="float">
            <text:p>154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98" calcext:value-type="float">
            <text:p>98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50;110)" office:value-type="float" office:value="105" calcext:value-type="float">
            <text:p>105</text:p>
          </table:table-cell>
          <table:table-cell table:formula="of:=RANDBETWEEN(50;110)" office:value-type="float" office:value="90" calcext:value-type="float">
            <text:p>90</text:p>
          </table:table-cell>
          <table:table-cell table:formula="of:=RANDBETWEEN(150;340)" office:value-type="float" office:value="244" calcext:value-type="float">
            <text:p>244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50;110)" office:value-type="float" office:value="89" calcext:value-type="float">
            <text:p>89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50;110)" office:value-type="float" office:value="55" calcext:value-type="float">
            <text:p>55</text:p>
          </table:table-cell>
          <table:table-cell table:formula="of:=RANDBETWEEN(150;340)" office:value-type="float" office:value="326" calcext:value-type="float">
            <text:p>326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50;110)" office:value-type="float" office:value="67" calcext:value-type="float">
            <text:p>67</text:p>
          </table:table-cell>
          <table:table-cell table:formula="of:=RANDBETWEEN(50;110)" office:value-type="float" office:value="64" calcext:value-type="float">
            <text:p>64</text:p>
          </table:table-cell>
          <table:table-cell table:formula="of:=RANDBETWEEN(50;110)" office:value-type="float" office:value="98" calcext:value-type="float">
            <text:p>98</text:p>
          </table:table-cell>
          <table:table-cell table:formula="of:=RANDBETWEEN(150;340)" office:value-type="float" office:value="177" calcext:value-type="float">
            <text:p>177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96" calcext:value-type="float">
            <text:p>96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50;110)" office:value-type="float" office:value="64" calcext:value-type="float">
            <text:p>64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150;340)" office:value-type="float" office:value="162" calcext:value-type="float">
            <text:p>162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89" calcext:value-type="float">
            <text:p>89</text:p>
          </table:table-cell>
          <table:table-cell table:formula="of:=RANDBETWEEN(50;110)" office:value-type="float" office:value="96" calcext:value-type="float">
            <text:p>96</text:p>
          </table:table-cell>
          <table:table-cell table:formula="of:=RANDBETWEEN(50;110)" office:value-type="float" office:value="94" calcext:value-type="float">
            <text:p>94</text:p>
          </table:table-cell>
          <table:table-cell table:formula="of:=RANDBETWEEN(50;110)" office:value-type="float" office:value="60" calcext:value-type="float">
            <text:p>60</text:p>
          </table:table-cell>
          <table:table-cell table:formula="of:=RANDBETWEEN(150;340)" office:value-type="float" office:value="327" calcext:value-type="float">
            <text:p>327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150;340)" office:value-type="float" office:value="174" calcext:value-type="float">
            <text:p>174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68" calcext:value-type="float">
            <text:p>68</text:p>
          </table:table-cell>
          <table:table-cell table:formula="of:=RANDBETWEEN(50;110)" office:value-type="float" office:value="55" calcext:value-type="float">
            <text:p>55</text:p>
          </table:table-cell>
          <table:table-cell table:formula="of:=RANDBETWEEN(50;110)" office:value-type="float" office:value="86" calcext:value-type="float">
            <text:p>86</text:p>
          </table:table-cell>
          <table:table-cell table:formula="of:=RANDBETWEEN(50;110)" office:value-type="float" office:value="57" calcext:value-type="float">
            <text:p>57</text:p>
          </table:table-cell>
          <table:table-cell table:formula="of:=RANDBETWEEN(150;340)" office:value-type="float" office:value="251" calcext:value-type="float">
            <text:p>251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50;110)" office:value-type="float" office:value="52" calcext:value-type="float">
            <text:p>52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50;110)" office:value-type="float" office:value="54" calcext:value-type="float">
            <text:p>54</text:p>
          </table:table-cell>
          <table:table-cell table:formula="of:=RANDBETWEEN(150;340)" office:value-type="float" office:value="277" calcext:value-type="float">
            <text:p>277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75" calcext:value-type="float">
            <text:p>75</text:p>
          </table:table-cell>
          <table:table-cell table:formula="of:=RANDBETWEEN(50;110)" office:value-type="float" office:value="100" calcext:value-type="float">
            <text:p>100</text:p>
          </table:table-cell>
          <table:table-cell table:formula="of:=RANDBETWEEN(50;110)" office:value-type="float" office:value="108" calcext:value-type="float">
            <text:p>108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150;340)" office:value-type="float" office:value="245" calcext:value-type="float">
            <text:p>245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50;110)" office:value-type="float" office:value="109" calcext:value-type="float">
            <text:p>109</text:p>
          </table:table-cell>
          <table:table-cell table:formula="of:=RANDBETWEEN(50;110)" office:value-type="float" office:value="62" calcext:value-type="float">
            <text:p>62</text:p>
          </table:table-cell>
          <table:table-cell table:formula="of:=RANDBETWEEN(50;110)" office:value-type="float" office:value="52" calcext:value-type="float">
            <text:p>52</text:p>
          </table:table-cell>
          <table:table-cell table:formula="of:=RANDBETWEEN(150;340)" office:value-type="float" office:value="159" calcext:value-type="float">
            <text:p>159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63" calcext:value-type="float">
            <text:p>63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150;340)" office:value-type="float" office:value="162" calcext:value-type="float">
            <text:p>162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85" calcext:value-type="float">
            <text:p>85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150;340)" office:value-type="float" office:value="269" calcext:value-type="float">
            <text:p>269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97" calcext:value-type="float">
            <text:p>97</text:p>
          </table:table-cell>
          <table:table-cell table:formula="of:=RANDBETWEEN(50;110)" office:value-type="float" office:value="100" calcext:value-type="float">
            <text:p>100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50;110)" office:value-type="float" office:value="75" calcext:value-type="float">
            <text:p>75</text:p>
          </table:table-cell>
          <table:table-cell table:formula="of:=RANDBETWEEN(150;340)" office:value-type="float" office:value="231" calcext:value-type="float">
            <text:p>231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96" calcext:value-type="float">
            <text:p>96</text:p>
          </table:table-cell>
          <table:table-cell table:formula="of:=RANDBETWEEN(50;110)" office:value-type="float" office:value="97" calcext:value-type="float">
            <text:p>97</text:p>
          </table:table-cell>
          <table:table-cell table:formula="of:=RANDBETWEEN(50;110)" office:value-type="float" office:value="62" calcext:value-type="float">
            <text:p>62</text:p>
          </table:table-cell>
          <table:table-cell table:formula="of:=RANDBETWEEN(50;110)" office:value-type="float" office:value="98" calcext:value-type="float">
            <text:p>98</text:p>
          </table:table-cell>
          <table:table-cell table:formula="of:=RANDBETWEEN(150;340)" office:value-type="float" office:value="334" calcext:value-type="float">
            <text:p>334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86" calcext:value-type="float">
            <text:p>86</text:p>
          </table:table-cell>
          <table:table-cell table:formula="of:=RANDBETWEEN(50;110)" office:value-type="float" office:value="91" calcext:value-type="float">
            <text:p>91</text:p>
          </table:table-cell>
          <table:table-cell table:formula="of:=RANDBETWEEN(50;110)" office:value-type="float" office:value="59" calcext:value-type="float">
            <text:p>59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150;340)" office:value-type="float" office:value="247" calcext:value-type="float">
            <text:p>247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50;110)" office:value-type="float" office:value="63" calcext:value-type="float">
            <text:p>63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50;110)" office:value-type="float" office:value="54" calcext:value-type="float">
            <text:p>54</text:p>
          </table:table-cell>
          <table:table-cell table:formula="of:=RANDBETWEEN(150;340)" office:value-type="float" office:value="306" calcext:value-type="float">
            <text:p>306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50;110)" office:value-type="float" office:value="98" calcext:value-type="float">
            <text:p>98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150;340)" office:value-type="float" office:value="312" calcext:value-type="float">
            <text:p>312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54" calcext:value-type="float">
            <text:p>54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50;110)" office:value-type="float" office:value="60" calcext:value-type="float">
            <text:p>60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150;340)" office:value-type="float" office:value="155" calcext:value-type="float">
            <text:p>155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110" calcext:value-type="float">
            <text:p>110</text:p>
          </table:table-cell>
          <table:table-cell table:formula="of:=RANDBETWEEN(50;110)" office:value-type="float" office:value="71" calcext:value-type="float">
            <text:p>71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50;110)" office:value-type="float" office:value="91" calcext:value-type="float">
            <text:p>91</text:p>
          </table:table-cell>
          <table:table-cell table:formula="of:=RANDBETWEEN(150;340)" office:value-type="float" office:value="281" calcext:value-type="float">
            <text:p>281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50;110)" office:value-type="float" office:value="98" calcext:value-type="float">
            <text:p>98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150;340)" office:value-type="float" office:value="255" calcext:value-type="float">
            <text:p>255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53" calcext:value-type="float">
            <text:p>53</text:p>
          </table:table-cell>
          <table:table-cell table:formula="of:=RANDBETWEEN(50;110)" office:value-type="float" office:value="68" calcext:value-type="float">
            <text:p>68</text:p>
          </table:table-cell>
          <table:table-cell table:formula="of:=RANDBETWEEN(50;110)" office:value-type="float" office:value="89" calcext:value-type="float">
            <text:p>89</text:p>
          </table:table-cell>
          <table:table-cell table:formula="of:=RANDBETWEEN(50;110)" office:value-type="float" office:value="97" calcext:value-type="float">
            <text:p>97</text:p>
          </table:table-cell>
          <table:table-cell table:formula="of:=RANDBETWEEN(150;340)" office:value-type="float" office:value="204" calcext:value-type="float">
            <text:p>204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91" calcext:value-type="float">
            <text:p>91</text:p>
          </table:table-cell>
          <table:table-cell table:formula="of:=RANDBETWEEN(50;110)" office:value-type="float" office:value="110" calcext:value-type="float">
            <text:p>110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150;340)" office:value-type="float" office:value="305" calcext:value-type="float">
            <text:p>305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50;110)" office:value-type="float" office:value="100" calcext:value-type="float">
            <text:p>100</text:p>
          </table:table-cell>
          <table:table-cell table:formula="of:=RANDBETWEEN(50;110)" office:value-type="float" office:value="84" calcext:value-type="float">
            <text:p>84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150;340)" office:value-type="float" office:value="295" calcext:value-type="float">
            <text:p>295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50;110)" office:value-type="float" office:value="92" calcext:value-type="float">
            <text:p>92</text:p>
          </table:table-cell>
          <table:table-cell table:formula="of:=RANDBETWEEN(50;110)" office:value-type="float" office:value="78" calcext:value-type="float">
            <text:p>78</text:p>
          </table:table-cell>
          <table:table-cell table:formula="of:=RANDBETWEEN(50;110)" office:value-type="float" office:value="91" calcext:value-type="float">
            <text:p>91</text:p>
          </table:table-cell>
          <table:table-cell table:formula="of:=RANDBETWEEN(150;340)" office:value-type="float" office:value="309" calcext:value-type="float">
            <text:p>309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68" calcext:value-type="float">
            <text:p>68</text:p>
          </table:table-cell>
          <table:table-cell table:formula="of:=RANDBETWEEN(50;110)" office:value-type="float" office:value="106" calcext:value-type="float">
            <text:p>106</text:p>
          </table:table-cell>
          <table:table-cell table:formula="of:=RANDBETWEEN(50;110)" office:value-type="float" office:value="75" calcext:value-type="float">
            <text:p>75</text:p>
          </table:table-cell>
          <table:table-cell table:formula="of:=RANDBETWEEN(50;110)" office:value-type="float" office:value="90" calcext:value-type="float">
            <text:p>90</text:p>
          </table:table-cell>
          <table:table-cell table:formula="of:=RANDBETWEEN(150;340)" office:value-type="float" office:value="319" calcext:value-type="float">
            <text:p>319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108" calcext:value-type="float">
            <text:p>108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50;110)" office:value-type="float" office:value="98" calcext:value-type="float">
            <text:p>98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150;340)" office:value-type="float" office:value="208" calcext:value-type="float">
            <text:p>208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86" calcext:value-type="float">
            <text:p>86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50;110)" office:value-type="float" office:value="68" calcext:value-type="float">
            <text:p>68</text:p>
          </table:table-cell>
          <table:table-cell table:formula="of:=RANDBETWEEN(50;110)" office:value-type="float" office:value="81" calcext:value-type="float">
            <text:p>81</text:p>
          </table:table-cell>
          <table:table-cell table:formula="of:=RANDBETWEEN(150;340)" office:value-type="float" office:value="204" calcext:value-type="float">
            <text:p>204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50;110)" office:value-type="float" office:value="78" calcext:value-type="float">
            <text:p>78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150;340)" office:value-type="float" office:value="240" calcext:value-type="float">
            <text:p>240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87" calcext:value-type="float">
            <text:p>87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50;110)" office:value-type="float" office:value="53" calcext:value-type="float">
            <text:p>53</text:p>
          </table:table-cell>
          <table:table-cell table:formula="of:=RANDBETWEEN(50;110)" office:value-type="float" office:value="78" calcext:value-type="float">
            <text:p>78</text:p>
          </table:table-cell>
          <table:table-cell table:formula="of:=RANDBETWEEN(150;340)" office:value-type="float" office:value="157" calcext:value-type="float">
            <text:p>157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81" calcext:value-type="float">
            <text:p>81</text:p>
          </table:table-cell>
          <table:table-cell table:formula="of:=RANDBETWEEN(50;110)" office:value-type="float" office:value="97" calcext:value-type="float">
            <text:p>97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150;340)" office:value-type="float" office:value="340" calcext:value-type="float">
            <text:p>340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96" calcext:value-type="float">
            <text:p>96</text:p>
          </table:table-cell>
          <table:table-cell table:formula="of:=RANDBETWEEN(50;110)" office:value-type="float" office:value="91" calcext:value-type="float">
            <text:p>91</text:p>
          </table:table-cell>
          <table:table-cell table:formula="of:=RANDBETWEEN(50;110)" office:value-type="float" office:value="105" calcext:value-type="float">
            <text:p>105</text:p>
          </table:table-cell>
          <table:table-cell table:formula="of:=RANDBETWEEN(50;110)" office:value-type="float" office:value="89" calcext:value-type="float">
            <text:p>89</text:p>
          </table:table-cell>
          <table:table-cell table:formula="of:=RANDBETWEEN(150;340)" office:value-type="float" office:value="217" calcext:value-type="float">
            <text:p>217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50;110)" office:value-type="float" office:value="90" calcext:value-type="float">
            <text:p>90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150;340)" office:value-type="float" office:value="289" calcext:value-type="float">
            <text:p>289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78" calcext:value-type="float">
            <text:p>78</text:p>
          </table:table-cell>
          <table:table-cell table:formula="of:=RANDBETWEEN(50;110)" office:value-type="float" office:value="94" calcext:value-type="float">
            <text:p>94</text:p>
          </table:table-cell>
          <table:table-cell table:formula="of:=RANDBETWEEN(50;110)" office:value-type="float" office:value="81" calcext:value-type="float">
            <text:p>81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150;340)" office:value-type="float" office:value="197" calcext:value-type="float">
            <text:p>197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50;110)" office:value-type="float" office:value="87" calcext:value-type="float">
            <text:p>87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50;110)" office:value-type="float" office:value="64" calcext:value-type="float">
            <text:p>64</text:p>
          </table:table-cell>
          <table:table-cell table:formula="of:=RANDBETWEEN(150;340)" office:value-type="float" office:value="180" calcext:value-type="float">
            <text:p>180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71" calcext:value-type="float">
            <text:p>71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50;110)" office:value-type="float" office:value="67" calcext:value-type="float">
            <text:p>67</text:p>
          </table:table-cell>
          <table:table-cell table:formula="of:=RANDBETWEEN(150;340)" office:value-type="float" office:value="323" calcext:value-type="float">
            <text:p>323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110" calcext:value-type="float">
            <text:p>110</text:p>
          </table:table-cell>
          <table:table-cell table:formula="of:=RANDBETWEEN(50;110)" office:value-type="float" office:value="64" calcext:value-type="float">
            <text:p>64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150;340)" office:value-type="float" office:value="333" calcext:value-type="float">
            <text:p>333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50;110)" office:value-type="float" office:value="105" calcext:value-type="float">
            <text:p>105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50;110)" office:value-type="float" office:value="109" calcext:value-type="float">
            <text:p>109</text:p>
          </table:table-cell>
          <table:table-cell table:formula="of:=RANDBETWEEN(150;340)" office:value-type="float" office:value="211" calcext:value-type="float">
            <text:p>211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59" calcext:value-type="float">
            <text:p>59</text:p>
          </table:table-cell>
          <table:table-cell table:formula="of:=RANDBETWEEN(50;110)" office:value-type="float" office:value="91" calcext:value-type="float">
            <text:p>91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50;110)" office:value-type="float" office:value="78" calcext:value-type="float">
            <text:p>78</text:p>
          </table:table-cell>
          <table:table-cell table:formula="of:=RANDBETWEEN(150;340)" office:value-type="float" office:value="241" calcext:value-type="float">
            <text:p>241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52" calcext:value-type="float">
            <text:p>52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50;110)" office:value-type="float" office:value="68" calcext:value-type="float">
            <text:p>68</text:p>
          </table:table-cell>
          <table:table-cell table:formula="of:=RANDBETWEEN(150;340)" office:value-type="float" office:value="249" calcext:value-type="float">
            <text:p>249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50;110)" office:value-type="float" office:value="52" calcext:value-type="float">
            <text:p>52</text:p>
          </table:table-cell>
          <table:table-cell table:formula="of:=RANDBETWEEN(50;110)" office:value-type="float" office:value="55" calcext:value-type="float">
            <text:p>55</text:p>
          </table:table-cell>
          <table:table-cell table:formula="of:=RANDBETWEEN(50;110)" office:value-type="float" office:value="84" calcext:value-type="float">
            <text:p>84</text:p>
          </table:table-cell>
          <table:table-cell table:formula="of:=RANDBETWEEN(150;340)" office:value-type="float" office:value="310" calcext:value-type="float">
            <text:p>310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106" calcext:value-type="float">
            <text:p>106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150;340)" office:value-type="float" office:value="325" calcext:value-type="float">
            <text:p>325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78" calcext:value-type="float">
            <text:p>78</text:p>
          </table:table-cell>
          <table:table-cell table:formula="of:=RANDBETWEEN(50;110)" office:value-type="float" office:value="60" calcext:value-type="float">
            <text:p>60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150;340)" office:value-type="float" office:value="253" calcext:value-type="float">
            <text:p>253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50;110)" office:value-type="float" office:value="94" calcext:value-type="float">
            <text:p>94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150;340)" office:value-type="float" office:value="245" calcext:value-type="float">
            <text:p>245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71" calcext:value-type="float">
            <text:p>71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50;110)" office:value-type="float" office:value="97" calcext:value-type="float">
            <text:p>97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150;340)" office:value-type="float" office:value="313" calcext:value-type="float">
            <text:p>313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96" calcext:value-type="float">
            <text:p>96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150;340)" office:value-type="float" office:value="314" calcext:value-type="float">
            <text:p>314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91" calcext:value-type="float">
            <text:p>91</text:p>
          </table:table-cell>
          <table:table-cell table:formula="of:=RANDBETWEEN(50;110)" office:value-type="float" office:value="63" calcext:value-type="float">
            <text:p>63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150;340)" office:value-type="float" office:value="314" calcext:value-type="float">
            <text:p>314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71" calcext:value-type="float">
            <text:p>71</text:p>
          </table:table-cell>
          <table:table-cell table:formula="of:=RANDBETWEEN(50;110)" office:value-type="float" office:value="87" calcext:value-type="float">
            <text:p>87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150;340)" office:value-type="float" office:value="161" calcext:value-type="float">
            <text:p>161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50;110)" office:value-type="float" office:value="55" calcext:value-type="float">
            <text:p>55</text:p>
          </table:table-cell>
          <table:table-cell table:formula="of:=RANDBETWEEN(50;110)" office:value-type="float" office:value="90" calcext:value-type="float">
            <text:p>90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150;340)" office:value-type="float" office:value="289" calcext:value-type="float">
            <text:p>289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50;110)" office:value-type="float" office:value="54" calcext:value-type="float">
            <text:p>54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150;340)" office:value-type="float" office:value="181" calcext:value-type="float">
            <text:p>181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50;110)" office:value-type="float" office:value="105" calcext:value-type="float">
            <text:p>105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150;340)" office:value-type="float" office:value="252" calcext:value-type="float">
            <text:p>252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85" calcext:value-type="float">
            <text:p>85</text:p>
          </table:table-cell>
          <table:table-cell table:formula="of:=RANDBETWEEN(50;110)" office:value-type="float" office:value="52" calcext:value-type="float">
            <text:p>52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150;340)" office:value-type="float" office:value="184" calcext:value-type="float">
            <text:p>184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50;110)" office:value-type="float" office:value="91" calcext:value-type="float">
            <text:p>91</text:p>
          </table:table-cell>
          <table:table-cell table:formula="of:=RANDBETWEEN(50;110)" office:value-type="float" office:value="94" calcext:value-type="float">
            <text:p>94</text:p>
          </table:table-cell>
          <table:table-cell table:formula="of:=RANDBETWEEN(50;110)" office:value-type="float" office:value="64" calcext:value-type="float">
            <text:p>64</text:p>
          </table:table-cell>
          <table:table-cell table:formula="of:=RANDBETWEEN(150;340)" office:value-type="float" office:value="179" calcext:value-type="float">
            <text:p>179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50;110)" office:value-type="float" office:value="86" calcext:value-type="float">
            <text:p>86</text:p>
          </table:table-cell>
          <table:table-cell table:formula="of:=RANDBETWEEN(50;110)" office:value-type="float" office:value="68" calcext:value-type="float">
            <text:p>68</text:p>
          </table:table-cell>
          <table:table-cell table:formula="of:=RANDBETWEEN(50;110)" office:value-type="float" office:value="108" calcext:value-type="float">
            <text:p>108</text:p>
          </table:table-cell>
          <table:table-cell table:formula="of:=RANDBETWEEN(150;340)" office:value-type="float" office:value="303" calcext:value-type="float">
            <text:p>303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54" calcext:value-type="float">
            <text:p>54</text:p>
          </table:table-cell>
          <table:table-cell table:formula="of:=RANDBETWEEN(50;110)" office:value-type="float" office:value="108" calcext:value-type="float">
            <text:p>108</text:p>
          </table:table-cell>
          <table:table-cell table:formula="of:=RANDBETWEEN(50;110)" office:value-type="float" office:value="56" calcext:value-type="float">
            <text:p>56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150;340)" office:value-type="float" office:value="266" calcext:value-type="float">
            <text:p>266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50;110)" office:value-type="float" office:value="53" calcext:value-type="float">
            <text:p>53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150;340)" office:value-type="float" office:value="298" calcext:value-type="float">
            <text:p>298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50;110)" office:value-type="float" office:value="64" calcext:value-type="float">
            <text:p>64</text:p>
          </table:table-cell>
          <table:table-cell table:formula="of:=RANDBETWEEN(50;110)" office:value-type="float" office:value="110" calcext:value-type="float">
            <text:p>110</text:p>
          </table:table-cell>
          <table:table-cell table:formula="of:=RANDBETWEEN(150;340)" office:value-type="float" office:value="338" calcext:value-type="float">
            <text:p>338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63" calcext:value-type="float">
            <text:p>63</text:p>
          </table:table-cell>
          <table:table-cell table:formula="of:=RANDBETWEEN(50;110)" office:value-type="float" office:value="94" calcext:value-type="float">
            <text:p>94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50;110)" office:value-type="float" office:value="52" calcext:value-type="float">
            <text:p>52</text:p>
          </table:table-cell>
          <table:table-cell table:formula="of:=RANDBETWEEN(150;340)" office:value-type="float" office:value="276" calcext:value-type="float">
            <text:p>276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50;110)" office:value-type="float" office:value="109" calcext:value-type="float">
            <text:p>109</text:p>
          </table:table-cell>
          <table:table-cell table:formula="of:=RANDBETWEEN(50;110)" office:value-type="float" office:value="64" calcext:value-type="float">
            <text:p>64</text:p>
          </table:table-cell>
          <table:table-cell table:formula="of:=RANDBETWEEN(50;110)" office:value-type="float" office:value="109" calcext:value-type="float">
            <text:p>109</text:p>
          </table:table-cell>
          <table:table-cell table:formula="of:=RANDBETWEEN(150;340)" office:value-type="float" office:value="253" calcext:value-type="float">
            <text:p>253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50;110)" office:value-type="float" office:value="91" calcext:value-type="float">
            <text:p>91</text:p>
          </table:table-cell>
          <table:table-cell table:formula="of:=RANDBETWEEN(50;110)" office:value-type="float" office:value="97" calcext:value-type="float">
            <text:p>97</text:p>
          </table:table-cell>
          <table:table-cell table:formula="of:=RANDBETWEEN(50;110)" office:value-type="float" office:value="81" calcext:value-type="float">
            <text:p>81</text:p>
          </table:table-cell>
          <table:table-cell table:formula="of:=RANDBETWEEN(150;340)" office:value-type="float" office:value="163" calcext:value-type="float">
            <text:p>163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50;110)" office:value-type="float" office:value="84" calcext:value-type="float">
            <text:p>84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50;110)" office:value-type="float" office:value="90" calcext:value-type="float">
            <text:p>90</text:p>
          </table:table-cell>
          <table:table-cell table:formula="of:=RANDBETWEEN(150;340)" office:value-type="float" office:value="256" calcext:value-type="float">
            <text:p>256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150;340)" office:value-type="float" office:value="283" calcext:value-type="float">
            <text:p>283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50;110)" office:value-type="float" office:value="64" calcext:value-type="float">
            <text:p>64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150;340)" office:value-type="float" office:value="197" calcext:value-type="float">
            <text:p>197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71" calcext:value-type="float">
            <text:p>71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50;110)" office:value-type="float" office:value="105" calcext:value-type="float">
            <text:p>105</text:p>
          </table:table-cell>
          <table:table-cell table:formula="of:=RANDBETWEEN(50;110)" office:value-type="float" office:value="67" calcext:value-type="float">
            <text:p>67</text:p>
          </table:table-cell>
          <table:table-cell table:formula="of:=RANDBETWEEN(150;340)" office:value-type="float" office:value="244" calcext:value-type="float">
            <text:p>244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50;110)" office:value-type="float" office:value="94" calcext:value-type="float">
            <text:p>94</text:p>
          </table:table-cell>
          <table:table-cell table:formula="of:=RANDBETWEEN(50;110)" office:value-type="float" office:value="85" calcext:value-type="float">
            <text:p>85</text:p>
          </table:table-cell>
          <table:table-cell table:formula="of:=RANDBETWEEN(150;340)" office:value-type="float" office:value="230" calcext:value-type="float">
            <text:p>230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50;110)" office:value-type="float" office:value="56" calcext:value-type="float">
            <text:p>56</text:p>
          </table:table-cell>
          <table:table-cell table:formula="of:=RANDBETWEEN(50;110)" office:value-type="float" office:value="92" calcext:value-type="float">
            <text:p>92</text:p>
          </table:table-cell>
          <table:table-cell table:formula="of:=RANDBETWEEN(150;340)" office:value-type="float" office:value="330" calcext:value-type="float">
            <text:p>330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89" calcext:value-type="float">
            <text:p>89</text:p>
          </table:table-cell>
          <table:table-cell table:formula="of:=RANDBETWEEN(50;110)" office:value-type="float" office:value="75" calcext:value-type="float">
            <text:p>75</text:p>
          </table:table-cell>
          <table:table-cell table:formula="of:=RANDBETWEEN(50;110)" office:value-type="float" office:value="91" calcext:value-type="float">
            <text:p>91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150;340)" office:value-type="float" office:value="180" calcext:value-type="float">
            <text:p>180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50;110)" office:value-type="float" office:value="60" calcext:value-type="float">
            <text:p>60</text:p>
          </table:table-cell>
          <table:table-cell table:formula="of:=RANDBETWEEN(50;110)" office:value-type="float" office:value="86" calcext:value-type="float">
            <text:p>86</text:p>
          </table:table-cell>
          <table:table-cell table:formula="of:=RANDBETWEEN(50;110)" office:value-type="float" office:value="81" calcext:value-type="float">
            <text:p>81</text:p>
          </table:table-cell>
          <table:table-cell table:formula="of:=RANDBETWEEN(150;340)" office:value-type="float" office:value="248" calcext:value-type="float">
            <text:p>248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108" calcext:value-type="float">
            <text:p>108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50;110)" office:value-type="float" office:value="63" calcext:value-type="float">
            <text:p>63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150;340)" office:value-type="float" office:value="219" calcext:value-type="float">
            <text:p>219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105" calcext:value-type="float">
            <text:p>105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50;110)" office:value-type="float" office:value="92" calcext:value-type="float">
            <text:p>92</text:p>
          </table:table-cell>
          <table:table-cell table:formula="of:=RANDBETWEEN(150;340)" office:value-type="float" office:value="191" calcext:value-type="float">
            <text:p>191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63" calcext:value-type="float">
            <text:p>63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150;340)" office:value-type="float" office:value="241" calcext:value-type="float">
            <text:p>241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50;110)" office:value-type="float" office:value="55" calcext:value-type="float">
            <text:p>55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150;340)" office:value-type="float" office:value="151" calcext:value-type="float">
            <text:p>151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59" calcext:value-type="float">
            <text:p>59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50;110)" office:value-type="float" office:value="70" calcext:value-type="float">
            <text:p>70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150;340)" office:value-type="float" office:value="238" calcext:value-type="float">
            <text:p>238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106" calcext:value-type="float">
            <text:p>106</text:p>
          </table:table-cell>
          <table:table-cell table:formula="of:=RANDBETWEEN(50;110)" office:value-type="float" office:value="106" calcext:value-type="float">
            <text:p>106</text:p>
          </table:table-cell>
          <table:table-cell table:formula="of:=RANDBETWEEN(50;110)" office:value-type="float" office:value="106" calcext:value-type="float">
            <text:p>106</text:p>
          </table:table-cell>
          <table:table-cell table:formula="of:=RANDBETWEEN(50;110)" office:value-type="float" office:value="90" calcext:value-type="float">
            <text:p>90</text:p>
          </table:table-cell>
          <table:table-cell table:formula="of:=RANDBETWEEN(150;340)" office:value-type="float" office:value="212" calcext:value-type="float">
            <text:p>212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81" calcext:value-type="float">
            <text:p>81</text:p>
          </table:table-cell>
          <table:table-cell table:formula="of:=RANDBETWEEN(50;110)" office:value-type="float" office:value="94" calcext:value-type="float">
            <text:p>94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50;110)" office:value-type="float" office:value="70" calcext:value-type="float">
            <text:p>70</text:p>
          </table:table-cell>
          <table:table-cell table:formula="of:=RANDBETWEEN(150;340)" office:value-type="float" office:value="336" calcext:value-type="float">
            <text:p>336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60" calcext:value-type="float">
            <text:p>60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50;110)" office:value-type="float" office:value="90" calcext:value-type="float">
            <text:p>90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150;340)" office:value-type="float" office:value="167" calcext:value-type="float">
            <text:p>167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50;110)" office:value-type="float" office:value="90" calcext:value-type="float">
            <text:p>90</text:p>
          </table:table-cell>
          <table:table-cell table:formula="of:=RANDBETWEEN(50;110)" office:value-type="float" office:value="81" calcext:value-type="float">
            <text:p>81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150;340)" office:value-type="float" office:value="339" calcext:value-type="float">
            <text:p>339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50;110)" office:value-type="float" office:value="109" calcext:value-type="float">
            <text:p>109</text:p>
          </table:table-cell>
          <table:table-cell table:formula="of:=RANDBETWEEN(150;340)" office:value-type="float" office:value="292" calcext:value-type="float">
            <text:p>292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59" calcext:value-type="float">
            <text:p>59</text:p>
          </table:table-cell>
          <table:table-cell table:formula="of:=RANDBETWEEN(50;110)" office:value-type="float" office:value="75" calcext:value-type="float">
            <text:p>75</text:p>
          </table:table-cell>
          <table:table-cell table:formula="of:=RANDBETWEEN(50;110)" office:value-type="float" office:value="97" calcext:value-type="float">
            <text:p>97</text:p>
          </table:table-cell>
          <table:table-cell table:formula="of:=RANDBETWEEN(50;110)" office:value-type="float" office:value="55" calcext:value-type="float">
            <text:p>55</text:p>
          </table:table-cell>
          <table:table-cell table:formula="of:=RANDBETWEEN(150;340)" office:value-type="float" office:value="171" calcext:value-type="float">
            <text:p>171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50;110)" office:value-type="float" office:value="84" calcext:value-type="float">
            <text:p>84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50;110)" office:value-type="float" office:value="100" calcext:value-type="float">
            <text:p>100</text:p>
          </table:table-cell>
          <table:table-cell table:formula="of:=RANDBETWEEN(150;340)" office:value-type="float" office:value="316" calcext:value-type="float">
            <text:p>316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94" calcext:value-type="float">
            <text:p>94</text:p>
          </table:table-cell>
          <table:table-cell table:formula="of:=RANDBETWEEN(50;110)" office:value-type="float" office:value="67" calcext:value-type="float">
            <text:p>67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150;340)" office:value-type="float" office:value="203" calcext:value-type="float">
            <text:p>203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50;110)" office:value-type="float" office:value="71" calcext:value-type="float">
            <text:p>71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150;340)" office:value-type="float" office:value="237" calcext:value-type="float">
            <text:p>237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60" calcext:value-type="float">
            <text:p>60</text:p>
          </table:table-cell>
          <table:table-cell table:formula="of:=RANDBETWEEN(50;110)" office:value-type="float" office:value="57" calcext:value-type="float">
            <text:p>57</text:p>
          </table:table-cell>
          <table:table-cell table:formula="of:=RANDBETWEEN(50;110)" office:value-type="float" office:value="54" calcext:value-type="float">
            <text:p>54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150;340)" office:value-type="float" office:value="210" calcext:value-type="float">
            <text:p>210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50;110)" office:value-type="float" office:value="105" calcext:value-type="float">
            <text:p>105</text:p>
          </table:table-cell>
          <table:table-cell table:formula="of:=RANDBETWEEN(50;110)" office:value-type="float" office:value="86" calcext:value-type="float">
            <text:p>86</text:p>
          </table:table-cell>
          <table:table-cell table:formula="of:=RANDBETWEEN(150;340)" office:value-type="float" office:value="318" calcext:value-type="float">
            <text:p>318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86" calcext:value-type="float">
            <text:p>86</text:p>
          </table:table-cell>
          <table:table-cell table:formula="of:=RANDBETWEEN(50;110)" office:value-type="float" office:value="98" calcext:value-type="float">
            <text:p>98</text:p>
          </table:table-cell>
          <table:table-cell table:formula="of:=RANDBETWEEN(50;110)" office:value-type="float" office:value="96" calcext:value-type="float">
            <text:p>96</text:p>
          </table:table-cell>
          <table:table-cell table:formula="of:=RANDBETWEEN(50;110)" office:value-type="float" office:value="53" calcext:value-type="float">
            <text:p>53</text:p>
          </table:table-cell>
          <table:table-cell table:formula="of:=RANDBETWEEN(150;340)" office:value-type="float" office:value="243" calcext:value-type="float">
            <text:p>243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84" calcext:value-type="float">
            <text:p>84</text:p>
          </table:table-cell>
          <table:table-cell table:formula="of:=RANDBETWEEN(50;110)" office:value-type="float" office:value="87" calcext:value-type="float">
            <text:p>87</text:p>
          </table:table-cell>
          <table:table-cell table:formula="of:=RANDBETWEEN(50;110)" office:value-type="float" office:value="86" calcext:value-type="float">
            <text:p>86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150;340)" office:value-type="float" office:value="325" calcext:value-type="float">
            <text:p>325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50;110)" office:value-type="float" office:value="105" calcext:value-type="float">
            <text:p>105</text:p>
          </table:table-cell>
          <table:table-cell table:formula="of:=RANDBETWEEN(50;110)" office:value-type="float" office:value="81" calcext:value-type="float">
            <text:p>81</text:p>
          </table:table-cell>
          <table:table-cell table:formula="of:=RANDBETWEEN(50;110)" office:value-type="float" office:value="67" calcext:value-type="float">
            <text:p>67</text:p>
          </table:table-cell>
          <table:table-cell table:formula="of:=RANDBETWEEN(150;340)" office:value-type="float" office:value="158" calcext:value-type="float">
            <text:p>158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50;110)" office:value-type="float" office:value="90" calcext:value-type="float">
            <text:p>90</text:p>
          </table:table-cell>
          <table:table-cell table:formula="of:=RANDBETWEEN(50;110)" office:value-type="float" office:value="63" calcext:value-type="float">
            <text:p>63</text:p>
          </table:table-cell>
          <table:table-cell table:formula="of:=RANDBETWEEN(150;340)" office:value-type="float" office:value="212" calcext:value-type="float">
            <text:p>212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50;110)" office:value-type="float" office:value="70" calcext:value-type="float">
            <text:p>70</text:p>
          </table:table-cell>
          <table:table-cell table:formula="of:=RANDBETWEEN(50;110)" office:value-type="float" office:value="94" calcext:value-type="float">
            <text:p>94</text:p>
          </table:table-cell>
          <table:table-cell table:formula="of:=RANDBETWEEN(150;340)" office:value-type="float" office:value="184" calcext:value-type="float">
            <text:p>184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50;110)" office:value-type="float" office:value="70" calcext:value-type="float">
            <text:p>70</text:p>
          </table:table-cell>
          <table:table-cell table:formula="of:=RANDBETWEEN(50;110)" office:value-type="float" office:value="86" calcext:value-type="float">
            <text:p>86</text:p>
          </table:table-cell>
          <table:table-cell table:formula="of:=RANDBETWEEN(50;110)" office:value-type="float" office:value="52" calcext:value-type="float">
            <text:p>52</text:p>
          </table:table-cell>
          <table:table-cell table:formula="of:=RANDBETWEEN(150;340)" office:value-type="float" office:value="316" calcext:value-type="float">
            <text:p>316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59" calcext:value-type="float">
            <text:p>59</text:p>
          </table:table-cell>
          <table:table-cell table:formula="of:=RANDBETWEEN(50;110)" office:value-type="float" office:value="57" calcext:value-type="float">
            <text:p>57</text:p>
          </table:table-cell>
          <table:table-cell table:formula="of:=RANDBETWEEN(50;110)" office:value-type="float" office:value="100" calcext:value-type="float">
            <text:p>100</text:p>
          </table:table-cell>
          <table:table-cell table:formula="of:=RANDBETWEEN(50;110)" office:value-type="float" office:value="71" calcext:value-type="float">
            <text:p>71</text:p>
          </table:table-cell>
          <table:table-cell table:formula="of:=RANDBETWEEN(150;340)" office:value-type="float" office:value="192" calcext:value-type="float">
            <text:p>192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50;110)" office:value-type="float" office:value="89" calcext:value-type="float">
            <text:p>89</text:p>
          </table:table-cell>
          <table:table-cell table:formula="of:=RANDBETWEEN(50;110)" office:value-type="float" office:value="91" calcext:value-type="float">
            <text:p>91</text:p>
          </table:table-cell>
          <table:table-cell table:formula="of:=RANDBETWEEN(150;340)" office:value-type="float" office:value="321" calcext:value-type="float">
            <text:p>321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100" calcext:value-type="float">
            <text:p>100</text:p>
          </table:table-cell>
          <table:table-cell table:formula="of:=RANDBETWEEN(50;110)" office:value-type="float" office:value="100" calcext:value-type="float">
            <text:p>100</text:p>
          </table:table-cell>
          <table:table-cell table:formula="of:=RANDBETWEEN(50;110)" office:value-type="float" office:value="91" calcext:value-type="float">
            <text:p>91</text:p>
          </table:table-cell>
          <table:table-cell table:formula="of:=RANDBETWEEN(50;110)" office:value-type="float" office:value="68" calcext:value-type="float">
            <text:p>68</text:p>
          </table:table-cell>
          <table:table-cell table:formula="of:=RANDBETWEEN(150;340)" office:value-type="float" office:value="288" calcext:value-type="float">
            <text:p>288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56" calcext:value-type="float">
            <text:p>56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50;110)" office:value-type="float" office:value="87" calcext:value-type="float">
            <text:p>87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150;340)" office:value-type="float" office:value="201" calcext:value-type="float">
            <text:p>201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50;110)" office:value-type="float" office:value="84" calcext:value-type="float">
            <text:p>84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150;340)" office:value-type="float" office:value="150" calcext:value-type="float">
            <text:p>150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67" calcext:value-type="float">
            <text:p>67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150;340)" office:value-type="float" office:value="260" calcext:value-type="float">
            <text:p>260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150;340)" office:value-type="float" office:value="187" calcext:value-type="float">
            <text:p>187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56" calcext:value-type="float">
            <text:p>56</text:p>
          </table:table-cell>
          <table:table-cell table:formula="of:=RANDBETWEEN(50;110)" office:value-type="float" office:value="100" calcext:value-type="float">
            <text:p>100</text:p>
          </table:table-cell>
          <table:table-cell table:formula="of:=RANDBETWEEN(50;110)" office:value-type="float" office:value="106" calcext:value-type="float">
            <text:p>106</text:p>
          </table:table-cell>
          <table:table-cell table:formula="of:=RANDBETWEEN(50;110)" office:value-type="float" office:value="84" calcext:value-type="float">
            <text:p>84</text:p>
          </table:table-cell>
          <table:table-cell table:formula="of:=RANDBETWEEN(150;340)" office:value-type="float" office:value="192" calcext:value-type="float">
            <text:p>192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64" calcext:value-type="float">
            <text:p>64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50;110)" office:value-type="float" office:value="94" calcext:value-type="float">
            <text:p>94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150;340)" office:value-type="float" office:value="172" calcext:value-type="float">
            <text:p>172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71" calcext:value-type="float">
            <text:p>71</text:p>
          </table:table-cell>
          <table:table-cell table:formula="of:=RANDBETWEEN(50;110)" office:value-type="float" office:value="78" calcext:value-type="float">
            <text:p>78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150;340)" office:value-type="float" office:value="273" calcext:value-type="float">
            <text:p>273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50;110)" office:value-type="float" office:value="110" calcext:value-type="float">
            <text:p>110</text:p>
          </table:table-cell>
          <table:table-cell table:formula="of:=RANDBETWEEN(150;340)" office:value-type="float" office:value="237" calcext:value-type="float">
            <text:p>237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71" calcext:value-type="float">
            <text:p>71</text:p>
          </table:table-cell>
          <table:table-cell table:formula="of:=RANDBETWEEN(50;110)" office:value-type="float" office:value="91" calcext:value-type="float">
            <text:p>91</text:p>
          </table:table-cell>
          <table:table-cell table:formula="of:=RANDBETWEEN(50;110)" office:value-type="float" office:value="84" calcext:value-type="float">
            <text:p>84</text:p>
          </table:table-cell>
          <table:table-cell table:formula="of:=RANDBETWEEN(50;110)" office:value-type="float" office:value="75" calcext:value-type="float">
            <text:p>75</text:p>
          </table:table-cell>
          <table:table-cell table:formula="of:=RANDBETWEEN(150;340)" office:value-type="float" office:value="173" calcext:value-type="float">
            <text:p>173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110" calcext:value-type="float">
            <text:p>110</text:p>
          </table:table-cell>
          <table:table-cell table:formula="of:=RANDBETWEEN(50;110)" office:value-type="float" office:value="105" calcext:value-type="float">
            <text:p>105</text:p>
          </table:table-cell>
          <table:table-cell table:formula="of:=RANDBETWEEN(50;110)" office:value-type="float" office:value="54" calcext:value-type="float">
            <text:p>54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150;340)" office:value-type="float" office:value="170" calcext:value-type="float">
            <text:p>170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50;110)" office:value-type="float" office:value="109" calcext:value-type="float">
            <text:p>109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50;110)" office:value-type="float" office:value="94" calcext:value-type="float">
            <text:p>94</text:p>
          </table:table-cell>
          <table:table-cell table:formula="of:=RANDBETWEEN(150;340)" office:value-type="float" office:value="217" calcext:value-type="float">
            <text:p>217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150;340)" office:value-type="float" office:value="223" calcext:value-type="float">
            <text:p>223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50;110)" office:value-type="float" office:value="86" calcext:value-type="float">
            <text:p>86</text:p>
          </table:table-cell>
          <table:table-cell table:formula="of:=RANDBETWEEN(50;110)" office:value-type="float" office:value="70" calcext:value-type="float">
            <text:p>70</text:p>
          </table:table-cell>
          <table:table-cell table:formula="of:=RANDBETWEEN(150;340)" office:value-type="float" office:value="237" calcext:value-type="float">
            <text:p>237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85" calcext:value-type="float">
            <text:p>85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150;340)" office:value-type="float" office:value="150" calcext:value-type="float">
            <text:p>150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50;110)" office:value-type="float" office:value="62" calcext:value-type="float">
            <text:p>62</text:p>
          </table:table-cell>
          <table:table-cell table:formula="of:=RANDBETWEEN(50;110)" office:value-type="float" office:value="68" calcext:value-type="float">
            <text:p>68</text:p>
          </table:table-cell>
          <table:table-cell table:formula="of:=RANDBETWEEN(150;340)" office:value-type="float" office:value="263" calcext:value-type="float">
            <text:p>263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52" calcext:value-type="float">
            <text:p>52</text:p>
          </table:table-cell>
          <table:table-cell table:formula="of:=RANDBETWEEN(50;110)" office:value-type="float" office:value="57" calcext:value-type="float">
            <text:p>57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150;340)" office:value-type="float" office:value="270" calcext:value-type="float">
            <text:p>270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50;110)" office:value-type="float" office:value="75" calcext:value-type="float">
            <text:p>75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150;340)" office:value-type="float" office:value="184" calcext:value-type="float">
            <text:p>184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50;110)" office:value-type="float" office:value="70" calcext:value-type="float">
            <text:p>70</text:p>
          </table:table-cell>
          <table:table-cell table:formula="of:=RANDBETWEEN(50;110)" office:value-type="float" office:value="106" calcext:value-type="float">
            <text:p>106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150;340)" office:value-type="float" office:value="171" calcext:value-type="float">
            <text:p>171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63" calcext:value-type="float">
            <text:p>63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50;110)" office:value-type="float" office:value="57" calcext:value-type="float">
            <text:p>57</text:p>
          </table:table-cell>
          <table:table-cell table:formula="of:=RANDBETWEEN(150;340)" office:value-type="float" office:value="305" calcext:value-type="float">
            <text:p>305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92" calcext:value-type="float">
            <text:p>92</text:p>
          </table:table-cell>
          <table:table-cell table:formula="of:=RANDBETWEEN(50;110)" office:value-type="float" office:value="100" calcext:value-type="float">
            <text:p>100</text:p>
          </table:table-cell>
          <table:table-cell table:formula="of:=RANDBETWEEN(50;110)" office:value-type="float" office:value="75" calcext:value-type="float">
            <text:p>75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150;340)" office:value-type="float" office:value="275" calcext:value-type="float">
            <text:p>275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60" calcext:value-type="float">
            <text:p>60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50;110)" office:value-type="float" office:value="91" calcext:value-type="float">
            <text:p>91</text:p>
          </table:table-cell>
          <table:table-cell table:formula="of:=RANDBETWEEN(150;340)" office:value-type="float" office:value="311" calcext:value-type="float">
            <text:p>311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91" calcext:value-type="float">
            <text:p>91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50;110)" office:value-type="float" office:value="63" calcext:value-type="float">
            <text:p>63</text:p>
          </table:table-cell>
          <table:table-cell table:formula="of:=RANDBETWEEN(50;110)" office:value-type="float" office:value="109" calcext:value-type="float">
            <text:p>109</text:p>
          </table:table-cell>
          <table:table-cell table:formula="of:=RANDBETWEEN(150;340)" office:value-type="float" office:value="299" calcext:value-type="float">
            <text:p>299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57" calcext:value-type="float">
            <text:p>57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50;110)" office:value-type="float" office:value="52" calcext:value-type="float">
            <text:p>52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150;340)" office:value-type="float" office:value="323" calcext:value-type="float">
            <text:p>323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50;110)" office:value-type="float" office:value="86" calcext:value-type="float">
            <text:p>86</text:p>
          </table:table-cell>
          <table:table-cell table:formula="of:=RANDBETWEEN(50;110)" office:value-type="float" office:value="78" calcext:value-type="float">
            <text:p>78</text:p>
          </table:table-cell>
          <table:table-cell table:formula="of:=RANDBETWEEN(150;340)" office:value-type="float" office:value="173" calcext:value-type="float">
            <text:p>173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63" calcext:value-type="float">
            <text:p>63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50;110)" office:value-type="float" office:value="60" calcext:value-type="float">
            <text:p>60</text:p>
          </table:table-cell>
          <table:table-cell table:formula="of:=RANDBETWEEN(50;110)" office:value-type="float" office:value="68" calcext:value-type="float">
            <text:p>68</text:p>
          </table:table-cell>
          <table:table-cell table:formula="of:=RANDBETWEEN(150;340)" office:value-type="float" office:value="219" calcext:value-type="float">
            <text:p>219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86" calcext:value-type="float">
            <text:p>86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150;340)" office:value-type="float" office:value="275" calcext:value-type="float">
            <text:p>275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110" calcext:value-type="float">
            <text:p>110</text:p>
          </table:table-cell>
          <table:table-cell table:formula="of:=RANDBETWEEN(50;110)" office:value-type="float" office:value="56" calcext:value-type="float">
            <text:p>56</text:p>
          </table:table-cell>
          <table:table-cell table:formula="of:=RANDBETWEEN(50;110)" office:value-type="float" office:value="60" calcext:value-type="float">
            <text:p>60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150;340)" office:value-type="float" office:value="258" calcext:value-type="float">
            <text:p>258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53" calcext:value-type="float">
            <text:p>53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50;110)" office:value-type="float" office:value="110" calcext:value-type="float">
            <text:p>110</text:p>
          </table:table-cell>
          <table:table-cell table:formula="of:=RANDBETWEEN(50;110)" office:value-type="float" office:value="87" calcext:value-type="float">
            <text:p>87</text:p>
          </table:table-cell>
          <table:table-cell table:formula="of:=RANDBETWEEN(150;340)" office:value-type="float" office:value="322" calcext:value-type="float">
            <text:p>322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94" calcext:value-type="float">
            <text:p>94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150;340)" office:value-type="float" office:value="195" calcext:value-type="float">
            <text:p>195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108" calcext:value-type="float">
            <text:p>108</text:p>
          </table:table-cell>
          <table:table-cell table:formula="of:=RANDBETWEEN(50;110)" office:value-type="float" office:value="53" calcext:value-type="float">
            <text:p>53</text:p>
          </table:table-cell>
          <table:table-cell table:formula="of:=RANDBETWEEN(50;110)" office:value-type="float" office:value="53" calcext:value-type="float">
            <text:p>53</text:p>
          </table:table-cell>
          <table:table-cell table:formula="of:=RANDBETWEEN(50;110)" office:value-type="float" office:value="110" calcext:value-type="float">
            <text:p>110</text:p>
          </table:table-cell>
          <table:table-cell table:formula="of:=RANDBETWEEN(150;340)" office:value-type="float" office:value="317" calcext:value-type="float">
            <text:p>317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89" calcext:value-type="float">
            <text:p>89</text:p>
          </table:table-cell>
          <table:table-cell table:formula="of:=RANDBETWEEN(50;110)" office:value-type="float" office:value="55" calcext:value-type="float">
            <text:p>55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150;340)" office:value-type="float" office:value="340" calcext:value-type="float">
            <text:p>340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50;110)" office:value-type="float" office:value="55" calcext:value-type="float">
            <text:p>55</text:p>
          </table:table-cell>
          <table:table-cell table:formula="of:=RANDBETWEEN(150;340)" office:value-type="float" office:value="288" calcext:value-type="float">
            <text:p>288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50;110)" office:value-type="float" office:value="62" calcext:value-type="float">
            <text:p>62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50;110)" office:value-type="float" office:value="53" calcext:value-type="float">
            <text:p>53</text:p>
          </table:table-cell>
          <table:table-cell table:formula="of:=RANDBETWEEN(150;340)" office:value-type="float" office:value="171" calcext:value-type="float">
            <text:p>171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50;110)" office:value-type="float" office:value="96" calcext:value-type="float">
            <text:p>96</text:p>
          </table:table-cell>
          <table:table-cell table:formula="of:=RANDBETWEEN(50;110)" office:value-type="float" office:value="106" calcext:value-type="float">
            <text:p>106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150;340)" office:value-type="float" office:value="157" calcext:value-type="float">
            <text:p>157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50;110)" office:value-type="float" office:value="56" calcext:value-type="float">
            <text:p>56</text:p>
          </table:table-cell>
          <table:table-cell table:formula="of:=RANDBETWEEN(50;110)" office:value-type="float" office:value="78" calcext:value-type="float">
            <text:p>78</text:p>
          </table:table-cell>
          <table:table-cell table:formula="of:=RANDBETWEEN(150;340)" office:value-type="float" office:value="178" calcext:value-type="float">
            <text:p>178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50;110)" office:value-type="float" office:value="64" calcext:value-type="float">
            <text:p>64</text:p>
          </table:table-cell>
          <table:table-cell table:formula="of:=RANDBETWEEN(50;110)" office:value-type="float" office:value="89" calcext:value-type="float">
            <text:p>89</text:p>
          </table:table-cell>
          <table:table-cell table:formula="of:=RANDBETWEEN(150;340)" office:value-type="float" office:value="260" calcext:value-type="float">
            <text:p>260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67" calcext:value-type="float">
            <text:p>67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50;110)" office:value-type="float" office:value="97" calcext:value-type="float">
            <text:p>97</text:p>
          </table:table-cell>
          <table:table-cell table:formula="of:=RANDBETWEEN(150;340)" office:value-type="float" office:value="259" calcext:value-type="float">
            <text:p>259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60" calcext:value-type="float">
            <text:p>60</text:p>
          </table:table-cell>
          <table:table-cell table:formula="of:=RANDBETWEEN(50;110)" office:value-type="float" office:value="108" calcext:value-type="float">
            <text:p>108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150;340)" office:value-type="float" office:value="294" calcext:value-type="float">
            <text:p>294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106" calcext:value-type="float">
            <text:p>106</text:p>
          </table:table-cell>
          <table:table-cell table:formula="of:=RANDBETWEEN(50;110)" office:value-type="float" office:value="78" calcext:value-type="float">
            <text:p>78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150;340)" office:value-type="float" office:value="300" calcext:value-type="float">
            <text:p>300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50;110)" office:value-type="float" office:value="63" calcext:value-type="float">
            <text:p>63</text:p>
          </table:table-cell>
          <table:table-cell table:formula="of:=RANDBETWEEN(50;110)" office:value-type="float" office:value="78" calcext:value-type="float">
            <text:p>78</text:p>
          </table:table-cell>
          <table:table-cell table:formula="of:=RANDBETWEEN(150;340)" office:value-type="float" office:value="289" calcext:value-type="float">
            <text:p>289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50;110)" office:value-type="float" office:value="100" calcext:value-type="float">
            <text:p>100</text:p>
          </table:table-cell>
          <table:table-cell table:formula="of:=RANDBETWEEN(50;110)" office:value-type="float" office:value="81" calcext:value-type="float">
            <text:p>81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150;340)" office:value-type="float" office:value="232" calcext:value-type="float">
            <text:p>232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52" calcext:value-type="float">
            <text:p>52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50;110)" office:value-type="float" office:value="78" calcext:value-type="float">
            <text:p>78</text:p>
          </table:table-cell>
          <table:table-cell table:formula="of:=RANDBETWEEN(50;110)" office:value-type="float" office:value="70" calcext:value-type="float">
            <text:p>70</text:p>
          </table:table-cell>
          <table:table-cell table:formula="of:=RANDBETWEEN(150;340)" office:value-type="float" office:value="216" calcext:value-type="float">
            <text:p>216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59" calcext:value-type="float">
            <text:p>59</text:p>
          </table:table-cell>
          <table:table-cell table:formula="of:=RANDBETWEEN(50;110)" office:value-type="float" office:value="105" calcext:value-type="float">
            <text:p>105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50;110)" office:value-type="float" office:value="56" calcext:value-type="float">
            <text:p>56</text:p>
          </table:table-cell>
          <table:table-cell table:formula="of:=RANDBETWEEN(150;340)" office:value-type="float" office:value="334" calcext:value-type="float">
            <text:p>334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81" calcext:value-type="float">
            <text:p>81</text:p>
          </table:table-cell>
          <table:table-cell table:formula="of:=RANDBETWEEN(50;110)" office:value-type="float" office:value="84" calcext:value-type="float">
            <text:p>84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50;110)" office:value-type="float" office:value="86" calcext:value-type="float">
            <text:p>86</text:p>
          </table:table-cell>
          <table:table-cell table:formula="of:=RANDBETWEEN(150;340)" office:value-type="float" office:value="276" calcext:value-type="float">
            <text:p>276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50;110)" office:value-type="float" office:value="109" calcext:value-type="float">
            <text:p>109</text:p>
          </table:table-cell>
          <table:table-cell table:formula="of:=RANDBETWEEN(50;110)" office:value-type="float" office:value="62" calcext:value-type="float">
            <text:p>62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150;340)" office:value-type="float" office:value="278" calcext:value-type="float">
            <text:p>278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92" calcext:value-type="float">
            <text:p>92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150;340)" office:value-type="float" office:value="310" calcext:value-type="float">
            <text:p>310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52" calcext:value-type="float">
            <text:p>52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50;110)" office:value-type="float" office:value="60" calcext:value-type="float">
            <text:p>60</text:p>
          </table:table-cell>
          <table:table-cell table:formula="of:=RANDBETWEEN(150;340)" office:value-type="float" office:value="303" calcext:value-type="float">
            <text:p>303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50;110)" office:value-type="float" office:value="56" calcext:value-type="float">
            <text:p>56</text:p>
          </table:table-cell>
          <table:table-cell table:formula="of:=RANDBETWEEN(50;110)" office:value-type="float" office:value="75" calcext:value-type="float">
            <text:p>75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150;340)" office:value-type="float" office:value="166" calcext:value-type="float">
            <text:p>166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110" calcext:value-type="float">
            <text:p>110</text:p>
          </table:table-cell>
          <table:table-cell table:formula="of:=RANDBETWEEN(50;110)" office:value-type="float" office:value="84" calcext:value-type="float">
            <text:p>84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50;110)" office:value-type="float" office:value="87" calcext:value-type="float">
            <text:p>87</text:p>
          </table:table-cell>
          <table:table-cell table:formula="of:=RANDBETWEEN(150;340)" office:value-type="float" office:value="284" calcext:value-type="float">
            <text:p>284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84" calcext:value-type="float">
            <text:p>84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50;110)" office:value-type="float" office:value="84" calcext:value-type="float">
            <text:p>84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150;340)" office:value-type="float" office:value="335" calcext:value-type="float">
            <text:p>335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91" calcext:value-type="float">
            <text:p>91</text:p>
          </table:table-cell>
          <table:table-cell table:formula="of:=RANDBETWEEN(50;110)" office:value-type="float" office:value="110" calcext:value-type="float">
            <text:p>110</text:p>
          </table:table-cell>
          <table:table-cell table:formula="of:=RANDBETWEEN(50;110)" office:value-type="float" office:value="109" calcext:value-type="float">
            <text:p>109</text:p>
          </table:table-cell>
          <table:table-cell table:formula="of:=RANDBETWEEN(50;110)" office:value-type="float" office:value="67" calcext:value-type="float">
            <text:p>67</text:p>
          </table:table-cell>
          <table:table-cell table:formula="of:=RANDBETWEEN(150;340)" office:value-type="float" office:value="323" calcext:value-type="float">
            <text:p>323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50;110)" office:value-type="float" office:value="62" calcext:value-type="float">
            <text:p>62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150;340)" office:value-type="float" office:value="219" calcext:value-type="float">
            <text:p>219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50;110)" office:value-type="float" office:value="84" calcext:value-type="float">
            <text:p>84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150;340)" office:value-type="float" office:value="173" calcext:value-type="float">
            <text:p>173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71" calcext:value-type="float">
            <text:p>71</text:p>
          </table:table-cell>
          <table:table-cell table:formula="of:=RANDBETWEEN(50;110)" office:value-type="float" office:value="54" calcext:value-type="float">
            <text:p>54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150;340)" office:value-type="float" office:value="265" calcext:value-type="float">
            <text:p>265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50;110)" office:value-type="float" office:value="96" calcext:value-type="float">
            <text:p>96</text:p>
          </table:table-cell>
          <table:table-cell table:formula="of:=RANDBETWEEN(150;340)" office:value-type="float" office:value="306" calcext:value-type="float">
            <text:p>306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63" calcext:value-type="float">
            <text:p>63</text:p>
          </table:table-cell>
          <table:table-cell table:formula="of:=RANDBETWEEN(50;110)" office:value-type="float" office:value="110" calcext:value-type="float">
            <text:p>110</text:p>
          </table:table-cell>
          <table:table-cell table:formula="of:=RANDBETWEEN(50;110)" office:value-type="float" office:value="108" calcext:value-type="float">
            <text:p>108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150;340)" office:value-type="float" office:value="280" calcext:value-type="float">
            <text:p>280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84" calcext:value-type="float">
            <text:p>84</text:p>
          </table:table-cell>
          <table:table-cell table:formula="of:=RANDBETWEEN(50;110)" office:value-type="float" office:value="92" calcext:value-type="float">
            <text:p>92</text:p>
          </table:table-cell>
          <table:table-cell table:formula="of:=RANDBETWEEN(50;110)" office:value-type="float" office:value="81" calcext:value-type="float">
            <text:p>81</text:p>
          </table:table-cell>
          <table:table-cell table:formula="of:=RANDBETWEEN(50;110)" office:value-type="float" office:value="91" calcext:value-type="float">
            <text:p>91</text:p>
          </table:table-cell>
          <table:table-cell table:formula="of:=RANDBETWEEN(150;340)" office:value-type="float" office:value="187" calcext:value-type="float">
            <text:p>187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109" calcext:value-type="float">
            <text:p>109</text:p>
          </table:table-cell>
          <table:table-cell table:formula="of:=RANDBETWEEN(50;110)" office:value-type="float" office:value="105" calcext:value-type="float">
            <text:p>105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50;110)" office:value-type="float" office:value="54" calcext:value-type="float">
            <text:p>54</text:p>
          </table:table-cell>
          <table:table-cell table:formula="of:=RANDBETWEEN(150;340)" office:value-type="float" office:value="183" calcext:value-type="float">
            <text:p>183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150;340)" office:value-type="float" office:value="224" calcext:value-type="float">
            <text:p>224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50;110)" office:value-type="float" office:value="91" calcext:value-type="float">
            <text:p>91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50;110)" office:value-type="float" office:value="55" calcext:value-type="float">
            <text:p>55</text:p>
          </table:table-cell>
          <table:table-cell table:formula="of:=RANDBETWEEN(150;340)" office:value-type="float" office:value="338" calcext:value-type="float">
            <text:p>338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85" calcext:value-type="float">
            <text:p>85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50;110)" office:value-type="float" office:value="87" calcext:value-type="float">
            <text:p>87</text:p>
          </table:table-cell>
          <table:table-cell table:formula="of:=RANDBETWEEN(150;340)" office:value-type="float" office:value="203" calcext:value-type="float">
            <text:p>203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50;110)" office:value-type="float" office:value="87" calcext:value-type="float">
            <text:p>87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150;340)" office:value-type="float" office:value="264" calcext:value-type="float">
            <text:p>264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68" calcext:value-type="float">
            <text:p>68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50;110)" office:value-type="float" office:value="92" calcext:value-type="float">
            <text:p>92</text:p>
          </table:table-cell>
          <table:table-cell table:formula="of:=RANDBETWEEN(150;340)" office:value-type="float" office:value="256" calcext:value-type="float">
            <text:p>256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50;110)" office:value-type="float" office:value="87" calcext:value-type="float">
            <text:p>87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50;110)" office:value-type="float" office:value="64" calcext:value-type="float">
            <text:p>64</text:p>
          </table:table-cell>
          <table:table-cell table:formula="of:=RANDBETWEEN(150;340)" office:value-type="float" office:value="320" calcext:value-type="float">
            <text:p>320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50;110)" office:value-type="float" office:value="94" calcext:value-type="float">
            <text:p>94</text:p>
          </table:table-cell>
          <table:table-cell table:formula="of:=RANDBETWEEN(150;340)" office:value-type="float" office:value="215" calcext:value-type="float">
            <text:p>215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50;110)" office:value-type="float" office:value="106" calcext:value-type="float">
            <text:p>106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150;340)" office:value-type="float" office:value="298" calcext:value-type="float">
            <text:p>298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50;110)" office:value-type="float" office:value="96" calcext:value-type="float">
            <text:p>96</text:p>
          </table:table-cell>
          <table:table-cell table:formula="of:=RANDBETWEEN(50;110)" office:value-type="float" office:value="109" calcext:value-type="float">
            <text:p>109</text:p>
          </table:table-cell>
          <table:table-cell table:formula="of:=RANDBETWEEN(50;110)" office:value-type="float" office:value="70" calcext:value-type="float">
            <text:p>70</text:p>
          </table:table-cell>
          <table:table-cell table:formula="of:=RANDBETWEEN(150;340)" office:value-type="float" office:value="219" calcext:value-type="float">
            <text:p>219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50;110)" office:value-type="float" office:value="62" calcext:value-type="float">
            <text:p>62</text:p>
          </table:table-cell>
          <table:table-cell table:formula="of:=RANDBETWEEN(50;110)" office:value-type="float" office:value="97" calcext:value-type="float">
            <text:p>97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150;340)" office:value-type="float" office:value="195" calcext:value-type="float">
            <text:p>195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50;110)" office:value-type="float" office:value="53" calcext:value-type="float">
            <text:p>53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150;340)" office:value-type="float" office:value="162" calcext:value-type="float">
            <text:p>162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84" calcext:value-type="float">
            <text:p>84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150;340)" office:value-type="float" office:value="197" calcext:value-type="float">
            <text:p>197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100" calcext:value-type="float">
            <text:p>100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50;110)" office:value-type="float" office:value="96" calcext:value-type="float">
            <text:p>96</text:p>
          </table:table-cell>
          <table:table-cell table:formula="of:=RANDBETWEEN(150;340)" office:value-type="float" office:value="203" calcext:value-type="float">
            <text:p>203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94" calcext:value-type="float">
            <text:p>94</text:p>
          </table:table-cell>
          <table:table-cell table:formula="of:=RANDBETWEEN(50;110)" office:value-type="float" office:value="109" calcext:value-type="float">
            <text:p>109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50;110)" office:value-type="float" office:value="68" calcext:value-type="float">
            <text:p>68</text:p>
          </table:table-cell>
          <table:table-cell table:formula="of:=RANDBETWEEN(150;340)" office:value-type="float" office:value="187" calcext:value-type="float">
            <text:p>187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78" calcext:value-type="float">
            <text:p>78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150;340)" office:value-type="float" office:value="271" calcext:value-type="float">
            <text:p>271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50;110)" office:value-type="float" office:value="90" calcext:value-type="float">
            <text:p>90</text:p>
          </table:table-cell>
          <table:table-cell table:formula="of:=RANDBETWEEN(50;110)" office:value-type="float" office:value="56" calcext:value-type="float">
            <text:p>56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150;340)" office:value-type="float" office:value="167" calcext:value-type="float">
            <text:p>167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54" calcext:value-type="float">
            <text:p>54</text:p>
          </table:table-cell>
          <table:table-cell table:formula="of:=RANDBETWEEN(50;110)" office:value-type="float" office:value="70" calcext:value-type="float">
            <text:p>70</text:p>
          </table:table-cell>
          <table:table-cell table:formula="of:=RANDBETWEEN(50;110)" office:value-type="float" office:value="60" calcext:value-type="float">
            <text:p>60</text:p>
          </table:table-cell>
          <table:table-cell table:formula="of:=RANDBETWEEN(50;110)" office:value-type="float" office:value="110" calcext:value-type="float">
            <text:p>110</text:p>
          </table:table-cell>
          <table:table-cell table:formula="of:=RANDBETWEEN(150;340)" office:value-type="float" office:value="291" calcext:value-type="float">
            <text:p>291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50;110)" office:value-type="float" office:value="60" calcext:value-type="float">
            <text:p>60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150;340)" office:value-type="float" office:value="255" calcext:value-type="float">
            <text:p>255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50;110)" office:value-type="float" office:value="94" calcext:value-type="float">
            <text:p>94</text:p>
          </table:table-cell>
          <table:table-cell table:formula="of:=RANDBETWEEN(50;110)" office:value-type="float" office:value="55" calcext:value-type="float">
            <text:p>55</text:p>
          </table:table-cell>
          <table:table-cell table:formula="of:=RANDBETWEEN(150;340)" office:value-type="float" office:value="279" calcext:value-type="float">
            <text:p>279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75" calcext:value-type="float">
            <text:p>75</text:p>
          </table:table-cell>
          <table:table-cell table:formula="of:=RANDBETWEEN(50;110)" office:value-type="float" office:value="75" calcext:value-type="float">
            <text:p>75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50;110)" office:value-type="float" office:value="56" calcext:value-type="float">
            <text:p>56</text:p>
          </table:table-cell>
          <table:table-cell table:formula="of:=RANDBETWEEN(150;340)" office:value-type="float" office:value="333" calcext:value-type="float">
            <text:p>333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108" calcext:value-type="float">
            <text:p>108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50;110)" office:value-type="float" office:value="81" calcext:value-type="float">
            <text:p>81</text:p>
          </table:table-cell>
          <table:table-cell table:formula="of:=RANDBETWEEN(50;110)" office:value-type="float" office:value="87" calcext:value-type="float">
            <text:p>87</text:p>
          </table:table-cell>
          <table:table-cell table:formula="of:=RANDBETWEEN(150;340)" office:value-type="float" office:value="219" calcext:value-type="float">
            <text:p>219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87" calcext:value-type="float">
            <text:p>87</text:p>
          </table:table-cell>
          <table:table-cell table:formula="of:=RANDBETWEEN(50;110)" office:value-type="float" office:value="98" calcext:value-type="float">
            <text:p>98</text:p>
          </table:table-cell>
          <table:table-cell table:formula="of:=RANDBETWEEN(50;110)" office:value-type="float" office:value="92" calcext:value-type="float">
            <text:p>92</text:p>
          </table:table-cell>
          <table:table-cell table:formula="of:=RANDBETWEEN(50;110)" office:value-type="float" office:value="110" calcext:value-type="float">
            <text:p>110</text:p>
          </table:table-cell>
          <table:table-cell table:formula="of:=RANDBETWEEN(150;340)" office:value-type="float" office:value="207" calcext:value-type="float">
            <text:p>207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70" calcext:value-type="float">
            <text:p>70</text:p>
          </table:table-cell>
          <table:table-cell table:formula="of:=RANDBETWEEN(50;110)" office:value-type="float" office:value="109" calcext:value-type="float">
            <text:p>109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50;110)" office:value-type="float" office:value="71" calcext:value-type="float">
            <text:p>71</text:p>
          </table:table-cell>
          <table:table-cell table:formula="of:=RANDBETWEEN(150;340)" office:value-type="float" office:value="247" calcext:value-type="float">
            <text:p>247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55" calcext:value-type="float">
            <text:p>55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50;110)" office:value-type="float" office:value="70" calcext:value-type="float">
            <text:p>70</text:p>
          </table:table-cell>
          <table:table-cell table:formula="of:=RANDBETWEEN(150;340)" office:value-type="float" office:value="151" calcext:value-type="float">
            <text:p>151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86" calcext:value-type="float">
            <text:p>86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50;110)" office:value-type="float" office:value="97" calcext:value-type="float">
            <text:p>97</text:p>
          </table:table-cell>
          <table:table-cell table:formula="of:=RANDBETWEEN(150;340)" office:value-type="float" office:value="249" calcext:value-type="float">
            <text:p>249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109" calcext:value-type="float">
            <text:p>109</text:p>
          </table:table-cell>
          <table:table-cell table:formula="of:=RANDBETWEEN(50;110)" office:value-type="float" office:value="81" calcext:value-type="float">
            <text:p>81</text:p>
          </table:table-cell>
          <table:table-cell table:formula="of:=RANDBETWEEN(50;110)" office:value-type="float" office:value="110" calcext:value-type="float">
            <text:p>110</text:p>
          </table:table-cell>
          <table:table-cell table:formula="of:=RANDBETWEEN(50;110)" office:value-type="float" office:value="105" calcext:value-type="float">
            <text:p>105</text:p>
          </table:table-cell>
          <table:table-cell table:formula="of:=RANDBETWEEN(150;340)" office:value-type="float" office:value="231" calcext:value-type="float">
            <text:p>231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53" calcext:value-type="float">
            <text:p>53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50;110)" office:value-type="float" office:value="90" calcext:value-type="float">
            <text:p>90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150;340)" office:value-type="float" office:value="212" calcext:value-type="float">
            <text:p>212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50;110)" office:value-type="float" office:value="68" calcext:value-type="float">
            <text:p>68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50;110)" office:value-type="float" office:value="55" calcext:value-type="float">
            <text:p>55</text:p>
          </table:table-cell>
          <table:table-cell table:formula="of:=RANDBETWEEN(150;340)" office:value-type="float" office:value="185" calcext:value-type="float">
            <text:p>185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89" calcext:value-type="float">
            <text:p>89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50;110)" office:value-type="float" office:value="98" calcext:value-type="float">
            <text:p>98</text:p>
          </table:table-cell>
          <table:table-cell table:formula="of:=RANDBETWEEN(50;110)" office:value-type="float" office:value="53" calcext:value-type="float">
            <text:p>53</text:p>
          </table:table-cell>
          <table:table-cell table:formula="of:=RANDBETWEEN(150;340)" office:value-type="float" office:value="273" calcext:value-type="float">
            <text:p>273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90" calcext:value-type="float">
            <text:p>90</text:p>
          </table:table-cell>
          <table:table-cell table:formula="of:=RANDBETWEEN(50;110)" office:value-type="float" office:value="52" calcext:value-type="float">
            <text:p>52</text:p>
          </table:table-cell>
          <table:table-cell table:formula="of:=RANDBETWEEN(50;110)" office:value-type="float" office:value="109" calcext:value-type="float">
            <text:p>109</text:p>
          </table:table-cell>
          <table:table-cell table:formula="of:=RANDBETWEEN(50;110)" office:value-type="float" office:value="64" calcext:value-type="float">
            <text:p>64</text:p>
          </table:table-cell>
          <table:table-cell table:formula="of:=RANDBETWEEN(150;340)" office:value-type="float" office:value="261" calcext:value-type="float">
            <text:p>261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50;110)" office:value-type="float" office:value="86" calcext:value-type="float">
            <text:p>86</text:p>
          </table:table-cell>
          <table:table-cell table:formula="of:=RANDBETWEEN(50;110)" office:value-type="float" office:value="110" calcext:value-type="float">
            <text:p>110</text:p>
          </table:table-cell>
          <table:table-cell table:formula="of:=RANDBETWEEN(50;110)" office:value-type="float" office:value="84" calcext:value-type="float">
            <text:p>84</text:p>
          </table:table-cell>
          <table:table-cell table:formula="of:=RANDBETWEEN(150;340)" office:value-type="float" office:value="220" calcext:value-type="float">
            <text:p>220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50;110)" office:value-type="float" office:value="70" calcext:value-type="float">
            <text:p>70</text:p>
          </table:table-cell>
          <table:table-cell table:formula="of:=RANDBETWEEN(150;340)" office:value-type="float" office:value="278" calcext:value-type="float">
            <text:p>278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50;110)" office:value-type="float" office:value="109" calcext:value-type="float">
            <text:p>109</text:p>
          </table:table-cell>
          <table:table-cell table:formula="of:=RANDBETWEEN(50;110)" office:value-type="float" office:value="63" calcext:value-type="float">
            <text:p>63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150;340)" office:value-type="float" office:value="330" calcext:value-type="float">
            <text:p>330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63" calcext:value-type="float">
            <text:p>63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50;110)" office:value-type="float" office:value="56" calcext:value-type="float">
            <text:p>56</text:p>
          </table:table-cell>
          <table:table-cell table:formula="of:=RANDBETWEEN(150;340)" office:value-type="float" office:value="163" calcext:value-type="float">
            <text:p>163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108" calcext:value-type="float">
            <text:p>108</text:p>
          </table:table-cell>
          <table:table-cell table:formula="of:=RANDBETWEEN(50;110)" office:value-type="float" office:value="64" calcext:value-type="float">
            <text:p>64</text:p>
          </table:table-cell>
          <table:table-cell table:formula="of:=RANDBETWEEN(50;110)" office:value-type="float" office:value="81" calcext:value-type="float">
            <text:p>81</text:p>
          </table:table-cell>
          <table:table-cell table:formula="of:=RANDBETWEEN(50;110)" office:value-type="float" office:value="78" calcext:value-type="float">
            <text:p>78</text:p>
          </table:table-cell>
          <table:table-cell table:formula="of:=RANDBETWEEN(150;340)" office:value-type="float" office:value="164" calcext:value-type="float">
            <text:p>164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50;110)" office:value-type="float" office:value="57" calcext:value-type="float">
            <text:p>57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150;340)" office:value-type="float" office:value="308" calcext:value-type="float">
            <text:p>308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87" calcext:value-type="float">
            <text:p>87</text:p>
          </table:table-cell>
          <table:table-cell table:formula="of:=RANDBETWEEN(50;110)" office:value-type="float" office:value="108" calcext:value-type="float">
            <text:p>108</text:p>
          </table:table-cell>
          <table:table-cell table:formula="of:=RANDBETWEEN(50;110)" office:value-type="float" office:value="52" calcext:value-type="float">
            <text:p>52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150;340)" office:value-type="float" office:value="240" calcext:value-type="float">
            <text:p>240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50;110)" office:value-type="float" office:value="92" calcext:value-type="float">
            <text:p>92</text:p>
          </table:table-cell>
          <table:table-cell table:formula="of:=RANDBETWEEN(150;340)" office:value-type="float" office:value="224" calcext:value-type="float">
            <text:p>224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50;110)" office:value-type="float" office:value="96" calcext:value-type="float">
            <text:p>96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150;340)" office:value-type="float" office:value="258" calcext:value-type="float">
            <text:p>258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108" calcext:value-type="float">
            <text:p>108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150;340)" office:value-type="float" office:value="168" calcext:value-type="float">
            <text:p>168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85" calcext:value-type="float">
            <text:p>85</text:p>
          </table:table-cell>
          <table:table-cell table:formula="of:=RANDBETWEEN(50;110)" office:value-type="float" office:value="86" calcext:value-type="float">
            <text:p>86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50;110)" office:value-type="float" office:value="55" calcext:value-type="float">
            <text:p>55</text:p>
          </table:table-cell>
          <table:table-cell table:formula="of:=RANDBETWEEN(150;340)" office:value-type="float" office:value="316" calcext:value-type="float">
            <text:p>316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75" calcext:value-type="float">
            <text:p>75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50;110)" office:value-type="float" office:value="71" calcext:value-type="float">
            <text:p>71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150;340)" office:value-type="float" office:value="282" calcext:value-type="float">
            <text:p>282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97" calcext:value-type="float">
            <text:p>97</text:p>
          </table:table-cell>
          <table:table-cell table:formula="of:=RANDBETWEEN(50;110)" office:value-type="float" office:value="84" calcext:value-type="float">
            <text:p>84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50;110)" office:value-type="float" office:value="92" calcext:value-type="float">
            <text:p>92</text:p>
          </table:table-cell>
          <table:table-cell table:formula="of:=RANDBETWEEN(150;340)" office:value-type="float" office:value="290" calcext:value-type="float">
            <text:p>290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50;110)" office:value-type="float" office:value="64" calcext:value-type="float">
            <text:p>64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150;340)" office:value-type="float" office:value="210" calcext:value-type="float">
            <text:p>210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50;110)" office:value-type="float" office:value="52" calcext:value-type="float">
            <text:p>52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150;340)" office:value-type="float" office:value="224" calcext:value-type="float">
            <text:p>224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52" calcext:value-type="float">
            <text:p>52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50;110)" office:value-type="float" office:value="63" calcext:value-type="float">
            <text:p>63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150;340)" office:value-type="float" office:value="316" calcext:value-type="float">
            <text:p>316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60" calcext:value-type="float">
            <text:p>60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50;110)" office:value-type="float" office:value="55" calcext:value-type="float">
            <text:p>55</text:p>
          </table:table-cell>
          <table:table-cell table:formula="of:=RANDBETWEEN(150;340)" office:value-type="float" office:value="273" calcext:value-type="float">
            <text:p>273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50;110)" office:value-type="float" office:value="90" calcext:value-type="float">
            <text:p>90</text:p>
          </table:table-cell>
          <table:table-cell table:formula="of:=RANDBETWEEN(50;110)" office:value-type="float" office:value="67" calcext:value-type="float">
            <text:p>67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150;340)" office:value-type="float" office:value="305" calcext:value-type="float">
            <text:p>305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50;110)" office:value-type="float" office:value="67" calcext:value-type="float">
            <text:p>67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150;340)" office:value-type="float" office:value="157" calcext:value-type="float">
            <text:p>157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87" calcext:value-type="float">
            <text:p>87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50;110)" office:value-type="float" office:value="105" calcext:value-type="float">
            <text:p>105</text:p>
          </table:table-cell>
          <table:table-cell table:formula="of:=RANDBETWEEN(50;110)" office:value-type="float" office:value="55" calcext:value-type="float">
            <text:p>55</text:p>
          </table:table-cell>
          <table:table-cell table:formula="of:=RANDBETWEEN(150;340)" office:value-type="float" office:value="300" calcext:value-type="float">
            <text:p>300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50;110)" office:value-type="float" office:value="54" calcext:value-type="float">
            <text:p>54</text:p>
          </table:table-cell>
          <table:table-cell table:formula="of:=RANDBETWEEN(50;110)" office:value-type="float" office:value="90" calcext:value-type="float">
            <text:p>90</text:p>
          </table:table-cell>
          <table:table-cell table:formula="of:=RANDBETWEEN(50;110)" office:value-type="float" office:value="71" calcext:value-type="float">
            <text:p>71</text:p>
          </table:table-cell>
          <table:table-cell table:formula="of:=RANDBETWEEN(150;340)" office:value-type="float" office:value="163" calcext:value-type="float">
            <text:p>163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50;110)" office:value-type="float" office:value="108" calcext:value-type="float">
            <text:p>108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150;340)" office:value-type="float" office:value="308" calcext:value-type="float">
            <text:p>308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50;110)" office:value-type="float" office:value="64" calcext:value-type="float">
            <text:p>64</text:p>
          </table:table-cell>
          <table:table-cell table:formula="of:=RANDBETWEEN(50;110)" office:value-type="float" office:value="110" calcext:value-type="float">
            <text:p>110</text:p>
          </table:table-cell>
          <table:table-cell table:formula="of:=RANDBETWEEN(50;110)" office:value-type="float" office:value="96" calcext:value-type="float">
            <text:p>96</text:p>
          </table:table-cell>
          <table:table-cell table:formula="of:=RANDBETWEEN(150;340)" office:value-type="float" office:value="230" calcext:value-type="float">
            <text:p>230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91" calcext:value-type="float">
            <text:p>91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50;110)" office:value-type="float" office:value="98" calcext:value-type="float">
            <text:p>98</text:p>
          </table:table-cell>
          <table:table-cell table:formula="of:=RANDBETWEEN(150;340)" office:value-type="float" office:value="329" calcext:value-type="float">
            <text:p>329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50;110)" office:value-type="float" office:value="78" calcext:value-type="float">
            <text:p>78</text:p>
          </table:table-cell>
          <table:table-cell table:formula="of:=RANDBETWEEN(50;110)" office:value-type="float" office:value="52" calcext:value-type="float">
            <text:p>52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150;340)" office:value-type="float" office:value="244" calcext:value-type="float">
            <text:p>244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63" calcext:value-type="float">
            <text:p>63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50;110)" office:value-type="float" office:value="96" calcext:value-type="float">
            <text:p>96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150;340)" office:value-type="float" office:value="194" calcext:value-type="float">
            <text:p>194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53" calcext:value-type="float">
            <text:p>53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50;110)" office:value-type="float" office:value="105" calcext:value-type="float">
            <text:p>105</text:p>
          </table:table-cell>
          <table:table-cell table:formula="of:=RANDBETWEEN(150;340)" office:value-type="float" office:value="328" calcext:value-type="float">
            <text:p>328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78" calcext:value-type="float">
            <text:p>78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50;110)" office:value-type="float" office:value="84" calcext:value-type="float">
            <text:p>84</text:p>
          </table:table-cell>
          <table:table-cell table:formula="of:=RANDBETWEEN(50;110)" office:value-type="float" office:value="108" calcext:value-type="float">
            <text:p>108</text:p>
          </table:table-cell>
          <table:table-cell table:formula="of:=RANDBETWEEN(150;340)" office:value-type="float" office:value="310" calcext:value-type="float">
            <text:p>310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109" calcext:value-type="float">
            <text:p>109</text:p>
          </table:table-cell>
          <table:table-cell table:formula="of:=RANDBETWEEN(50;110)" office:value-type="float" office:value="75" calcext:value-type="float">
            <text:p>75</text:p>
          </table:table-cell>
          <table:table-cell table:formula="of:=RANDBETWEEN(50;110)" office:value-type="float" office:value="57" calcext:value-type="float">
            <text:p>57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150;340)" office:value-type="float" office:value="241" calcext:value-type="float">
            <text:p>241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50;110)" office:value-type="float" office:value="64" calcext:value-type="float">
            <text:p>64</text:p>
          </table:table-cell>
          <table:table-cell table:formula="of:=RANDBETWEEN(50;110)" office:value-type="float" office:value="81" calcext:value-type="float">
            <text:p>81</text:p>
          </table:table-cell>
          <table:table-cell table:formula="of:=RANDBETWEEN(50;110)" office:value-type="float" office:value="57" calcext:value-type="float">
            <text:p>57</text:p>
          </table:table-cell>
          <table:table-cell table:formula="of:=RANDBETWEEN(150;340)" office:value-type="float" office:value="245" calcext:value-type="float">
            <text:p>245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50;110)" office:value-type="float" office:value="53" calcext:value-type="float">
            <text:p>53</text:p>
          </table:table-cell>
          <table:table-cell table:formula="of:=RANDBETWEEN(150;340)" office:value-type="float" office:value="286" calcext:value-type="float">
            <text:p>286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50;110)" office:value-type="float" office:value="62" calcext:value-type="float">
            <text:p>62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50;110)" office:value-type="float" office:value="106" calcext:value-type="float">
            <text:p>106</text:p>
          </table:table-cell>
          <table:table-cell table:formula="of:=RANDBETWEEN(150;340)" office:value-type="float" office:value="182" calcext:value-type="float">
            <text:p>182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78" calcext:value-type="float">
            <text:p>78</text:p>
          </table:table-cell>
          <table:table-cell table:formula="of:=RANDBETWEEN(50;110)" office:value-type="float" office:value="57" calcext:value-type="float">
            <text:p>57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150;340)" office:value-type="float" office:value="253" calcext:value-type="float">
            <text:p>253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50;110)" office:value-type="float" office:value="86" calcext:value-type="float">
            <text:p>86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150;340)" office:value-type="float" office:value="317" calcext:value-type="float">
            <text:p>317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54" calcext:value-type="float">
            <text:p>54</text:p>
          </table:table-cell>
          <table:table-cell table:formula="of:=RANDBETWEEN(50;110)" office:value-type="float" office:value="59" calcext:value-type="float">
            <text:p>59</text:p>
          </table:table-cell>
          <table:table-cell table:formula="of:=RANDBETWEEN(50;110)" office:value-type="float" office:value="56" calcext:value-type="float">
            <text:p>56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150;340)" office:value-type="float" office:value="334" calcext:value-type="float">
            <text:p>334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100" calcext:value-type="float">
            <text:p>100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50;110)" office:value-type="float" office:value="105" calcext:value-type="float">
            <text:p>105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150;340)" office:value-type="float" office:value="316" calcext:value-type="float">
            <text:p>316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91" calcext:value-type="float">
            <text:p>91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50;110)" office:value-type="float" office:value="59" calcext:value-type="float">
            <text:p>59</text:p>
          </table:table-cell>
          <table:table-cell table:formula="of:=RANDBETWEEN(50;110)" office:value-type="float" office:value="64" calcext:value-type="float">
            <text:p>64</text:p>
          </table:table-cell>
          <table:table-cell table:formula="of:=RANDBETWEEN(150;340)" office:value-type="float" office:value="278" calcext:value-type="float">
            <text:p>278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53" calcext:value-type="float">
            <text:p>53</text:p>
          </table:table-cell>
          <table:table-cell table:formula="of:=RANDBETWEEN(50;110)" office:value-type="float" office:value="57" calcext:value-type="float">
            <text:p>57</text:p>
          </table:table-cell>
          <table:table-cell table:formula="of:=RANDBETWEEN(50;110)" office:value-type="float" office:value="105" calcext:value-type="float">
            <text:p>105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150;340)" office:value-type="float" office:value="233" calcext:value-type="float">
            <text:p>233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84" calcext:value-type="float">
            <text:p>84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50;110)" office:value-type="float" office:value="75" calcext:value-type="float">
            <text:p>75</text:p>
          </table:table-cell>
          <table:table-cell table:formula="of:=RANDBETWEEN(50;110)" office:value-type="float" office:value="100" calcext:value-type="float">
            <text:p>100</text:p>
          </table:table-cell>
          <table:table-cell table:formula="of:=RANDBETWEEN(150;340)" office:value-type="float" office:value="172" calcext:value-type="float">
            <text:p>172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54" calcext:value-type="float">
            <text:p>54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150;340)" office:value-type="float" office:value="247" calcext:value-type="float">
            <text:p>247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50;110)" office:value-type="float" office:value="105" calcext:value-type="float">
            <text:p>105</text:p>
          </table:table-cell>
          <table:table-cell table:formula="of:=RANDBETWEEN(50;110)" office:value-type="float" office:value="78" calcext:value-type="float">
            <text:p>78</text:p>
          </table:table-cell>
          <table:table-cell table:formula="of:=RANDBETWEEN(150;340)" office:value-type="float" office:value="230" calcext:value-type="float">
            <text:p>230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50;110)" office:value-type="float" office:value="55" calcext:value-type="float">
            <text:p>55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150;340)" office:value-type="float" office:value="324" calcext:value-type="float">
            <text:p>324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90" calcext:value-type="float">
            <text:p>90</text:p>
          </table:table-cell>
          <table:table-cell table:formula="of:=RANDBETWEEN(50;110)" office:value-type="float" office:value="54" calcext:value-type="float">
            <text:p>54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50;110)" office:value-type="float" office:value="92" calcext:value-type="float">
            <text:p>92</text:p>
          </table:table-cell>
          <table:table-cell table:formula="of:=RANDBETWEEN(150;340)" office:value-type="float" office:value="207" calcext:value-type="float">
            <text:p>207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91" calcext:value-type="float">
            <text:p>91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50;110)" office:value-type="float" office:value="75" calcext:value-type="float">
            <text:p>75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150;340)" office:value-type="float" office:value="267" calcext:value-type="float">
            <text:p>267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92" calcext:value-type="float">
            <text:p>92</text:p>
          </table:table-cell>
          <table:table-cell table:formula="of:=RANDBETWEEN(50;110)" office:value-type="float" office:value="90" calcext:value-type="float">
            <text:p>90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150;340)" office:value-type="float" office:value="323" calcext:value-type="float">
            <text:p>323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50;110)" office:value-type="float" office:value="81" calcext:value-type="float">
            <text:p>81</text:p>
          </table:table-cell>
          <table:table-cell table:formula="of:=RANDBETWEEN(50;110)" office:value-type="float" office:value="53" calcext:value-type="float">
            <text:p>53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150;340)" office:value-type="float" office:value="154" calcext:value-type="float">
            <text:p>154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150;340)" office:value-type="float" office:value="333" calcext:value-type="float">
            <text:p>333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90" calcext:value-type="float">
            <text:p>90</text:p>
          </table:table-cell>
          <table:table-cell table:formula="of:=RANDBETWEEN(50;110)" office:value-type="float" office:value="90" calcext:value-type="float">
            <text:p>90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50;110)" office:value-type="float" office:value="56" calcext:value-type="float">
            <text:p>56</text:p>
          </table:table-cell>
          <table:table-cell table:formula="of:=RANDBETWEEN(150;340)" office:value-type="float" office:value="330" calcext:value-type="float">
            <text:p>330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50;110)" office:value-type="float" office:value="100" calcext:value-type="float">
            <text:p>100</text:p>
          </table:table-cell>
          <table:table-cell table:formula="of:=RANDBETWEEN(50;110)" office:value-type="float" office:value="110" calcext:value-type="float">
            <text:p>110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150;340)" office:value-type="float" office:value="323" calcext:value-type="float">
            <text:p>323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56" calcext:value-type="float">
            <text:p>56</text:p>
          </table:table-cell>
          <table:table-cell table:formula="of:=RANDBETWEEN(50;110)" office:value-type="float" office:value="60" calcext:value-type="float">
            <text:p>60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50;110)" office:value-type="float" office:value="87" calcext:value-type="float">
            <text:p>87</text:p>
          </table:table-cell>
          <table:table-cell table:formula="of:=RANDBETWEEN(150;340)" office:value-type="float" office:value="207" calcext:value-type="float">
            <text:p>207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63" calcext:value-type="float">
            <text:p>63</text:p>
          </table:table-cell>
          <table:table-cell table:formula="of:=RANDBETWEEN(50;110)" office:value-type="float" office:value="97" calcext:value-type="float">
            <text:p>97</text:p>
          </table:table-cell>
          <table:table-cell table:formula="of:=RANDBETWEEN(50;110)" office:value-type="float" office:value="105" calcext:value-type="float">
            <text:p>105</text:p>
          </table:table-cell>
          <table:table-cell table:formula="of:=RANDBETWEEN(50;110)" office:value-type="float" office:value="62" calcext:value-type="float">
            <text:p>62</text:p>
          </table:table-cell>
          <table:table-cell table:formula="of:=RANDBETWEEN(150;340)" office:value-type="float" office:value="262" calcext:value-type="float">
            <text:p>262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91" calcext:value-type="float">
            <text:p>91</text:p>
          </table:table-cell>
          <table:table-cell table:formula="of:=RANDBETWEEN(50;110)" office:value-type="float" office:value="68" calcext:value-type="float">
            <text:p>68</text:p>
          </table:table-cell>
          <table:table-cell table:formula="of:=RANDBETWEEN(50;110)" office:value-type="float" office:value="86" calcext:value-type="float">
            <text:p>86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150;340)" office:value-type="float" office:value="200" calcext:value-type="float">
            <text:p>200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109" calcext:value-type="float">
            <text:p>109</text:p>
          </table:table-cell>
          <table:table-cell table:formula="of:=RANDBETWEEN(50;110)" office:value-type="float" office:value="89" calcext:value-type="float">
            <text:p>89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50;110)" office:value-type="float" office:value="94" calcext:value-type="float">
            <text:p>94</text:p>
          </table:table-cell>
          <table:table-cell table:formula="of:=RANDBETWEEN(150;340)" office:value-type="float" office:value="316" calcext:value-type="float">
            <text:p>316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50;110)" office:value-type="float" office:value="63" calcext:value-type="float">
            <text:p>63</text:p>
          </table:table-cell>
          <table:table-cell table:formula="of:=RANDBETWEEN(50;110)" office:value-type="float" office:value="100" calcext:value-type="float">
            <text:p>100</text:p>
          </table:table-cell>
          <table:table-cell table:formula="of:=RANDBETWEEN(50;110)" office:value-type="float" office:value="53" calcext:value-type="float">
            <text:p>53</text:p>
          </table:table-cell>
          <table:table-cell table:formula="of:=RANDBETWEEN(150;340)" office:value-type="float" office:value="195" calcext:value-type="float">
            <text:p>195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50;110)" office:value-type="float" office:value="97" calcext:value-type="float">
            <text:p>97</text:p>
          </table:table-cell>
          <table:table-cell table:formula="of:=RANDBETWEEN(50;110)" office:value-type="float" office:value="91" calcext:value-type="float">
            <text:p>91</text:p>
          </table:table-cell>
          <table:table-cell table:formula="of:=RANDBETWEEN(50;110)" office:value-type="float" office:value="92" calcext:value-type="float">
            <text:p>92</text:p>
          </table:table-cell>
          <table:table-cell table:formula="of:=RANDBETWEEN(150;340)" office:value-type="float" office:value="297" calcext:value-type="float">
            <text:p>297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96" calcext:value-type="float">
            <text:p>96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150;340)" office:value-type="float" office:value="207" calcext:value-type="float">
            <text:p>207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105" calcext:value-type="float">
            <text:p>105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150;340)" office:value-type="float" office:value="309" calcext:value-type="float">
            <text:p>309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57" calcext:value-type="float">
            <text:p>57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50;110)" office:value-type="float" office:value="56" calcext:value-type="float">
            <text:p>56</text:p>
          </table:table-cell>
          <table:table-cell table:formula="of:=RANDBETWEEN(50;110)" office:value-type="float" office:value="71" calcext:value-type="float">
            <text:p>71</text:p>
          </table:table-cell>
          <table:table-cell table:formula="of:=RANDBETWEEN(150;340)" office:value-type="float" office:value="255" calcext:value-type="float">
            <text:p>255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71" calcext:value-type="float">
            <text:p>71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150;340)" office:value-type="float" office:value="227" calcext:value-type="float">
            <text:p>227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50;110)" office:value-type="float" office:value="57" calcext:value-type="float">
            <text:p>57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50;110)" office:value-type="float" office:value="60" calcext:value-type="float">
            <text:p>60</text:p>
          </table:table-cell>
          <table:table-cell table:formula="of:=RANDBETWEEN(150;340)" office:value-type="float" office:value="245" calcext:value-type="float">
            <text:p>245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50;110)" office:value-type="float" office:value="86" calcext:value-type="float">
            <text:p>86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150;340)" office:value-type="float" office:value="156" calcext:value-type="float">
            <text:p>156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67" calcext:value-type="float">
            <text:p>67</text:p>
          </table:table-cell>
          <table:table-cell table:formula="of:=RANDBETWEEN(50;110)" office:value-type="float" office:value="71" calcext:value-type="float">
            <text:p>71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50;110)" office:value-type="float" office:value="62" calcext:value-type="float">
            <text:p>62</text:p>
          </table:table-cell>
          <table:table-cell table:formula="of:=RANDBETWEEN(150;340)" office:value-type="float" office:value="325" calcext:value-type="float">
            <text:p>325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105" calcext:value-type="float">
            <text:p>105</text:p>
          </table:table-cell>
          <table:table-cell table:formula="of:=RANDBETWEEN(50;110)" office:value-type="float" office:value="56" calcext:value-type="float">
            <text:p>56</text:p>
          </table:table-cell>
          <table:table-cell table:formula="of:=RANDBETWEEN(50;110)" office:value-type="float" office:value="106" calcext:value-type="float">
            <text:p>106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150;340)" office:value-type="float" office:value="269" calcext:value-type="float">
            <text:p>269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97" calcext:value-type="float">
            <text:p>97</text:p>
          </table:table-cell>
          <table:table-cell table:formula="of:=RANDBETWEEN(50;110)" office:value-type="float" office:value="63" calcext:value-type="float">
            <text:p>63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50;110)" office:value-type="float" office:value="53" calcext:value-type="float">
            <text:p>53</text:p>
          </table:table-cell>
          <table:table-cell table:formula="of:=RANDBETWEEN(150;340)" office:value-type="float" office:value="231" calcext:value-type="float">
            <text:p>231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86" calcext:value-type="float">
            <text:p>86</text:p>
          </table:table-cell>
          <table:table-cell table:formula="of:=RANDBETWEEN(50;110)" office:value-type="float" office:value="92" calcext:value-type="float">
            <text:p>92</text:p>
          </table:table-cell>
          <table:table-cell table:formula="of:=RANDBETWEEN(50;110)" office:value-type="float" office:value="86" calcext:value-type="float">
            <text:p>86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150;340)" office:value-type="float" office:value="205" calcext:value-type="float">
            <text:p>205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150;340)" office:value-type="float" office:value="203" calcext:value-type="float">
            <text:p>203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96" calcext:value-type="float">
            <text:p>96</text:p>
          </table:table-cell>
          <table:table-cell table:formula="of:=RANDBETWEEN(50;110)" office:value-type="float" office:value="94" calcext:value-type="float">
            <text:p>94</text:p>
          </table:table-cell>
          <table:table-cell table:formula="of:=RANDBETWEEN(50;110)" office:value-type="float" office:value="81" calcext:value-type="float">
            <text:p>81</text:p>
          </table:table-cell>
          <table:table-cell table:formula="of:=RANDBETWEEN(50;110)" office:value-type="float" office:value="62" calcext:value-type="float">
            <text:p>62</text:p>
          </table:table-cell>
          <table:table-cell table:formula="of:=RANDBETWEEN(150;340)" office:value-type="float" office:value="288" calcext:value-type="float">
            <text:p>288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50;110)" office:value-type="float" office:value="78" calcext:value-type="float">
            <text:p>78</text:p>
          </table:table-cell>
          <table:table-cell table:formula="of:=RANDBETWEEN(50;110)" office:value-type="float" office:value="52" calcext:value-type="float">
            <text:p>52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150;340)" office:value-type="float" office:value="305" calcext:value-type="float">
            <text:p>305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50;110)" office:value-type="float" office:value="57" calcext:value-type="float">
            <text:p>57</text:p>
          </table:table-cell>
          <table:table-cell table:formula="of:=RANDBETWEEN(50;110)" office:value-type="float" office:value="54" calcext:value-type="float">
            <text:p>54</text:p>
          </table:table-cell>
          <table:table-cell table:formula="of:=RANDBETWEEN(150;340)" office:value-type="float" office:value="250" calcext:value-type="float">
            <text:p>250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50;110)" office:value-type="float" office:value="84" calcext:value-type="float">
            <text:p>84</text:p>
          </table:table-cell>
          <table:table-cell table:formula="of:=RANDBETWEEN(50;110)" office:value-type="float" office:value="96" calcext:value-type="float">
            <text:p>96</text:p>
          </table:table-cell>
          <table:table-cell table:formula="of:=RANDBETWEEN(150;340)" office:value-type="float" office:value="322" calcext:value-type="float">
            <text:p>322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50;110)" office:value-type="float" office:value="98" calcext:value-type="float">
            <text:p>98</text:p>
          </table:table-cell>
          <table:table-cell table:formula="of:=RANDBETWEEN(50;110)" office:value-type="float" office:value="56" calcext:value-type="float">
            <text:p>56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150;340)" office:value-type="float" office:value="204" calcext:value-type="float">
            <text:p>204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50;110)" office:value-type="float" office:value="105" calcext:value-type="float">
            <text:p>105</text:p>
          </table:table-cell>
          <table:table-cell table:formula="of:=RANDBETWEEN(50;110)" office:value-type="float" office:value="55" calcext:value-type="float">
            <text:p>55</text:p>
          </table:table-cell>
          <table:table-cell table:formula="of:=RANDBETWEEN(150;340)" office:value-type="float" office:value="193" calcext:value-type="float">
            <text:p>193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87" calcext:value-type="float">
            <text:p>87</text:p>
          </table:table-cell>
          <table:table-cell table:formula="of:=RANDBETWEEN(50;110)" office:value-type="float" office:value="75" calcext:value-type="float">
            <text:p>75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50;110)" office:value-type="float" office:value="64" calcext:value-type="float">
            <text:p>64</text:p>
          </table:table-cell>
          <table:table-cell table:formula="of:=RANDBETWEEN(150;340)" office:value-type="float" office:value="303" calcext:value-type="float">
            <text:p>303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50;110)" office:value-type="float" office:value="59" calcext:value-type="float">
            <text:p>59</text:p>
          </table:table-cell>
          <table:table-cell table:formula="of:=RANDBETWEEN(50;110)" office:value-type="float" office:value="70" calcext:value-type="float">
            <text:p>70</text:p>
          </table:table-cell>
          <table:table-cell table:formula="of:=RANDBETWEEN(150;340)" office:value-type="float" office:value="254" calcext:value-type="float">
            <text:p>254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94" calcext:value-type="float">
            <text:p>94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50;110)" office:value-type="float" office:value="54" calcext:value-type="float">
            <text:p>54</text:p>
          </table:table-cell>
          <table:table-cell table:formula="of:=RANDBETWEEN(50;110)" office:value-type="float" office:value="96" calcext:value-type="float">
            <text:p>96</text:p>
          </table:table-cell>
          <table:table-cell table:formula="of:=RANDBETWEEN(150;340)" office:value-type="float" office:value="291" calcext:value-type="float">
            <text:p>291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108" calcext:value-type="float">
            <text:p>108</text:p>
          </table:table-cell>
          <table:table-cell table:formula="of:=RANDBETWEEN(50;110)" office:value-type="float" office:value="89" calcext:value-type="float">
            <text:p>89</text:p>
          </table:table-cell>
          <table:table-cell table:formula="of:=RANDBETWEEN(50;110)" office:value-type="float" office:value="62" calcext:value-type="float">
            <text:p>62</text:p>
          </table:table-cell>
          <table:table-cell table:formula="of:=RANDBETWEEN(50;110)" office:value-type="float" office:value="53" calcext:value-type="float">
            <text:p>53</text:p>
          </table:table-cell>
          <table:table-cell table:formula="of:=RANDBETWEEN(150;340)" office:value-type="float" office:value="157" calcext:value-type="float">
            <text:p>157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92" calcext:value-type="float">
            <text:p>92</text:p>
          </table:table-cell>
          <table:table-cell table:formula="of:=RANDBETWEEN(50;110)" office:value-type="float" office:value="96" calcext:value-type="float">
            <text:p>96</text:p>
          </table:table-cell>
          <table:table-cell table:formula="of:=RANDBETWEEN(50;110)" office:value-type="float" office:value="98" calcext:value-type="float">
            <text:p>98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150;340)" office:value-type="float" office:value="250" calcext:value-type="float">
            <text:p>250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50;110)" office:value-type="float" office:value="70" calcext:value-type="float">
            <text:p>70</text:p>
          </table:table-cell>
          <table:table-cell table:formula="of:=RANDBETWEEN(50;110)" office:value-type="float" office:value="98" calcext:value-type="float">
            <text:p>98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150;340)" office:value-type="float" office:value="180" calcext:value-type="float">
            <text:p>180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81" calcext:value-type="float">
            <text:p>81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150;340)" office:value-type="float" office:value="234" calcext:value-type="float">
            <text:p>234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94" calcext:value-type="float">
            <text:p>94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50;110)" office:value-type="float" office:value="63" calcext:value-type="float">
            <text:p>63</text:p>
          </table:table-cell>
          <table:table-cell table:formula="of:=RANDBETWEEN(50;110)" office:value-type="float" office:value="96" calcext:value-type="float">
            <text:p>96</text:p>
          </table:table-cell>
          <table:table-cell table:formula="of:=RANDBETWEEN(150;340)" office:value-type="float" office:value="235" calcext:value-type="float">
            <text:p>235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68" calcext:value-type="float">
            <text:p>68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50;110)" office:value-type="float" office:value="96" calcext:value-type="float">
            <text:p>96</text:p>
          </table:table-cell>
          <table:table-cell table:formula="of:=RANDBETWEEN(50;110)" office:value-type="float" office:value="94" calcext:value-type="float">
            <text:p>94</text:p>
          </table:table-cell>
          <table:table-cell table:formula="of:=RANDBETWEEN(150;340)" office:value-type="float" office:value="326" calcext:value-type="float">
            <text:p>326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64" calcext:value-type="float">
            <text:p>64</text:p>
          </table:table-cell>
          <table:table-cell table:formula="of:=RANDBETWEEN(50;110)" office:value-type="float" office:value="60" calcext:value-type="float">
            <text:p>60</text:p>
          </table:table-cell>
          <table:table-cell table:formula="of:=RANDBETWEEN(50;110)" office:value-type="float" office:value="78" calcext:value-type="float">
            <text:p>78</text:p>
          </table:table-cell>
          <table:table-cell table:formula="of:=RANDBETWEEN(50;110)" office:value-type="float" office:value="96" calcext:value-type="float">
            <text:p>96</text:p>
          </table:table-cell>
          <table:table-cell table:formula="of:=RANDBETWEEN(150;340)" office:value-type="float" office:value="280" calcext:value-type="float">
            <text:p>280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50;110)" office:value-type="float" office:value="62" calcext:value-type="float">
            <text:p>62</text:p>
          </table:table-cell>
          <table:table-cell table:formula="of:=RANDBETWEEN(150;340)" office:value-type="float" office:value="181" calcext:value-type="float">
            <text:p>181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50;110)" office:value-type="float" office:value="84" calcext:value-type="float">
            <text:p>84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50;110)" office:value-type="float" office:value="97" calcext:value-type="float">
            <text:p>97</text:p>
          </table:table-cell>
          <table:table-cell table:formula="of:=RANDBETWEEN(150;340)" office:value-type="float" office:value="188" calcext:value-type="float">
            <text:p>188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70" calcext:value-type="float">
            <text:p>70</text:p>
          </table:table-cell>
          <table:table-cell table:formula="of:=RANDBETWEEN(50;110)" office:value-type="float" office:value="110" calcext:value-type="float">
            <text:p>110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150;340)" office:value-type="float" office:value="151" calcext:value-type="float">
            <text:p>151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105" calcext:value-type="float">
            <text:p>105</text:p>
          </table:table-cell>
          <table:table-cell table:formula="of:=RANDBETWEEN(50;110)" office:value-type="float" office:value="100" calcext:value-type="float">
            <text:p>100</text:p>
          </table:table-cell>
          <table:table-cell table:formula="of:=RANDBETWEEN(50;110)" office:value-type="float" office:value="109" calcext:value-type="float">
            <text:p>109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150;340)" office:value-type="float" office:value="299" calcext:value-type="float">
            <text:p>299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108" calcext:value-type="float">
            <text:p>108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150;340)" office:value-type="float" office:value="294" calcext:value-type="float">
            <text:p>294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90" calcext:value-type="float">
            <text:p>90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150;340)" office:value-type="float" office:value="187" calcext:value-type="float">
            <text:p>187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94" calcext:value-type="float">
            <text:p>94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50;110)" office:value-type="float" office:value="53" calcext:value-type="float">
            <text:p>53</text:p>
          </table:table-cell>
          <table:table-cell table:formula="of:=RANDBETWEEN(50;110)" office:value-type="float" office:value="78" calcext:value-type="float">
            <text:p>78</text:p>
          </table:table-cell>
          <table:table-cell table:formula="of:=RANDBETWEEN(150;340)" office:value-type="float" office:value="240" calcext:value-type="float">
            <text:p>240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150;340)" office:value-type="float" office:value="183" calcext:value-type="float">
            <text:p>183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50;110)" office:value-type="float" office:value="90" calcext:value-type="float">
            <text:p>90</text:p>
          </table:table-cell>
          <table:table-cell table:formula="of:=RANDBETWEEN(50;110)" office:value-type="float" office:value="53" calcext:value-type="float">
            <text:p>53</text:p>
          </table:table-cell>
          <table:table-cell table:formula="of:=RANDBETWEEN(50;110)" office:value-type="float" office:value="106" calcext:value-type="float">
            <text:p>106</text:p>
          </table:table-cell>
          <table:table-cell table:formula="of:=RANDBETWEEN(150;340)" office:value-type="float" office:value="308" calcext:value-type="float">
            <text:p>308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50;110)" office:value-type="float" office:value="75" calcext:value-type="float">
            <text:p>75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150;340)" office:value-type="float" office:value="311" calcext:value-type="float">
            <text:p>311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54" calcext:value-type="float">
            <text:p>54</text:p>
          </table:table-cell>
          <table:table-cell table:formula="of:=RANDBETWEEN(50;110)" office:value-type="float" office:value="98" calcext:value-type="float">
            <text:p>98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150;340)" office:value-type="float" office:value="249" calcext:value-type="float">
            <text:p>249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96" calcext:value-type="float">
            <text:p>96</text:p>
          </table:table-cell>
          <table:table-cell table:formula="of:=RANDBETWEEN(50;110)" office:value-type="float" office:value="100" calcext:value-type="float">
            <text:p>100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150;340)" office:value-type="float" office:value="166" calcext:value-type="float">
            <text:p>166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50;110)" office:value-type="float" office:value="109" calcext:value-type="float">
            <text:p>109</text:p>
          </table:table-cell>
          <table:table-cell table:formula="of:=RANDBETWEEN(150;340)" office:value-type="float" office:value="308" calcext:value-type="float">
            <text:p>308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96" calcext:value-type="float">
            <text:p>96</text:p>
          </table:table-cell>
          <table:table-cell table:formula="of:=RANDBETWEEN(50;110)" office:value-type="float" office:value="90" calcext:value-type="float">
            <text:p>90</text:p>
          </table:table-cell>
          <table:table-cell table:formula="of:=RANDBETWEEN(50;110)" office:value-type="float" office:value="96" calcext:value-type="float">
            <text:p>96</text:p>
          </table:table-cell>
          <table:table-cell table:formula="of:=RANDBETWEEN(50;110)" office:value-type="float" office:value="97" calcext:value-type="float">
            <text:p>97</text:p>
          </table:table-cell>
          <table:table-cell table:formula="of:=RANDBETWEEN(150;340)" office:value-type="float" office:value="200" calcext:value-type="float">
            <text:p>200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108" calcext:value-type="float">
            <text:p>108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50;110)" office:value-type="float" office:value="96" calcext:value-type="float">
            <text:p>96</text:p>
          </table:table-cell>
          <table:table-cell table:formula="of:=RANDBETWEEN(50;110)" office:value-type="float" office:value="55" calcext:value-type="float">
            <text:p>55</text:p>
          </table:table-cell>
          <table:table-cell table:formula="of:=RANDBETWEEN(150;340)" office:value-type="float" office:value="249" calcext:value-type="float">
            <text:p>249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106" calcext:value-type="float">
            <text:p>106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50;110)" office:value-type="float" office:value="96" calcext:value-type="float">
            <text:p>96</text:p>
          </table:table-cell>
          <table:table-cell table:formula="of:=RANDBETWEEN(50;110)" office:value-type="float" office:value="98" calcext:value-type="float">
            <text:p>98</text:p>
          </table:table-cell>
          <table:table-cell table:formula="of:=RANDBETWEEN(150;340)" office:value-type="float" office:value="173" calcext:value-type="float">
            <text:p>173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78" calcext:value-type="float">
            <text:p>78</text:p>
          </table:table-cell>
          <table:table-cell table:formula="of:=RANDBETWEEN(50;110)" office:value-type="float" office:value="100" calcext:value-type="float">
            <text:p>100</text:p>
          </table:table-cell>
          <table:table-cell table:formula="of:=RANDBETWEEN(50;110)" office:value-type="float" office:value="86" calcext:value-type="float">
            <text:p>86</text:p>
          </table:table-cell>
          <table:table-cell table:formula="of:=RANDBETWEEN(50;110)" office:value-type="float" office:value="94" calcext:value-type="float">
            <text:p>94</text:p>
          </table:table-cell>
          <table:table-cell table:formula="of:=RANDBETWEEN(150;340)" office:value-type="float" office:value="305" calcext:value-type="float">
            <text:p>305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150;340)" office:value-type="float" office:value="210" calcext:value-type="float">
            <text:p>210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71" calcext:value-type="float">
            <text:p>71</text:p>
          </table:table-cell>
          <table:table-cell table:formula="of:=RANDBETWEEN(50;110)" office:value-type="float" office:value="63" calcext:value-type="float">
            <text:p>63</text:p>
          </table:table-cell>
          <table:table-cell table:formula="of:=RANDBETWEEN(50;110)" office:value-type="float" office:value="78" calcext:value-type="float">
            <text:p>78</text:p>
          </table:table-cell>
          <table:table-cell table:formula="of:=RANDBETWEEN(50;110)" office:value-type="float" office:value="71" calcext:value-type="float">
            <text:p>71</text:p>
          </table:table-cell>
          <table:table-cell table:formula="of:=RANDBETWEEN(150;340)" office:value-type="float" office:value="329" calcext:value-type="float">
            <text:p>329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50;110)" office:value-type="float" office:value="90" calcext:value-type="float">
            <text:p>90</text:p>
          </table:table-cell>
          <table:table-cell table:formula="of:=RANDBETWEEN(50;110)" office:value-type="float" office:value="56" calcext:value-type="float">
            <text:p>56</text:p>
          </table:table-cell>
          <table:table-cell table:formula="of:=RANDBETWEEN(50;110)" office:value-type="float" office:value="54" calcext:value-type="float">
            <text:p>54</text:p>
          </table:table-cell>
          <table:table-cell table:formula="of:=RANDBETWEEN(150;340)" office:value-type="float" office:value="170" calcext:value-type="float">
            <text:p>170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50;110)" office:value-type="float" office:value="94" calcext:value-type="float">
            <text:p>94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50;110)" office:value-type="float" office:value="68" calcext:value-type="float">
            <text:p>68</text:p>
          </table:table-cell>
          <table:table-cell table:formula="of:=RANDBETWEEN(150;340)" office:value-type="float" office:value="221" calcext:value-type="float">
            <text:p>221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71" calcext:value-type="float">
            <text:p>71</text:p>
          </table:table-cell>
          <table:table-cell table:formula="of:=RANDBETWEEN(50;110)" office:value-type="float" office:value="53" calcext:value-type="float">
            <text:p>53</text:p>
          </table:table-cell>
          <table:table-cell table:formula="of:=RANDBETWEEN(50;110)" office:value-type="float" office:value="62" calcext:value-type="float">
            <text:p>62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150;340)" office:value-type="float" office:value="207" calcext:value-type="float">
            <text:p>207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78" calcext:value-type="float">
            <text:p>78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50;110)" office:value-type="float" office:value="68" calcext:value-type="float">
            <text:p>68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150;340)" office:value-type="float" office:value="241" calcext:value-type="float">
            <text:p>241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60" calcext:value-type="float">
            <text:p>60</text:p>
          </table:table-cell>
          <table:table-cell table:formula="of:=RANDBETWEEN(50;110)" office:value-type="float" office:value="100" calcext:value-type="float">
            <text:p>100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150;340)" office:value-type="float" office:value="328" calcext:value-type="float">
            <text:p>328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50;110)" office:value-type="float" office:value="64" calcext:value-type="float">
            <text:p>64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50;110)" office:value-type="float" office:value="59" calcext:value-type="float">
            <text:p>59</text:p>
          </table:table-cell>
          <table:table-cell table:formula="of:=RANDBETWEEN(150;340)" office:value-type="float" office:value="285" calcext:value-type="float">
            <text:p>285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70" calcext:value-type="float">
            <text:p>70</text:p>
          </table:table-cell>
          <table:table-cell table:formula="of:=RANDBETWEEN(50;110)" office:value-type="float" office:value="59" calcext:value-type="float">
            <text:p>59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150;340)" office:value-type="float" office:value="157" calcext:value-type="float">
            <text:p>157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106" calcext:value-type="float">
            <text:p>106</text:p>
          </table:table-cell>
          <table:table-cell table:formula="of:=RANDBETWEEN(50;110)" office:value-type="float" office:value="52" calcext:value-type="float">
            <text:p>52</text:p>
          </table:table-cell>
          <table:table-cell table:formula="of:=RANDBETWEEN(50;110)" office:value-type="float" office:value="108" calcext:value-type="float">
            <text:p>108</text:p>
          </table:table-cell>
          <table:table-cell table:formula="of:=RANDBETWEEN(50;110)" office:value-type="float" office:value="85" calcext:value-type="float">
            <text:p>85</text:p>
          </table:table-cell>
          <table:table-cell table:formula="of:=RANDBETWEEN(150;340)" office:value-type="float" office:value="240" calcext:value-type="float">
            <text:p>240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109" calcext:value-type="float">
            <text:p>109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50;110)" office:value-type="float" office:value="84" calcext:value-type="float">
            <text:p>84</text:p>
          </table:table-cell>
          <table:table-cell table:formula="of:=RANDBETWEEN(150;340)" office:value-type="float" office:value="179" calcext:value-type="float">
            <text:p>179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106" calcext:value-type="float">
            <text:p>106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150;340)" office:value-type="float" office:value="251" calcext:value-type="float">
            <text:p>251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50;110)" office:value-type="float" office:value="100" calcext:value-type="float">
            <text:p>100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50;110)" office:value-type="float" office:value="59" calcext:value-type="float">
            <text:p>59</text:p>
          </table:table-cell>
          <table:table-cell table:formula="of:=RANDBETWEEN(150;340)" office:value-type="float" office:value="329" calcext:value-type="float">
            <text:p>329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60" calcext:value-type="float">
            <text:p>60</text:p>
          </table:table-cell>
          <table:table-cell table:formula="of:=RANDBETWEEN(50;110)" office:value-type="float" office:value="85" calcext:value-type="float">
            <text:p>85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50;110)" office:value-type="float" office:value="75" calcext:value-type="float">
            <text:p>75</text:p>
          </table:table-cell>
          <table:table-cell table:formula="of:=RANDBETWEEN(150;340)" office:value-type="float" office:value="253" calcext:value-type="float">
            <text:p>253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110" calcext:value-type="float">
            <text:p>110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50;110)" office:value-type="float" office:value="59" calcext:value-type="float">
            <text:p>59</text:p>
          </table:table-cell>
          <table:table-cell table:formula="of:=RANDBETWEEN(50;110)" office:value-type="float" office:value="64" calcext:value-type="float">
            <text:p>64</text:p>
          </table:table-cell>
          <table:table-cell table:formula="of:=RANDBETWEEN(150;340)" office:value-type="float" office:value="281" calcext:value-type="float">
            <text:p>281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109" calcext:value-type="float">
            <text:p>109</text:p>
          </table:table-cell>
          <table:table-cell table:formula="of:=RANDBETWEEN(50;110)" office:value-type="float" office:value="85" calcext:value-type="float">
            <text:p>85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150;340)" office:value-type="float" office:value="152" calcext:value-type="float">
            <text:p>152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53" calcext:value-type="float">
            <text:p>53</text:p>
          </table:table-cell>
          <table:table-cell table:formula="of:=RANDBETWEEN(50;110)" office:value-type="float" office:value="110" calcext:value-type="float">
            <text:p>110</text:p>
          </table:table-cell>
          <table:table-cell table:formula="of:=RANDBETWEEN(50;110)" office:value-type="float" office:value="52" calcext:value-type="float">
            <text:p>52</text:p>
          </table:table-cell>
          <table:table-cell table:formula="of:=RANDBETWEEN(50;110)" office:value-type="float" office:value="68" calcext:value-type="float">
            <text:p>68</text:p>
          </table:table-cell>
          <table:table-cell table:formula="of:=RANDBETWEEN(150;340)" office:value-type="float" office:value="312" calcext:value-type="float">
            <text:p>312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86" calcext:value-type="float">
            <text:p>86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50;110)" office:value-type="float" office:value="92" calcext:value-type="float">
            <text:p>92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150;340)" office:value-type="float" office:value="156" calcext:value-type="float">
            <text:p>156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75" calcext:value-type="float">
            <text:p>75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50;110)" office:value-type="float" office:value="52" calcext:value-type="float">
            <text:p>52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150;340)" office:value-type="float" office:value="227" calcext:value-type="float">
            <text:p>227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105" calcext:value-type="float">
            <text:p>105</text:p>
          </table:table-cell>
          <table:table-cell table:formula="of:=RANDBETWEEN(50;110)" office:value-type="float" office:value="70" calcext:value-type="float">
            <text:p>70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150;340)" office:value-type="float" office:value="281" calcext:value-type="float">
            <text:p>281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50;110)" office:value-type="float" office:value="91" calcext:value-type="float">
            <text:p>91</text:p>
          </table:table-cell>
          <table:table-cell table:formula="of:=RANDBETWEEN(150;340)" office:value-type="float" office:value="208" calcext:value-type="float">
            <text:p>208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50;110)" office:value-type="float" office:value="86" calcext:value-type="float">
            <text:p>86</text:p>
          </table:table-cell>
          <table:table-cell table:formula="of:=RANDBETWEEN(50;110)" office:value-type="float" office:value="89" calcext:value-type="float">
            <text:p>89</text:p>
          </table:table-cell>
          <table:table-cell table:formula="of:=RANDBETWEEN(50;110)" office:value-type="float" office:value="68" calcext:value-type="float">
            <text:p>68</text:p>
          </table:table-cell>
          <table:table-cell table:formula="of:=RANDBETWEEN(150;340)" office:value-type="float" office:value="176" calcext:value-type="float">
            <text:p>176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86" calcext:value-type="float">
            <text:p>86</text:p>
          </table:table-cell>
          <table:table-cell table:formula="of:=RANDBETWEEN(50;110)" office:value-type="float" office:value="87" calcext:value-type="float">
            <text:p>87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50;110)" office:value-type="float" office:value="85" calcext:value-type="float">
            <text:p>85</text:p>
          </table:table-cell>
          <table:table-cell table:formula="of:=RANDBETWEEN(150;340)" office:value-type="float" office:value="242" calcext:value-type="float">
            <text:p>242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81" calcext:value-type="float">
            <text:p>81</text:p>
          </table:table-cell>
          <table:table-cell table:formula="of:=RANDBETWEEN(50;110)" office:value-type="float" office:value="106" calcext:value-type="float">
            <text:p>106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150;340)" office:value-type="float" office:value="298" calcext:value-type="float">
            <text:p>298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108" calcext:value-type="float">
            <text:p>108</text:p>
          </table:table-cell>
          <table:table-cell table:formula="of:=RANDBETWEEN(50;110)" office:value-type="float" office:value="84" calcext:value-type="float">
            <text:p>84</text:p>
          </table:table-cell>
          <table:table-cell table:formula="of:=RANDBETWEEN(50;110)" office:value-type="float" office:value="98" calcext:value-type="float">
            <text:p>98</text:p>
          </table:table-cell>
          <table:table-cell table:formula="of:=RANDBETWEEN(50;110)" office:value-type="float" office:value="64" calcext:value-type="float">
            <text:p>64</text:p>
          </table:table-cell>
          <table:table-cell table:formula="of:=RANDBETWEEN(150;340)" office:value-type="float" office:value="321" calcext:value-type="float">
            <text:p>321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106" calcext:value-type="float">
            <text:p>106</text:p>
          </table:table-cell>
          <table:table-cell table:formula="of:=RANDBETWEEN(50;110)" office:value-type="float" office:value="57" calcext:value-type="float">
            <text:p>57</text:p>
          </table:table-cell>
          <table:table-cell table:formula="of:=RANDBETWEEN(50;110)" office:value-type="float" office:value="91" calcext:value-type="float">
            <text:p>91</text:p>
          </table:table-cell>
          <table:table-cell table:formula="of:=RANDBETWEEN(50;110)" office:value-type="float" office:value="98" calcext:value-type="float">
            <text:p>98</text:p>
          </table:table-cell>
          <table:table-cell table:formula="of:=RANDBETWEEN(150;340)" office:value-type="float" office:value="300" calcext:value-type="float">
            <text:p>300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97" calcext:value-type="float">
            <text:p>97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50;110)" office:value-type="float" office:value="53" calcext:value-type="float">
            <text:p>53</text:p>
          </table:table-cell>
          <table:table-cell table:formula="of:=RANDBETWEEN(50;110)" office:value-type="float" office:value="62" calcext:value-type="float">
            <text:p>62</text:p>
          </table:table-cell>
          <table:table-cell table:formula="of:=RANDBETWEEN(150;340)" office:value-type="float" office:value="190" calcext:value-type="float">
            <text:p>190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55" calcext:value-type="float">
            <text:p>55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50;110)" office:value-type="float" office:value="71" calcext:value-type="float">
            <text:p>71</text:p>
          </table:table-cell>
          <table:table-cell table:formula="of:=RANDBETWEEN(150;340)" office:value-type="float" office:value="192" calcext:value-type="float">
            <text:p>192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50;110)" office:value-type="float" office:value="109" calcext:value-type="float">
            <text:p>109</text:p>
          </table:table-cell>
          <table:table-cell table:formula="of:=RANDBETWEEN(50;110)" office:value-type="float" office:value="90" calcext:value-type="float">
            <text:p>90</text:p>
          </table:table-cell>
          <table:table-cell table:formula="of:=RANDBETWEEN(50;110)" office:value-type="float" office:value="68" calcext:value-type="float">
            <text:p>68</text:p>
          </table:table-cell>
          <table:table-cell table:formula="of:=RANDBETWEEN(150;340)" office:value-type="float" office:value="278" calcext:value-type="float">
            <text:p>278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50;110)" office:value-type="float" office:value="105" calcext:value-type="float">
            <text:p>105</text:p>
          </table:table-cell>
          <table:table-cell table:formula="of:=RANDBETWEEN(50;110)" office:value-type="float" office:value="94" calcext:value-type="float">
            <text:p>94</text:p>
          </table:table-cell>
          <table:table-cell table:formula="of:=RANDBETWEEN(150;340)" office:value-type="float" office:value="251" calcext:value-type="float">
            <text:p>251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109" calcext:value-type="float">
            <text:p>109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50;110)" office:value-type="float" office:value="90" calcext:value-type="float">
            <text:p>90</text:p>
          </table:table-cell>
          <table:table-cell table:formula="of:=RANDBETWEEN(150;340)" office:value-type="float" office:value="210" calcext:value-type="float">
            <text:p>210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150;340)" office:value-type="float" office:value="271" calcext:value-type="float">
            <text:p>271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50;110)" office:value-type="float" office:value="106" calcext:value-type="float">
            <text:p>106</text:p>
          </table:table-cell>
          <table:table-cell table:formula="of:=RANDBETWEEN(50;110)" office:value-type="float" office:value="110" calcext:value-type="float">
            <text:p>110</text:p>
          </table:table-cell>
          <table:table-cell table:formula="of:=RANDBETWEEN(50;110)" office:value-type="float" office:value="90" calcext:value-type="float">
            <text:p>90</text:p>
          </table:table-cell>
          <table:table-cell table:formula="of:=RANDBETWEEN(150;340)" office:value-type="float" office:value="333" calcext:value-type="float">
            <text:p>333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50;110)" office:value-type="float" office:value="85" calcext:value-type="float">
            <text:p>85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150;340)" office:value-type="float" office:value="222" calcext:value-type="float">
            <text:p>222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50;110)" office:value-type="float" office:value="108" calcext:value-type="float">
            <text:p>108</text:p>
          </table:table-cell>
          <table:table-cell table:formula="of:=RANDBETWEEN(50;110)" office:value-type="float" office:value="64" calcext:value-type="float">
            <text:p>64</text:p>
          </table:table-cell>
          <table:table-cell table:formula="of:=RANDBETWEEN(50;110)" office:value-type="float" office:value="91" calcext:value-type="float">
            <text:p>91</text:p>
          </table:table-cell>
          <table:table-cell table:formula="of:=RANDBETWEEN(150;340)" office:value-type="float" office:value="294" calcext:value-type="float">
            <text:p>294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50;110)" office:value-type="float" office:value="53" calcext:value-type="float">
            <text:p>53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50;110)" office:value-type="float" office:value="84" calcext:value-type="float">
            <text:p>84</text:p>
          </table:table-cell>
          <table:table-cell table:formula="of:=RANDBETWEEN(150;340)" office:value-type="float" office:value="303" calcext:value-type="float">
            <text:p>303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67" calcext:value-type="float">
            <text:p>67</text:p>
          </table:table-cell>
          <table:table-cell table:formula="of:=RANDBETWEEN(50;110)" office:value-type="float" office:value="56" calcext:value-type="float">
            <text:p>56</text:p>
          </table:table-cell>
          <table:table-cell table:formula="of:=RANDBETWEEN(50;110)" office:value-type="float" office:value="56" calcext:value-type="float">
            <text:p>56</text:p>
          </table:table-cell>
          <table:table-cell table:formula="of:=RANDBETWEEN(50;110)" office:value-type="float" office:value="96" calcext:value-type="float">
            <text:p>96</text:p>
          </table:table-cell>
          <table:table-cell table:formula="of:=RANDBETWEEN(150;340)" office:value-type="float" office:value="324" calcext:value-type="float">
            <text:p>324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55" calcext:value-type="float">
            <text:p>55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50;110)" office:value-type="float" office:value="53" calcext:value-type="float">
            <text:p>53</text:p>
          </table:table-cell>
          <table:table-cell table:formula="of:=RANDBETWEEN(150;340)" office:value-type="float" office:value="289" calcext:value-type="float">
            <text:p>289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56" calcext:value-type="float">
            <text:p>56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50;110)" office:value-type="float" office:value="90" calcext:value-type="float">
            <text:p>90</text:p>
          </table:table-cell>
          <table:table-cell table:formula="of:=RANDBETWEEN(50;110)" office:value-type="float" office:value="70" calcext:value-type="float">
            <text:p>70</text:p>
          </table:table-cell>
          <table:table-cell table:formula="of:=RANDBETWEEN(150;340)" office:value-type="float" office:value="272" calcext:value-type="float">
            <text:p>272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50;110)" office:value-type="float" office:value="96" calcext:value-type="float">
            <text:p>96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50;110)" office:value-type="float" office:value="89" calcext:value-type="float">
            <text:p>89</text:p>
          </table:table-cell>
          <table:table-cell table:formula="of:=RANDBETWEEN(150;340)" office:value-type="float" office:value="333" calcext:value-type="float">
            <text:p>333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98" calcext:value-type="float">
            <text:p>98</text:p>
          </table:table-cell>
          <table:table-cell table:formula="of:=RANDBETWEEN(50;110)" office:value-type="float" office:value="62" calcext:value-type="float">
            <text:p>62</text:p>
          </table:table-cell>
          <table:table-cell table:formula="of:=RANDBETWEEN(50;110)" office:value-type="float" office:value="109" calcext:value-type="float">
            <text:p>109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150;340)" office:value-type="float" office:value="162" calcext:value-type="float">
            <text:p>162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54" calcext:value-type="float">
            <text:p>54</text:p>
          </table:table-cell>
          <table:table-cell table:formula="of:=RANDBETWEEN(50;110)" office:value-type="float" office:value="87" calcext:value-type="float">
            <text:p>87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50;110)" office:value-type="float" office:value="90" calcext:value-type="float">
            <text:p>90</text:p>
          </table:table-cell>
          <table:table-cell table:formula="of:=RANDBETWEEN(150;340)" office:value-type="float" office:value="286" calcext:value-type="float">
            <text:p>286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90" calcext:value-type="float">
            <text:p>90</text:p>
          </table:table-cell>
          <table:table-cell table:formula="of:=RANDBETWEEN(50;110)" office:value-type="float" office:value="52" calcext:value-type="float">
            <text:p>52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150;340)" office:value-type="float" office:value="265" calcext:value-type="float">
            <text:p>265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50;110)" office:value-type="float" office:value="105" calcext:value-type="float">
            <text:p>105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150;340)" office:value-type="float" office:value="166" calcext:value-type="float">
            <text:p>166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70" calcext:value-type="float">
            <text:p>70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50;110)" office:value-type="float" office:value="87" calcext:value-type="float">
            <text:p>87</text:p>
          </table:table-cell>
          <table:table-cell table:formula="of:=RANDBETWEEN(50;110)" office:value-type="float" office:value="96" calcext:value-type="float">
            <text:p>96</text:p>
          </table:table-cell>
          <table:table-cell table:formula="of:=RANDBETWEEN(150;340)" office:value-type="float" office:value="171" calcext:value-type="float">
            <text:p>171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91" calcext:value-type="float">
            <text:p>91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50;110)" office:value-type="float" office:value="92" calcext:value-type="float">
            <text:p>92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150;340)" office:value-type="float" office:value="168" calcext:value-type="float">
            <text:p>168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70" calcext:value-type="float">
            <text:p>70</text:p>
          </table:table-cell>
          <table:table-cell table:formula="of:=RANDBETWEEN(50;110)" office:value-type="float" office:value="100" calcext:value-type="float">
            <text:p>100</text:p>
          </table:table-cell>
          <table:table-cell table:formula="of:=RANDBETWEEN(50;110)" office:value-type="float" office:value="100" calcext:value-type="float">
            <text:p>100</text:p>
          </table:table-cell>
          <table:table-cell table:formula="of:=RANDBETWEEN(50;110)" office:value-type="float" office:value="52" calcext:value-type="float">
            <text:p>52</text:p>
          </table:table-cell>
          <table:table-cell table:formula="of:=RANDBETWEEN(150;340)" office:value-type="float" office:value="206" calcext:value-type="float">
            <text:p>206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50;110)" office:value-type="float" office:value="100" calcext:value-type="float">
            <text:p>100</text:p>
          </table:table-cell>
          <table:table-cell table:formula="of:=RANDBETWEEN(150;340)" office:value-type="float" office:value="324" calcext:value-type="float">
            <text:p>324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71" calcext:value-type="float">
            <text:p>71</text:p>
          </table:table-cell>
          <table:table-cell table:formula="of:=RANDBETWEEN(50;110)" office:value-type="float" office:value="55" calcext:value-type="float">
            <text:p>55</text:p>
          </table:table-cell>
          <table:table-cell table:formula="of:=RANDBETWEEN(50;110)" office:value-type="float" office:value="60" calcext:value-type="float">
            <text:p>60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150;340)" office:value-type="float" office:value="263" calcext:value-type="float">
            <text:p>263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67" calcext:value-type="float">
            <text:p>67</text:p>
          </table:table-cell>
          <table:table-cell table:formula="of:=RANDBETWEEN(50;110)" office:value-type="float" office:value="109" calcext:value-type="float">
            <text:p>109</text:p>
          </table:table-cell>
          <table:table-cell table:formula="of:=RANDBETWEEN(50;110)" office:value-type="float" office:value="60" calcext:value-type="float">
            <text:p>60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150;340)" office:value-type="float" office:value="175" calcext:value-type="float">
            <text:p>175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150;340)" office:value-type="float" office:value="307" calcext:value-type="float">
            <text:p>307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105" calcext:value-type="float">
            <text:p>105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150;340)" office:value-type="float" office:value="270" calcext:value-type="float">
            <text:p>270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86" calcext:value-type="float">
            <text:p>86</text:p>
          </table:table-cell>
          <table:table-cell table:formula="of:=RANDBETWEEN(50;110)" office:value-type="float" office:value="57" calcext:value-type="float">
            <text:p>57</text:p>
          </table:table-cell>
          <table:table-cell table:formula="of:=RANDBETWEEN(50;110)" office:value-type="float" office:value="85" calcext:value-type="float">
            <text:p>85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150;340)" office:value-type="float" office:value="306" calcext:value-type="float">
            <text:p>306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50;110)" office:value-type="float" office:value="106" calcext:value-type="float">
            <text:p>106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150;340)" office:value-type="float" office:value="181" calcext:value-type="float">
            <text:p>181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50;110)" office:value-type="float" office:value="89" calcext:value-type="float">
            <text:p>89</text:p>
          </table:table-cell>
          <table:table-cell table:formula="of:=RANDBETWEEN(50;110)" office:value-type="float" office:value="108" calcext:value-type="float">
            <text:p>108</text:p>
          </table:table-cell>
          <table:table-cell table:formula="of:=RANDBETWEEN(50;110)" office:value-type="float" office:value="71" calcext:value-type="float">
            <text:p>71</text:p>
          </table:table-cell>
          <table:table-cell table:formula="of:=RANDBETWEEN(150;340)" office:value-type="float" office:value="162" calcext:value-type="float">
            <text:p>162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91" calcext:value-type="float">
            <text:p>91</text:p>
          </table:table-cell>
          <table:table-cell table:formula="of:=RANDBETWEEN(50;110)" office:value-type="float" office:value="106" calcext:value-type="float">
            <text:p>106</text:p>
          </table:table-cell>
          <table:table-cell table:formula="of:=RANDBETWEEN(50;110)" office:value-type="float" office:value="52" calcext:value-type="float">
            <text:p>52</text:p>
          </table:table-cell>
          <table:table-cell table:formula="of:=RANDBETWEEN(50;110)" office:value-type="float" office:value="63" calcext:value-type="float">
            <text:p>63</text:p>
          </table:table-cell>
          <table:table-cell table:formula="of:=RANDBETWEEN(150;340)" office:value-type="float" office:value="193" calcext:value-type="float">
            <text:p>193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50;110)" office:value-type="float" office:value="68" calcext:value-type="float">
            <text:p>68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150;340)" office:value-type="float" office:value="286" calcext:value-type="float">
            <text:p>286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50;110)" office:value-type="float" office:value="110" calcext:value-type="float">
            <text:p>110</text:p>
          </table:table-cell>
          <table:table-cell table:formula="of:=RANDBETWEEN(50;110)" office:value-type="float" office:value="71" calcext:value-type="float">
            <text:p>71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150;340)" office:value-type="float" office:value="171" calcext:value-type="float">
            <text:p>171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54" calcext:value-type="float">
            <text:p>54</text:p>
          </table:table-cell>
          <table:table-cell table:formula="of:=RANDBETWEEN(50;110)" office:value-type="float" office:value="90" calcext:value-type="float">
            <text:p>90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50;110)" office:value-type="float" office:value="68" calcext:value-type="float">
            <text:p>68</text:p>
          </table:table-cell>
          <table:table-cell table:formula="of:=RANDBETWEEN(150;340)" office:value-type="float" office:value="277" calcext:value-type="float">
            <text:p>277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55" calcext:value-type="float">
            <text:p>55</text:p>
          </table:table-cell>
          <table:table-cell table:formula="of:=RANDBETWEEN(50;110)" office:value-type="float" office:value="62" calcext:value-type="float">
            <text:p>62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50;110)" office:value-type="float" office:value="105" calcext:value-type="float">
            <text:p>105</text:p>
          </table:table-cell>
          <table:table-cell table:formula="of:=RANDBETWEEN(150;340)" office:value-type="float" office:value="281" calcext:value-type="float">
            <text:p>281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84" calcext:value-type="float">
            <text:p>84</text:p>
          </table:table-cell>
          <table:table-cell table:formula="of:=RANDBETWEEN(50;110)" office:value-type="float" office:value="89" calcext:value-type="float">
            <text:p>89</text:p>
          </table:table-cell>
          <table:table-cell table:formula="of:=RANDBETWEEN(50;110)" office:value-type="float" office:value="53" calcext:value-type="float">
            <text:p>53</text:p>
          </table:table-cell>
          <table:table-cell table:formula="of:=RANDBETWEEN(50;110)" office:value-type="float" office:value="84" calcext:value-type="float">
            <text:p>84</text:p>
          </table:table-cell>
          <table:table-cell table:formula="of:=RANDBETWEEN(150;340)" office:value-type="float" office:value="161" calcext:value-type="float">
            <text:p>161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50;110)" office:value-type="float" office:value="71" calcext:value-type="float">
            <text:p>71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50;110)" office:value-type="float" office:value="62" calcext:value-type="float">
            <text:p>62</text:p>
          </table:table-cell>
          <table:table-cell table:formula="of:=RANDBETWEEN(150;340)" office:value-type="float" office:value="260" calcext:value-type="float">
            <text:p>260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62" calcext:value-type="float">
            <text:p>62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50;110)" office:value-type="float" office:value="52" calcext:value-type="float">
            <text:p>52</text:p>
          </table:table-cell>
          <table:table-cell table:formula="of:=RANDBETWEEN(150;340)" office:value-type="float" office:value="287" calcext:value-type="float">
            <text:p>287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50;110)" office:value-type="float" office:value="55" calcext:value-type="float">
            <text:p>55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50;110)" office:value-type="float" office:value="75" calcext:value-type="float">
            <text:p>75</text:p>
          </table:table-cell>
          <table:table-cell table:formula="of:=RANDBETWEEN(150;340)" office:value-type="float" office:value="169" calcext:value-type="float">
            <text:p>169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50;110)" office:value-type="float" office:value="108" calcext:value-type="float">
            <text:p>108</text:p>
          </table:table-cell>
          <table:table-cell table:formula="of:=RANDBETWEEN(50;110)" office:value-type="float" office:value="64" calcext:value-type="float">
            <text:p>64</text:p>
          </table:table-cell>
          <table:table-cell table:formula="of:=RANDBETWEEN(150;340)" office:value-type="float" office:value="270" calcext:value-type="float">
            <text:p>270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87" calcext:value-type="float">
            <text:p>87</text:p>
          </table:table-cell>
          <table:table-cell table:formula="of:=RANDBETWEEN(50;110)" office:value-type="float" office:value="106" calcext:value-type="float">
            <text:p>106</text:p>
          </table:table-cell>
          <table:table-cell table:formula="of:=RANDBETWEEN(50;110)" office:value-type="float" office:value="78" calcext:value-type="float">
            <text:p>78</text:p>
          </table:table-cell>
          <table:table-cell table:formula="of:=RANDBETWEEN(50;110)" office:value-type="float" office:value="100" calcext:value-type="float">
            <text:p>100</text:p>
          </table:table-cell>
          <table:table-cell table:formula="of:=RANDBETWEEN(150;340)" office:value-type="float" office:value="253" calcext:value-type="float">
            <text:p>253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84" calcext:value-type="float">
            <text:p>84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50;110)" office:value-type="float" office:value="98" calcext:value-type="float">
            <text:p>98</text:p>
          </table:table-cell>
          <table:table-cell table:formula="of:=RANDBETWEEN(50;110)" office:value-type="float" office:value="59" calcext:value-type="float">
            <text:p>59</text:p>
          </table:table-cell>
          <table:table-cell table:formula="of:=RANDBETWEEN(150;340)" office:value-type="float" office:value="288" calcext:value-type="float">
            <text:p>288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50;110)" office:value-type="float" office:value="89" calcext:value-type="float">
            <text:p>89</text:p>
          </table:table-cell>
          <table:table-cell table:formula="of:=RANDBETWEEN(50;110)" office:value-type="float" office:value="87" calcext:value-type="float">
            <text:p>87</text:p>
          </table:table-cell>
          <table:table-cell table:formula="of:=RANDBETWEEN(50;110)" office:value-type="float" office:value="109" calcext:value-type="float">
            <text:p>109</text:p>
          </table:table-cell>
          <table:table-cell table:formula="of:=RANDBETWEEN(150;340)" office:value-type="float" office:value="319" calcext:value-type="float">
            <text:p>319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97" calcext:value-type="float">
            <text:p>97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50;110)" office:value-type="float" office:value="67" calcext:value-type="float">
            <text:p>67</text:p>
          </table:table-cell>
          <table:table-cell table:formula="of:=RANDBETWEEN(50;110)" office:value-type="float" office:value="71" calcext:value-type="float">
            <text:p>71</text:p>
          </table:table-cell>
          <table:table-cell table:formula="of:=RANDBETWEEN(150;340)" office:value-type="float" office:value="194" calcext:value-type="float">
            <text:p>194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50;110)" office:value-type="float" office:value="90" calcext:value-type="float">
            <text:p>90</text:p>
          </table:table-cell>
          <table:table-cell table:formula="of:=RANDBETWEEN(50;110)" office:value-type="float" office:value="71" calcext:value-type="float">
            <text:p>71</text:p>
          </table:table-cell>
          <table:table-cell table:formula="of:=RANDBETWEEN(50;110)" office:value-type="float" office:value="63" calcext:value-type="float">
            <text:p>63</text:p>
          </table:table-cell>
          <table:table-cell table:formula="of:=RANDBETWEEN(150;340)" office:value-type="float" office:value="157" calcext:value-type="float">
            <text:p>157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50;110)" office:value-type="float" office:value="68" calcext:value-type="float">
            <text:p>68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150;340)" office:value-type="float" office:value="255" calcext:value-type="float">
            <text:p>255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100" calcext:value-type="float">
            <text:p>100</text:p>
          </table:table-cell>
          <table:table-cell table:formula="of:=RANDBETWEEN(50;110)" office:value-type="float" office:value="62" calcext:value-type="float">
            <text:p>62</text:p>
          </table:table-cell>
          <table:table-cell table:formula="of:=RANDBETWEEN(50;110)" office:value-type="float" office:value="110" calcext:value-type="float">
            <text:p>110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150;340)" office:value-type="float" office:value="317" calcext:value-type="float">
            <text:p>317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50;110)" office:value-type="float" office:value="100" calcext:value-type="float">
            <text:p>100</text:p>
          </table:table-cell>
          <table:table-cell table:formula="of:=RANDBETWEEN(150;340)" office:value-type="float" office:value="276" calcext:value-type="float">
            <text:p>276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96" calcext:value-type="float">
            <text:p>96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150;340)" office:value-type="float" office:value="304" calcext:value-type="float">
            <text:p>304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94" calcext:value-type="float">
            <text:p>94</text:p>
          </table:table-cell>
          <table:table-cell table:formula="of:=RANDBETWEEN(50;110)" office:value-type="float" office:value="105" calcext:value-type="float">
            <text:p>105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50;110)" office:value-type="float" office:value="108" calcext:value-type="float">
            <text:p>108</text:p>
          </table:table-cell>
          <table:table-cell table:formula="of:=RANDBETWEEN(150;340)" office:value-type="float" office:value="340" calcext:value-type="float">
            <text:p>340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60" calcext:value-type="float">
            <text:p>60</text:p>
          </table:table-cell>
          <table:table-cell table:formula="of:=RANDBETWEEN(50;110)" office:value-type="float" office:value="54" calcext:value-type="float">
            <text:p>54</text:p>
          </table:table-cell>
          <table:table-cell table:formula="of:=RANDBETWEEN(50;110)" office:value-type="float" office:value="70" calcext:value-type="float">
            <text:p>70</text:p>
          </table:table-cell>
          <table:table-cell table:formula="of:=RANDBETWEEN(50;110)" office:value-type="float" office:value="54" calcext:value-type="float">
            <text:p>54</text:p>
          </table:table-cell>
          <table:table-cell table:formula="of:=RANDBETWEEN(150;340)" office:value-type="float" office:value="245" calcext:value-type="float">
            <text:p>245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78" calcext:value-type="float">
            <text:p>78</text:p>
          </table:table-cell>
          <table:table-cell table:formula="of:=RANDBETWEEN(50;110)" office:value-type="float" office:value="53" calcext:value-type="float">
            <text:p>53</text:p>
          </table:table-cell>
          <table:table-cell table:formula="of:=RANDBETWEEN(50;110)" office:value-type="float" office:value="81" calcext:value-type="float">
            <text:p>81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150;340)" office:value-type="float" office:value="336" calcext:value-type="float">
            <text:p>336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50;110)" office:value-type="float" office:value="85" calcext:value-type="float">
            <text:p>85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50;110)" office:value-type="float" office:value="105" calcext:value-type="float">
            <text:p>105</text:p>
          </table:table-cell>
          <table:table-cell table:formula="of:=RANDBETWEEN(150;340)" office:value-type="float" office:value="322" calcext:value-type="float">
            <text:p>322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86" calcext:value-type="float">
            <text:p>86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50;110)" office:value-type="float" office:value="85" calcext:value-type="float">
            <text:p>85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150;340)" office:value-type="float" office:value="222" calcext:value-type="float">
            <text:p>222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50;110)" office:value-type="float" office:value="92" calcext:value-type="float">
            <text:p>92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150;340)" office:value-type="float" office:value="328" calcext:value-type="float">
            <text:p>328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87" calcext:value-type="float">
            <text:p>87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50;110)" office:value-type="float" office:value="91" calcext:value-type="float">
            <text:p>91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150;340)" office:value-type="float" office:value="298" calcext:value-type="float">
            <text:p>298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62" calcext:value-type="float">
            <text:p>62</text:p>
          </table:table-cell>
          <table:table-cell table:formula="of:=RANDBETWEEN(50;110)" office:value-type="float" office:value="64" calcext:value-type="float">
            <text:p>64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150;340)" office:value-type="float" office:value="241" calcext:value-type="float">
            <text:p>241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105" calcext:value-type="float">
            <text:p>105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50;110)" office:value-type="float" office:value="106" calcext:value-type="float">
            <text:p>106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150;340)" office:value-type="float" office:value="329" calcext:value-type="float">
            <text:p>329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75" calcext:value-type="float">
            <text:p>75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50;110)" office:value-type="float" office:value="86" calcext:value-type="float">
            <text:p>86</text:p>
          </table:table-cell>
          <table:table-cell table:formula="of:=RANDBETWEEN(50;110)" office:value-type="float" office:value="55" calcext:value-type="float">
            <text:p>55</text:p>
          </table:table-cell>
          <table:table-cell table:formula="of:=RANDBETWEEN(150;340)" office:value-type="float" office:value="183" calcext:value-type="float">
            <text:p>183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50;110)" office:value-type="float" office:value="63" calcext:value-type="float">
            <text:p>63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50;110)" office:value-type="float" office:value="109" calcext:value-type="float">
            <text:p>109</text:p>
          </table:table-cell>
          <table:table-cell table:formula="of:=RANDBETWEEN(150;340)" office:value-type="float" office:value="274" calcext:value-type="float">
            <text:p>274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50;110)" office:value-type="float" office:value="85" calcext:value-type="float">
            <text:p>85</text:p>
          </table:table-cell>
          <table:table-cell table:formula="of:=RANDBETWEEN(50;110)" office:value-type="float" office:value="91" calcext:value-type="float">
            <text:p>91</text:p>
          </table:table-cell>
          <table:table-cell table:formula="of:=RANDBETWEEN(150;340)" office:value-type="float" office:value="256" calcext:value-type="float">
            <text:p>256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50;110)" office:value-type="float" office:value="59" calcext:value-type="float">
            <text:p>59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150;340)" office:value-type="float" office:value="207" calcext:value-type="float">
            <text:p>207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150;340)" office:value-type="float" office:value="205" calcext:value-type="float">
            <text:p>205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50;110)" office:value-type="float" office:value="105" calcext:value-type="float">
            <text:p>105</text:p>
          </table:table-cell>
          <table:table-cell table:formula="of:=RANDBETWEEN(50;110)" office:value-type="float" office:value="57" calcext:value-type="float">
            <text:p>57</text:p>
          </table:table-cell>
          <table:table-cell table:formula="of:=RANDBETWEEN(150;340)" office:value-type="float" office:value="268" calcext:value-type="float">
            <text:p>268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78" calcext:value-type="float">
            <text:p>78</text:p>
          </table:table-cell>
          <table:table-cell table:formula="of:=RANDBETWEEN(50;110)" office:value-type="float" office:value="92" calcext:value-type="float">
            <text:p>92</text:p>
          </table:table-cell>
          <table:table-cell table:formula="of:=RANDBETWEEN(50;110)" office:value-type="float" office:value="108" calcext:value-type="float">
            <text:p>108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150;340)" office:value-type="float" office:value="249" calcext:value-type="float">
            <text:p>249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56" calcext:value-type="float">
            <text:p>56</text:p>
          </table:table-cell>
          <table:table-cell table:formula="of:=RANDBETWEEN(50;110)" office:value-type="float" office:value="108" calcext:value-type="float">
            <text:p>108</text:p>
          </table:table-cell>
          <table:table-cell table:formula="of:=RANDBETWEEN(50;110)" office:value-type="float" office:value="71" calcext:value-type="float">
            <text:p>71</text:p>
          </table:table-cell>
          <table:table-cell table:formula="of:=RANDBETWEEN(50;110)" office:value-type="float" office:value="67" calcext:value-type="float">
            <text:p>67</text:p>
          </table:table-cell>
          <table:table-cell table:formula="of:=RANDBETWEEN(150;340)" office:value-type="float" office:value="328" calcext:value-type="float">
            <text:p>328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60" calcext:value-type="float">
            <text:p>60</text:p>
          </table:table-cell>
          <table:table-cell table:formula="of:=RANDBETWEEN(50;110)" office:value-type="float" office:value="53" calcext:value-type="float">
            <text:p>53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150;340)" office:value-type="float" office:value="240" calcext:value-type="float">
            <text:p>240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81" calcext:value-type="float">
            <text:p>81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50;110)" office:value-type="float" office:value="85" calcext:value-type="float">
            <text:p>85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150;340)" office:value-type="float" office:value="158" calcext:value-type="float">
            <text:p>158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50;110)" office:value-type="float" office:value="52" calcext:value-type="float">
            <text:p>52</text:p>
          </table:table-cell>
          <table:table-cell table:formula="of:=RANDBETWEEN(50;110)" office:value-type="float" office:value="84" calcext:value-type="float">
            <text:p>84</text:p>
          </table:table-cell>
          <table:table-cell table:formula="of:=RANDBETWEEN(150;340)" office:value-type="float" office:value="258" calcext:value-type="float">
            <text:p>258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96" calcext:value-type="float">
            <text:p>96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50;110)" office:value-type="float" office:value="55" calcext:value-type="float">
            <text:p>55</text:p>
          </table:table-cell>
          <table:table-cell table:formula="of:=RANDBETWEEN(50;110)" office:value-type="float" office:value="59" calcext:value-type="float">
            <text:p>59</text:p>
          </table:table-cell>
          <table:table-cell table:formula="of:=RANDBETWEEN(150;340)" office:value-type="float" office:value="261" calcext:value-type="float">
            <text:p>261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84" calcext:value-type="float">
            <text:p>84</text:p>
          </table:table-cell>
          <table:table-cell table:formula="of:=RANDBETWEEN(50;110)" office:value-type="float" office:value="97" calcext:value-type="float">
            <text:p>97</text:p>
          </table:table-cell>
          <table:table-cell table:formula="of:=RANDBETWEEN(50;110)" office:value-type="float" office:value="105" calcext:value-type="float">
            <text:p>105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150;340)" office:value-type="float" office:value="214" calcext:value-type="float">
            <text:p>214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50;110)" office:value-type="float" office:value="70" calcext:value-type="float">
            <text:p>70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50;110)" office:value-type="float" office:value="98" calcext:value-type="float">
            <text:p>98</text:p>
          </table:table-cell>
          <table:table-cell table:formula="of:=RANDBETWEEN(150;340)" office:value-type="float" office:value="218" calcext:value-type="float">
            <text:p>218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50;110)" office:value-type="float" office:value="108" calcext:value-type="float">
            <text:p>108</text:p>
          </table:table-cell>
          <table:table-cell table:formula="of:=RANDBETWEEN(50;110)" office:value-type="float" office:value="70" calcext:value-type="float">
            <text:p>70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150;340)" office:value-type="float" office:value="287" calcext:value-type="float">
            <text:p>287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50;110)" office:value-type="float" office:value="64" calcext:value-type="float">
            <text:p>64</text:p>
          </table:table-cell>
          <table:table-cell table:formula="of:=RANDBETWEEN(50;110)" office:value-type="float" office:value="68" calcext:value-type="float">
            <text:p>68</text:p>
          </table:table-cell>
          <table:table-cell table:formula="of:=RANDBETWEEN(150;340)" office:value-type="float" office:value="265" calcext:value-type="float">
            <text:p>265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50;110)" office:value-type="float" office:value="55" calcext:value-type="float">
            <text:p>55</text:p>
          </table:table-cell>
          <table:table-cell table:formula="of:=RANDBETWEEN(50;110)" office:value-type="float" office:value="71" calcext:value-type="float">
            <text:p>71</text:p>
          </table:table-cell>
          <table:table-cell table:formula="of:=RANDBETWEEN(50;110)" office:value-type="float" office:value="63" calcext:value-type="float">
            <text:p>63</text:p>
          </table:table-cell>
          <table:table-cell table:formula="of:=RANDBETWEEN(150;340)" office:value-type="float" office:value="215" calcext:value-type="float">
            <text:p>215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84" calcext:value-type="float">
            <text:p>84</text:p>
          </table:table-cell>
          <table:table-cell table:formula="of:=RANDBETWEEN(50;110)" office:value-type="float" office:value="57" calcext:value-type="float">
            <text:p>57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50;110)" office:value-type="float" office:value="98" calcext:value-type="float">
            <text:p>98</text:p>
          </table:table-cell>
          <table:table-cell table:formula="of:=RANDBETWEEN(150;340)" office:value-type="float" office:value="163" calcext:value-type="float">
            <text:p>163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50;110)" office:value-type="float" office:value="64" calcext:value-type="float">
            <text:p>64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150;340)" office:value-type="float" office:value="201" calcext:value-type="float">
            <text:p>201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71" calcext:value-type="float">
            <text:p>71</text:p>
          </table:table-cell>
          <table:table-cell table:formula="of:=RANDBETWEEN(50;110)" office:value-type="float" office:value="110" calcext:value-type="float">
            <text:p>110</text:p>
          </table:table-cell>
          <table:table-cell table:formula="of:=RANDBETWEEN(50;110)" office:value-type="float" office:value="59" calcext:value-type="float">
            <text:p>59</text:p>
          </table:table-cell>
          <table:table-cell table:formula="of:=RANDBETWEEN(50;110)" office:value-type="float" office:value="94" calcext:value-type="float">
            <text:p>94</text:p>
          </table:table-cell>
          <table:table-cell table:formula="of:=RANDBETWEEN(150;340)" office:value-type="float" office:value="197" calcext:value-type="float">
            <text:p>197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50;110)" office:value-type="float" office:value="62" calcext:value-type="float">
            <text:p>62</text:p>
          </table:table-cell>
          <table:table-cell table:formula="of:=RANDBETWEEN(50;110)" office:value-type="float" office:value="52" calcext:value-type="float">
            <text:p>52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150;340)" office:value-type="float" office:value="309" calcext:value-type="float">
            <text:p>309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94" calcext:value-type="float">
            <text:p>94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50;110)" office:value-type="float" office:value="63" calcext:value-type="float">
            <text:p>63</text:p>
          </table:table-cell>
          <table:table-cell table:formula="of:=RANDBETWEEN(150;340)" office:value-type="float" office:value="323" calcext:value-type="float">
            <text:p>323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50;110)" office:value-type="float" office:value="84" calcext:value-type="float">
            <text:p>84</text:p>
          </table:table-cell>
          <table:table-cell table:formula="of:=RANDBETWEEN(50;110)" office:value-type="float" office:value="78" calcext:value-type="float">
            <text:p>78</text:p>
          </table:table-cell>
          <table:table-cell table:formula="of:=RANDBETWEEN(150;340)" office:value-type="float" office:value="165" calcext:value-type="float">
            <text:p>165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56" calcext:value-type="float">
            <text:p>56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50;110)" office:value-type="float" office:value="64" calcext:value-type="float">
            <text:p>64</text:p>
          </table:table-cell>
          <table:table-cell table:formula="of:=RANDBETWEEN(50;110)" office:value-type="float" office:value="52" calcext:value-type="float">
            <text:p>52</text:p>
          </table:table-cell>
          <table:table-cell table:formula="of:=RANDBETWEEN(150;340)" office:value-type="float" office:value="240" calcext:value-type="float">
            <text:p>240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85" calcext:value-type="float">
            <text:p>85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50;110)" office:value-type="float" office:value="91" calcext:value-type="float">
            <text:p>91</text:p>
          </table:table-cell>
          <table:table-cell table:formula="of:=RANDBETWEEN(50;110)" office:value-type="float" office:value="85" calcext:value-type="float">
            <text:p>85</text:p>
          </table:table-cell>
          <table:table-cell table:formula="of:=RANDBETWEEN(150;340)" office:value-type="float" office:value="165" calcext:value-type="float">
            <text:p>165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50;110)" office:value-type="float" office:value="62" calcext:value-type="float">
            <text:p>62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150;340)" office:value-type="float" office:value="229" calcext:value-type="float">
            <text:p>229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50;110)" office:value-type="float" office:value="59" calcext:value-type="float">
            <text:p>59</text:p>
          </table:table-cell>
          <table:table-cell table:formula="of:=RANDBETWEEN(150;340)" office:value-type="float" office:value="332" calcext:value-type="float">
            <text:p>332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50;110)" office:value-type="float" office:value="92" calcext:value-type="float">
            <text:p>92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150;340)" office:value-type="float" office:value="256" calcext:value-type="float">
            <text:p>256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56" calcext:value-type="float">
            <text:p>56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150;340)" office:value-type="float" office:value="218" calcext:value-type="float">
            <text:p>218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81" calcext:value-type="float">
            <text:p>81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50;110)" office:value-type="float" office:value="89" calcext:value-type="float">
            <text:p>89</text:p>
          </table:table-cell>
          <table:table-cell table:formula="of:=RANDBETWEEN(150;340)" office:value-type="float" office:value="222" calcext:value-type="float">
            <text:p>222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86" calcext:value-type="float">
            <text:p>86</text:p>
          </table:table-cell>
          <table:table-cell table:formula="of:=RANDBETWEEN(50;110)" office:value-type="float" office:value="109" calcext:value-type="float">
            <text:p>109</text:p>
          </table:table-cell>
          <table:table-cell table:formula="of:=RANDBETWEEN(50;110)" office:value-type="float" office:value="75" calcext:value-type="float">
            <text:p>75</text:p>
          </table:table-cell>
          <table:table-cell table:formula="of:=RANDBETWEEN(50;110)" office:value-type="float" office:value="85" calcext:value-type="float">
            <text:p>85</text:p>
          </table:table-cell>
          <table:table-cell table:formula="of:=RANDBETWEEN(150;340)" office:value-type="float" office:value="286" calcext:value-type="float">
            <text:p>286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52" calcext:value-type="float">
            <text:p>52</text:p>
          </table:table-cell>
          <table:table-cell table:formula="of:=RANDBETWEEN(50;110)" office:value-type="float" office:value="64" calcext:value-type="float">
            <text:p>64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150;340)" office:value-type="float" office:value="280" calcext:value-type="float">
            <text:p>280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81" calcext:value-type="float">
            <text:p>81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50;110)" office:value-type="float" office:value="68" calcext:value-type="float">
            <text:p>68</text:p>
          </table:table-cell>
          <table:table-cell table:formula="of:=RANDBETWEEN(150;340)" office:value-type="float" office:value="166" calcext:value-type="float">
            <text:p>166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50;110)" office:value-type="float" office:value="94" calcext:value-type="float">
            <text:p>94</text:p>
          </table:table-cell>
          <table:table-cell table:formula="of:=RANDBETWEEN(50;110)" office:value-type="float" office:value="98" calcext:value-type="float">
            <text:p>98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150;340)" office:value-type="float" office:value="316" calcext:value-type="float">
            <text:p>316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50;110)" office:value-type="float" office:value="55" calcext:value-type="float">
            <text:p>55</text:p>
          </table:table-cell>
          <table:table-cell table:formula="of:=RANDBETWEEN(150;340)" office:value-type="float" office:value="324" calcext:value-type="float">
            <text:p>324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70" calcext:value-type="float">
            <text:p>70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50;110)" office:value-type="float" office:value="85" calcext:value-type="float">
            <text:p>85</text:p>
          </table:table-cell>
          <table:table-cell table:formula="of:=RANDBETWEEN(50;110)" office:value-type="float" office:value="62" calcext:value-type="float">
            <text:p>62</text:p>
          </table:table-cell>
          <table:table-cell table:formula="of:=RANDBETWEEN(150;340)" office:value-type="float" office:value="284" calcext:value-type="float">
            <text:p>284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68" calcext:value-type="float">
            <text:p>68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50;110)" office:value-type="float" office:value="91" calcext:value-type="float">
            <text:p>91</text:p>
          </table:table-cell>
          <table:table-cell table:formula="of:=RANDBETWEEN(50;110)" office:value-type="float" office:value="90" calcext:value-type="float">
            <text:p>90</text:p>
          </table:table-cell>
          <table:table-cell table:formula="of:=RANDBETWEEN(150;340)" office:value-type="float" office:value="162" calcext:value-type="float">
            <text:p>162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84" calcext:value-type="float">
            <text:p>84</text:p>
          </table:table-cell>
          <table:table-cell table:formula="of:=RANDBETWEEN(50;110)" office:value-type="float" office:value="63" calcext:value-type="float">
            <text:p>63</text:p>
          </table:table-cell>
          <table:table-cell table:formula="of:=RANDBETWEEN(50;110)" office:value-type="float" office:value="106" calcext:value-type="float">
            <text:p>106</text:p>
          </table:table-cell>
          <table:table-cell table:formula="of:=RANDBETWEEN(50;110)" office:value-type="float" office:value="92" calcext:value-type="float">
            <text:p>92</text:p>
          </table:table-cell>
          <table:table-cell table:formula="of:=RANDBETWEEN(150;340)" office:value-type="float" office:value="191" calcext:value-type="float">
            <text:p>191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50;110)" office:value-type="float" office:value="87" calcext:value-type="float">
            <text:p>87</text:p>
          </table:table-cell>
          <table:table-cell table:formula="of:=RANDBETWEEN(50;110)" office:value-type="float" office:value="78" calcext:value-type="float">
            <text:p>78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150;340)" office:value-type="float" office:value="254" calcext:value-type="float">
            <text:p>254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50;110)" office:value-type="float" office:value="86" calcext:value-type="float">
            <text:p>86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150;340)" office:value-type="float" office:value="233" calcext:value-type="float">
            <text:p>233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90" calcext:value-type="float">
            <text:p>90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50;110)" office:value-type="float" office:value="106" calcext:value-type="float">
            <text:p>106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150;340)" office:value-type="float" office:value="292" calcext:value-type="float">
            <text:p>292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85" calcext:value-type="float">
            <text:p>85</text:p>
          </table:table-cell>
          <table:table-cell table:formula="of:=RANDBETWEEN(50;110)" office:value-type="float" office:value="52" calcext:value-type="float">
            <text:p>52</text:p>
          </table:table-cell>
          <table:table-cell table:formula="of:=RANDBETWEEN(50;110)" office:value-type="float" office:value="100" calcext:value-type="float">
            <text:p>100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150;340)" office:value-type="float" office:value="260" calcext:value-type="float">
            <text:p>260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50;110)" office:value-type="float" office:value="75" calcext:value-type="float">
            <text:p>75</text:p>
          </table:table-cell>
          <table:table-cell table:formula="of:=RANDBETWEEN(50;110)" office:value-type="float" office:value="100" calcext:value-type="float">
            <text:p>100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150;340)" office:value-type="float" office:value="219" calcext:value-type="float">
            <text:p>219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50;110)" office:value-type="float" office:value="87" calcext:value-type="float">
            <text:p>87</text:p>
          </table:table-cell>
          <table:table-cell table:formula="of:=RANDBETWEEN(50;110)" office:value-type="float" office:value="56" calcext:value-type="float">
            <text:p>56</text:p>
          </table:table-cell>
          <table:table-cell table:formula="of:=RANDBETWEEN(150;340)" office:value-type="float" office:value="152" calcext:value-type="float">
            <text:p>152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55" calcext:value-type="float">
            <text:p>55</text:p>
          </table:table-cell>
          <table:table-cell table:formula="of:=RANDBETWEEN(50;110)" office:value-type="float" office:value="56" calcext:value-type="float">
            <text:p>56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50;110)" office:value-type="float" office:value="54" calcext:value-type="float">
            <text:p>54</text:p>
          </table:table-cell>
          <table:table-cell table:formula="of:=RANDBETWEEN(150;340)" office:value-type="float" office:value="266" calcext:value-type="float">
            <text:p>266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50;110)" office:value-type="float" office:value="94" calcext:value-type="float">
            <text:p>94</text:p>
          </table:table-cell>
          <table:table-cell table:formula="of:=RANDBETWEEN(50;110)" office:value-type="float" office:value="108" calcext:value-type="float">
            <text:p>108</text:p>
          </table:table-cell>
          <table:table-cell table:formula="of:=RANDBETWEEN(50;110)" office:value-type="float" office:value="96" calcext:value-type="float">
            <text:p>96</text:p>
          </table:table-cell>
          <table:table-cell table:formula="of:=RANDBETWEEN(150;340)" office:value-type="float" office:value="233" calcext:value-type="float">
            <text:p>233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70" calcext:value-type="float">
            <text:p>70</text:p>
          </table:table-cell>
          <table:table-cell table:formula="of:=RANDBETWEEN(50;110)" office:value-type="float" office:value="52" calcext:value-type="float">
            <text:p>52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50;110)" office:value-type="float" office:value="105" calcext:value-type="float">
            <text:p>105</text:p>
          </table:table-cell>
          <table:table-cell table:formula="of:=RANDBETWEEN(150;340)" office:value-type="float" office:value="249" calcext:value-type="float">
            <text:p>249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50;110)" office:value-type="float" office:value="87" calcext:value-type="float">
            <text:p>87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50;110)" office:value-type="float" office:value="56" calcext:value-type="float">
            <text:p>56</text:p>
          </table:table-cell>
          <table:table-cell table:formula="of:=RANDBETWEEN(150;340)" office:value-type="float" office:value="301" calcext:value-type="float">
            <text:p>301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105" calcext:value-type="float">
            <text:p>105</text:p>
          </table:table-cell>
          <table:table-cell table:formula="of:=RANDBETWEEN(50;110)" office:value-type="float" office:value="84" calcext:value-type="float">
            <text:p>84</text:p>
          </table:table-cell>
          <table:table-cell table:formula="of:=RANDBETWEEN(50;110)" office:value-type="float" office:value="96" calcext:value-type="float">
            <text:p>96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150;340)" office:value-type="float" office:value="247" calcext:value-type="float">
            <text:p>247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50;110)" office:value-type="float" office:value="60" calcext:value-type="float">
            <text:p>60</text:p>
          </table:table-cell>
          <table:table-cell table:formula="of:=RANDBETWEEN(50;110)" office:value-type="float" office:value="62" calcext:value-type="float">
            <text:p>62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150;340)" office:value-type="float" office:value="262" calcext:value-type="float">
            <text:p>262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63" calcext:value-type="float">
            <text:p>63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50;110)" office:value-type="float" office:value="91" calcext:value-type="float">
            <text:p>91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150;340)" office:value-type="float" office:value="167" calcext:value-type="float">
            <text:p>167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78" calcext:value-type="float">
            <text:p>78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50;110)" office:value-type="float" office:value="57" calcext:value-type="float">
            <text:p>57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150;340)" office:value-type="float" office:value="242" calcext:value-type="float">
            <text:p>242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50;110)" office:value-type="float" office:value="84" calcext:value-type="float">
            <text:p>84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50;110)" office:value-type="float" office:value="60" calcext:value-type="float">
            <text:p>60</text:p>
          </table:table-cell>
          <table:table-cell table:formula="of:=RANDBETWEEN(150;340)" office:value-type="float" office:value="338" calcext:value-type="float">
            <text:p>338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50;110)" office:value-type="float" office:value="62" calcext:value-type="float">
            <text:p>62</text:p>
          </table:table-cell>
          <table:table-cell table:formula="of:=RANDBETWEEN(50;110)" office:value-type="float" office:value="98" calcext:value-type="float">
            <text:p>98</text:p>
          </table:table-cell>
          <table:table-cell table:formula="of:=RANDBETWEEN(50;110)" office:value-type="float" office:value="84" calcext:value-type="float">
            <text:p>84</text:p>
          </table:table-cell>
          <table:table-cell table:formula="of:=RANDBETWEEN(150;340)" office:value-type="float" office:value="216" calcext:value-type="float">
            <text:p>216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105" calcext:value-type="float">
            <text:p>105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150;340)" office:value-type="float" office:value="298" calcext:value-type="float">
            <text:p>298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50;110)" office:value-type="float" office:value="100" calcext:value-type="float">
            <text:p>100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150;340)" office:value-type="float" office:value="267" calcext:value-type="float">
            <text:p>267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89" calcext:value-type="float">
            <text:p>89</text:p>
          </table:table-cell>
          <table:table-cell table:formula="of:=RANDBETWEEN(50;110)" office:value-type="float" office:value="60" calcext:value-type="float">
            <text:p>60</text:p>
          </table:table-cell>
          <table:table-cell table:formula="of:=RANDBETWEEN(50;110)" office:value-type="float" office:value="53" calcext:value-type="float">
            <text:p>53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150;340)" office:value-type="float" office:value="185" calcext:value-type="float">
            <text:p>185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81" calcext:value-type="float">
            <text:p>81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50;110)" office:value-type="float" office:value="86" calcext:value-type="float">
            <text:p>86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150;340)" office:value-type="float" office:value="327" calcext:value-type="float">
            <text:p>327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50;110)" office:value-type="float" office:value="64" calcext:value-type="float">
            <text:p>64</text:p>
          </table:table-cell>
          <table:table-cell table:formula="of:=RANDBETWEEN(150;340)" office:value-type="float" office:value="315" calcext:value-type="float">
            <text:p>315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71" calcext:value-type="float">
            <text:p>71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50;110)" office:value-type="float" office:value="86" calcext:value-type="float">
            <text:p>86</text:p>
          </table:table-cell>
          <table:table-cell table:formula="of:=RANDBETWEEN(150;340)" office:value-type="float" office:value="171" calcext:value-type="float">
            <text:p>171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50;110)" office:value-type="float" office:value="110" calcext:value-type="float">
            <text:p>110</text:p>
          </table:table-cell>
          <table:table-cell table:formula="of:=RANDBETWEEN(150;340)" office:value-type="float" office:value="231" calcext:value-type="float">
            <text:p>231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53" calcext:value-type="float">
            <text:p>53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50;110)" office:value-type="float" office:value="52" calcext:value-type="float">
            <text:p>52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150;340)" office:value-type="float" office:value="230" calcext:value-type="float">
            <text:p>230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60" calcext:value-type="float">
            <text:p>60</text:p>
          </table:table-cell>
          <table:table-cell table:formula="of:=RANDBETWEEN(50;110)" office:value-type="float" office:value="57" calcext:value-type="float">
            <text:p>57</text:p>
          </table:table-cell>
          <table:table-cell table:formula="of:=RANDBETWEEN(50;110)" office:value-type="float" office:value="87" calcext:value-type="float">
            <text:p>87</text:p>
          </table:table-cell>
          <table:table-cell table:formula="of:=RANDBETWEEN(50;110)" office:value-type="float" office:value="106" calcext:value-type="float">
            <text:p>106</text:p>
          </table:table-cell>
          <table:table-cell table:formula="of:=RANDBETWEEN(150;340)" office:value-type="float" office:value="156" calcext:value-type="float">
            <text:p>156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55" calcext:value-type="float">
            <text:p>55</text:p>
          </table:table-cell>
          <table:table-cell table:formula="of:=RANDBETWEEN(50;110)" office:value-type="float" office:value="108" calcext:value-type="float">
            <text:p>108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150;340)" office:value-type="float" office:value="285" calcext:value-type="float">
            <text:p>285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92" calcext:value-type="float">
            <text:p>92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50;110)" office:value-type="float" office:value="64" calcext:value-type="float">
            <text:p>64</text:p>
          </table:table-cell>
          <table:table-cell table:formula="of:=RANDBETWEEN(50;110)" office:value-type="float" office:value="54" calcext:value-type="float">
            <text:p>54</text:p>
          </table:table-cell>
          <table:table-cell table:formula="of:=RANDBETWEEN(150;340)" office:value-type="float" office:value="209" calcext:value-type="float">
            <text:p>209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50;110)" office:value-type="float" office:value="81" calcext:value-type="float">
            <text:p>81</text:p>
          </table:table-cell>
          <table:table-cell table:formula="of:=RANDBETWEEN(50;110)" office:value-type="float" office:value="85" calcext:value-type="float">
            <text:p>85</text:p>
          </table:table-cell>
          <table:table-cell table:formula="of:=RANDBETWEEN(50;110)" office:value-type="float" office:value="106" calcext:value-type="float">
            <text:p>106</text:p>
          </table:table-cell>
          <table:table-cell table:formula="of:=RANDBETWEEN(150;340)" office:value-type="float" office:value="151" calcext:value-type="float">
            <text:p>151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63" calcext:value-type="float">
            <text:p>63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50;110)" office:value-type="float" office:value="68" calcext:value-type="float">
            <text:p>68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150;340)" office:value-type="float" office:value="231" calcext:value-type="float">
            <text:p>231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150;340)" office:value-type="float" office:value="263" calcext:value-type="float">
            <text:p>263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50;110)" office:value-type="float" office:value="75" calcext:value-type="float">
            <text:p>75</text:p>
          </table:table-cell>
          <table:table-cell table:formula="of:=RANDBETWEEN(150;340)" office:value-type="float" office:value="267" calcext:value-type="float">
            <text:p>267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50;110)" office:value-type="float" office:value="56" calcext:value-type="float">
            <text:p>56</text:p>
          </table:table-cell>
          <table:table-cell table:formula="of:=RANDBETWEEN(150;340)" office:value-type="float" office:value="178" calcext:value-type="float">
            <text:p>178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96" calcext:value-type="float">
            <text:p>96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50;110)" office:value-type="float" office:value="109" calcext:value-type="float">
            <text:p>109</text:p>
          </table:table-cell>
          <table:table-cell table:formula="of:=RANDBETWEEN(50;110)" office:value-type="float" office:value="106" calcext:value-type="float">
            <text:p>106</text:p>
          </table:table-cell>
          <table:table-cell table:formula="of:=RANDBETWEEN(150;340)" office:value-type="float" office:value="322" calcext:value-type="float">
            <text:p>322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50;110)" office:value-type="float" office:value="68" calcext:value-type="float">
            <text:p>68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150;340)" office:value-type="float" office:value="243" calcext:value-type="float">
            <text:p>243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110" calcext:value-type="float">
            <text:p>110</text:p>
          </table:table-cell>
          <table:table-cell table:formula="of:=RANDBETWEEN(50;110)" office:value-type="float" office:value="78" calcext:value-type="float">
            <text:p>78</text:p>
          </table:table-cell>
          <table:table-cell table:formula="of:=RANDBETWEEN(50;110)" office:value-type="float" office:value="100" calcext:value-type="float">
            <text:p>100</text:p>
          </table:table-cell>
          <table:table-cell table:formula="of:=RANDBETWEEN(50;110)" office:value-type="float" office:value="62" calcext:value-type="float">
            <text:p>62</text:p>
          </table:table-cell>
          <table:table-cell table:formula="of:=RANDBETWEEN(150;340)" office:value-type="float" office:value="258" calcext:value-type="float">
            <text:p>258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50;110)" office:value-type="float" office:value="100" calcext:value-type="float">
            <text:p>100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150;340)" office:value-type="float" office:value="240" calcext:value-type="float">
            <text:p>240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85" calcext:value-type="float">
            <text:p>85</text:p>
          </table:table-cell>
          <table:table-cell table:formula="of:=RANDBETWEEN(50;110)" office:value-type="float" office:value="68" calcext:value-type="float">
            <text:p>68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50;110)" office:value-type="float" office:value="87" calcext:value-type="float">
            <text:p>87</text:p>
          </table:table-cell>
          <table:table-cell table:formula="of:=RANDBETWEEN(150;340)" office:value-type="float" office:value="197" calcext:value-type="float">
            <text:p>197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54" calcext:value-type="float">
            <text:p>54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50;110)" office:value-type="float" office:value="105" calcext:value-type="float">
            <text:p>105</text:p>
          </table:table-cell>
          <table:table-cell table:formula="of:=RANDBETWEEN(50;110)" office:value-type="float" office:value="57" calcext:value-type="float">
            <text:p>57</text:p>
          </table:table-cell>
          <table:table-cell table:formula="of:=RANDBETWEEN(150;340)" office:value-type="float" office:value="212" calcext:value-type="float">
            <text:p>212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85" calcext:value-type="float">
            <text:p>85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50;110)" office:value-type="float" office:value="109" calcext:value-type="float">
            <text:p>109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150;340)" office:value-type="float" office:value="237" calcext:value-type="float">
            <text:p>237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110" calcext:value-type="float">
            <text:p>110</text:p>
          </table:table-cell>
          <table:table-cell table:formula="of:=RANDBETWEEN(50;110)" office:value-type="float" office:value="64" calcext:value-type="float">
            <text:p>64</text:p>
          </table:table-cell>
          <table:table-cell table:formula="of:=RANDBETWEEN(50;110)" office:value-type="float" office:value="89" calcext:value-type="float">
            <text:p>89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150;340)" office:value-type="float" office:value="289" calcext:value-type="float">
            <text:p>289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90" calcext:value-type="float">
            <text:p>90</text:p>
          </table:table-cell>
          <table:table-cell table:formula="of:=RANDBETWEEN(50;110)" office:value-type="float" office:value="84" calcext:value-type="float">
            <text:p>84</text:p>
          </table:table-cell>
          <table:table-cell table:formula="of:=RANDBETWEEN(50;110)" office:value-type="float" office:value="84" calcext:value-type="float">
            <text:p>84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150;340)" office:value-type="float" office:value="252" calcext:value-type="float">
            <text:p>252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50;110)" office:value-type="float" office:value="108" calcext:value-type="float">
            <text:p>108</text:p>
          </table:table-cell>
          <table:table-cell table:formula="of:=RANDBETWEEN(50;110)" office:value-type="float" office:value="108" calcext:value-type="float">
            <text:p>108</text:p>
          </table:table-cell>
          <table:table-cell table:formula="of:=RANDBETWEEN(150;340)" office:value-type="float" office:value="225" calcext:value-type="float">
            <text:p>225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92" calcext:value-type="float">
            <text:p>92</text:p>
          </table:table-cell>
          <table:table-cell table:formula="of:=RANDBETWEEN(50;110)" office:value-type="float" office:value="64" calcext:value-type="float">
            <text:p>64</text:p>
          </table:table-cell>
          <table:table-cell table:formula="of:=RANDBETWEEN(50;110)" office:value-type="float" office:value="91" calcext:value-type="float">
            <text:p>91</text:p>
          </table:table-cell>
          <table:table-cell table:formula="of:=RANDBETWEEN(50;110)" office:value-type="float" office:value="56" calcext:value-type="float">
            <text:p>56</text:p>
          </table:table-cell>
          <table:table-cell table:formula="of:=RANDBETWEEN(150;340)" office:value-type="float" office:value="303" calcext:value-type="float">
            <text:p>303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50;110)" office:value-type="float" office:value="55" calcext:value-type="float">
            <text:p>55</text:p>
          </table:table-cell>
          <table:table-cell table:formula="of:=RANDBETWEEN(50;110)" office:value-type="float" office:value="108" calcext:value-type="float">
            <text:p>108</text:p>
          </table:table-cell>
          <table:table-cell table:formula="of:=RANDBETWEEN(50;110)" office:value-type="float" office:value="105" calcext:value-type="float">
            <text:p>105</text:p>
          </table:table-cell>
          <table:table-cell table:formula="of:=RANDBETWEEN(150;340)" office:value-type="float" office:value="236" calcext:value-type="float">
            <text:p>236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50;110)" office:value-type="float" office:value="85" calcext:value-type="float">
            <text:p>85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50;110)" office:value-type="float" office:value="97" calcext:value-type="float">
            <text:p>97</text:p>
          </table:table-cell>
          <table:table-cell table:formula="of:=RANDBETWEEN(150;340)" office:value-type="float" office:value="279" calcext:value-type="float">
            <text:p>279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50;110)" office:value-type="float" office:value="56" calcext:value-type="float">
            <text:p>56</text:p>
          </table:table-cell>
          <table:table-cell table:formula="of:=RANDBETWEEN(50;110)" office:value-type="float" office:value="90" calcext:value-type="float">
            <text:p>90</text:p>
          </table:table-cell>
          <table:table-cell table:formula="of:=RANDBETWEEN(50;110)" office:value-type="float" office:value="91" calcext:value-type="float">
            <text:p>91</text:p>
          </table:table-cell>
          <table:table-cell table:formula="of:=RANDBETWEEN(150;340)" office:value-type="float" office:value="159" calcext:value-type="float">
            <text:p>159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106" calcext:value-type="float">
            <text:p>106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50;110)" office:value-type="float" office:value="100" calcext:value-type="float">
            <text:p>100</text:p>
          </table:table-cell>
          <table:table-cell table:formula="of:=RANDBETWEEN(50;110)" office:value-type="float" office:value="106" calcext:value-type="float">
            <text:p>106</text:p>
          </table:table-cell>
          <table:table-cell table:formula="of:=RANDBETWEEN(150;340)" office:value-type="float" office:value="273" calcext:value-type="float">
            <text:p>273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50;110)" office:value-type="float" office:value="63" calcext:value-type="float">
            <text:p>63</text:p>
          </table:table-cell>
          <table:table-cell table:formula="of:=RANDBETWEEN(50;110)" office:value-type="float" office:value="106" calcext:value-type="float">
            <text:p>106</text:p>
          </table:table-cell>
          <table:table-cell table:formula="of:=RANDBETWEEN(50;110)" office:value-type="float" office:value="98" calcext:value-type="float">
            <text:p>98</text:p>
          </table:table-cell>
          <table:table-cell table:formula="of:=RANDBETWEEN(150;340)" office:value-type="float" office:value="307" calcext:value-type="float">
            <text:p>307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59" calcext:value-type="float">
            <text:p>59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50;110)" office:value-type="float" office:value="78" calcext:value-type="float">
            <text:p>78</text:p>
          </table:table-cell>
          <table:table-cell table:formula="of:=RANDBETWEEN(150;340)" office:value-type="float" office:value="195" calcext:value-type="float">
            <text:p>195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50;110)" office:value-type="float" office:value="96" calcext:value-type="float">
            <text:p>96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150;340)" office:value-type="float" office:value="227" calcext:value-type="float">
            <text:p>227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150;340)" office:value-type="float" office:value="166" calcext:value-type="float">
            <text:p>166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50;110)" office:value-type="float" office:value="67" calcext:value-type="float">
            <text:p>67</text:p>
          </table:table-cell>
          <table:table-cell table:formula="of:=RANDBETWEEN(50;110)" office:value-type="float" office:value="68" calcext:value-type="float">
            <text:p>68</text:p>
          </table:table-cell>
          <table:table-cell table:formula="of:=RANDBETWEEN(50;110)" office:value-type="float" office:value="75" calcext:value-type="float">
            <text:p>75</text:p>
          </table:table-cell>
          <table:table-cell table:formula="of:=RANDBETWEEN(150;340)" office:value-type="float" office:value="318" calcext:value-type="float">
            <text:p>318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50;110)" office:value-type="float" office:value="89" calcext:value-type="float">
            <text:p>89</text:p>
          </table:table-cell>
          <table:table-cell table:formula="of:=RANDBETWEEN(50;110)" office:value-type="float" office:value="100" calcext:value-type="float">
            <text:p>100</text:p>
          </table:table-cell>
          <table:table-cell table:formula="of:=RANDBETWEEN(150;340)" office:value-type="float" office:value="282" calcext:value-type="float">
            <text:p>282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110" calcext:value-type="float">
            <text:p>110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150;340)" office:value-type="float" office:value="198" calcext:value-type="float">
            <text:p>198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54" calcext:value-type="float">
            <text:p>54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50;110)" office:value-type="float" office:value="53" calcext:value-type="float">
            <text:p>53</text:p>
          </table:table-cell>
          <table:table-cell table:formula="of:=RANDBETWEEN(150;340)" office:value-type="float" office:value="266" calcext:value-type="float">
            <text:p>266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81" calcext:value-type="float">
            <text:p>81</text:p>
          </table:table-cell>
          <table:table-cell table:formula="of:=RANDBETWEEN(50;110)" office:value-type="float" office:value="84" calcext:value-type="float">
            <text:p>84</text:p>
          </table:table-cell>
          <table:table-cell table:formula="of:=RANDBETWEEN(50;110)" office:value-type="float" office:value="98" calcext:value-type="float">
            <text:p>98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150;340)" office:value-type="float" office:value="312" calcext:value-type="float">
            <text:p>312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50;110)" office:value-type="float" office:value="60" calcext:value-type="float">
            <text:p>60</text:p>
          </table:table-cell>
          <table:table-cell table:formula="of:=RANDBETWEEN(50;110)" office:value-type="float" office:value="98" calcext:value-type="float">
            <text:p>98</text:p>
          </table:table-cell>
          <table:table-cell table:formula="of:=RANDBETWEEN(150;340)" office:value-type="float" office:value="207" calcext:value-type="float">
            <text:p>207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97" calcext:value-type="float">
            <text:p>97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50;110)" office:value-type="float" office:value="59" calcext:value-type="float">
            <text:p>59</text:p>
          </table:table-cell>
          <table:table-cell table:formula="of:=RANDBETWEEN(50;110)" office:value-type="float" office:value="91" calcext:value-type="float">
            <text:p>91</text:p>
          </table:table-cell>
          <table:table-cell table:formula="of:=RANDBETWEEN(150;340)" office:value-type="float" office:value="325" calcext:value-type="float">
            <text:p>325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60" calcext:value-type="float">
            <text:p>60</text:p>
          </table:table-cell>
          <table:table-cell table:formula="of:=RANDBETWEEN(50;110)" office:value-type="float" office:value="92" calcext:value-type="float">
            <text:p>92</text:p>
          </table:table-cell>
          <table:table-cell table:formula="of:=RANDBETWEEN(50;110)" office:value-type="float" office:value="91" calcext:value-type="float">
            <text:p>91</text:p>
          </table:table-cell>
          <table:table-cell table:formula="of:=RANDBETWEEN(50;110)" office:value-type="float" office:value="53" calcext:value-type="float">
            <text:p>53</text:p>
          </table:table-cell>
          <table:table-cell table:formula="of:=RANDBETWEEN(150;340)" office:value-type="float" office:value="325" calcext:value-type="float">
            <text:p>325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71" calcext:value-type="float">
            <text:p>71</text:p>
          </table:table-cell>
          <table:table-cell table:formula="of:=RANDBETWEEN(50;110)" office:value-type="float" office:value="110" calcext:value-type="float">
            <text:p>110</text:p>
          </table:table-cell>
          <table:table-cell table:formula="of:=RANDBETWEEN(50;110)" office:value-type="float" office:value="108" calcext:value-type="float">
            <text:p>108</text:p>
          </table:table-cell>
          <table:table-cell table:formula="of:=RANDBETWEEN(50;110)" office:value-type="float" office:value="81" calcext:value-type="float">
            <text:p>81</text:p>
          </table:table-cell>
          <table:table-cell table:formula="of:=RANDBETWEEN(150;340)" office:value-type="float" office:value="152" calcext:value-type="float">
            <text:p>152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50;110)" office:value-type="float" office:value="57" calcext:value-type="float">
            <text:p>57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150;340)" office:value-type="float" office:value="316" calcext:value-type="float">
            <text:p>316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62" calcext:value-type="float">
            <text:p>62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50;110)" office:value-type="float" office:value="94" calcext:value-type="float">
            <text:p>94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150;340)" office:value-type="float" office:value="311" calcext:value-type="float">
            <text:p>311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105" calcext:value-type="float">
            <text:p>105</text:p>
          </table:table-cell>
          <table:table-cell table:formula="of:=RANDBETWEEN(50;110)" office:value-type="float" office:value="54" calcext:value-type="float">
            <text:p>54</text:p>
          </table:table-cell>
          <table:table-cell table:formula="of:=RANDBETWEEN(50;110)" office:value-type="float" office:value="96" calcext:value-type="float">
            <text:p>96</text:p>
          </table:table-cell>
          <table:table-cell table:formula="of:=RANDBETWEEN(50;110)" office:value-type="float" office:value="98" calcext:value-type="float">
            <text:p>98</text:p>
          </table:table-cell>
          <table:table-cell table:formula="of:=RANDBETWEEN(150;340)" office:value-type="float" office:value="201" calcext:value-type="float">
            <text:p>201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64" calcext:value-type="float">
            <text:p>64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50;110)" office:value-type="float" office:value="64" calcext:value-type="float">
            <text:p>64</text:p>
          </table:table-cell>
          <table:table-cell table:formula="of:=RANDBETWEEN(50;110)" office:value-type="float" office:value="68" calcext:value-type="float">
            <text:p>68</text:p>
          </table:table-cell>
          <table:table-cell table:formula="of:=RANDBETWEEN(150;340)" office:value-type="float" office:value="279" calcext:value-type="float">
            <text:p>279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87" calcext:value-type="float">
            <text:p>87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50;110)" office:value-type="float" office:value="81" calcext:value-type="float">
            <text:p>81</text:p>
          </table:table-cell>
          <table:table-cell table:formula="of:=RANDBETWEEN(150;340)" office:value-type="float" office:value="221" calcext:value-type="float">
            <text:p>221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50;110)" office:value-type="float" office:value="67" calcext:value-type="float">
            <text:p>67</text:p>
          </table:table-cell>
          <table:table-cell table:formula="of:=RANDBETWEEN(50;110)" office:value-type="float" office:value="54" calcext:value-type="float">
            <text:p>54</text:p>
          </table:table-cell>
          <table:table-cell table:formula="of:=RANDBETWEEN(150;340)" office:value-type="float" office:value="234" calcext:value-type="float">
            <text:p>234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100" calcext:value-type="float">
            <text:p>100</text:p>
          </table:table-cell>
          <table:table-cell table:formula="of:=RANDBETWEEN(50;110)" office:value-type="float" office:value="94" calcext:value-type="float">
            <text:p>94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150;340)" office:value-type="float" office:value="288" calcext:value-type="float">
            <text:p>288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50;110)" office:value-type="float" office:value="86" calcext:value-type="float">
            <text:p>86</text:p>
          </table:table-cell>
          <table:table-cell table:formula="of:=RANDBETWEEN(50;110)" office:value-type="float" office:value="84" calcext:value-type="float">
            <text:p>84</text:p>
          </table:table-cell>
          <table:table-cell table:formula="of:=RANDBETWEEN(50;110)" office:value-type="float" office:value="52" calcext:value-type="float">
            <text:p>52</text:p>
          </table:table-cell>
          <table:table-cell table:formula="of:=RANDBETWEEN(150;340)" office:value-type="float" office:value="247" calcext:value-type="float">
            <text:p>247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50;110)" office:value-type="float" office:value="68" calcext:value-type="float">
            <text:p>68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150;340)" office:value-type="float" office:value="152" calcext:value-type="float">
            <text:p>152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75" calcext:value-type="float">
            <text:p>75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50;110)" office:value-type="float" office:value="81" calcext:value-type="float">
            <text:p>81</text:p>
          </table:table-cell>
          <table:table-cell table:formula="of:=RANDBETWEEN(50;110)" office:value-type="float" office:value="106" calcext:value-type="float">
            <text:p>106</text:p>
          </table:table-cell>
          <table:table-cell table:formula="of:=RANDBETWEEN(150;340)" office:value-type="float" office:value="161" calcext:value-type="float">
            <text:p>161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89" calcext:value-type="float">
            <text:p>89</text:p>
          </table:table-cell>
          <table:table-cell table:formula="of:=RANDBETWEEN(50;110)" office:value-type="float" office:value="92" calcext:value-type="float">
            <text:p>92</text:p>
          </table:table-cell>
          <table:table-cell table:formula="of:=RANDBETWEEN(50;110)" office:value-type="float" office:value="54" calcext:value-type="float">
            <text:p>54</text:p>
          </table:table-cell>
          <table:table-cell table:formula="of:=RANDBETWEEN(50;110)" office:value-type="float" office:value="108" calcext:value-type="float">
            <text:p>108</text:p>
          </table:table-cell>
          <table:table-cell table:formula="of:=RANDBETWEEN(150;340)" office:value-type="float" office:value="238" calcext:value-type="float">
            <text:p>238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97" calcext:value-type="float">
            <text:p>97</text:p>
          </table:table-cell>
          <table:table-cell table:formula="of:=RANDBETWEEN(50;110)" office:value-type="float" office:value="89" calcext:value-type="float">
            <text:p>89</text:p>
          </table:table-cell>
          <table:table-cell table:formula="of:=RANDBETWEEN(50;110)" office:value-type="float" office:value="91" calcext:value-type="float">
            <text:p>91</text:p>
          </table:table-cell>
          <table:table-cell table:formula="of:=RANDBETWEEN(50;110)" office:value-type="float" office:value="59" calcext:value-type="float">
            <text:p>59</text:p>
          </table:table-cell>
          <table:table-cell table:formula="of:=RANDBETWEEN(150;340)" office:value-type="float" office:value="325" calcext:value-type="float">
            <text:p>325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50;110)" office:value-type="float" office:value="85" calcext:value-type="float">
            <text:p>85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150;340)" office:value-type="float" office:value="290" calcext:value-type="float">
            <text:p>290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50;110)" office:value-type="float" office:value="57" calcext:value-type="float">
            <text:p>57</text:p>
          </table:table-cell>
          <table:table-cell table:formula="of:=RANDBETWEEN(50;110)" office:value-type="float" office:value="110" calcext:value-type="float">
            <text:p>110</text:p>
          </table:table-cell>
          <table:table-cell table:formula="of:=RANDBETWEEN(50;110)" office:value-type="float" office:value="108" calcext:value-type="float">
            <text:p>108</text:p>
          </table:table-cell>
          <table:table-cell table:formula="of:=RANDBETWEEN(150;340)" office:value-type="float" office:value="251" calcext:value-type="float">
            <text:p>251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50;110)" office:value-type="float" office:value="53" calcext:value-type="float">
            <text:p>53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50;110)" office:value-type="float" office:value="53" calcext:value-type="float">
            <text:p>53</text:p>
          </table:table-cell>
          <table:table-cell table:formula="of:=RANDBETWEEN(150;340)" office:value-type="float" office:value="250" calcext:value-type="float">
            <text:p>250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50;110)" office:value-type="float" office:value="63" calcext:value-type="float">
            <text:p>63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150;340)" office:value-type="float" office:value="210" calcext:value-type="float">
            <text:p>210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53" calcext:value-type="float">
            <text:p>53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50;110)" office:value-type="float" office:value="75" calcext:value-type="float">
            <text:p>75</text:p>
          </table:table-cell>
          <table:table-cell table:formula="of:=RANDBETWEEN(50;110)" office:value-type="float" office:value="87" calcext:value-type="float">
            <text:p>87</text:p>
          </table:table-cell>
          <table:table-cell table:formula="of:=RANDBETWEEN(150;340)" office:value-type="float" office:value="312" calcext:value-type="float">
            <text:p>312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92" calcext:value-type="float">
            <text:p>92</text:p>
          </table:table-cell>
          <table:table-cell table:formula="of:=RANDBETWEEN(50;110)" office:value-type="float" office:value="78" calcext:value-type="float">
            <text:p>78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50;110)" office:value-type="float" office:value="109" calcext:value-type="float">
            <text:p>109</text:p>
          </table:table-cell>
          <table:table-cell table:formula="of:=RANDBETWEEN(150;340)" office:value-type="float" office:value="311" calcext:value-type="float">
            <text:p>311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60" calcext:value-type="float">
            <text:p>60</text:p>
          </table:table-cell>
          <table:table-cell table:formula="of:=RANDBETWEEN(50;110)" office:value-type="float" office:value="53" calcext:value-type="float">
            <text:p>53</text:p>
          </table:table-cell>
          <table:table-cell table:formula="of:=RANDBETWEEN(50;110)" office:value-type="float" office:value="81" calcext:value-type="float">
            <text:p>81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150;340)" office:value-type="float" office:value="224" calcext:value-type="float">
            <text:p>224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50;110)" office:value-type="float" office:value="97" calcext:value-type="float">
            <text:p>97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150;340)" office:value-type="float" office:value="305" calcext:value-type="float">
            <text:p>305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50;110)" office:value-type="float" office:value="52" calcext:value-type="float">
            <text:p>52</text:p>
          </table:table-cell>
          <table:table-cell table:formula="of:=RANDBETWEEN(50;110)" office:value-type="float" office:value="87" calcext:value-type="float">
            <text:p>87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150;340)" office:value-type="float" office:value="211" calcext:value-type="float">
            <text:p>211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50;110)" office:value-type="float" office:value="54" calcext:value-type="float">
            <text:p>54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50;110)" office:value-type="float" office:value="57" calcext:value-type="float">
            <text:p>57</text:p>
          </table:table-cell>
          <table:table-cell table:formula="of:=RANDBETWEEN(150;340)" office:value-type="float" office:value="162" calcext:value-type="float">
            <text:p>162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50;110)" office:value-type="float" office:value="78" calcext:value-type="float">
            <text:p>78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50;110)" office:value-type="float" office:value="84" calcext:value-type="float">
            <text:p>84</text:p>
          </table:table-cell>
          <table:table-cell table:formula="of:=RANDBETWEEN(150;340)" office:value-type="float" office:value="265" calcext:value-type="float">
            <text:p>265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150;340)" office:value-type="float" office:value="258" calcext:value-type="float">
            <text:p>258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50;110)" office:value-type="float" office:value="85" calcext:value-type="float">
            <text:p>85</text:p>
          </table:table-cell>
          <table:table-cell table:formula="of:=RANDBETWEEN(150;340)" office:value-type="float" office:value="241" calcext:value-type="float">
            <text:p>241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50;110)" office:value-type="float" office:value="62" calcext:value-type="float">
            <text:p>62</text:p>
          </table:table-cell>
          <table:table-cell table:formula="of:=RANDBETWEEN(50;110)" office:value-type="float" office:value="57" calcext:value-type="float">
            <text:p>57</text:p>
          </table:table-cell>
          <table:table-cell table:formula="of:=RANDBETWEEN(50;110)" office:value-type="float" office:value="100" calcext:value-type="float">
            <text:p>100</text:p>
          </table:table-cell>
          <table:table-cell table:formula="of:=RANDBETWEEN(150;340)" office:value-type="float" office:value="242" calcext:value-type="float">
            <text:p>242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63" calcext:value-type="float">
            <text:p>63</text:p>
          </table:table-cell>
          <table:table-cell table:formula="of:=RANDBETWEEN(50;110)" office:value-type="float" office:value="86" calcext:value-type="float">
            <text:p>86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50;110)" office:value-type="float" office:value="85" calcext:value-type="float">
            <text:p>85</text:p>
          </table:table-cell>
          <table:table-cell table:formula="of:=RANDBETWEEN(150;340)" office:value-type="float" office:value="154" calcext:value-type="float">
            <text:p>154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50;110)" office:value-type="float" office:value="75" calcext:value-type="float">
            <text:p>75</text:p>
          </table:table-cell>
          <table:table-cell table:formula="of:=RANDBETWEEN(50;110)" office:value-type="float" office:value="64" calcext:value-type="float">
            <text:p>64</text:p>
          </table:table-cell>
          <table:table-cell table:formula="of:=RANDBETWEEN(50;110)" office:value-type="float" office:value="92" calcext:value-type="float">
            <text:p>92</text:p>
          </table:table-cell>
          <table:table-cell table:formula="of:=RANDBETWEEN(150;340)" office:value-type="float" office:value="198" calcext:value-type="float">
            <text:p>198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50;110)" office:value-type="float" office:value="97" calcext:value-type="float">
            <text:p>97</text:p>
          </table:table-cell>
          <table:table-cell table:formula="of:=RANDBETWEEN(50;110)" office:value-type="float" office:value="87" calcext:value-type="float">
            <text:p>87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150;340)" office:value-type="float" office:value="210" calcext:value-type="float">
            <text:p>210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50;110)" office:value-type="float" office:value="109" calcext:value-type="float">
            <text:p>109</text:p>
          </table:table-cell>
          <table:table-cell table:formula="of:=RANDBETWEEN(50;110)" office:value-type="float" office:value="54" calcext:value-type="float">
            <text:p>54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150;340)" office:value-type="float" office:value="230" calcext:value-type="float">
            <text:p>230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50;110)" office:value-type="float" office:value="106" calcext:value-type="float">
            <text:p>106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150;340)" office:value-type="float" office:value="328" calcext:value-type="float">
            <text:p>328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50;110)" office:value-type="float" office:value="105" calcext:value-type="float">
            <text:p>105</text:p>
          </table:table-cell>
          <table:table-cell table:formula="of:=RANDBETWEEN(50;110)" office:value-type="float" office:value="84" calcext:value-type="float">
            <text:p>84</text:p>
          </table:table-cell>
          <table:table-cell table:formula="of:=RANDBETWEEN(50;110)" office:value-type="float" office:value="98" calcext:value-type="float">
            <text:p>98</text:p>
          </table:table-cell>
          <table:table-cell table:formula="of:=RANDBETWEEN(150;340)" office:value-type="float" office:value="185" calcext:value-type="float">
            <text:p>185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50;110)" office:value-type="float" office:value="98" calcext:value-type="float">
            <text:p>98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150;340)" office:value-type="float" office:value="197" calcext:value-type="float">
            <text:p>197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50;110)" office:value-type="float" office:value="81" calcext:value-type="float">
            <text:p>81</text:p>
          </table:table-cell>
          <table:table-cell table:formula="of:=RANDBETWEEN(50;110)" office:value-type="float" office:value="54" calcext:value-type="float">
            <text:p>54</text:p>
          </table:table-cell>
          <table:table-cell table:formula="of:=RANDBETWEEN(50;110)" office:value-type="float" office:value="71" calcext:value-type="float">
            <text:p>71</text:p>
          </table:table-cell>
          <table:table-cell table:formula="of:=RANDBETWEEN(150;340)" office:value-type="float" office:value="159" calcext:value-type="float">
            <text:p>159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60" calcext:value-type="float">
            <text:p>60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50;110)" office:value-type="float" office:value="100" calcext:value-type="float">
            <text:p>100</text:p>
          </table:table-cell>
          <table:table-cell table:formula="of:=RANDBETWEEN(150;340)" office:value-type="float" office:value="296" calcext:value-type="float">
            <text:p>296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50;110)" office:value-type="float" office:value="89" calcext:value-type="float">
            <text:p>89</text:p>
          </table:table-cell>
          <table:table-cell table:formula="of:=RANDBETWEEN(50;110)" office:value-type="float" office:value="106" calcext:value-type="float">
            <text:p>106</text:p>
          </table:table-cell>
          <table:table-cell table:formula="of:=RANDBETWEEN(50;110)" office:value-type="float" office:value="110" calcext:value-type="float">
            <text:p>110</text:p>
          </table:table-cell>
          <table:table-cell table:formula="of:=RANDBETWEEN(150;340)" office:value-type="float" office:value="307" calcext:value-type="float">
            <text:p>307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71" calcext:value-type="float">
            <text:p>71</text:p>
          </table:table-cell>
          <table:table-cell table:formula="of:=RANDBETWEEN(50;110)" office:value-type="float" office:value="78" calcext:value-type="float">
            <text:p>78</text:p>
          </table:table-cell>
          <table:table-cell table:formula="of:=RANDBETWEEN(50;110)" office:value-type="float" office:value="91" calcext:value-type="float">
            <text:p>91</text:p>
          </table:table-cell>
          <table:table-cell table:formula="of:=RANDBETWEEN(50;110)" office:value-type="float" office:value="108" calcext:value-type="float">
            <text:p>108</text:p>
          </table:table-cell>
          <table:table-cell table:formula="of:=RANDBETWEEN(150;340)" office:value-type="float" office:value="155" calcext:value-type="float">
            <text:p>155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50;110)" office:value-type="float" office:value="60" calcext:value-type="float">
            <text:p>60</text:p>
          </table:table-cell>
          <table:table-cell table:formula="of:=RANDBETWEEN(150;340)" office:value-type="float" office:value="314" calcext:value-type="float">
            <text:p>314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89" calcext:value-type="float">
            <text:p>89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150;340)" office:value-type="float" office:value="211" calcext:value-type="float">
            <text:p>211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54" calcext:value-type="float">
            <text:p>54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50;110)" office:value-type="float" office:value="90" calcext:value-type="float">
            <text:p>90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150;340)" office:value-type="float" office:value="173" calcext:value-type="float">
            <text:p>173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71" calcext:value-type="float">
            <text:p>71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50;110)" office:value-type="float" office:value="109" calcext:value-type="float">
            <text:p>109</text:p>
          </table:table-cell>
          <table:table-cell table:formula="of:=RANDBETWEEN(150;340)" office:value-type="float" office:value="290" calcext:value-type="float">
            <text:p>290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50;110)" office:value-type="float" office:value="98" calcext:value-type="float">
            <text:p>98</text:p>
          </table:table-cell>
          <table:table-cell table:formula="of:=RANDBETWEEN(50;110)" office:value-type="float" office:value="75" calcext:value-type="float">
            <text:p>75</text:p>
          </table:table-cell>
          <table:table-cell table:formula="of:=RANDBETWEEN(50;110)" office:value-type="float" office:value="54" calcext:value-type="float">
            <text:p>54</text:p>
          </table:table-cell>
          <table:table-cell table:formula="of:=RANDBETWEEN(150;340)" office:value-type="float" office:value="170" calcext:value-type="float">
            <text:p>170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50;110)" office:value-type="float" office:value="70" calcext:value-type="float">
            <text:p>70</text:p>
          </table:table-cell>
          <table:table-cell table:formula="of:=RANDBETWEEN(50;110)" office:value-type="float" office:value="52" calcext:value-type="float">
            <text:p>52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150;340)" office:value-type="float" office:value="259" calcext:value-type="float">
            <text:p>259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50;110)" office:value-type="float" office:value="60" calcext:value-type="float">
            <text:p>60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150;340)" office:value-type="float" office:value="277" calcext:value-type="float">
            <text:p>277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67" calcext:value-type="float">
            <text:p>67</text:p>
          </table:table-cell>
          <table:table-cell table:formula="of:=RANDBETWEEN(50;110)" office:value-type="float" office:value="70" calcext:value-type="float">
            <text:p>70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150;340)" office:value-type="float" office:value="296" calcext:value-type="float">
            <text:p>296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87" calcext:value-type="float">
            <text:p>87</text:p>
          </table:table-cell>
          <table:table-cell table:formula="of:=RANDBETWEEN(50;110)" office:value-type="float" office:value="63" calcext:value-type="float">
            <text:p>63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50;110)" office:value-type="float" office:value="70" calcext:value-type="float">
            <text:p>70</text:p>
          </table:table-cell>
          <table:table-cell table:formula="of:=RANDBETWEEN(150;340)" office:value-type="float" office:value="200" calcext:value-type="float">
            <text:p>200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97" calcext:value-type="float">
            <text:p>97</text:p>
          </table:table-cell>
          <table:table-cell table:formula="of:=RANDBETWEEN(50;110)" office:value-type="float" office:value="105" calcext:value-type="float">
            <text:p>105</text:p>
          </table:table-cell>
          <table:table-cell table:formula="of:=RANDBETWEEN(50;110)" office:value-type="float" office:value="55" calcext:value-type="float">
            <text:p>55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150;340)" office:value-type="float" office:value="192" calcext:value-type="float">
            <text:p>192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86" calcext:value-type="float">
            <text:p>86</text:p>
          </table:table-cell>
          <table:table-cell table:formula="of:=RANDBETWEEN(50;110)" office:value-type="float" office:value="81" calcext:value-type="float">
            <text:p>81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150;340)" office:value-type="float" office:value="205" calcext:value-type="float">
            <text:p>205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110" calcext:value-type="float">
            <text:p>110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50;110)" office:value-type="float" office:value="109" calcext:value-type="float">
            <text:p>109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150;340)" office:value-type="float" office:value="221" calcext:value-type="float">
            <text:p>221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70" calcext:value-type="float">
            <text:p>70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50;110)" office:value-type="float" office:value="84" calcext:value-type="float">
            <text:p>84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150;340)" office:value-type="float" office:value="215" calcext:value-type="float">
            <text:p>215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71" calcext:value-type="float">
            <text:p>71</text:p>
          </table:table-cell>
          <table:table-cell table:formula="of:=RANDBETWEEN(50;110)" office:value-type="float" office:value="106" calcext:value-type="float">
            <text:p>106</text:p>
          </table:table-cell>
          <table:table-cell table:formula="of:=RANDBETWEEN(50;110)" office:value-type="float" office:value="71" calcext:value-type="float">
            <text:p>71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150;340)" office:value-type="float" office:value="174" calcext:value-type="float">
            <text:p>174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50;110)" office:value-type="float" office:value="67" calcext:value-type="float">
            <text:p>67</text:p>
          </table:table-cell>
          <table:table-cell table:formula="of:=RANDBETWEEN(150;340)" office:value-type="float" office:value="251" calcext:value-type="float">
            <text:p>251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50;110)" office:value-type="float" office:value="75" calcext:value-type="float">
            <text:p>75</text:p>
          </table:table-cell>
          <table:table-cell table:formula="of:=RANDBETWEEN(50;110)" office:value-type="float" office:value="60" calcext:value-type="float">
            <text:p>60</text:p>
          </table:table-cell>
          <table:table-cell table:formula="of:=RANDBETWEEN(150;340)" office:value-type="float" office:value="279" calcext:value-type="float">
            <text:p>279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100" calcext:value-type="float">
            <text:p>100</text:p>
          </table:table-cell>
          <table:table-cell table:formula="of:=RANDBETWEEN(50;110)" office:value-type="float" office:value="89" calcext:value-type="float">
            <text:p>89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50;110)" office:value-type="float" office:value="92" calcext:value-type="float">
            <text:p>92</text:p>
          </table:table-cell>
          <table:table-cell table:formula="of:=RANDBETWEEN(150;340)" office:value-type="float" office:value="255" calcext:value-type="float">
            <text:p>255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62" calcext:value-type="float">
            <text:p>62</text:p>
          </table:table-cell>
          <table:table-cell table:formula="of:=RANDBETWEEN(50;110)" office:value-type="float" office:value="78" calcext:value-type="float">
            <text:p>78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50;110)" office:value-type="float" office:value="110" calcext:value-type="float">
            <text:p>110</text:p>
          </table:table-cell>
          <table:table-cell table:formula="of:=RANDBETWEEN(150;340)" office:value-type="float" office:value="254" calcext:value-type="float">
            <text:p>254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150;340)" office:value-type="float" office:value="316" calcext:value-type="float">
            <text:p>316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67" calcext:value-type="float">
            <text:p>67</text:p>
          </table:table-cell>
          <table:table-cell table:formula="of:=RANDBETWEEN(50;110)" office:value-type="float" office:value="71" calcext:value-type="float">
            <text:p>71</text:p>
          </table:table-cell>
          <table:table-cell table:formula="of:=RANDBETWEEN(50;110)" office:value-type="float" office:value="62" calcext:value-type="float">
            <text:p>62</text:p>
          </table:table-cell>
          <table:table-cell table:formula="of:=RANDBETWEEN(50;110)" office:value-type="float" office:value="109" calcext:value-type="float">
            <text:p>109</text:p>
          </table:table-cell>
          <table:table-cell table:formula="of:=RANDBETWEEN(150;340)" office:value-type="float" office:value="183" calcext:value-type="float">
            <text:p>183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50;110)" office:value-type="float" office:value="98" calcext:value-type="float">
            <text:p>98</text:p>
          </table:table-cell>
          <table:table-cell table:formula="of:=RANDBETWEEN(50;110)" office:value-type="float" office:value="86" calcext:value-type="float">
            <text:p>86</text:p>
          </table:table-cell>
          <table:table-cell table:formula="of:=RANDBETWEEN(50;110)" office:value-type="float" office:value="106" calcext:value-type="float">
            <text:p>106</text:p>
          </table:table-cell>
          <table:table-cell table:formula="of:=RANDBETWEEN(150;340)" office:value-type="float" office:value="311" calcext:value-type="float">
            <text:p>311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68" calcext:value-type="float">
            <text:p>68</text:p>
          </table:table-cell>
          <table:table-cell table:formula="of:=RANDBETWEEN(50;110)" office:value-type="float" office:value="78" calcext:value-type="float">
            <text:p>78</text:p>
          </table:table-cell>
          <table:table-cell table:formula="of:=RANDBETWEEN(50;110)" office:value-type="float" office:value="52" calcext:value-type="float">
            <text:p>52</text:p>
          </table:table-cell>
          <table:table-cell table:formula="of:=RANDBETWEEN(50;110)" office:value-type="float" office:value="70" calcext:value-type="float">
            <text:p>70</text:p>
          </table:table-cell>
          <table:table-cell table:formula="of:=RANDBETWEEN(150;340)" office:value-type="float" office:value="163" calcext:value-type="float">
            <text:p>163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50;110)" office:value-type="float" office:value="64" calcext:value-type="float">
            <text:p>64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150;340)" office:value-type="float" office:value="210" calcext:value-type="float">
            <text:p>210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84" calcext:value-type="float">
            <text:p>84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150;340)" office:value-type="float" office:value="236" calcext:value-type="float">
            <text:p>236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50;110)" office:value-type="float" office:value="96" calcext:value-type="float">
            <text:p>96</text:p>
          </table:table-cell>
          <table:table-cell table:formula="of:=RANDBETWEEN(150;340)" office:value-type="float" office:value="291" calcext:value-type="float">
            <text:p>291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67" calcext:value-type="float">
            <text:p>67</text:p>
          </table:table-cell>
          <table:table-cell table:formula="of:=RANDBETWEEN(50;110)" office:value-type="float" office:value="62" calcext:value-type="float">
            <text:p>62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50;110)" office:value-type="float" office:value="85" calcext:value-type="float">
            <text:p>85</text:p>
          </table:table-cell>
          <table:table-cell table:formula="of:=RANDBETWEEN(150;340)" office:value-type="float" office:value="172" calcext:value-type="float">
            <text:p>172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53" calcext:value-type="float">
            <text:p>53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50;110)" office:value-type="float" office:value="106" calcext:value-type="float">
            <text:p>106</text:p>
          </table:table-cell>
          <table:table-cell table:formula="of:=RANDBETWEEN(150;340)" office:value-type="float" office:value="253" calcext:value-type="float">
            <text:p>253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87" calcext:value-type="float">
            <text:p>87</text:p>
          </table:table-cell>
          <table:table-cell table:formula="of:=RANDBETWEEN(50;110)" office:value-type="float" office:value="67" calcext:value-type="float">
            <text:p>67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150;340)" office:value-type="float" office:value="245" calcext:value-type="float">
            <text:p>245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50;110)" office:value-type="float" office:value="62" calcext:value-type="float">
            <text:p>62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150;340)" office:value-type="float" office:value="339" calcext:value-type="float">
            <text:p>339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109" calcext:value-type="float">
            <text:p>109</text:p>
          </table:table-cell>
          <table:table-cell table:formula="of:=RANDBETWEEN(50;110)" office:value-type="float" office:value="87" calcext:value-type="float">
            <text:p>87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50;110)" office:value-type="float" office:value="64" calcext:value-type="float">
            <text:p>64</text:p>
          </table:table-cell>
          <table:table-cell table:formula="of:=RANDBETWEEN(150;340)" office:value-type="float" office:value="295" calcext:value-type="float">
            <text:p>295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52" calcext:value-type="float">
            <text:p>52</text:p>
          </table:table-cell>
          <table:table-cell table:formula="of:=RANDBETWEEN(50;110)" office:value-type="float" office:value="92" calcext:value-type="float">
            <text:p>92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150;340)" office:value-type="float" office:value="177" calcext:value-type="float">
            <text:p>177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50;110)" office:value-type="float" office:value="59" calcext:value-type="float">
            <text:p>59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50;110)" office:value-type="float" office:value="85" calcext:value-type="float">
            <text:p>85</text:p>
          </table:table-cell>
          <table:table-cell table:formula="of:=RANDBETWEEN(150;340)" office:value-type="float" office:value="187" calcext:value-type="float">
            <text:p>187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50;110)" office:value-type="float" office:value="68" calcext:value-type="float">
            <text:p>68</text:p>
          </table:table-cell>
          <table:table-cell table:formula="of:=RANDBETWEEN(150;340)" office:value-type="float" office:value="324" calcext:value-type="float">
            <text:p>324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108" calcext:value-type="float">
            <text:p>108</text:p>
          </table:table-cell>
          <table:table-cell table:formula="of:=RANDBETWEEN(50;110)" office:value-type="float" office:value="84" calcext:value-type="float">
            <text:p>84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150;340)" office:value-type="float" office:value="270" calcext:value-type="float">
            <text:p>270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108" calcext:value-type="float">
            <text:p>108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150;340)" office:value-type="float" office:value="256" calcext:value-type="float">
            <text:p>256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68" calcext:value-type="float">
            <text:p>68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50;110)" office:value-type="float" office:value="98" calcext:value-type="float">
            <text:p>98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150;340)" office:value-type="float" office:value="338" calcext:value-type="float">
            <text:p>338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50;110)" office:value-type="float" office:value="85" calcext:value-type="float">
            <text:p>85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50;110)" office:value-type="float" office:value="60" calcext:value-type="float">
            <text:p>60</text:p>
          </table:table-cell>
          <table:table-cell table:formula="of:=RANDBETWEEN(150;340)" office:value-type="float" office:value="197" calcext:value-type="float">
            <text:p>197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50;110)" office:value-type="float" office:value="86" calcext:value-type="float">
            <text:p>86</text:p>
          </table:table-cell>
          <table:table-cell table:formula="of:=RANDBETWEEN(50;110)" office:value-type="float" office:value="94" calcext:value-type="float">
            <text:p>94</text:p>
          </table:table-cell>
          <table:table-cell table:formula="of:=RANDBETWEEN(150;340)" office:value-type="float" office:value="174" calcext:value-type="float">
            <text:p>174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60" calcext:value-type="float">
            <text:p>60</text:p>
          </table:table-cell>
          <table:table-cell table:formula="of:=RANDBETWEEN(50;110)" office:value-type="float" office:value="90" calcext:value-type="float">
            <text:p>90</text:p>
          </table:table-cell>
          <table:table-cell table:formula="of:=RANDBETWEEN(50;110)" office:value-type="float" office:value="91" calcext:value-type="float">
            <text:p>91</text:p>
          </table:table-cell>
          <table:table-cell table:formula="of:=RANDBETWEEN(50;110)" office:value-type="float" office:value="64" calcext:value-type="float">
            <text:p>64</text:p>
          </table:table-cell>
          <table:table-cell table:formula="of:=RANDBETWEEN(150;340)" office:value-type="float" office:value="214" calcext:value-type="float">
            <text:p>214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81" calcext:value-type="float">
            <text:p>81</text:p>
          </table:table-cell>
          <table:table-cell table:formula="of:=RANDBETWEEN(50;110)" office:value-type="float" office:value="63" calcext:value-type="float">
            <text:p>63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50;110)" office:value-type="float" office:value="90" calcext:value-type="float">
            <text:p>90</text:p>
          </table:table-cell>
          <table:table-cell table:formula="of:=RANDBETWEEN(150;340)" office:value-type="float" office:value="317" calcext:value-type="float">
            <text:p>317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94" calcext:value-type="float">
            <text:p>94</text:p>
          </table:table-cell>
          <table:table-cell table:formula="of:=RANDBETWEEN(50;110)" office:value-type="float" office:value="105" calcext:value-type="float">
            <text:p>105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50;110)" office:value-type="float" office:value="85" calcext:value-type="float">
            <text:p>85</text:p>
          </table:table-cell>
          <table:table-cell table:formula="of:=RANDBETWEEN(150;340)" office:value-type="float" office:value="278" calcext:value-type="float">
            <text:p>278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50;110)" office:value-type="float" office:value="71" calcext:value-type="float">
            <text:p>71</text:p>
          </table:table-cell>
          <table:table-cell table:formula="of:=RANDBETWEEN(150;340)" office:value-type="float" office:value="232" calcext:value-type="float">
            <text:p>232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50;110)" office:value-type="float" office:value="68" calcext:value-type="float">
            <text:p>68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50;110)" office:value-type="float" office:value="106" calcext:value-type="float">
            <text:p>106</text:p>
          </table:table-cell>
          <table:table-cell table:formula="of:=RANDBETWEEN(150;340)" office:value-type="float" office:value="221" calcext:value-type="float">
            <text:p>221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50;110)" office:value-type="float" office:value="63" calcext:value-type="float">
            <text:p>63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50;110)" office:value-type="float" office:value="89" calcext:value-type="float">
            <text:p>89</text:p>
          </table:table-cell>
          <table:table-cell table:formula="of:=RANDBETWEEN(150;340)" office:value-type="float" office:value="166" calcext:value-type="float">
            <text:p>166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50;110)" office:value-type="float" office:value="67" calcext:value-type="float">
            <text:p>67</text:p>
          </table:table-cell>
          <table:table-cell table:formula="of:=RANDBETWEEN(50;110)" office:value-type="float" office:value="90" calcext:value-type="float">
            <text:p>90</text:p>
          </table:table-cell>
          <table:table-cell table:formula="of:=RANDBETWEEN(150;340)" office:value-type="float" office:value="229" calcext:value-type="float">
            <text:p>229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50;110)" office:value-type="float" office:value="60" calcext:value-type="float">
            <text:p>60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50;110)" office:value-type="float" office:value="89" calcext:value-type="float">
            <text:p>89</text:p>
          </table:table-cell>
          <table:table-cell table:formula="of:=RANDBETWEEN(150;340)" office:value-type="float" office:value="281" calcext:value-type="float">
            <text:p>281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50;110)" office:value-type="float" office:value="90" calcext:value-type="float">
            <text:p>90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50;110)" office:value-type="float" office:value="59" calcext:value-type="float">
            <text:p>59</text:p>
          </table:table-cell>
          <table:table-cell table:formula="of:=RANDBETWEEN(150;340)" office:value-type="float" office:value="287" calcext:value-type="float">
            <text:p>287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68" calcext:value-type="float">
            <text:p>68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150;340)" office:value-type="float" office:value="257" calcext:value-type="float">
            <text:p>257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50;110)" office:value-type="float" office:value="57" calcext:value-type="float">
            <text:p>57</text:p>
          </table:table-cell>
          <table:table-cell table:formula="of:=RANDBETWEEN(50;110)" office:value-type="float" office:value="105" calcext:value-type="float">
            <text:p>105</text:p>
          </table:table-cell>
          <table:table-cell table:formula="of:=RANDBETWEEN(50;110)" office:value-type="float" office:value="109" calcext:value-type="float">
            <text:p>109</text:p>
          </table:table-cell>
          <table:table-cell table:formula="of:=RANDBETWEEN(150;340)" office:value-type="float" office:value="286" calcext:value-type="float">
            <text:p>286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50;110)" office:value-type="float" office:value="91" calcext:value-type="float">
            <text:p>91</text:p>
          </table:table-cell>
          <table:table-cell table:formula="of:=RANDBETWEEN(50;110)" office:value-type="float" office:value="100" calcext:value-type="float">
            <text:p>100</text:p>
          </table:table-cell>
          <table:table-cell table:formula="of:=RANDBETWEEN(50;110)" office:value-type="float" office:value="52" calcext:value-type="float">
            <text:p>52</text:p>
          </table:table-cell>
          <table:table-cell table:formula="of:=RANDBETWEEN(150;340)" office:value-type="float" office:value="244" calcext:value-type="float">
            <text:p>244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67" calcext:value-type="float">
            <text:p>67</text:p>
          </table:table-cell>
          <table:table-cell table:formula="of:=RANDBETWEEN(50;110)" office:value-type="float" office:value="90" calcext:value-type="float">
            <text:p>90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150;340)" office:value-type="float" office:value="288" calcext:value-type="float">
            <text:p>288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94" calcext:value-type="float">
            <text:p>94</text:p>
          </table:table-cell>
          <table:table-cell table:formula="of:=RANDBETWEEN(50;110)" office:value-type="float" office:value="75" calcext:value-type="float">
            <text:p>75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50;110)" office:value-type="float" office:value="53" calcext:value-type="float">
            <text:p>53</text:p>
          </table:table-cell>
          <table:table-cell table:formula="of:=RANDBETWEEN(150;340)" office:value-type="float" office:value="186" calcext:value-type="float">
            <text:p>186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50;110)" office:value-type="float" office:value="59" calcext:value-type="float">
            <text:p>59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150;340)" office:value-type="float" office:value="313" calcext:value-type="float">
            <text:p>313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52" calcext:value-type="float">
            <text:p>52</text:p>
          </table:table-cell>
          <table:table-cell table:formula="of:=RANDBETWEEN(50;110)" office:value-type="float" office:value="87" calcext:value-type="float">
            <text:p>87</text:p>
          </table:table-cell>
          <table:table-cell table:formula="of:=RANDBETWEEN(50;110)" office:value-type="float" office:value="54" calcext:value-type="float">
            <text:p>54</text:p>
          </table:table-cell>
          <table:table-cell table:formula="of:=RANDBETWEEN(50;110)" office:value-type="float" office:value="52" calcext:value-type="float">
            <text:p>52</text:p>
          </table:table-cell>
          <table:table-cell table:formula="of:=RANDBETWEEN(150;340)" office:value-type="float" office:value="217" calcext:value-type="float">
            <text:p>217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90" calcext:value-type="float">
            <text:p>90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50;110)" office:value-type="float" office:value="108" calcext:value-type="float">
            <text:p>108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150;340)" office:value-type="float" office:value="169" calcext:value-type="float">
            <text:p>169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87" calcext:value-type="float">
            <text:p>87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50;110)" office:value-type="float" office:value="53" calcext:value-type="float">
            <text:p>53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150;340)" office:value-type="float" office:value="263" calcext:value-type="float">
            <text:p>263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50;110)" office:value-type="float" office:value="53" calcext:value-type="float">
            <text:p>53</text:p>
          </table:table-cell>
          <table:table-cell table:formula="of:=RANDBETWEEN(50;110)" office:value-type="float" office:value="70" calcext:value-type="float">
            <text:p>70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150;340)" office:value-type="float" office:value="334" calcext:value-type="float">
            <text:p>334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94" calcext:value-type="float">
            <text:p>94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50;110)" office:value-type="float" office:value="98" calcext:value-type="float">
            <text:p>98</text:p>
          </table:table-cell>
          <table:table-cell table:formula="of:=RANDBETWEEN(150;340)" office:value-type="float" office:value="324" calcext:value-type="float">
            <text:p>324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89" calcext:value-type="float">
            <text:p>89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150;340)" office:value-type="float" office:value="301" calcext:value-type="float">
            <text:p>301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52" calcext:value-type="float">
            <text:p>52</text:p>
          </table:table-cell>
          <table:table-cell table:formula="of:=RANDBETWEEN(50;110)" office:value-type="float" office:value="106" calcext:value-type="float">
            <text:p>106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50;110)" office:value-type="float" office:value="59" calcext:value-type="float">
            <text:p>59</text:p>
          </table:table-cell>
          <table:table-cell table:formula="of:=RANDBETWEEN(150;340)" office:value-type="float" office:value="153" calcext:value-type="float">
            <text:p>153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50;110)" office:value-type="float" office:value="54" calcext:value-type="float">
            <text:p>54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150;340)" office:value-type="float" office:value="282" calcext:value-type="float">
            <text:p>282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50;110)" office:value-type="float" office:value="98" calcext:value-type="float">
            <text:p>98</text:p>
          </table:table-cell>
          <table:table-cell table:formula="of:=RANDBETWEEN(50;110)" office:value-type="float" office:value="91" calcext:value-type="float">
            <text:p>91</text:p>
          </table:table-cell>
          <table:table-cell table:formula="of:=RANDBETWEEN(50;110)" office:value-type="float" office:value="91" calcext:value-type="float">
            <text:p>91</text:p>
          </table:table-cell>
          <table:table-cell table:formula="of:=RANDBETWEEN(150;340)" office:value-type="float" office:value="166" calcext:value-type="float">
            <text:p>166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60" calcext:value-type="float">
            <text:p>60</text:p>
          </table:table-cell>
          <table:table-cell table:formula="of:=RANDBETWEEN(50;110)" office:value-type="float" office:value="63" calcext:value-type="float">
            <text:p>63</text:p>
          </table:table-cell>
          <table:table-cell table:formula="of:=RANDBETWEEN(50;110)" office:value-type="float" office:value="94" calcext:value-type="float">
            <text:p>94</text:p>
          </table:table-cell>
          <table:table-cell table:formula="of:=RANDBETWEEN(50;110)" office:value-type="float" office:value="56" calcext:value-type="float">
            <text:p>56</text:p>
          </table:table-cell>
          <table:table-cell table:formula="of:=RANDBETWEEN(150;340)" office:value-type="float" office:value="219" calcext:value-type="float">
            <text:p>219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150;340)" office:value-type="float" office:value="191" calcext:value-type="float">
            <text:p>191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97" calcext:value-type="float">
            <text:p>97</text:p>
          </table:table-cell>
          <table:table-cell table:formula="of:=RANDBETWEEN(50;110)" office:value-type="float" office:value="52" calcext:value-type="float">
            <text:p>52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50;110)" office:value-type="float" office:value="57" calcext:value-type="float">
            <text:p>57</text:p>
          </table:table-cell>
          <table:table-cell table:formula="of:=RANDBETWEEN(150;340)" office:value-type="float" office:value="225" calcext:value-type="float">
            <text:p>225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50;110)" office:value-type="float" office:value="96" calcext:value-type="float">
            <text:p>96</text:p>
          </table:table-cell>
          <table:table-cell table:formula="of:=RANDBETWEEN(150;340)" office:value-type="float" office:value="313" calcext:value-type="float">
            <text:p>313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75" calcext:value-type="float">
            <text:p>75</text:p>
          </table:table-cell>
          <table:table-cell table:formula="of:=RANDBETWEEN(50;110)" office:value-type="float" office:value="62" calcext:value-type="float">
            <text:p>62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150;340)" office:value-type="float" office:value="209" calcext:value-type="float">
            <text:p>209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85" calcext:value-type="float">
            <text:p>85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50;110)" office:value-type="float" office:value="68" calcext:value-type="float">
            <text:p>68</text:p>
          </table:table-cell>
          <table:table-cell table:formula="of:=RANDBETWEEN(150;340)" office:value-type="float" office:value="313" calcext:value-type="float">
            <text:p>313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53" calcext:value-type="float">
            <text:p>53</text:p>
          </table:table-cell>
          <table:table-cell table:formula="of:=RANDBETWEEN(50;110)" office:value-type="float" office:value="62" calcext:value-type="float">
            <text:p>62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50;110)" office:value-type="float" office:value="90" calcext:value-type="float">
            <text:p>90</text:p>
          </table:table-cell>
          <table:table-cell table:formula="of:=RANDBETWEEN(150;340)" office:value-type="float" office:value="215" calcext:value-type="float">
            <text:p>215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50;110)" office:value-type="float" office:value="57" calcext:value-type="float">
            <text:p>57</text:p>
          </table:table-cell>
          <table:table-cell table:formula="of:=RANDBETWEEN(150;340)" office:value-type="float" office:value="273" calcext:value-type="float">
            <text:p>273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62" calcext:value-type="float">
            <text:p>62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150;340)" office:value-type="float" office:value="212" calcext:value-type="float">
            <text:p>212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50;110)" office:value-type="float" office:value="105" calcext:value-type="float">
            <text:p>105</text:p>
          </table:table-cell>
          <table:table-cell table:formula="of:=RANDBETWEEN(150;340)" office:value-type="float" office:value="279" calcext:value-type="float">
            <text:p>279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50;110)" office:value-type="float" office:value="71" calcext:value-type="float">
            <text:p>71</text:p>
          </table:table-cell>
          <table:table-cell table:formula="of:=RANDBETWEEN(50;110)" office:value-type="float" office:value="53" calcext:value-type="float">
            <text:p>53</text:p>
          </table:table-cell>
          <table:table-cell table:formula="of:=RANDBETWEEN(50;110)" office:value-type="float" office:value="62" calcext:value-type="float">
            <text:p>62</text:p>
          </table:table-cell>
          <table:table-cell table:formula="of:=RANDBETWEEN(150;340)" office:value-type="float" office:value="286" calcext:value-type="float">
            <text:p>286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50;110)" office:value-type="float" office:value="98" calcext:value-type="float">
            <text:p>98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150;340)" office:value-type="float" office:value="231" calcext:value-type="float">
            <text:p>231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50;110)" office:value-type="float" office:value="85" calcext:value-type="float">
            <text:p>85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150;340)" office:value-type="float" office:value="201" calcext:value-type="float">
            <text:p>201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50;110)" office:value-type="float" office:value="105" calcext:value-type="float">
            <text:p>105</text:p>
          </table:table-cell>
          <table:table-cell table:formula="of:=RANDBETWEEN(50;110)" office:value-type="float" office:value="68" calcext:value-type="float">
            <text:p>68</text:p>
          </table:table-cell>
          <table:table-cell table:formula="of:=RANDBETWEEN(150;340)" office:value-type="float" office:value="233" calcext:value-type="float">
            <text:p>233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50;110)" office:value-type="float" office:value="89" calcext:value-type="float">
            <text:p>89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50;110)" office:value-type="float" office:value="68" calcext:value-type="float">
            <text:p>68</text:p>
          </table:table-cell>
          <table:table-cell table:formula="of:=RANDBETWEEN(150;340)" office:value-type="float" office:value="258" calcext:value-type="float">
            <text:p>258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89" calcext:value-type="float">
            <text:p>89</text:p>
          </table:table-cell>
          <table:table-cell table:formula="of:=RANDBETWEEN(50;110)" office:value-type="float" office:value="81" calcext:value-type="float">
            <text:p>81</text:p>
          </table:table-cell>
          <table:table-cell table:formula="of:=RANDBETWEEN(50;110)" office:value-type="float" office:value="67" calcext:value-type="float">
            <text:p>67</text:p>
          </table:table-cell>
          <table:table-cell table:formula="of:=RANDBETWEEN(50;110)" office:value-type="float" office:value="56" calcext:value-type="float">
            <text:p>56</text:p>
          </table:table-cell>
          <table:table-cell table:formula="of:=RANDBETWEEN(150;340)" office:value-type="float" office:value="329" calcext:value-type="float">
            <text:p>329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84" calcext:value-type="float">
            <text:p>84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50;110)" office:value-type="float" office:value="57" calcext:value-type="float">
            <text:p>57</text:p>
          </table:table-cell>
          <table:table-cell table:formula="of:=RANDBETWEEN(50;110)" office:value-type="float" office:value="63" calcext:value-type="float">
            <text:p>63</text:p>
          </table:table-cell>
          <table:table-cell table:formula="of:=RANDBETWEEN(150;340)" office:value-type="float" office:value="308" calcext:value-type="float">
            <text:p>308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50;110)" office:value-type="float" office:value="78" calcext:value-type="float">
            <text:p>78</text:p>
          </table:table-cell>
          <table:table-cell table:formula="of:=RANDBETWEEN(50;110)" office:value-type="float" office:value="91" calcext:value-type="float">
            <text:p>91</text:p>
          </table:table-cell>
          <table:table-cell table:formula="of:=RANDBETWEEN(50;110)" office:value-type="float" office:value="94" calcext:value-type="float">
            <text:p>94</text:p>
          </table:table-cell>
          <table:table-cell table:formula="of:=RANDBETWEEN(150;340)" office:value-type="float" office:value="292" calcext:value-type="float">
            <text:p>292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67" calcext:value-type="float">
            <text:p>67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50;110)" office:value-type="float" office:value="75" calcext:value-type="float">
            <text:p>75</text:p>
          </table:table-cell>
          <table:table-cell table:formula="of:=RANDBETWEEN(150;340)" office:value-type="float" office:value="308" calcext:value-type="float">
            <text:p>308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96" calcext:value-type="float">
            <text:p>96</text:p>
          </table:table-cell>
          <table:table-cell table:formula="of:=RANDBETWEEN(50;110)" office:value-type="float" office:value="89" calcext:value-type="float">
            <text:p>89</text:p>
          </table:table-cell>
          <table:table-cell table:formula="of:=RANDBETWEEN(50;110)" office:value-type="float" office:value="59" calcext:value-type="float">
            <text:p>59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150;340)" office:value-type="float" office:value="334" calcext:value-type="float">
            <text:p>334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50;110)" office:value-type="float" office:value="109" calcext:value-type="float">
            <text:p>109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150;340)" office:value-type="float" office:value="194" calcext:value-type="float">
            <text:p>194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109" calcext:value-type="float">
            <text:p>109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50;110)" office:value-type="float" office:value="75" calcext:value-type="float">
            <text:p>75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150;340)" office:value-type="float" office:value="234" calcext:value-type="float">
            <text:p>234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68" calcext:value-type="float">
            <text:p>68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50;110)" office:value-type="float" office:value="87" calcext:value-type="float">
            <text:p>87</text:p>
          </table:table-cell>
          <table:table-cell table:formula="of:=RANDBETWEEN(150;340)" office:value-type="float" office:value="174" calcext:value-type="float">
            <text:p>174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89" calcext:value-type="float">
            <text:p>89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50;110)" office:value-type="float" office:value="81" calcext:value-type="float">
            <text:p>81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150;340)" office:value-type="float" office:value="260" calcext:value-type="float">
            <text:p>260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50;110)" office:value-type="float" office:value="56" calcext:value-type="float">
            <text:p>56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50;110)" office:value-type="float" office:value="98" calcext:value-type="float">
            <text:p>98</text:p>
          </table:table-cell>
          <table:table-cell table:formula="of:=RANDBETWEEN(150;340)" office:value-type="float" office:value="211" calcext:value-type="float">
            <text:p>211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56" calcext:value-type="float">
            <text:p>56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50;110)" office:value-type="float" office:value="54" calcext:value-type="float">
            <text:p>54</text:p>
          </table:table-cell>
          <table:table-cell table:formula="of:=RANDBETWEEN(50;110)" office:value-type="float" office:value="59" calcext:value-type="float">
            <text:p>59</text:p>
          </table:table-cell>
          <table:table-cell table:formula="of:=RANDBETWEEN(150;340)" office:value-type="float" office:value="326" calcext:value-type="float">
            <text:p>326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68" calcext:value-type="float">
            <text:p>68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50;110)" office:value-type="float" office:value="92" calcext:value-type="float">
            <text:p>92</text:p>
          </table:table-cell>
          <table:table-cell table:formula="of:=RANDBETWEEN(150;340)" office:value-type="float" office:value="260" calcext:value-type="float">
            <text:p>260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50;110)" office:value-type="float" office:value="67" calcext:value-type="float">
            <text:p>67</text:p>
          </table:table-cell>
          <table:table-cell table:formula="of:=RANDBETWEEN(50;110)" office:value-type="float" office:value="105" calcext:value-type="float">
            <text:p>105</text:p>
          </table:table-cell>
          <table:table-cell table:formula="of:=RANDBETWEEN(50;110)" office:value-type="float" office:value="64" calcext:value-type="float">
            <text:p>64</text:p>
          </table:table-cell>
          <table:table-cell table:formula="of:=RANDBETWEEN(150;340)" office:value-type="float" office:value="337" calcext:value-type="float">
            <text:p>337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81" calcext:value-type="float">
            <text:p>81</text:p>
          </table:table-cell>
          <table:table-cell table:formula="of:=RANDBETWEEN(50;110)" office:value-type="float" office:value="90" calcext:value-type="float">
            <text:p>90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150;340)" office:value-type="float" office:value="246" calcext:value-type="float">
            <text:p>246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50;110)" office:value-type="float" office:value="86" calcext:value-type="float">
            <text:p>86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150;340)" office:value-type="float" office:value="243" calcext:value-type="float">
            <text:p>243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150;340)" office:value-type="float" office:value="304" calcext:value-type="float">
            <text:p>304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50;110)" office:value-type="float" office:value="106" calcext:value-type="float">
            <text:p>106</text:p>
          </table:table-cell>
          <table:table-cell table:formula="of:=RANDBETWEEN(50;110)" office:value-type="float" office:value="89" calcext:value-type="float">
            <text:p>89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150;340)" office:value-type="float" office:value="185" calcext:value-type="float">
            <text:p>185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50;110)" office:value-type="float" office:value="59" calcext:value-type="float">
            <text:p>59</text:p>
          </table:table-cell>
          <table:table-cell table:formula="of:=RANDBETWEEN(150;340)" office:value-type="float" office:value="318" calcext:value-type="float">
            <text:p>318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50;110)" office:value-type="float" office:value="68" calcext:value-type="float">
            <text:p>68</text:p>
          </table:table-cell>
          <table:table-cell table:formula="of:=RANDBETWEEN(50;110)" office:value-type="float" office:value="55" calcext:value-type="float">
            <text:p>55</text:p>
          </table:table-cell>
          <table:table-cell table:formula="of:=RANDBETWEEN(150;340)" office:value-type="float" office:value="157" calcext:value-type="float">
            <text:p>157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50;110)" office:value-type="float" office:value="85" calcext:value-type="float">
            <text:p>85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50;110)" office:value-type="float" office:value="75" calcext:value-type="float">
            <text:p>75</text:p>
          </table:table-cell>
          <table:table-cell table:formula="of:=RANDBETWEEN(150;340)" office:value-type="float" office:value="161" calcext:value-type="float">
            <text:p>161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68" calcext:value-type="float">
            <text:p>68</text:p>
          </table:table-cell>
          <table:table-cell table:formula="of:=RANDBETWEEN(50;110)" office:value-type="float" office:value="56" calcext:value-type="float">
            <text:p>56</text:p>
          </table:table-cell>
          <table:table-cell table:formula="of:=RANDBETWEEN(50;110)" office:value-type="float" office:value="106" calcext:value-type="float">
            <text:p>106</text:p>
          </table:table-cell>
          <table:table-cell table:formula="of:=RANDBETWEEN(50;110)" office:value-type="float" office:value="55" calcext:value-type="float">
            <text:p>55</text:p>
          </table:table-cell>
          <table:table-cell table:formula="of:=RANDBETWEEN(150;340)" office:value-type="float" office:value="188" calcext:value-type="float">
            <text:p>188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68" calcext:value-type="float">
            <text:p>68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150;340)" office:value-type="float" office:value="163" calcext:value-type="float">
            <text:p>163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67" calcext:value-type="float">
            <text:p>67</text:p>
          </table:table-cell>
          <table:table-cell table:formula="of:=RANDBETWEEN(50;110)" office:value-type="float" office:value="55" calcext:value-type="float">
            <text:p>55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150;340)" office:value-type="float" office:value="191" calcext:value-type="float">
            <text:p>191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50;110)" office:value-type="float" office:value="97" calcext:value-type="float">
            <text:p>97</text:p>
          </table:table-cell>
          <table:table-cell table:formula="of:=RANDBETWEEN(50;110)" office:value-type="float" office:value="56" calcext:value-type="float">
            <text:p>56</text:p>
          </table:table-cell>
          <table:table-cell table:formula="of:=RANDBETWEEN(50;110)" office:value-type="float" office:value="89" calcext:value-type="float">
            <text:p>89</text:p>
          </table:table-cell>
          <table:table-cell table:formula="of:=RANDBETWEEN(150;340)" office:value-type="float" office:value="238" calcext:value-type="float">
            <text:p>238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50;110)" office:value-type="float" office:value="56" calcext:value-type="float">
            <text:p>56</text:p>
          </table:table-cell>
          <table:table-cell table:formula="of:=RANDBETWEEN(150;340)" office:value-type="float" office:value="297" calcext:value-type="float">
            <text:p>297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94" calcext:value-type="float">
            <text:p>94</text:p>
          </table:table-cell>
          <table:table-cell table:formula="of:=RANDBETWEEN(50;110)" office:value-type="float" office:value="59" calcext:value-type="float">
            <text:p>59</text:p>
          </table:table-cell>
          <table:table-cell table:formula="of:=RANDBETWEEN(50;110)" office:value-type="float" office:value="53" calcext:value-type="float">
            <text:p>53</text:p>
          </table:table-cell>
          <table:table-cell table:formula="of:=RANDBETWEEN(50;110)" office:value-type="float" office:value="78" calcext:value-type="float">
            <text:p>78</text:p>
          </table:table-cell>
          <table:table-cell table:formula="of:=RANDBETWEEN(150;340)" office:value-type="float" office:value="314" calcext:value-type="float">
            <text:p>314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84" calcext:value-type="float">
            <text:p>84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50;110)" office:value-type="float" office:value="89" calcext:value-type="float">
            <text:p>89</text:p>
          </table:table-cell>
          <table:table-cell table:formula="of:=RANDBETWEEN(50;110)" office:value-type="float" office:value="108" calcext:value-type="float">
            <text:p>108</text:p>
          </table:table-cell>
          <table:table-cell table:formula="of:=RANDBETWEEN(150;340)" office:value-type="float" office:value="157" calcext:value-type="float">
            <text:p>157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75" calcext:value-type="float">
            <text:p>75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50;110)" office:value-type="float" office:value="53" calcext:value-type="float">
            <text:p>53</text:p>
          </table:table-cell>
          <table:table-cell table:formula="of:=RANDBETWEEN(150;340)" office:value-type="float" office:value="314" calcext:value-type="float">
            <text:p>314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60" calcext:value-type="float">
            <text:p>60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50;110)" office:value-type="float" office:value="70" calcext:value-type="float">
            <text:p>70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150;340)" office:value-type="float" office:value="198" calcext:value-type="float">
            <text:p>198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50;110)" office:value-type="float" office:value="70" calcext:value-type="float">
            <text:p>70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150;340)" office:value-type="float" office:value="250" calcext:value-type="float">
            <text:p>250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92" calcext:value-type="float">
            <text:p>92</text:p>
          </table:table-cell>
          <table:table-cell table:formula="of:=RANDBETWEEN(50;110)" office:value-type="float" office:value="62" calcext:value-type="float">
            <text:p>62</text:p>
          </table:table-cell>
          <table:table-cell table:formula="of:=RANDBETWEEN(50;110)" office:value-type="float" office:value="81" calcext:value-type="float">
            <text:p>81</text:p>
          </table:table-cell>
          <table:table-cell table:formula="of:=RANDBETWEEN(50;110)" office:value-type="float" office:value="86" calcext:value-type="float">
            <text:p>86</text:p>
          </table:table-cell>
          <table:table-cell table:formula="of:=RANDBETWEEN(150;340)" office:value-type="float" office:value="287" calcext:value-type="float">
            <text:p>287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67" calcext:value-type="float">
            <text:p>67</text:p>
          </table:table-cell>
          <table:table-cell table:formula="of:=RANDBETWEEN(50;110)" office:value-type="float" office:value="59" calcext:value-type="float">
            <text:p>59</text:p>
          </table:table-cell>
          <table:table-cell table:formula="of:=RANDBETWEEN(50;110)" office:value-type="float" office:value="52" calcext:value-type="float">
            <text:p>52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150;340)" office:value-type="float" office:value="240" calcext:value-type="float">
            <text:p>240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50;110)" office:value-type="float" office:value="52" calcext:value-type="float">
            <text:p>52</text:p>
          </table:table-cell>
          <table:table-cell table:formula="of:=RANDBETWEEN(150;340)" office:value-type="float" office:value="317" calcext:value-type="float">
            <text:p>317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50;110)" office:value-type="float" office:value="81" calcext:value-type="float">
            <text:p>81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50;110)" office:value-type="float" office:value="87" calcext:value-type="float">
            <text:p>87</text:p>
          </table:table-cell>
          <table:table-cell table:formula="of:=RANDBETWEEN(150;340)" office:value-type="float" office:value="282" calcext:value-type="float">
            <text:p>282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56" calcext:value-type="float">
            <text:p>56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50;110)" office:value-type="float" office:value="67" calcext:value-type="float">
            <text:p>67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150;340)" office:value-type="float" office:value="207" calcext:value-type="float">
            <text:p>207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50;110)" office:value-type="float" office:value="59" calcext:value-type="float">
            <text:p>59</text:p>
          </table:table-cell>
          <table:table-cell table:formula="of:=RANDBETWEEN(50;110)" office:value-type="float" office:value="91" calcext:value-type="float">
            <text:p>91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150;340)" office:value-type="float" office:value="153" calcext:value-type="float">
            <text:p>153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50;110)" office:value-type="float" office:value="62" calcext:value-type="float">
            <text:p>62</text:p>
          </table:table-cell>
          <table:table-cell table:formula="of:=RANDBETWEEN(50;110)" office:value-type="float" office:value="94" calcext:value-type="float">
            <text:p>94</text:p>
          </table:table-cell>
          <table:table-cell table:formula="of:=RANDBETWEEN(50;110)" office:value-type="float" office:value="68" calcext:value-type="float">
            <text:p>68</text:p>
          </table:table-cell>
          <table:table-cell table:formula="of:=RANDBETWEEN(150;340)" office:value-type="float" office:value="178" calcext:value-type="float">
            <text:p>178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60" calcext:value-type="float">
            <text:p>60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150;340)" office:value-type="float" office:value="153" calcext:value-type="float">
            <text:p>153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64" calcext:value-type="float">
            <text:p>64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150;340)" office:value-type="float" office:value="155" calcext:value-type="float">
            <text:p>155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50;110)" office:value-type="float" office:value="85" calcext:value-type="float">
            <text:p>85</text:p>
          </table:table-cell>
          <table:table-cell table:formula="of:=RANDBETWEEN(50;110)" office:value-type="float" office:value="105" calcext:value-type="float">
            <text:p>105</text:p>
          </table:table-cell>
          <table:table-cell table:formula="of:=RANDBETWEEN(50;110)" office:value-type="float" office:value="75" calcext:value-type="float">
            <text:p>75</text:p>
          </table:table-cell>
          <table:table-cell table:formula="of:=RANDBETWEEN(150;340)" office:value-type="float" office:value="318" calcext:value-type="float">
            <text:p>318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50;110)" office:value-type="float" office:value="92" calcext:value-type="float">
            <text:p>92</text:p>
          </table:table-cell>
          <table:table-cell table:formula="of:=RANDBETWEEN(50;110)" office:value-type="float" office:value="100" calcext:value-type="float">
            <text:p>100</text:p>
          </table:table-cell>
          <table:table-cell table:formula="of:=RANDBETWEEN(50;110)" office:value-type="float" office:value="94" calcext:value-type="float">
            <text:p>94</text:p>
          </table:table-cell>
          <table:table-cell table:formula="of:=RANDBETWEEN(150;340)" office:value-type="float" office:value="274" calcext:value-type="float">
            <text:p>274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109" calcext:value-type="float">
            <text:p>109</text:p>
          </table:table-cell>
          <table:table-cell table:formula="of:=RANDBETWEEN(50;110)" office:value-type="float" office:value="53" calcext:value-type="float">
            <text:p>53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50;110)" office:value-type="float" office:value="53" calcext:value-type="float">
            <text:p>53</text:p>
          </table:table-cell>
          <table:table-cell table:formula="of:=RANDBETWEEN(150;340)" office:value-type="float" office:value="188" calcext:value-type="float">
            <text:p>188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100" calcext:value-type="float">
            <text:p>100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50;110)" office:value-type="float" office:value="105" calcext:value-type="float">
            <text:p>105</text:p>
          </table:table-cell>
          <table:table-cell table:formula="of:=RANDBETWEEN(150;340)" office:value-type="float" office:value="219" calcext:value-type="float">
            <text:p>219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50;110)" office:value-type="float" office:value="91" calcext:value-type="float">
            <text:p>91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50;110)" office:value-type="float" office:value="97" calcext:value-type="float">
            <text:p>97</text:p>
          </table:table-cell>
          <table:table-cell table:formula="of:=RANDBETWEEN(150;340)" office:value-type="float" office:value="314" calcext:value-type="float">
            <text:p>314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86" calcext:value-type="float">
            <text:p>86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50;110)" office:value-type="float" office:value="92" calcext:value-type="float">
            <text:p>92</text:p>
          </table:table-cell>
          <table:table-cell table:formula="of:=RANDBETWEEN(150;340)" office:value-type="float" office:value="327" calcext:value-type="float">
            <text:p>327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150;340)" office:value-type="float" office:value="222" calcext:value-type="float">
            <text:p>222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50;110)" office:value-type="float" office:value="68" calcext:value-type="float">
            <text:p>68</text:p>
          </table:table-cell>
          <table:table-cell table:formula="of:=RANDBETWEEN(50;110)" office:value-type="float" office:value="100" calcext:value-type="float">
            <text:p>100</text:p>
          </table:table-cell>
          <table:table-cell table:formula="of:=RANDBETWEEN(50;110)" office:value-type="float" office:value="54" calcext:value-type="float">
            <text:p>54</text:p>
          </table:table-cell>
          <table:table-cell table:formula="of:=RANDBETWEEN(150;340)" office:value-type="float" office:value="152" calcext:value-type="float">
            <text:p>152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109" calcext:value-type="float">
            <text:p>109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50;110)" office:value-type="float" office:value="81" calcext:value-type="float">
            <text:p>81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150;340)" office:value-type="float" office:value="197" calcext:value-type="float">
            <text:p>197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71" calcext:value-type="float">
            <text:p>71</text:p>
          </table:table-cell>
          <table:table-cell table:formula="of:=RANDBETWEEN(50;110)" office:value-type="float" office:value="100" calcext:value-type="float">
            <text:p>100</text:p>
          </table:table-cell>
          <table:table-cell table:formula="of:=RANDBETWEEN(50;110)" office:value-type="float" office:value="52" calcext:value-type="float">
            <text:p>52</text:p>
          </table:table-cell>
          <table:table-cell table:formula="of:=RANDBETWEEN(50;110)" office:value-type="float" office:value="55" calcext:value-type="float">
            <text:p>55</text:p>
          </table:table-cell>
          <table:table-cell table:formula="of:=RANDBETWEEN(150;340)" office:value-type="float" office:value="218" calcext:value-type="float">
            <text:p>218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56" calcext:value-type="float">
            <text:p>56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150;340)" office:value-type="float" office:value="288" calcext:value-type="float">
            <text:p>288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50;110)" office:value-type="float" office:value="68" calcext:value-type="float">
            <text:p>68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50;110)" office:value-type="float" office:value="97" calcext:value-type="float">
            <text:p>97</text:p>
          </table:table-cell>
          <table:table-cell table:formula="of:=RANDBETWEEN(150;340)" office:value-type="float" office:value="258" calcext:value-type="float">
            <text:p>258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50;110)" office:value-type="float" office:value="54" calcext:value-type="float">
            <text:p>54</text:p>
          </table:table-cell>
          <table:table-cell table:formula="of:=RANDBETWEEN(50;110)" office:value-type="float" office:value="71" calcext:value-type="float">
            <text:p>71</text:p>
          </table:table-cell>
          <table:table-cell table:formula="of:=RANDBETWEEN(50;110)" office:value-type="float" office:value="54" calcext:value-type="float">
            <text:p>54</text:p>
          </table:table-cell>
          <table:table-cell table:formula="of:=RANDBETWEEN(150;340)" office:value-type="float" office:value="192" calcext:value-type="float">
            <text:p>192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96" calcext:value-type="float">
            <text:p>96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50;110)" office:value-type="float" office:value="87" calcext:value-type="float">
            <text:p>87</text:p>
          </table:table-cell>
          <table:table-cell table:formula="of:=RANDBETWEEN(50;110)" office:value-type="float" office:value="106" calcext:value-type="float">
            <text:p>106</text:p>
          </table:table-cell>
          <table:table-cell table:formula="of:=RANDBETWEEN(150;340)" office:value-type="float" office:value="282" calcext:value-type="float">
            <text:p>282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50;110)" office:value-type="float" office:value="55" calcext:value-type="float">
            <text:p>55</text:p>
          </table:table-cell>
          <table:table-cell table:formula="of:=RANDBETWEEN(50;110)" office:value-type="float" office:value="85" calcext:value-type="float">
            <text:p>85</text:p>
          </table:table-cell>
          <table:table-cell table:formula="of:=RANDBETWEEN(50;110)" office:value-type="float" office:value="75" calcext:value-type="float">
            <text:p>75</text:p>
          </table:table-cell>
          <table:table-cell table:formula="of:=RANDBETWEEN(150;340)" office:value-type="float" office:value="268" calcext:value-type="float">
            <text:p>268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70" calcext:value-type="float">
            <text:p>70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50;110)" office:value-type="float" office:value="68" calcext:value-type="float">
            <text:p>68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150;340)" office:value-type="float" office:value="226" calcext:value-type="float">
            <text:p>226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105" calcext:value-type="float">
            <text:p>105</text:p>
          </table:table-cell>
          <table:table-cell table:formula="of:=RANDBETWEEN(50;110)" office:value-type="float" office:value="105" calcext:value-type="float">
            <text:p>105</text:p>
          </table:table-cell>
          <table:table-cell table:formula="of:=RANDBETWEEN(50;110)" office:value-type="float" office:value="89" calcext:value-type="float">
            <text:p>89</text:p>
          </table:table-cell>
          <table:table-cell table:formula="of:=RANDBETWEEN(50;110)" office:value-type="float" office:value="55" calcext:value-type="float">
            <text:p>55</text:p>
          </table:table-cell>
          <table:table-cell table:formula="of:=RANDBETWEEN(150;340)" office:value-type="float" office:value="230" calcext:value-type="float">
            <text:p>230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50;110)" office:value-type="float" office:value="87" calcext:value-type="float">
            <text:p>87</text:p>
          </table:table-cell>
          <table:table-cell table:formula="of:=RANDBETWEEN(50;110)" office:value-type="float" office:value="85" calcext:value-type="float">
            <text:p>85</text:p>
          </table:table-cell>
          <table:table-cell table:formula="of:=RANDBETWEEN(50;110)" office:value-type="float" office:value="67" calcext:value-type="float">
            <text:p>67</text:p>
          </table:table-cell>
          <table:table-cell table:formula="of:=RANDBETWEEN(150;340)" office:value-type="float" office:value="193" calcext:value-type="float">
            <text:p>193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96" calcext:value-type="float">
            <text:p>96</text:p>
          </table:table-cell>
          <table:table-cell table:formula="of:=RANDBETWEEN(50;110)" office:value-type="float" office:value="57" calcext:value-type="float">
            <text:p>57</text:p>
          </table:table-cell>
          <table:table-cell table:formula="of:=RANDBETWEEN(50;110)" office:value-type="float" office:value="96" calcext:value-type="float">
            <text:p>96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150;340)" office:value-type="float" office:value="253" calcext:value-type="float">
            <text:p>253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50;110)" office:value-type="float" office:value="78" calcext:value-type="float">
            <text:p>78</text:p>
          </table:table-cell>
          <table:table-cell table:formula="of:=RANDBETWEEN(50;110)" office:value-type="float" office:value="64" calcext:value-type="float">
            <text:p>64</text:p>
          </table:table-cell>
          <table:table-cell table:formula="of:=RANDBETWEEN(150;340)" office:value-type="float" office:value="222" calcext:value-type="float">
            <text:p>222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50;110)" office:value-type="float" office:value="64" calcext:value-type="float">
            <text:p>64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150;340)" office:value-type="float" office:value="222" calcext:value-type="float">
            <text:p>222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50;110)" office:value-type="float" office:value="94" calcext:value-type="float">
            <text:p>94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50;110)" office:value-type="float" office:value="60" calcext:value-type="float">
            <text:p>60</text:p>
          </table:table-cell>
          <table:table-cell table:formula="of:=RANDBETWEEN(150;340)" office:value-type="float" office:value="152" calcext:value-type="float">
            <text:p>152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63" calcext:value-type="float">
            <text:p>63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50;110)" office:value-type="float" office:value="90" calcext:value-type="float">
            <text:p>90</text:p>
          </table:table-cell>
          <table:table-cell table:formula="of:=RANDBETWEEN(150;340)" office:value-type="float" office:value="192" calcext:value-type="float">
            <text:p>192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150;340)" office:value-type="float" office:value="322" calcext:value-type="float">
            <text:p>322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150;340)" office:value-type="float" office:value="274" calcext:value-type="float">
            <text:p>274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50;110)" office:value-type="float" office:value="53" calcext:value-type="float">
            <text:p>53</text:p>
          </table:table-cell>
          <table:table-cell table:formula="of:=RANDBETWEEN(150;340)" office:value-type="float" office:value="210" calcext:value-type="float">
            <text:p>210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50;110)" office:value-type="float" office:value="106" calcext:value-type="float">
            <text:p>106</text:p>
          </table:table-cell>
          <table:table-cell table:formula="of:=RANDBETWEEN(50;110)" office:value-type="float" office:value="64" calcext:value-type="float">
            <text:p>64</text:p>
          </table:table-cell>
          <table:table-cell table:formula="of:=RANDBETWEEN(50;110)" office:value-type="float" office:value="100" calcext:value-type="float">
            <text:p>100</text:p>
          </table:table-cell>
          <table:table-cell table:formula="of:=RANDBETWEEN(150;340)" office:value-type="float" office:value="177" calcext:value-type="float">
            <text:p>177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50;110)" office:value-type="float" office:value="89" calcext:value-type="float">
            <text:p>89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150;340)" office:value-type="float" office:value="204" calcext:value-type="float">
            <text:p>204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50;110)" office:value-type="float" office:value="94" calcext:value-type="float">
            <text:p>94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50;110)" office:value-type="float" office:value="90" calcext:value-type="float">
            <text:p>90</text:p>
          </table:table-cell>
          <table:table-cell table:formula="of:=RANDBETWEEN(150;340)" office:value-type="float" office:value="282" calcext:value-type="float">
            <text:p>282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62" calcext:value-type="float">
            <text:p>62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150;340)" office:value-type="float" office:value="249" calcext:value-type="float">
            <text:p>249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50;110)" office:value-type="float" office:value="105" calcext:value-type="float">
            <text:p>105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150;340)" office:value-type="float" office:value="232" calcext:value-type="float">
            <text:p>232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84" calcext:value-type="float">
            <text:p>84</text:p>
          </table:table-cell>
          <table:table-cell table:formula="of:=RANDBETWEEN(50;110)" office:value-type="float" office:value="105" calcext:value-type="float">
            <text:p>105</text:p>
          </table:table-cell>
          <table:table-cell table:formula="of:=RANDBETWEEN(50;110)" office:value-type="float" office:value="84" calcext:value-type="float">
            <text:p>84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150;340)" office:value-type="float" office:value="166" calcext:value-type="float">
            <text:p>166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50;110)" office:value-type="float" office:value="54" calcext:value-type="float">
            <text:p>54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150;340)" office:value-type="float" office:value="189" calcext:value-type="float">
            <text:p>189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50;110)" office:value-type="float" office:value="67" calcext:value-type="float">
            <text:p>67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150;340)" office:value-type="float" office:value="330" calcext:value-type="float">
            <text:p>330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89" calcext:value-type="float">
            <text:p>89</text:p>
          </table:table-cell>
          <table:table-cell table:formula="of:=RANDBETWEEN(50;110)" office:value-type="float" office:value="54" calcext:value-type="float">
            <text:p>54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150;340)" office:value-type="float" office:value="194" calcext:value-type="float">
            <text:p>194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50;110)" office:value-type="float" office:value="57" calcext:value-type="float">
            <text:p>57</text:p>
          </table:table-cell>
          <table:table-cell table:formula="of:=RANDBETWEEN(50;110)" office:value-type="float" office:value="87" calcext:value-type="float">
            <text:p>87</text:p>
          </table:table-cell>
          <table:table-cell table:formula="of:=RANDBETWEEN(150;340)" office:value-type="float" office:value="300" calcext:value-type="float">
            <text:p>300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59" calcext:value-type="float">
            <text:p>59</text:p>
          </table:table-cell>
          <table:table-cell table:formula="of:=RANDBETWEEN(50;110)" office:value-type="float" office:value="68" calcext:value-type="float">
            <text:p>68</text:p>
          </table:table-cell>
          <table:table-cell table:formula="of:=RANDBETWEEN(50;110)" office:value-type="float" office:value="70" calcext:value-type="float">
            <text:p>70</text:p>
          </table:table-cell>
          <table:table-cell table:formula="of:=RANDBETWEEN(50;110)" office:value-type="float" office:value="68" calcext:value-type="float">
            <text:p>68</text:p>
          </table:table-cell>
          <table:table-cell table:formula="of:=RANDBETWEEN(150;340)" office:value-type="float" office:value="258" calcext:value-type="float">
            <text:p>258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108" calcext:value-type="float">
            <text:p>108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50;110)" office:value-type="float" office:value="84" calcext:value-type="float">
            <text:p>84</text:p>
          </table:table-cell>
          <table:table-cell table:formula="of:=RANDBETWEEN(150;340)" office:value-type="float" office:value="152" calcext:value-type="float">
            <text:p>152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50;110)" office:value-type="float" office:value="85" calcext:value-type="float">
            <text:p>85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150;340)" office:value-type="float" office:value="338" calcext:value-type="float">
            <text:p>338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90" calcext:value-type="float">
            <text:p>90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50;110)" office:value-type="float" office:value="105" calcext:value-type="float">
            <text:p>105</text:p>
          </table:table-cell>
          <table:table-cell table:formula="of:=RANDBETWEEN(50;110)" office:value-type="float" office:value="89" calcext:value-type="float">
            <text:p>89</text:p>
          </table:table-cell>
          <table:table-cell table:formula="of:=RANDBETWEEN(150;340)" office:value-type="float" office:value="325" calcext:value-type="float">
            <text:p>325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50;110)" office:value-type="float" office:value="68" calcext:value-type="float">
            <text:p>68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50;110)" office:value-type="float" office:value="75" calcext:value-type="float">
            <text:p>75</text:p>
          </table:table-cell>
          <table:table-cell table:formula="of:=RANDBETWEEN(150;340)" office:value-type="float" office:value="317" calcext:value-type="float">
            <text:p>317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50;110)" office:value-type="float" office:value="68" calcext:value-type="float">
            <text:p>68</text:p>
          </table:table-cell>
          <table:table-cell table:formula="of:=RANDBETWEEN(50;110)" office:value-type="float" office:value="97" calcext:value-type="float">
            <text:p>97</text:p>
          </table:table-cell>
          <table:table-cell table:formula="of:=RANDBETWEEN(50;110)" office:value-type="float" office:value="71" calcext:value-type="float">
            <text:p>71</text:p>
          </table:table-cell>
          <table:table-cell table:formula="of:=RANDBETWEEN(150;340)" office:value-type="float" office:value="271" calcext:value-type="float">
            <text:p>271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50;110)" office:value-type="float" office:value="60" calcext:value-type="float">
            <text:p>60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150;340)" office:value-type="float" office:value="281" calcext:value-type="float">
            <text:p>281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108" calcext:value-type="float">
            <text:p>108</text:p>
          </table:table-cell>
          <table:table-cell table:formula="of:=RANDBETWEEN(50;110)" office:value-type="float" office:value="57" calcext:value-type="float">
            <text:p>57</text:p>
          </table:table-cell>
          <table:table-cell table:formula="of:=RANDBETWEEN(50;110)" office:value-type="float" office:value="100" calcext:value-type="float">
            <text:p>100</text:p>
          </table:table-cell>
          <table:table-cell table:formula="of:=RANDBETWEEN(50;110)" office:value-type="float" office:value="55" calcext:value-type="float">
            <text:p>55</text:p>
          </table:table-cell>
          <table:table-cell table:formula="of:=RANDBETWEEN(150;340)" office:value-type="float" office:value="222" calcext:value-type="float">
            <text:p>222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60" calcext:value-type="float">
            <text:p>60</text:p>
          </table:table-cell>
          <table:table-cell table:formula="of:=RANDBETWEEN(50;110)" office:value-type="float" office:value="67" calcext:value-type="float">
            <text:p>67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50;110)" office:value-type="float" office:value="54" calcext:value-type="float">
            <text:p>54</text:p>
          </table:table-cell>
          <table:table-cell table:formula="of:=RANDBETWEEN(150;340)" office:value-type="float" office:value="324" calcext:value-type="float">
            <text:p>324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50;110)" office:value-type="float" office:value="89" calcext:value-type="float">
            <text:p>89</text:p>
          </table:table-cell>
          <table:table-cell table:formula="of:=RANDBETWEEN(50;110)" office:value-type="float" office:value="62" calcext:value-type="float">
            <text:p>62</text:p>
          </table:table-cell>
          <table:table-cell table:formula="of:=RANDBETWEEN(150;340)" office:value-type="float" office:value="235" calcext:value-type="float">
            <text:p>235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50;110)" office:value-type="float" office:value="98" calcext:value-type="float">
            <text:p>98</text:p>
          </table:table-cell>
          <table:table-cell table:formula="of:=RANDBETWEEN(50;110)" office:value-type="float" office:value="55" calcext:value-type="float">
            <text:p>55</text:p>
          </table:table-cell>
          <table:table-cell table:formula="of:=RANDBETWEEN(150;340)" office:value-type="float" office:value="326" calcext:value-type="float">
            <text:p>326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50;110)" office:value-type="float" office:value="100" calcext:value-type="float">
            <text:p>100</text:p>
          </table:table-cell>
          <table:table-cell table:formula="of:=RANDBETWEEN(50;110)" office:value-type="float" office:value="109" calcext:value-type="float">
            <text:p>109</text:p>
          </table:table-cell>
          <table:table-cell table:formula="of:=RANDBETWEEN(150;340)" office:value-type="float" office:value="236" calcext:value-type="float">
            <text:p>236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50;110)" office:value-type="float" office:value="63" calcext:value-type="float">
            <text:p>63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50;110)" office:value-type="float" office:value="75" calcext:value-type="float">
            <text:p>75</text:p>
          </table:table-cell>
          <table:table-cell table:formula="of:=RANDBETWEEN(150;340)" office:value-type="float" office:value="253" calcext:value-type="float">
            <text:p>253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50;110)" office:value-type="float" office:value="106" calcext:value-type="float">
            <text:p>106</text:p>
          </table:table-cell>
          <table:table-cell table:formula="of:=RANDBETWEEN(50;110)" office:value-type="float" office:value="52" calcext:value-type="float">
            <text:p>52</text:p>
          </table:table-cell>
          <table:table-cell table:formula="of:=RANDBETWEEN(50;110)" office:value-type="float" office:value="78" calcext:value-type="float">
            <text:p>78</text:p>
          </table:table-cell>
          <table:table-cell table:formula="of:=RANDBETWEEN(150;340)" office:value-type="float" office:value="327" calcext:value-type="float">
            <text:p>327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100" calcext:value-type="float">
            <text:p>100</text:p>
          </table:table-cell>
          <table:table-cell table:formula="of:=RANDBETWEEN(50;110)" office:value-type="float" office:value="91" calcext:value-type="float">
            <text:p>91</text:p>
          </table:table-cell>
          <table:table-cell table:formula="of:=RANDBETWEEN(50;110)" office:value-type="float" office:value="90" calcext:value-type="float">
            <text:p>90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150;340)" office:value-type="float" office:value="208" calcext:value-type="float">
            <text:p>208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50;110)" office:value-type="float" office:value="54" calcext:value-type="float">
            <text:p>54</text:p>
          </table:table-cell>
          <table:table-cell table:formula="of:=RANDBETWEEN(50;110)" office:value-type="float" office:value="68" calcext:value-type="float">
            <text:p>68</text:p>
          </table:table-cell>
          <table:table-cell table:formula="of:=RANDBETWEEN(150;340)" office:value-type="float" office:value="188" calcext:value-type="float">
            <text:p>188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67" calcext:value-type="float">
            <text:p>67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50;110)" office:value-type="float" office:value="53" calcext:value-type="float">
            <text:p>53</text:p>
          </table:table-cell>
          <table:table-cell table:formula="of:=RANDBETWEEN(150;340)" office:value-type="float" office:value="281" calcext:value-type="float">
            <text:p>281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91" calcext:value-type="float">
            <text:p>91</text:p>
          </table:table-cell>
          <table:table-cell table:formula="of:=RANDBETWEEN(50;110)" office:value-type="float" office:value="94" calcext:value-type="float">
            <text:p>94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50;110)" office:value-type="float" office:value="55" calcext:value-type="float">
            <text:p>55</text:p>
          </table:table-cell>
          <table:table-cell table:formula="of:=RANDBETWEEN(150;340)" office:value-type="float" office:value="217" calcext:value-type="float">
            <text:p>217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50;110)" office:value-type="float" office:value="75" calcext:value-type="float">
            <text:p>75</text:p>
          </table:table-cell>
          <table:table-cell table:formula="of:=RANDBETWEEN(50;110)" office:value-type="float" office:value="108" calcext:value-type="float">
            <text:p>108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150;340)" office:value-type="float" office:value="172" calcext:value-type="float">
            <text:p>172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50;110)" office:value-type="float" office:value="106" calcext:value-type="float">
            <text:p>106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150;340)" office:value-type="float" office:value="322" calcext:value-type="float">
            <text:p>322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98" calcext:value-type="float">
            <text:p>98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150;340)" office:value-type="float" office:value="260" calcext:value-type="float">
            <text:p>260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50;110)" office:value-type="float" office:value="70" calcext:value-type="float">
            <text:p>70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150;340)" office:value-type="float" office:value="230" calcext:value-type="float">
            <text:p>230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50;110)" office:value-type="float" office:value="96" calcext:value-type="float">
            <text:p>96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150;340)" office:value-type="float" office:value="307" calcext:value-type="float">
            <text:p>307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50;110)" office:value-type="float" office:value="63" calcext:value-type="float">
            <text:p>63</text:p>
          </table:table-cell>
          <table:table-cell table:formula="of:=RANDBETWEEN(50;110)" office:value-type="float" office:value="67" calcext:value-type="float">
            <text:p>67</text:p>
          </table:table-cell>
          <table:table-cell table:formula="of:=RANDBETWEEN(150;340)" office:value-type="float" office:value="261" calcext:value-type="float">
            <text:p>261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105" calcext:value-type="float">
            <text:p>105</text:p>
          </table:table-cell>
          <table:table-cell table:formula="of:=RANDBETWEEN(50;110)" office:value-type="float" office:value="94" calcext:value-type="float">
            <text:p>94</text:p>
          </table:table-cell>
          <table:table-cell table:formula="of:=RANDBETWEEN(50;110)" office:value-type="float" office:value="52" calcext:value-type="float">
            <text:p>52</text:p>
          </table:table-cell>
          <table:table-cell table:formula="of:=RANDBETWEEN(50;110)" office:value-type="float" office:value="59" calcext:value-type="float">
            <text:p>59</text:p>
          </table:table-cell>
          <table:table-cell table:formula="of:=RANDBETWEEN(150;340)" office:value-type="float" office:value="172" calcext:value-type="float">
            <text:p>172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88" calcext:value-type="float">
            <text:p>88</text:p>
          </table:table-cell>
          <table:table-cell table:formula="of:=RANDBETWEEN(50;110)" office:value-type="float" office:value="110" calcext:value-type="float">
            <text:p>110</text:p>
          </table:table-cell>
          <table:table-cell table:formula="of:=RANDBETWEEN(50;110)" office:value-type="float" office:value="105" calcext:value-type="float">
            <text:p>105</text:p>
          </table:table-cell>
          <table:table-cell table:formula="of:=RANDBETWEEN(50;110)" office:value-type="float" office:value="85" calcext:value-type="float">
            <text:p>85</text:p>
          </table:table-cell>
          <table:table-cell table:formula="of:=RANDBETWEEN(150;340)" office:value-type="float" office:value="220" calcext:value-type="float">
            <text:p>220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78" calcext:value-type="float">
            <text:p>78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50;110)" office:value-type="float" office:value="105" calcext:value-type="float">
            <text:p>105</text:p>
          </table:table-cell>
          <table:table-cell table:formula="of:=RANDBETWEEN(50;110)" office:value-type="float" office:value="91" calcext:value-type="float">
            <text:p>91</text:p>
          </table:table-cell>
          <table:table-cell table:formula="of:=RANDBETWEEN(150;340)" office:value-type="float" office:value="295" calcext:value-type="float">
            <text:p>295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106" calcext:value-type="float">
            <text:p>106</text:p>
          </table:table-cell>
          <table:table-cell table:formula="of:=RANDBETWEEN(50;110)" office:value-type="float" office:value="52" calcext:value-type="float">
            <text:p>52</text:p>
          </table:table-cell>
          <table:table-cell table:formula="of:=RANDBETWEEN(50;110)" office:value-type="float" office:value="54" calcext:value-type="float">
            <text:p>54</text:p>
          </table:table-cell>
          <table:table-cell table:formula="of:=RANDBETWEEN(50;110)" office:value-type="float" office:value="55" calcext:value-type="float">
            <text:p>55</text:p>
          </table:table-cell>
          <table:table-cell table:formula="of:=RANDBETWEEN(150;340)" office:value-type="float" office:value="331" calcext:value-type="float">
            <text:p>331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84" calcext:value-type="float">
            <text:p>84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150;340)" office:value-type="float" office:value="182" calcext:value-type="float">
            <text:p>182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105" calcext:value-type="float">
            <text:p>105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50;110)" office:value-type="float" office:value="84" calcext:value-type="float">
            <text:p>84</text:p>
          </table:table-cell>
          <table:table-cell table:formula="of:=RANDBETWEEN(50;110)" office:value-type="float" office:value="63" calcext:value-type="float">
            <text:p>63</text:p>
          </table:table-cell>
          <table:table-cell table:formula="of:=RANDBETWEEN(150;340)" office:value-type="float" office:value="240" calcext:value-type="float">
            <text:p>240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95" calcext:value-type="float">
            <text:p>95</text:p>
          </table:table-cell>
          <table:table-cell table:formula="of:=RANDBETWEEN(50;110)" office:value-type="float" office:value="64" calcext:value-type="float">
            <text:p>64</text:p>
          </table:table-cell>
          <table:table-cell table:formula="of:=RANDBETWEEN(50;110)" office:value-type="float" office:value="68" calcext:value-type="float">
            <text:p>68</text:p>
          </table:table-cell>
          <table:table-cell table:formula="of:=RANDBETWEEN(50;110)" office:value-type="float" office:value="53" calcext:value-type="float">
            <text:p>53</text:p>
          </table:table-cell>
          <table:table-cell table:formula="of:=RANDBETWEEN(150;340)" office:value-type="float" office:value="171" calcext:value-type="float">
            <text:p>171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55" calcext:value-type="float">
            <text:p>55</text:p>
          </table:table-cell>
          <table:table-cell table:formula="of:=RANDBETWEEN(50;110)" office:value-type="float" office:value="89" calcext:value-type="float">
            <text:p>89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50;110)" office:value-type="float" office:value="53" calcext:value-type="float">
            <text:p>53</text:p>
          </table:table-cell>
          <table:table-cell table:formula="of:=RANDBETWEEN(150;340)" office:value-type="float" office:value="200" calcext:value-type="float">
            <text:p>200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57" calcext:value-type="float">
            <text:p>57</text:p>
          </table:table-cell>
          <table:table-cell table:formula="of:=RANDBETWEEN(50;110)" office:value-type="float" office:value="75" calcext:value-type="float">
            <text:p>75</text:p>
          </table:table-cell>
          <table:table-cell table:formula="of:=RANDBETWEEN(50;110)" office:value-type="float" office:value="98" calcext:value-type="float">
            <text:p>98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150;340)" office:value-type="float" office:value="254" calcext:value-type="float">
            <text:p>254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55" calcext:value-type="float">
            <text:p>55</text:p>
          </table:table-cell>
          <table:table-cell table:formula="of:=RANDBETWEEN(50;110)" office:value-type="float" office:value="97" calcext:value-type="float">
            <text:p>97</text:p>
          </table:table-cell>
          <table:table-cell table:formula="of:=RANDBETWEEN(50;110)" office:value-type="float" office:value="94" calcext:value-type="float">
            <text:p>94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150;340)" office:value-type="float" office:value="315" calcext:value-type="float">
            <text:p>315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105" calcext:value-type="float">
            <text:p>105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50;110)" office:value-type="float" office:value="108" calcext:value-type="float">
            <text:p>108</text:p>
          </table:table-cell>
          <table:table-cell table:formula="of:=RANDBETWEEN(150;340)" office:value-type="float" office:value="303" calcext:value-type="float">
            <text:p>303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89" calcext:value-type="float">
            <text:p>89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150;340)" office:value-type="float" office:value="156" calcext:value-type="float">
            <text:p>156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71" calcext:value-type="float">
            <text:p>71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50;110)" office:value-type="float" office:value="55" calcext:value-type="float">
            <text:p>55</text:p>
          </table:table-cell>
          <table:table-cell table:formula="of:=RANDBETWEEN(150;340)" office:value-type="float" office:value="212" calcext:value-type="float">
            <text:p>212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50;110)" office:value-type="float" office:value="56" calcext:value-type="float">
            <text:p>56</text:p>
          </table:table-cell>
          <table:table-cell table:formula="of:=RANDBETWEEN(150;340)" office:value-type="float" office:value="239" calcext:value-type="float">
            <text:p>239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50;110)" office:value-type="float" office:value="86" calcext:value-type="float">
            <text:p>86</text:p>
          </table:table-cell>
          <table:table-cell table:formula="of:=RANDBETWEEN(50;110)" office:value-type="float" office:value="108" calcext:value-type="float">
            <text:p>108</text:p>
          </table:table-cell>
          <table:table-cell table:formula="of:=RANDBETWEEN(150;340)" office:value-type="float" office:value="277" calcext:value-type="float">
            <text:p>277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75" calcext:value-type="float">
            <text:p>75</text:p>
          </table:table-cell>
          <table:table-cell table:formula="of:=RANDBETWEEN(50;110)" office:value-type="float" office:value="87" calcext:value-type="float">
            <text:p>87</text:p>
          </table:table-cell>
          <table:table-cell table:formula="of:=RANDBETWEEN(50;110)" office:value-type="float" office:value="63" calcext:value-type="float">
            <text:p>63</text:p>
          </table:table-cell>
          <table:table-cell table:formula="of:=RANDBETWEEN(50;110)" office:value-type="float" office:value="85" calcext:value-type="float">
            <text:p>85</text:p>
          </table:table-cell>
          <table:table-cell table:formula="of:=RANDBETWEEN(150;340)" office:value-type="float" office:value="262" calcext:value-type="float">
            <text:p>262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55" calcext:value-type="float">
            <text:p>55</text:p>
          </table:table-cell>
          <table:table-cell table:formula="of:=RANDBETWEEN(50;110)" office:value-type="float" office:value="84" calcext:value-type="float">
            <text:p>84</text:p>
          </table:table-cell>
          <table:table-cell table:formula="of:=RANDBETWEEN(50;110)" office:value-type="float" office:value="50" calcext:value-type="float">
            <text:p>50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150;340)" office:value-type="float" office:value="257" calcext:value-type="float">
            <text:p>257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67" calcext:value-type="float">
            <text:p>67</text:p>
          </table:table-cell>
          <table:table-cell table:formula="of:=RANDBETWEEN(50;110)" office:value-type="float" office:value="94" calcext:value-type="float">
            <text:p>94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150;340)" office:value-type="float" office:value="282" calcext:value-type="float">
            <text:p>282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69" calcext:value-type="float">
            <text:p>69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150;340)" office:value-type="float" office:value="233" calcext:value-type="float">
            <text:p>233</text:p>
          </table:table-cell>
        </table:table-row>
        <table:table-row table:style-name="ro1">
          <table:table-cell table:formula="of:=RANDBETWEEN(15;24)" office:value-type="float" office:value="15" calcext:value-type="float">
            <text:p>15</text:p>
          </table:table-cell>
          <table:table-cell table:formula="of:=RANDBETWEEN(50;110)" office:value-type="float" office:value="90" calcext:value-type="float">
            <text:p>90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50;110)" office:value-type="float" office:value="56" calcext:value-type="float">
            <text:p>56</text:p>
          </table:table-cell>
          <table:table-cell table:formula="of:=RANDBETWEEN(50;110)" office:value-type="float" office:value="60" calcext:value-type="float">
            <text:p>60</text:p>
          </table:table-cell>
          <table:table-cell table:formula="of:=RANDBETWEEN(150;340)" office:value-type="float" office:value="155" calcext:value-type="float">
            <text:p>155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50;110)" office:value-type="float" office:value="97" calcext:value-type="float">
            <text:p>97</text:p>
          </table:table-cell>
          <table:table-cell table:formula="of:=RANDBETWEEN(50;110)" office:value-type="float" office:value="78" calcext:value-type="float">
            <text:p>78</text:p>
          </table:table-cell>
          <table:table-cell table:formula="of:=RANDBETWEEN(50;110)" office:value-type="float" office:value="52" calcext:value-type="float">
            <text:p>52</text:p>
          </table:table-cell>
          <table:table-cell table:formula="of:=RANDBETWEEN(150;340)" office:value-type="float" office:value="196" calcext:value-type="float">
            <text:p>196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96" calcext:value-type="float">
            <text:p>96</text:p>
          </table:table-cell>
          <table:table-cell table:formula="of:=RANDBETWEEN(50;110)" office:value-type="float" office:value="84" calcext:value-type="float">
            <text:p>84</text:p>
          </table:table-cell>
          <table:table-cell table:formula="of:=RANDBETWEEN(50;110)" office:value-type="float" office:value="62" calcext:value-type="float">
            <text:p>62</text:p>
          </table:table-cell>
          <table:table-cell table:formula="of:=RANDBETWEEN(50;110)" office:value-type="float" office:value="108" calcext:value-type="float">
            <text:p>108</text:p>
          </table:table-cell>
          <table:table-cell table:formula="of:=RANDBETWEEN(150;340)" office:value-type="float" office:value="170" calcext:value-type="float">
            <text:p>170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150;340)" office:value-type="float" office:value="225" calcext:value-type="float">
            <text:p>225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98" calcext:value-type="float">
            <text:p>98</text:p>
          </table:table-cell>
          <table:table-cell table:formula="of:=RANDBETWEEN(50;110)" office:value-type="float" office:value="84" calcext:value-type="float">
            <text:p>84</text:p>
          </table:table-cell>
          <table:table-cell table:formula="of:=RANDBETWEEN(50;110)" office:value-type="float" office:value="96" calcext:value-type="float">
            <text:p>96</text:p>
          </table:table-cell>
          <table:table-cell table:formula="of:=RANDBETWEEN(50;110)" office:value-type="float" office:value="78" calcext:value-type="float">
            <text:p>78</text:p>
          </table:table-cell>
          <table:table-cell table:formula="of:=RANDBETWEEN(150;340)" office:value-type="float" office:value="193" calcext:value-type="float">
            <text:p>193</text:p>
          </table:table-cell>
        </table:table-row>
        <table:table-row table:style-name="ro1">
          <table:table-cell table:formula="of:=RANDBETWEEN(15;24)" office:value-type="float" office:value="18" calcext:value-type="float">
            <text:p>18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50;110)" office:value-type="float" office:value="98" calcext:value-type="float">
            <text:p>98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50;110)" office:value-type="float" office:value="110" calcext:value-type="float">
            <text:p>110</text:p>
          </table:table-cell>
          <table:table-cell table:formula="of:=RANDBETWEEN(150;340)" office:value-type="float" office:value="338" calcext:value-type="float">
            <text:p>338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86" calcext:value-type="float">
            <text:p>86</text:p>
          </table:table-cell>
          <table:table-cell table:formula="of:=RANDBETWEEN(50;110)" office:value-type="float" office:value="92" calcext:value-type="float">
            <text:p>92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150;340)" office:value-type="float" office:value="269" calcext:value-type="float">
            <text:p>269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63" calcext:value-type="float">
            <text:p>63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50;110)" office:value-type="float" office:value="61" calcext:value-type="float">
            <text:p>61</text:p>
          </table:table-cell>
          <table:table-cell table:formula="of:=RANDBETWEEN(150;340)" office:value-type="float" office:value="207" calcext:value-type="float">
            <text:p>207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150;340)" office:value-type="float" office:value="167" calcext:value-type="float">
            <text:p>167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50;110)" office:value-type="float" office:value="105" calcext:value-type="float">
            <text:p>105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150;340)" office:value-type="float" office:value="162" calcext:value-type="float">
            <text:p>162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71" calcext:value-type="float">
            <text:p>71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50;110)" office:value-type="float" office:value="102" calcext:value-type="float">
            <text:p>102</text:p>
          </table:table-cell>
          <table:table-cell table:formula="of:=RANDBETWEEN(150;340)" office:value-type="float" office:value="301" calcext:value-type="float">
            <text:p>301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78" calcext:value-type="float">
            <text:p>78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50;110)" office:value-type="float" office:value="105" calcext:value-type="float">
            <text:p>105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150;340)" office:value-type="float" office:value="158" calcext:value-type="float">
            <text:p>158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60" calcext:value-type="float">
            <text:p>60</text:p>
          </table:table-cell>
          <table:table-cell table:formula="of:=RANDBETWEEN(50;110)" office:value-type="float" office:value="106" calcext:value-type="float">
            <text:p>106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50;110)" office:value-type="float" office:value="97" calcext:value-type="float">
            <text:p>97</text:p>
          </table:table-cell>
          <table:table-cell table:formula="of:=RANDBETWEEN(150;340)" office:value-type="float" office:value="292" calcext:value-type="float">
            <text:p>292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56" calcext:value-type="float">
            <text:p>56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50;110)" office:value-type="float" office:value="91" calcext:value-type="float">
            <text:p>91</text:p>
          </table:table-cell>
          <table:table-cell table:formula="of:=RANDBETWEEN(50;110)" office:value-type="float" office:value="62" calcext:value-type="float">
            <text:p>62</text:p>
          </table:table-cell>
          <table:table-cell table:formula="of:=RANDBETWEEN(150;340)" office:value-type="float" office:value="317" calcext:value-type="float">
            <text:p>317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93" calcext:value-type="float">
            <text:p>93</text:p>
          </table:table-cell>
          <table:table-cell table:formula="of:=RANDBETWEEN(50;110)" office:value-type="float" office:value="59" calcext:value-type="float">
            <text:p>59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50;110)" office:value-type="float" office:value="53" calcext:value-type="float">
            <text:p>53</text:p>
          </table:table-cell>
          <table:table-cell table:formula="of:=RANDBETWEEN(150;340)" office:value-type="float" office:value="326" calcext:value-type="float">
            <text:p>326</text:p>
          </table:table-cell>
        </table:table-row>
        <table:table-row table:style-name="ro1">
          <table:table-cell table:formula="of:=RANDBETWEEN(15;24)" office:value-type="float" office:value="16" calcext:value-type="float">
            <text:p>16</text:p>
          </table:table-cell>
          <table:table-cell table:formula="of:=RANDBETWEEN(50;110)" office:value-type="float" office:value="84" calcext:value-type="float">
            <text:p>84</text:p>
          </table:table-cell>
          <table:table-cell table:formula="of:=RANDBETWEEN(50;110)" office:value-type="float" office:value="110" calcext:value-type="float">
            <text:p>110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50;110)" office:value-type="float" office:value="96" calcext:value-type="float">
            <text:p>96</text:p>
          </table:table-cell>
          <table:table-cell table:formula="of:=RANDBETWEEN(150;340)" office:value-type="float" office:value="157" calcext:value-type="float">
            <text:p>157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90" calcext:value-type="float">
            <text:p>90</text:p>
          </table:table-cell>
          <table:table-cell table:formula="of:=RANDBETWEEN(50;110)" office:value-type="float" office:value="91" calcext:value-type="float">
            <text:p>91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50;110)" office:value-type="float" office:value="106" calcext:value-type="float">
            <text:p>106</text:p>
          </table:table-cell>
          <table:table-cell table:formula="of:=RANDBETWEEN(150;340)" office:value-type="float" office:value="157" calcext:value-type="float">
            <text:p>157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70" calcext:value-type="float">
            <text:p>70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150;340)" office:value-type="float" office:value="288" calcext:value-type="float">
            <text:p>288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57" calcext:value-type="float">
            <text:p>57</text:p>
          </table:table-cell>
          <table:table-cell table:formula="of:=RANDBETWEEN(50;110)" office:value-type="float" office:value="100" calcext:value-type="float">
            <text:p>100</text:p>
          </table:table-cell>
          <table:table-cell table:formula="of:=RANDBETWEEN(50;110)" office:value-type="float" office:value="62" calcext:value-type="float">
            <text:p>62</text:p>
          </table:table-cell>
          <table:table-cell table:formula="of:=RANDBETWEEN(50;110)" office:value-type="float" office:value="97" calcext:value-type="float">
            <text:p>97</text:p>
          </table:table-cell>
          <table:table-cell table:formula="of:=RANDBETWEEN(150;340)" office:value-type="float" office:value="174" calcext:value-type="float">
            <text:p>174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50;110)" office:value-type="float" office:value="57" calcext:value-type="float">
            <text:p>57</text:p>
          </table:table-cell>
          <table:table-cell table:formula="of:=RANDBETWEEN(50;110)" office:value-type="float" office:value="110" calcext:value-type="float">
            <text:p>110</text:p>
          </table:table-cell>
          <table:table-cell table:formula="of:=RANDBETWEEN(150;340)" office:value-type="float" office:value="175" calcext:value-type="float">
            <text:p>175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87" calcext:value-type="float">
            <text:p>87</text:p>
          </table:table-cell>
          <table:table-cell table:formula="of:=RANDBETWEEN(50;110)" office:value-type="float" office:value="72" calcext:value-type="float">
            <text:p>72</text:p>
          </table:table-cell>
          <table:table-cell table:formula="of:=RANDBETWEEN(50;110)" office:value-type="float" office:value="53" calcext:value-type="float">
            <text:p>53</text:p>
          </table:table-cell>
          <table:table-cell table:formula="of:=RANDBETWEEN(50;110)" office:value-type="float" office:value="64" calcext:value-type="float">
            <text:p>64</text:p>
          </table:table-cell>
          <table:table-cell table:formula="of:=RANDBETWEEN(150;340)" office:value-type="float" office:value="181" calcext:value-type="float">
            <text:p>181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53" calcext:value-type="float">
            <text:p>53</text:p>
          </table:table-cell>
          <table:table-cell table:formula="of:=RANDBETWEEN(50;110)" office:value-type="float" office:value="75" calcext:value-type="float">
            <text:p>75</text:p>
          </table:table-cell>
          <table:table-cell table:formula="of:=RANDBETWEEN(50;110)" office:value-type="float" office:value="103" calcext:value-type="float">
            <text:p>103</text:p>
          </table:table-cell>
          <table:table-cell table:formula="of:=RANDBETWEEN(50;110)" office:value-type="float" office:value="84" calcext:value-type="float">
            <text:p>84</text:p>
          </table:table-cell>
          <table:table-cell table:formula="of:=RANDBETWEEN(150;340)" office:value-type="float" office:value="254" calcext:value-type="float">
            <text:p>254</text:p>
          </table:table-cell>
        </table:table-row>
        <table:table-row table:style-name="ro1">
          <table:table-cell table:formula="of:=RANDBETWEEN(15;24)" office:value-type="float" office:value="23" calcext:value-type="float">
            <text:p>23</text:p>
          </table:table-cell>
          <table:table-cell table:formula="of:=RANDBETWEEN(50;110)" office:value-type="float" office:value="89" calcext:value-type="float">
            <text:p>89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50;110)" office:value-type="float" office:value="68" calcext:value-type="float">
            <text:p>68</text:p>
          </table:table-cell>
          <table:table-cell table:formula="of:=RANDBETWEEN(50;110)" office:value-type="float" office:value="65" calcext:value-type="float">
            <text:p>65</text:p>
          </table:table-cell>
          <table:table-cell table:formula="of:=RANDBETWEEN(150;340)" office:value-type="float" office:value="267" calcext:value-type="float">
            <text:p>267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58" calcext:value-type="float">
            <text:p>58</text:p>
          </table:table-cell>
          <table:table-cell table:formula="of:=RANDBETWEEN(50;110)" office:value-type="float" office:value="80" calcext:value-type="float">
            <text:p>80</text:p>
          </table:table-cell>
          <table:table-cell table:formula="of:=RANDBETWEEN(50;110)" office:value-type="float" office:value="51" calcext:value-type="float">
            <text:p>51</text:p>
          </table:table-cell>
          <table:table-cell table:formula="of:=RANDBETWEEN(50;110)" office:value-type="float" office:value="64" calcext:value-type="float">
            <text:p>64</text:p>
          </table:table-cell>
          <table:table-cell table:formula="of:=RANDBETWEEN(150;340)" office:value-type="float" office:value="296" calcext:value-type="float">
            <text:p>296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104" calcext:value-type="float">
            <text:p>104</text:p>
          </table:table-cell>
          <table:table-cell table:formula="of:=RANDBETWEEN(50;110)" office:value-type="float" office:value="66" calcext:value-type="float">
            <text:p>66</text:p>
          </table:table-cell>
          <table:table-cell table:formula="of:=RANDBETWEEN(50;110)" office:value-type="float" office:value="73" calcext:value-type="float">
            <text:p>73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150;340)" office:value-type="float" office:value="191" calcext:value-type="float">
            <text:p>191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50;110)" office:value-type="float" office:value="75" calcext:value-type="float">
            <text:p>75</text:p>
          </table:table-cell>
          <table:table-cell table:formula="of:=RANDBETWEEN(150;340)" office:value-type="float" office:value="235" calcext:value-type="float">
            <text:p>235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59" calcext:value-type="float">
            <text:p>59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50;110)" office:value-type="float" office:value="100" calcext:value-type="float">
            <text:p>100</text:p>
          </table:table-cell>
          <table:table-cell table:formula="of:=RANDBETWEEN(50;110)" office:value-type="float" office:value="79" calcext:value-type="float">
            <text:p>79</text:p>
          </table:table-cell>
          <table:table-cell table:formula="of:=RANDBETWEEN(150;340)" office:value-type="float" office:value="212" calcext:value-type="float">
            <text:p>212</text:p>
          </table:table-cell>
        </table:table-row>
        <table:table-row table:style-name="ro1">
          <table:table-cell table:formula="of:=RANDBETWEEN(15;24)" office:value-type="float" office:value="19" calcext:value-type="float">
            <text:p>19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50;110)" office:value-type="float" office:value="107" calcext:value-type="float">
            <text:p>107</text:p>
          </table:table-cell>
          <table:table-cell table:formula="of:=RANDBETWEEN(50;110)" office:value-type="float" office:value="96" calcext:value-type="float">
            <text:p>96</text:p>
          </table:table-cell>
          <table:table-cell table:formula="of:=RANDBETWEEN(50;110)" office:value-type="float" office:value="84" calcext:value-type="float">
            <text:p>84</text:p>
          </table:table-cell>
          <table:table-cell table:formula="of:=RANDBETWEEN(150;340)" office:value-type="float" office:value="191" calcext:value-type="float">
            <text:p>191</text:p>
          </table:table-cell>
        </table:table-row>
        <table:table-row table:style-name="ro1">
          <table:table-cell table:formula="of:=RANDBETWEEN(15;24)" office:value-type="float" office:value="22" calcext:value-type="float">
            <text:p>22</text:p>
          </table:table-cell>
          <table:table-cell table:formula="of:=RANDBETWEEN(50;110)" office:value-type="float" office:value="74" calcext:value-type="float">
            <text:p>74</text:p>
          </table:table-cell>
          <table:table-cell table:formula="of:=RANDBETWEEN(50;110)" office:value-type="float" office:value="86" calcext:value-type="float">
            <text:p>86</text:p>
          </table:table-cell>
          <table:table-cell table:formula="of:=RANDBETWEEN(50;110)" office:value-type="float" office:value="77" calcext:value-type="float">
            <text:p>77</text:p>
          </table:table-cell>
          <table:table-cell table:formula="of:=RANDBETWEEN(50;110)" office:value-type="float" office:value="110" calcext:value-type="float">
            <text:p>110</text:p>
          </table:table-cell>
          <table:table-cell table:formula="of:=RANDBETWEEN(150;340)" office:value-type="float" office:value="291" calcext:value-type="float">
            <text:p>291</text:p>
          </table:table-cell>
        </table:table-row>
        <table:table-row table:style-name="ro1">
          <table:table-cell table:formula="of:=RANDBETWEEN(15;24)" office:value-type="float" office:value="21" calcext:value-type="float">
            <text:p>21</text:p>
          </table:table-cell>
          <table:table-cell table:formula="of:=RANDBETWEEN(50;110)" office:value-type="float" office:value="97" calcext:value-type="float">
            <text:p>97</text:p>
          </table:table-cell>
          <table:table-cell table:formula="of:=RANDBETWEEN(50;110)" office:value-type="float" office:value="62" calcext:value-type="float">
            <text:p>62</text:p>
          </table:table-cell>
          <table:table-cell table:formula="of:=RANDBETWEEN(50;110)" office:value-type="float" office:value="78" calcext:value-type="float">
            <text:p>78</text:p>
          </table:table-cell>
          <table:table-cell table:formula="of:=RANDBETWEEN(50;110)" office:value-type="float" office:value="99" calcext:value-type="float">
            <text:p>99</text:p>
          </table:table-cell>
          <table:table-cell table:formula="of:=RANDBETWEEN(150;340)" office:value-type="float" office:value="294" calcext:value-type="float">
            <text:p>294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50;110)" office:value-type="float" office:value="52" calcext:value-type="float">
            <text:p>52</text:p>
          </table:table-cell>
          <table:table-cell table:formula="of:=RANDBETWEEN(50;110)" office:value-type="float" office:value="70" calcext:value-type="float">
            <text:p>70</text:p>
          </table:table-cell>
          <table:table-cell table:formula="of:=RANDBETWEEN(150;340)" office:value-type="float" office:value="189" calcext:value-type="float">
            <text:p>189</text:p>
          </table:table-cell>
        </table:table-row>
        <table:table-row table:style-name="ro1">
          <table:table-cell table:formula="of:=RANDBETWEEN(15;24)" office:value-type="float" office:value="24" calcext:value-type="float">
            <text:p>24</text:p>
          </table:table-cell>
          <table:table-cell table:formula="of:=RANDBETWEEN(50;110)" office:value-type="float" office:value="53" calcext:value-type="float">
            <text:p>53</text:p>
          </table:table-cell>
          <table:table-cell table:formula="of:=RANDBETWEEN(50;110)" office:value-type="float" office:value="83" calcext:value-type="float">
            <text:p>83</text:p>
          </table:table-cell>
          <table:table-cell table:formula="of:=RANDBETWEEN(50;110)" office:value-type="float" office:value="100" calcext:value-type="float">
            <text:p>100</text:p>
          </table:table-cell>
          <table:table-cell table:formula="of:=RANDBETWEEN(50;110)" office:value-type="float" office:value="76" calcext:value-type="float">
            <text:p>76</text:p>
          </table:table-cell>
          <table:table-cell table:formula="of:=RANDBETWEEN(150;340)" office:value-type="float" office:value="237" calcext:value-type="float">
            <text:p>237</text:p>
          </table:table-cell>
        </table:table-row>
        <table:table-row table:style-name="ro1">
          <table:table-cell table:formula="of:=RANDBETWEEN(15;24)" office:value-type="float" office:value="20" calcext:value-type="float">
            <text:p>20</text:p>
          </table:table-cell>
          <table:table-cell table:formula="of:=RANDBETWEEN(50;110)" office:value-type="float" office:value="70" calcext:value-type="float">
            <text:p>70</text:p>
          </table:table-cell>
          <table:table-cell table:formula="of:=RANDBETWEEN(50;110)" office:value-type="float" office:value="92" calcext:value-type="float">
            <text:p>92</text:p>
          </table:table-cell>
          <table:table-cell table:formula="of:=RANDBETWEEN(50;110)" office:value-type="float" office:value="101" calcext:value-type="float">
            <text:p>101</text:p>
          </table:table-cell>
          <table:table-cell table:formula="of:=RANDBETWEEN(50;110)" office:value-type="float" office:value="82" calcext:value-type="float">
            <text:p>82</text:p>
          </table:table-cell>
          <table:table-cell table:formula="of:=RANDBETWEEN(150;340)" office:value-type="float" office:value="302" calcext:value-type="float">
            <text:p>302</text:p>
          </table:table-cell>
        </table:table-row>
        <table:table-row table:style-name="ro1">
          <table:table-cell table:formula="of:=RANDBETWEEN(15;24)" office:value-type="float" office:value="17" calcext:value-type="float">
            <text:p>17</text:p>
          </table:table-cell>
          <table:table-cell table:formula="of:=RANDBETWEEN(50;110)" office:value-type="float" office:value="84" calcext:value-type="float">
            <text:p>84</text:p>
          </table:table-cell>
          <table:table-cell table:formula="of:=RANDBETWEEN(50;110)" office:value-type="float" office:value="68" calcext:value-type="float">
            <text:p>68</text:p>
          </table:table-cell>
          <table:table-cell table:formula="of:=RANDBETWEEN(50;110)" office:value-type="float" office:value="60" calcext:value-type="float">
            <text:p>60</text:p>
          </table:table-cell>
          <table:table-cell table:formula="of:=RANDBETWEEN(50;110)" office:value-type="float" office:value="105" calcext:value-type="float">
            <text:p>105</text:p>
          </table:table-cell>
          <table:table-cell table:formula="of:=RANDBETWEEN(150;340)" office:value-type="float" office:value="334" calcext:value-type="float">
            <text:p>3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none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1">00/00/0000</text:date>, <text:time style:data-style-name="N2" text:time-value="00:04:44.5658634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13:36:28.990248244</meta:creation-date>
    <dc:date>2019-04-01T00:09:06.213524292</dc:date>
    <meta:editing-duration>PT14M10S</meta:editing-duration>
    <meta:editing-cycles>3</meta:editing-cycles>
    <meta:generator>LibreOffice/6.1.5.2$Linux_X86_64 LibreOffice_project/10$Build-2</meta:generator>
    <meta:document-statistic meta:table-count="1" meta:cell-count="11610" meta:object-count="0"/>
  </office:meta>
</office:document-meta>
</file>